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9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0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2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5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7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50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1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3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4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6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2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3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4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6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7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70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2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7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78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79" style:family="table-cell" style:parent-style-name="Default" style:data-style-name="N38"/>
    <style:style style:name="ce80" style:family="table-cell" style:parent-style-name="Default" style:data-style-name="N0">
      <style:text-properties fo:font-size="10pt" style:font-size-asian="10pt" style:font-size-complex="10pt"/>
    </style:style>
    <style:style style:name="ce81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2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0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1" style:family="table-cell" style:parent-style-name="Normal_32_2" style:data-style-name="N38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92" style:family="table-cell" style:parent-style-name="Default" style:data-style-name="N37"/>
    <style:style style:name="ce9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2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2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2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135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6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55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5" style:family="table-cell" style:parent-style-name="Default" style:data-style-name="N0">
      <style:table-cell-properties fo:background-color="#4F6228"/>
    </style:style>
    <style:style style:name="ce1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ext-properties fo:font-weight="bold" style:font-weight-asian="bold" style:font-weight-complex="bold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6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8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2" style:family="table-cell" style:parent-style-name="Default" style:data-style-name="N1"/>
    <style:style style:name="ce183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38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Default" style:data-style-name="N44">
      <style:text-properties fo:color="#FFFFFF" fo:font-size="9pt" style:font-size-asian="9pt" style:font-size-complex="9pt"/>
    </style:style>
    <style:style style:name="ce191" style:family="table-cell" style:parent-style-name="Default" style:data-style-name="N0">
      <style:text-properties fo:font-size="9pt" style:font-size-asian="9pt" style:font-size-complex="9pt"/>
    </style:style>
    <style:style style:name="ce192" style:family="table-cell" style:parent-style-name="Default" style:data-style-name="N0">
      <style:text-properties fo:color="#FFFFFF" fo:font-size="9pt" style:font-size-asian="9pt" style:font-size-complex="9pt"/>
    </style:style>
    <style:style style:name="ce193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4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00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1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02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05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06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7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5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8" style:family="table-cell" style:parent-style-name="Normal_32_2" style:data-style-name="N37">
      <style:table-cell-properties fo:border-top="none" fo:border-bottom="none" fo:border-left="none" fo:border-right="thin solid #000000" style:vertical-align="top" fo:background-color="#EBF1D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37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3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2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2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5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6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3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8.598958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56104166666667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8.942916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2.67229166666667cm"/>
    </style:style>
    <style:style style:name="co31" style:family="table-column">
      <style:table-column-properties fo:break-before="auto" style:column-width="1.349375cm"/>
    </style:style>
    <style:style style:name="co32" style:family="table-column">
      <style:table-column-properties fo:break-before="auto" style:column-width="8.83708333333333cm"/>
    </style:style>
    <style:style style:name="co33" style:family="table-column">
      <style:table-column-properties fo:break-before="auto" style:column-width="2.06375cm"/>
    </style:style>
    <style:style style:name="co34" style:family="table-column">
      <style:table-column-properties fo:break-before="auto" style:column-width="1.53458333333333cm"/>
    </style:style>
    <style:style style:name="co35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0486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6613in" svg:y="0.2438in" svg:width="1.9113in" svg:height="0.52298in">
                <draw:text-box>
                  <text:p text:style-name="a12" text:class-names="" text:cond-style-name=""><text:span text:style-name="a10" text:class-names="">JUNHO 2020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0" draw:style-name="a5" draw:name="Text Box 122" svg:x="0in" svg:y="0in" svg:width="0.97917in" svg:height="0.32292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1481in" svg:height="0.25813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3"/>
          <table:table-cell table:number-columns-repeated="6" table:style-name="ce4"/>
          <table:table-cell table:number-columns-repeated="16366"/>
        </table:table-row>
        <table:table-row table:style-name="ro2">
          <table:table-cell/>
          <table:table-cell office:value-type="string" table:style-name="ce5">
            <text:p>Quadro 1 - PEDIDOS DE EMPREGO <text:s text:c="2"/>E <text:s text:c="3"/>DESEMPREGO REGISTADO</text:p>
          </table:table-cell>
          <table:table-cell table:number-columns-repeated="2" table:style-name="ce6"/>
          <table:table-cell table:number-columns-repeated="6" table:style-name="ce5"/>
          <table:table-cell office:value-type="string" table:number-columns-spanned="2" table:number-rows-spanned="1" table:style-name="ce81">
            <text:p>TOTAL <text:s/>PAÍS</text:p>
          </table:table-cell>
          <table:covered-table-cell/>
          <table:table-cell table:number-columns-repeated="2" table:style-name="ce4"/>
          <table:table-cell table:number-columns-repeated="16370" table:style-name="ce1"/>
        </table:table-row>
        <table:table-row table:style-name="ro2">
          <table:table-cell/>
          <table:table-cell office:value-type="string" table:style-name="ce7">
            <text:p>Situação no fim do mês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3"/>
          <table:table-cell table:style-name="ce9"/>
          <table:table-cell table:number-columns-repeated="9" table:style-name="ce3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4"/>
          <table:table-cell office:value-type="string" table:number-columns-spanned="4" table:number-rows-spanned="1" table:style-name="ce82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3">
          <table:table-cell/>
          <table:table-cell table:style-name="ce16"/>
          <table:table-cell office:value-type="string" table:style-name="ce17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83">
            <text:p>Mês <text:s/>anterior</text:p>
          </table:table-cell>
          <table:covered-table-cell/>
          <table:table-cell office:value-type="string" table:number-columns-spanned="2" table:number-rows-spanned="1" table:style-name="ce84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4"/>
          <table:table-cell table:style-name="ce25"/>
          <table:table-cell office:value-type="string" table:style-name="ce26">
            <text:p>Var. Abs.</text:p>
          </table:table-cell>
          <table:table-cell office:value-type="string" table:style-name="ce27">
            <text:p>Var. %</text:p>
          </table:table-cell>
          <table:table-cell office:value-type="string" table:style-name="ce26">
            <text:p>Var. Abs.</text:p>
          </table:table-cell>
          <table:table-cell office:value-type="string" table:style-name="ce28">
            <text:p>Var. %</text:p>
          </table:table-cell>
          <table:table-cell table:number-columns-repeated="6" table:style-name="ce29"/>
          <table:table-cell table:number-columns-repeated="16366"/>
        </table:table-row>
        <table:table-row table:style-name="ro4">
          <table:table-cell/>
          <table:table-cell table:style-name="ce3"/>
          <table:table-cell table:style-name="ce30"/>
          <table:table-cell table:style-name="ce31"/>
          <table:table-cell table:style-name="ce32"/>
          <table:table-cell table:style-name="ce33"/>
          <table:table-cell table:style-name="ce32"/>
          <table:table-cell table:style-name="ce33"/>
          <table:table-cell table:number-columns-repeated="4" table:style-name="ce34"/>
          <table:table-cell table:number-columns-repeated="6" table:style-name="ce29"/>
          <table:table-cell table:number-columns-repeated="16366"/>
        </table:table-row>
        <table:table-row table:style-name="ro5">
          <table:table-cell/>
          <table:table-cell office:value-type="string" table:style-name="ce35">
            <text:p>PEDIDOS DE EMPREGO</text:p>
          </table:table-cell>
          <table:table-cell office:value-type="float" office:value="543662" table:style-name="ce36">
            <text:p>543 662</text:p>
          </table:table-cell>
          <table:table-cell office:value-type="float" office:value="100" table:style-name="ce37">
            <text:p>100,0<text:s text:c="5"/></text:p>
          </table:table-cell>
          <table:table-cell office:value-type="float" office:value="544351" table:style-name="ce38">
            <text:p>544 351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456636" table:style-name="ce38">
            <text:p>456 636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-689" table:style-name="ce40">
            <text:p><text:s/>- 689</text:p>
          </table:table-cell>
          <table:table-cell office:value-type="float" office:value="-0.12657274442409402" table:style-name="ce41">
            <text:p>-0,1<text:s text:c="3"/></text:p>
          </table:table-cell>
          <table:table-cell office:value-type="float" office:value="87026" table:style-name="ce40">
            <text:p>+87 026</text:p>
          </table:table-cell>
          <table:table-cell office:value-type="float" office:value="19.058068133042511" table:style-name="ce41">
            <text:p>+19,1<text:s text:c="3"/></text:p>
          </table:table-cell>
          <table:table-cell table:style-name="ce42"/>
          <table:table-cell table:style-name="ce4"/>
          <table:table-cell table:number-columns-repeated="4" table:style-name="ce43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7"/>DESEMPREGO REGISTADO</text:p>
          </table:table-cell>
          <table:table-cell office:value-type="float" office:value="406665" table:style-name="ce45">
            <text:p>406 665</text:p>
          </table:table-cell>
          <table:table-cell office:value-type="float" office:value="74.801071253830514" table:style-name="ce46">
            <text:p>74,8<text:s text:c="5"/></text:p>
          </table:table-cell>
          <table:table-cell office:value-type="float" office:value="408934" table:style-name="ce47">
            <text:p>408 934</text:p>
          </table:table-cell>
          <table:table-cell office:value-type="float" office:value="75.123220128189345" table:style-name="ce48">
            <text:p>75,1<text:s text:c="5"/></text:p>
          </table:table-cell>
          <table:table-cell office:value-type="float" office:value="298191" table:style-name="ce47">
            <text:p>298 191</text:p>
          </table:table-cell>
          <table:table-cell office:value-type="float" office:value="65.301684492681261" table:style-name="ce48">
            <text:p>65,3<text:s text:c="5"/></text:p>
          </table:table-cell>
          <table:table-cell office:value-type="float" office:value="-2269" table:style-name="ce49">
            <text:p><text:s/>-2 269</text:p>
          </table:table-cell>
          <table:table-cell office:value-type="float" office:value="-0.55485726303021998" table:style-name="ce50">
            <text:p>-0,6<text:s text:c="3"/></text:p>
          </table:table-cell>
          <table:table-cell office:value-type="float" office:value="108474" table:style-name="ce49">
            <text:p>+108 474</text:p>
          </table:table-cell>
          <table:table-cell office:value-type="float" office:value="36.377355453383906" table:style-name="ce50">
            <text:p>+36,4<text:s text:c="3"/></text:p>
          </table:table-cell>
          <table:table-cell table:style-name="ce43"/>
          <table:table-cell table:number-columns-repeated="3" table:style-name="ce51"/>
          <table:table-cell table:number-columns-repeated="2" table:style-name="ce43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7"/>EMPREGADOS</text:p>
          </table:table-cell>
          <table:table-cell office:value-type="float" office:value="38855" table:style-name="ce45">
            <text:p>38 855</text:p>
          </table:table-cell>
          <table:table-cell office:value-type="float" office:value="7.1469037747718245" table:style-name="ce46">
            <text:p>7,1<text:s text:c="5"/></text:p>
          </table:table-cell>
          <table:table-cell office:value-type="float" office:value="37282" table:style-name="ce47">
            <text:p>37 282</text:p>
          </table:table-cell>
          <table:table-cell office:value-type="float" office:value="6.8488897788375507" table:style-name="ce48">
            <text:p>6,8<text:s text:c="5"/></text:p>
          </table:table-cell>
          <table:table-cell office:value-type="float" office:value="41842" table:style-name="ce47">
            <text:p>41 842</text:p>
          </table:table-cell>
          <table:table-cell office:value-type="float" office:value="9.1630970838917651" table:style-name="ce48">
            <text:p>9,2<text:s text:c="5"/></text:p>
          </table:table-cell>
          <table:table-cell office:value-type="float" office:value="1573" table:style-name="ce49">
            <text:p>+1 573</text:p>
          </table:table-cell>
          <table:table-cell office:value-type="float" office:value="4.2191942492355565" table:style-name="ce50">
            <text:p>+4,2<text:s text:c="3"/></text:p>
          </table:table-cell>
          <table:table-cell office:value-type="float" office:value="-2987" table:style-name="ce49">
            <text:p><text:s/>-2 987</text:p>
          </table:table-cell>
          <table:table-cell office:value-type="float" office:value="-7.138760097509679" table:style-name="ce50">
            <text:p>-7,1<text:s text:c="3"/></text:p>
          </table:table-cell>
          <table:table-cell table:style-name="ce43"/>
          <table:table-cell table:number-columns-repeated="3" table:style-name="ce51"/>
          <table:table-cell table:number-columns-repeated="2" table:style-name="ce43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7"/>OCUPADOS</text:p>
          </table:table-cell>
          <table:table-cell office:value-type="float" office:value="81309" table:style-name="ce45">
            <text:p>81 309</text:p>
          </table:table-cell>
          <table:table-cell office:value-type="float" office:value="14.955799743222812" table:style-name="ce46">
            <text:p>15,0<text:s text:c="5"/></text:p>
          </table:table-cell>
          <table:table-cell office:value-type="float" office:value="82723" table:style-name="ce47">
            <text:p>82 723</text:p>
          </table:table-cell>
          <table:table-cell office:value-type="float" office:value="15.196628645855339" table:style-name="ce48">
            <text:p>15,2<text:s text:c="5"/></text:p>
          </table:table-cell>
          <table:table-cell office:value-type="float" office:value="92177" table:style-name="ce47">
            <text:p>92 177</text:p>
          </table:table-cell>
          <table:table-cell office:value-type="float" office:value="20.186100088473093" table:style-name="ce48">
            <text:p>20,2<text:s text:c="5"/></text:p>
          </table:table-cell>
          <table:table-cell office:value-type="float" office:value="-1414" table:style-name="ce49">
            <text:p><text:s/>-1 414</text:p>
          </table:table-cell>
          <table:table-cell office:value-type="float" office:value="-1.7093190527422846" table:style-name="ce50">
            <text:p>-1,7<text:s text:c="3"/></text:p>
          </table:table-cell>
          <table:table-cell office:value-type="float" office:value="-10868" table:style-name="ce49">
            <text:p><text:s/>-10 868</text:p>
          </table:table-cell>
          <table:table-cell office:value-type="float" office:value="-11.790359851155928" table:style-name="ce50">
            <text:p>-11,8<text:s text:c="3"/></text:p>
          </table:table-cell>
          <table:table-cell table:style-name="ce43"/>
          <table:table-cell table:number-columns-repeated="3" table:style-name="ce51"/>
          <table:table-cell table:number-columns-repeated="2" table:style-name="ce43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7"/>INDISPONIVEIS TEMPORÁRIAMENTE</text:p>
          </table:table-cell>
          <table:table-cell office:value-type="float" office:value="16833" table:style-name="ce45">
            <text:p>16 833</text:p>
          </table:table-cell>
          <table:table-cell office:value-type="float" office:value="3.0962252281748586" table:style-name="ce46">
            <text:p>3,1<text:s text:c="5"/></text:p>
          </table:table-cell>
          <table:table-cell office:value-type="float" office:value="15412" table:style-name="ce47">
            <text:p>15 412</text:p>
          </table:table-cell>
          <table:table-cell office:value-type="float" office:value="2.8312614471177602" table:style-name="ce48">
            <text:p>2,8<text:s text:c="5"/></text:p>
          </table:table-cell>
          <table:table-cell office:value-type="float" office:value="24426" table:style-name="ce47">
            <text:p>24 426</text:p>
          </table:table-cell>
          <table:table-cell office:value-type="float" office:value="5.3491183349538796" table:style-name="ce48">
            <text:p>5,3<text:s text:c="5"/></text:p>
          </table:table-cell>
          <table:table-cell office:value-type="float" office:value="1421" table:style-name="ce49">
            <text:p>+1 421</text:p>
          </table:table-cell>
          <table:table-cell office:value-type="float" office:value="9.2200882429275897" table:style-name="ce50">
            <text:p>+9,2<text:s text:c="3"/></text:p>
          </table:table-cell>
          <table:table-cell office:value-type="float" office:value="-7593" table:style-name="ce49">
            <text:p><text:s/>-7 593</text:p>
          </table:table-cell>
          <table:table-cell office:value-type="float" office:value="-31.085728322279536" table:style-name="ce50">
            <text:p>-31,1<text:s text:c="3"/></text:p>
          </table:table-cell>
          <table:table-cell table:style-name="ce43"/>
          <table:table-cell table:number-columns-repeated="3" table:style-name="ce51"/>
          <table:table-cell table:number-columns-repeated="2" table:style-name="ce43"/>
          <table:table-cell table:number-columns-repeated="16366"/>
        </table:table-row>
        <table:table-row table:style-name="ro5">
          <table:table-cell/>
          <table:table-cell table:style-name="ce44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6" table:style-name="ce43"/>
          <table:table-cell table:number-columns-repeated="16366"/>
        </table:table-row>
        <table:table-row table:style-name="ro5">
          <table:table-cell/>
          <table:table-cell office:value-type="string" table:style-name="ce35">
            <text:p><text:s text:c="5"/>DESEMPREGO REGISTADO</text:p>
          </table:table-cell>
          <table:table-cell office:value-type="float" office:value="406665" table:style-name="ce56">
            <text:p>406 665</text:p>
          </table:table-cell>
          <table:table-cell office:value-type="float" office:value="100" table:style-name="ce57">
            <text:p>100,0<text:s text:c="5"/></text:p>
          </table:table-cell>
          <table:table-cell office:value-type="float" office:value="408934" table:style-name="ce58">
            <text:p>408 934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298191" table:style-name="ce58">
            <text:p>298 191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-2269" table:style-name="ce40">
            <text:p><text:s/>-2 269</text:p>
          </table:table-cell>
          <table:table-cell office:value-type="float" office:value="-0.55485726303021998" table:style-name="ce41">
            <text:p>-0,6<text:s text:c="3"/></text:p>
          </table:table-cell>
          <table:table-cell office:value-type="float" office:value="108474" table:style-name="ce40">
            <text:p>+108 474</text:p>
          </table:table-cell>
          <table:table-cell office:value-type="float" office:value="36.377355453383906" table:style-name="ce41">
            <text:p>+36,4<text:s text:c="3"/></text:p>
          </table:table-cell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Homens<text:s/></text:p>
          </table:table-cell>
          <table:table-cell office:value-type="float" office:value="180094" table:style-name="ce62">
            <text:p>180 094</text:p>
          </table:table-cell>
          <table:table-cell office:value-type="float" office:value="44.285591334390716" table:style-name="ce63">
            <text:p>44,3<text:s text:c="5"/></text:p>
          </table:table-cell>
          <table:table-cell office:value-type="float" office:value="184134" table:style-name="ce64">
            <text:p>184 134</text:p>
          </table:table-cell>
          <table:table-cell office:value-type="float" office:value="45.027803997711125" table:style-name="ce65">
            <text:p>45,0<text:s text:c="5"/></text:p>
          </table:table-cell>
          <table:table-cell office:value-type="float" office:value="129069" table:style-name="ce64">
            <text:p>129 069</text:p>
          </table:table-cell>
          <table:table-cell office:value-type="float" office:value="43.284002535287783" table:style-name="ce65">
            <text:p>43,3<text:s text:c="5"/></text:p>
          </table:table-cell>
          <table:table-cell office:value-type="float" office:value="-4040" table:style-name="ce49">
            <text:p><text:s/>-4 040</text:p>
          </table:table-cell>
          <table:table-cell office:value-type="float" office:value="-2.1940543299988051" table:style-name="ce50">
            <text:p>-2,2<text:s text:c="3"/></text:p>
          </table:table-cell>
          <table:table-cell office:value-type="float" office:value="51025" table:style-name="ce49">
            <text:p>+51 025</text:p>
          </table:table-cell>
          <table:table-cell office:value-type="float" office:value="39.533117944665257" table:style-name="ce50">
            <text:p>+39,5<text:s text:c="3"/></text:p>
          </table:table-cell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Mulheres</text:p>
          </table:table-cell>
          <table:table-cell office:value-type="float" office:value="226571" table:style-name="ce62">
            <text:p>226 571</text:p>
          </table:table-cell>
          <table:table-cell office:value-type="float" office:value="55.714408665609284" table:style-name="ce63">
            <text:p>55,7<text:s text:c="5"/></text:p>
          </table:table-cell>
          <table:table-cell office:value-type="float" office:value="224800" table:style-name="ce64">
            <text:p>224 800</text:p>
          </table:table-cell>
          <table:table-cell office:value-type="float" office:value="54.972196002288875" table:style-name="ce65">
            <text:p>55,0<text:s text:c="5"/></text:p>
          </table:table-cell>
          <table:table-cell office:value-type="float" office:value="169122" table:style-name="ce64">
            <text:p>169 122</text:p>
          </table:table-cell>
          <table:table-cell office:value-type="float" office:value="56.715997464712217" table:style-name="ce65">
            <text:p>56,7<text:s text:c="5"/></text:p>
          </table:table-cell>
          <table:table-cell office:value-type="float" office:value="1771" table:style-name="ce49">
            <text:p>+1 771</text:p>
          </table:table-cell>
          <table:table-cell office:value-type="float" office:value="0.78781138790035588" table:style-name="ce50">
            <text:p>+0,8<text:s text:c="3"/></text:p>
          </table:table-cell>
          <table:table-cell office:value-type="float" office:value="57449" table:style-name="ce49">
            <text:p>+57 449</text:p>
          </table:table-cell>
          <table:table-cell office:value-type="float" office:value="33.968969146533276" table:style-name="ce50">
            <text:p>+34,0<text:s text:c="3"/></text:p>
          </table:table-cell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6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&lt; 25 anos</text:p>
          </table:table-cell>
          <table:table-cell office:value-type="float" office:value="45138" table:style-name="ce62">
            <text:p>45 138</text:p>
          </table:table-cell>
          <table:table-cell office:value-type="float" office:value="11.099553686695437" table:style-name="ce63">
            <text:p>11,1<text:s text:c="5"/></text:p>
          </table:table-cell>
          <table:table-cell office:value-type="float" office:value="45767" table:style-name="ce64">
            <text:p>45 767</text:p>
          </table:table-cell>
          <table:table-cell office:value-type="float" office:value="11.191781558882361" table:style-name="ce65">
            <text:p>11,2<text:s text:c="5"/></text:p>
          </table:table-cell>
          <table:table-cell office:value-type="float" office:value="27687" table:style-name="ce64">
            <text:p>27 687</text:p>
          </table:table-cell>
          <table:table-cell office:value-type="float" office:value="9.2849884805376419" table:style-name="ce65">
            <text:p>9,3<text:s text:c="5"/></text:p>
          </table:table-cell>
          <table:table-cell office:value-type="float" office:value="-629" table:style-name="ce49">
            <text:p><text:s/>- 629</text:p>
          </table:table-cell>
          <table:table-cell office:value-type="float" office:value="-1.3743526995433391" table:style-name="ce50">
            <text:p>-1,4<text:s text:c="3"/></text:p>
          </table:table-cell>
          <table:table-cell office:value-type="float" office:value="17451" table:style-name="ce49">
            <text:p>+17 451</text:p>
          </table:table-cell>
          <table:table-cell office:value-type="float" office:value="63.029580669628352" table:style-name="ce50">
            <text:p>+63,0<text:s text:c="3"/></text:p>
          </table:table-cell>
          <table:table-cell table:style-name="ce66"/>
          <table:table-cell table:number-columns-repeated="2" table:style-name="ce67"/>
          <table:table-cell table:number-columns-repeated="3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&gt;= 25 anos</text:p>
          </table:table-cell>
          <table:table-cell office:value-type="float" office:value="361527" table:style-name="ce62">
            <text:p>361 527</text:p>
          </table:table-cell>
          <table:table-cell office:value-type="float" office:value="88.900446313304556" table:style-name="ce63">
            <text:p>88,9<text:s text:c="5"/></text:p>
          </table:table-cell>
          <table:table-cell office:value-type="float" office:value="363167" table:style-name="ce64">
            <text:p>363 167</text:p>
          </table:table-cell>
          <table:table-cell office:value-type="float" office:value="88.808218441117631" table:style-name="ce65">
            <text:p>88,8<text:s text:c="5"/></text:p>
          </table:table-cell>
          <table:table-cell office:value-type="float" office:value="270504" table:style-name="ce64">
            <text:p>270 504</text:p>
          </table:table-cell>
          <table:table-cell office:value-type="float" office:value="90.715011519462365" table:style-name="ce65">
            <text:p>90,7<text:s text:c="5"/></text:p>
          </table:table-cell>
          <table:table-cell office:value-type="float" office:value="-1640" table:style-name="ce49">
            <text:p><text:s/>-1 640</text:p>
          </table:table-cell>
          <table:table-cell office:value-type="float" office:value="-0.4515828806031385" table:style-name="ce50">
            <text:p>-0,5<text:s text:c="3"/></text:p>
          </table:table-cell>
          <table:table-cell office:value-type="float" office:value="91023" table:style-name="ce49">
            <text:p>+91 023</text:p>
          </table:table-cell>
          <table:table-cell office:value-type="float" office:value="33.649409990240443" table:style-name="ce50">
            <text:p>+33,6<text:s text:c="3"/></text:p>
          </table:table-cell>
          <table:table-cell table:style-name="ce60"/>
          <table:table-cell table:style-name="ce67"/>
          <table:table-cell table:number-columns-repeated="4" table:style-name="ce61"/>
          <table:table-cell table:number-columns-repeated="16366"/>
        </table:table-row>
        <table:table-row table:style-name="ro6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style-name="ce60"/>
          <table:table-cell table:style-name="ce67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Inscritos &lt; 1 ano</text:p>
          </table:table-cell>
          <table:table-cell office:value-type="float" office:value="270785" table:style-name="ce62">
            <text:p>270 785</text:p>
          </table:table-cell>
          <table:table-cell office:value-type="float" office:value="66.586748306345527" table:style-name="ce63">
            <text:p>66,6<text:s text:c="5"/></text:p>
          </table:table-cell>
          <table:table-cell office:value-type="float" office:value="272222" table:style-name="ce64">
            <text:p>272 222</text:p>
          </table:table-cell>
          <table:table-cell office:value-type="float" office:value="66.56868834579663" table:style-name="ce65">
            <text:p>66,6<text:s text:c="5"/></text:p>
          </table:table-cell>
          <table:table-cell office:value-type="float" office:value="163328" table:style-name="ce64">
            <text:p>163 328</text:p>
          </table:table-cell>
          <table:table-cell office:value-type="float" office:value="54.772947540334883" table:style-name="ce65">
            <text:p>54,8<text:s text:c="5"/></text:p>
          </table:table-cell>
          <table:table-cell office:value-type="float" office:value="-1437" table:style-name="ce49">
            <text:p><text:s/>-1 437</text:p>
          </table:table-cell>
          <table:table-cell office:value-type="float" office:value="-0.52787798194120972" table:style-name="ce50">
            <text:p>-0,5<text:s text:c="3"/></text:p>
          </table:table-cell>
          <table:table-cell office:value-type="float" office:value="107457" table:style-name="ce49">
            <text:p>+107 457</text:p>
          </table:table-cell>
          <table:table-cell office:value-type="float" office:value="65.792148315047015" table:style-name="ce50">
            <text:p>+65,8<text:s text:c="3"/></text:p>
          </table:table-cell>
          <table:table-cell table:style-name="ce66"/>
          <table:table-cell table:style-name="ce67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Inscritos &gt;= 1 ano</text:p>
          </table:table-cell>
          <table:table-cell office:value-type="float" office:value="135880" table:style-name="ce62">
            <text:p>135 880</text:p>
          </table:table-cell>
          <table:table-cell office:value-type="float" office:value="33.41325169365448" table:style-name="ce63">
            <text:p>33,4<text:s text:c="5"/></text:p>
          </table:table-cell>
          <table:table-cell office:value-type="float" office:value="136712" table:style-name="ce64">
            <text:p>136 712</text:p>
          </table:table-cell>
          <table:table-cell office:value-type="float" office:value="33.43131165420337" table:style-name="ce65">
            <text:p>33,4<text:s text:c="5"/></text:p>
          </table:table-cell>
          <table:table-cell office:value-type="float" office:value="134863" table:style-name="ce64">
            <text:p>134 863</text:p>
          </table:table-cell>
          <table:table-cell office:value-type="float" office:value="45.22705245966511" table:style-name="ce65">
            <text:p>45,2<text:s text:c="5"/></text:p>
          </table:table-cell>
          <table:table-cell office:value-type="float" office:value="-832" table:style-name="ce49">
            <text:p><text:s/>- 832</text:p>
          </table:table-cell>
          <table:table-cell office:value-type="float" office:value="-0.60857861782433142" table:style-name="ce50">
            <text:p>-0,6<text:s text:c="3"/></text:p>
          </table:table-cell>
          <table:table-cell office:value-type="float" office:value="1017" table:style-name="ce49">
            <text:p>+1 017</text:p>
          </table:table-cell>
          <table:table-cell office:value-type="float" office:value="0.75409860376826854" table:style-name="ce50">
            <text:p>+0,8<text:s text:c="3"/></text:p>
          </table:table-cell>
          <table:table-cell table:style-name="ce60"/>
          <table:table-cell table:style-name="ce67"/>
          <table:table-cell table:number-columns-repeated="4" table:style-name="ce61"/>
          <table:table-cell table:number-columns-repeated="16366"/>
        </table:table-row>
        <table:table-row table:style-name="ro6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style-name="ce60"/>
          <table:table-cell table:style-name="ce67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Primeiro Emprego</text:p>
          </table:table-cell>
          <table:table-cell office:value-type="float" office:value="26718" table:style-name="ce62">
            <text:p>26 718</text:p>
          </table:table-cell>
          <table:table-cell office:value-type="float" office:value="6.5700269263398612" table:style-name="ce63">
            <text:p>6,6<text:s text:c="5"/></text:p>
          </table:table-cell>
          <table:table-cell office:value-type="float" office:value="27366" table:style-name="ce64">
            <text:p>27 366</text:p>
          </table:table-cell>
          <table:table-cell office:value-type="float" office:value="6.6920334332679605" table:style-name="ce65">
            <text:p>6,7<text:s text:c="5"/></text:p>
          </table:table-cell>
          <table:table-cell office:value-type="float" office:value="27480" table:style-name="ce64">
            <text:p>27 480</text:p>
          </table:table-cell>
          <table:table-cell office:value-type="float" office:value="9.2155698864150821" table:style-name="ce65">
            <text:p>9,2<text:s text:c="5"/></text:p>
          </table:table-cell>
          <table:table-cell office:value-type="float" office:value="-648" table:style-name="ce49">
            <text:p><text:s/>- 648</text:p>
          </table:table-cell>
          <table:table-cell office:value-type="float" office:value="-2.3679017759263319" table:style-name="ce50">
            <text:p>-2,4<text:s text:c="3"/></text:p>
          </table:table-cell>
          <table:table-cell office:value-type="float" office:value="-762" table:style-name="ce49">
            <text:p><text:s/>- 762</text:p>
          </table:table-cell>
          <table:table-cell office:value-type="float" office:value="-2.7729257641921397" table:style-name="ce50">
            <text:p>-2,8<text:s text:c="3"/></text:p>
          </table:table-cell>
          <table:table-cell table:style-name="ce66"/>
          <table:table-cell table:style-name="ce67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Novo Emprego</text:p>
          </table:table-cell>
          <table:table-cell office:value-type="float" office:value="379947" table:style-name="ce62">
            <text:p>379 947</text:p>
          </table:table-cell>
          <table:table-cell office:value-type="float" office:value="93.429973073660136" table:style-name="ce63">
            <text:p>93,4<text:s text:c="5"/></text:p>
          </table:table-cell>
          <table:table-cell office:value-type="float" office:value="381568" table:style-name="ce64">
            <text:p>381 568</text:p>
          </table:table-cell>
          <table:table-cell office:value-type="float" office:value="93.307966566732034" table:style-name="ce65">
            <text:p>93,3<text:s text:c="5"/></text:p>
          </table:table-cell>
          <table:table-cell office:value-type="float" office:value="270711" table:style-name="ce64">
            <text:p>270 711</text:p>
          </table:table-cell>
          <table:table-cell office:value-type="float" office:value="90.784430113584918" table:style-name="ce65">
            <text:p>90,8<text:s text:c="5"/></text:p>
          </table:table-cell>
          <table:table-cell office:value-type="float" office:value="-1621" table:style-name="ce49">
            <text:p><text:s/>-1 621</text:p>
          </table:table-cell>
          <table:table-cell office:value-type="float" office:value="-0.42482598121435761" table:style-name="ce50">
            <text:p>-0,4<text:s text:c="3"/></text:p>
          </table:table-cell>
          <table:table-cell office:value-type="float" office:value="109236" table:style-name="ce49">
            <text:p>+109 236</text:p>
          </table:table-cell>
          <table:table-cell office:value-type="float" office:value="40.351518778328185" table:style-name="ce50">
            <text:p>+40,4<text:s text:c="3"/></text:p>
          </table:table-cell>
          <table:table-cell table:style-name="ce60"/>
          <table:table-cell table:style-name="ce67"/>
          <table:table-cell table:number-columns-repeated="4" table:style-name="ce61"/>
          <table:table-cell table:number-columns-repeated="16366"/>
        </table:table-row>
        <table:table-row table:style-name="ro6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Nenhum <text:s/>Nível de Instrução</text:p>
          </table:table-cell>
          <table:table-cell office:value-type="float" office:value="25529" table:style-name="ce62">
            <text:p>25 529</text:p>
          </table:table-cell>
          <table:table-cell office:value-type="float" office:value="6.2776486788880286" table:style-name="ce63">
            <text:p>6,3<text:s text:c="5"/></text:p>
          </table:table-cell>
          <table:table-cell office:value-type="float" office:value="25925" table:style-name="ce64">
            <text:p>25 925</text:p>
          </table:table-cell>
          <table:table-cell office:value-type="float" office:value="6.3396538316696587" table:style-name="ce65">
            <text:p>6,3<text:s text:c="5"/></text:p>
          </table:table-cell>
          <table:table-cell office:value-type="float" office:value="22058" table:style-name="ce64">
            <text:p>22 058</text:p>
          </table:table-cell>
          <table:table-cell office:value-type="float" office:value="7.3972722181420636" table:style-name="ce65">
            <text:p>7,4<text:s text:c="5"/></text:p>
          </table:table-cell>
          <table:table-cell office:value-type="float" office:value="-396" table:style-name="ce49">
            <text:p><text:s/>- 396</text:p>
          </table:table-cell>
          <table:table-cell office:value-type="float" office:value="-1.5274831243972999" table:style-name="ce50">
            <text:p>-1,5<text:s text:c="3"/></text:p>
          </table:table-cell>
          <table:table-cell office:value-type="float" office:value="3471" table:style-name="ce49">
            <text:p>+3 471</text:p>
          </table:table-cell>
          <table:table-cell office:value-type="float" office:value="15.735787469398858" table:style-name="ce50">
            <text:p>+15,7<text:s text:c="3"/></text:p>
          </table:table-cell>
          <table:table-cell table:number-columns-repeated="2" table:style-name="ce66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Básico - 1º Ciclo</text:p>
          </table:table-cell>
          <table:table-cell office:value-type="float" office:value="58187" table:style-name="ce62">
            <text:p>58 187</text:p>
          </table:table-cell>
          <table:table-cell office:value-type="float" office:value="14.30833732925135" table:style-name="ce63">
            <text:p>14,3<text:s text:c="5"/></text:p>
          </table:table-cell>
          <table:table-cell office:value-type="float" office:value="59090" table:style-name="ce64">
            <text:p>59 090</text:p>
          </table:table-cell>
          <table:table-cell office:value-type="float" office:value="14.449764509676378" table:style-name="ce65">
            <text:p>14,4<text:s text:c="5"/></text:p>
          </table:table-cell>
          <table:table-cell office:value-type="float" office:value="55164" table:style-name="ce64">
            <text:p>55 164</text:p>
          </table:table-cell>
          <table:table-cell office:value-type="float" office:value="18.499552300371239" table:style-name="ce65">
            <text:p>18,5<text:s text:c="5"/></text:p>
          </table:table-cell>
          <table:table-cell office:value-type="float" office:value="-903" table:style-name="ce49">
            <text:p><text:s/>- 903</text:p>
          </table:table-cell>
          <table:table-cell office:value-type="float" office:value="-1.5281773565747165" table:style-name="ce50">
            <text:p>-1,5<text:s text:c="3"/></text:p>
          </table:table-cell>
          <table:table-cell office:value-type="float" office:value="3023" table:style-name="ce49">
            <text:p>+3 023</text:p>
          </table:table-cell>
          <table:table-cell office:value-type="float" office:value="5.480023203538539" table:style-name="ce50">
            <text:p>+5,5<text:s text:c="3"/></text:p>
          </table:table-cell>
          <table:table-cell table:number-columns-repeated="6" table:style-name="ce60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Básico - 2º Ciclo</text:p>
          </table:table-cell>
          <table:table-cell office:value-type="float" office:value="58672" table:style-name="ce62">
            <text:p>58 672</text:p>
          </table:table-cell>
          <table:table-cell office:value-type="float" office:value="14.427600113115219" table:style-name="ce63">
            <text:p>14,4<text:s text:c="5"/></text:p>
          </table:table-cell>
          <table:table-cell office:value-type="float" office:value="59640" table:style-name="ce64">
            <text:p>59 640</text:p>
          </table:table-cell>
          <table:table-cell office:value-type="float" office:value="14.584260540820768" table:style-name="ce65">
            <text:p>14,6<text:s text:c="5"/></text:p>
          </table:table-cell>
          <table:table-cell office:value-type="float" office:value="44735" table:style-name="ce64">
            <text:p>44 735</text:p>
          </table:table-cell>
          <table:table-cell office:value-type="float" office:value="15.002129507597479" table:style-name="ce65">
            <text:p>15,0<text:s text:c="5"/></text:p>
          </table:table-cell>
          <table:table-cell office:value-type="float" office:value="-968" table:style-name="ce49">
            <text:p><text:s/>- 968</text:p>
          </table:table-cell>
          <table:table-cell office:value-type="float" office:value="-1.6230717639168342" table:style-name="ce50">
            <text:p>-1,6<text:s text:c="3"/></text:p>
          </table:table-cell>
          <table:table-cell office:value-type="float" office:value="13937" table:style-name="ce49">
            <text:p>+13 937</text:p>
          </table:table-cell>
          <table:table-cell office:value-type="float" office:value="31.154576953168661" table:style-name="ce50">
            <text:p>+31,2<text:s text:c="3"/></text:p>
          </table:table-cell>
          <table:table-cell table:number-columns-repeated="6" table:style-name="ce60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Básico - 3º Ciclo</text:p>
          </table:table-cell>
          <table:table-cell office:value-type="float" office:value="84684" table:style-name="ce62">
            <text:p>84 684</text:p>
          </table:table-cell>
          <table:table-cell office:value-type="float" office:value="20.824019770572828" table:style-name="ce63">
            <text:p>20,8<text:s text:c="5"/></text:p>
          </table:table-cell>
          <table:table-cell office:value-type="float" office:value="85253" table:style-name="ce64">
            <text:p>85 253</text:p>
          </table:table-cell>
          <table:table-cell office:value-type="float" office:value="20.84761844209579" table:style-name="ce65">
            <text:p>20,8<text:s text:c="5"/></text:p>
          </table:table-cell>
          <table:table-cell office:value-type="float" office:value="58289" table:style-name="ce64">
            <text:p>58 289</text:p>
          </table:table-cell>
          <table:table-cell office:value-type="float" office:value="19.547538322752867" table:style-name="ce65">
            <text:p>19,5<text:s text:c="5"/></text:p>
          </table:table-cell>
          <table:table-cell office:value-type="float" office:value="-569" table:style-name="ce49">
            <text:p><text:s/>- 569</text:p>
          </table:table-cell>
          <table:table-cell office:value-type="float" office:value="-0.66742519324833149" table:style-name="ce50">
            <text:p>-0,7<text:s text:c="3"/></text:p>
          </table:table-cell>
          <table:table-cell office:value-type="float" office:value="26395" table:style-name="ce49">
            <text:p>+26 395</text:p>
          </table:table-cell>
          <table:table-cell office:value-type="float" office:value="45.282986498310144" table:style-name="ce50">
            <text:p>+45,3<text:s text:c="3"/></text:p>
          </table:table-cell>
          <table:table-cell table:number-columns-repeated="6" table:style-name="ce60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Secundário</text:p>
          </table:table-cell>
          <table:table-cell office:value-type="float" office:value="129059" table:style-name="ce62">
            <text:p>129 059</text:p>
          </table:table-cell>
          <table:table-cell office:value-type="float" office:value="31.735949737498924" table:style-name="ce63">
            <text:p>31,7<text:s text:c="5"/></text:p>
          </table:table-cell>
          <table:table-cell office:value-type="float" office:value="129083" table:style-name="ce64">
            <text:p>129 083</text:p>
          </table:table-cell>
          <table:table-cell office:value-type="float" office:value="31.565729433111457" table:style-name="ce65">
            <text:p>31,6<text:s text:c="5"/></text:p>
          </table:table-cell>
          <table:table-cell office:value-type="float" office:value="78268" table:style-name="ce64">
            <text:p>78 268</text:p>
          </table:table-cell>
          <table:table-cell office:value-type="float" office:value="26.247606399924877" table:style-name="ce65">
            <text:p>26,2<text:s text:c="5"/></text:p>
          </table:table-cell>
          <table:table-cell office:value-type="float" office:value="-24" table:style-name="ce49">
            <text:p><text:s/>- 24</text:p>
          </table:table-cell>
          <table:table-cell office:value-type="float" office:value="-1.8592688425276761E-2" table:style-name="ce50">
            <text:p>-0,0<text:s text:c="3"/></text:p>
          </table:table-cell>
          <table:table-cell office:value-type="float" office:value="50791" table:style-name="ce49">
            <text:p>+50 791</text:p>
          </table:table-cell>
          <table:table-cell office:value-type="float" office:value="64.893698574129914" table:style-name="ce50">
            <text:p>+64,9<text:s text:c="3"/></text:p>
          </table:table-cell>
          <table:table-cell table:style-name="ce60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Superior</text:p>
          </table:table-cell>
          <table:table-cell office:value-type="float" office:value="50534" table:style-name="ce62">
            <text:p>50 534</text:p>
          </table:table-cell>
          <table:table-cell office:value-type="float" office:value="12.42644437067365" table:style-name="ce63">
            <text:p>12,4<text:s text:c="5"/></text:p>
          </table:table-cell>
          <table:table-cell office:value-type="float" office:value="49943" table:style-name="ce64">
            <text:p>49 943</text:p>
          </table:table-cell>
          <table:table-cell office:value-type="float" office:value="12.212973242625949" table:style-name="ce65">
            <text:p>12,2<text:s text:c="5"/></text:p>
          </table:table-cell>
          <table:table-cell office:value-type="float" office:value="39677" table:style-name="ce64">
            <text:p>39 677</text:p>
          </table:table-cell>
          <table:table-cell office:value-type="float" office:value="13.305901251211472" table:style-name="ce65">
            <text:p>13,3<text:s text:c="5"/></text:p>
          </table:table-cell>
          <table:table-cell office:value-type="float" office:value="591" table:style-name="ce49">
            <text:p>+ 591</text:p>
          </table:table-cell>
          <table:table-cell office:value-type="float" office:value="1.1833490178803836" table:style-name="ce50">
            <text:p>+1,2<text:s text:c="3"/></text:p>
          </table:table-cell>
          <table:table-cell office:value-type="float" office:value="10857" table:style-name="ce49">
            <text:p>+10 857</text:p>
          </table:table-cell>
          <table:table-cell office:value-type="float" office:value="27.363459939007484" table:style-name="ce50">
            <text:p>+27,4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4"/>
          <table:table-cell table:style-name="ce62"/>
          <table:table-cell table:style-name="ce53"/>
          <table:table-cell table:style-name="ce64"/>
          <table:table-cell table:style-name="ce55"/>
          <table:table-cell table:style-name="ce64"/>
          <table:table-cell table:style-name="ce5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68">
            <text:p><text:s text:c="9"/>Homens</text:p>
          </table:table-cell>
          <table:table-cell office:value-type="float" office:value="180094" table:style-name="ce56">
            <text:p>180 094</text:p>
          </table:table-cell>
          <table:table-cell office:value-type="float" office:value="100" table:style-name="ce57">
            <text:p>100,0<text:s text:c="5"/></text:p>
          </table:table-cell>
          <table:table-cell office:value-type="float" office:value="184134" table:style-name="ce58">
            <text:p>184 134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129069" table:style-name="ce58">
            <text:p>129 069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-4040" table:style-name="ce40">
            <text:p><text:s/>-4 040</text:p>
          </table:table-cell>
          <table:table-cell office:value-type="float" office:value="-2.1940543299988051" table:style-name="ce41">
            <text:p>-2,2<text:s text:c="3"/></text:p>
          </table:table-cell>
          <table:table-cell office:value-type="float" office:value="51025" table:style-name="ce40">
            <text:p>+51 025</text:p>
          </table:table-cell>
          <table:table-cell office:value-type="float" office:value="39.533117944665257" table:style-name="ce41">
            <text:p>+39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&lt; 25 anos</text:p>
          </table:table-cell>
          <table:table-cell office:value-type="float" office:value="21102" table:style-name="ce62">
            <text:p>21 102</text:p>
          </table:table-cell>
          <table:table-cell office:value-type="float" office:value="11.717214343620554" table:style-name="ce63">
            <text:p>11,7<text:s text:c="5"/></text:p>
          </table:table-cell>
          <table:table-cell office:value-type="float" office:value="21539" table:style-name="ce64">
            <text:p>21 539</text:p>
          </table:table-cell>
          <table:table-cell office:value-type="float" office:value="11.697459458872343" table:style-name="ce65">
            <text:p>11,7<text:s text:c="5"/></text:p>
          </table:table-cell>
          <table:table-cell office:value-type="float" office:value="12299" table:style-name="ce64">
            <text:p>12 299</text:p>
          </table:table-cell>
          <table:table-cell office:value-type="float" office:value="9.5290116139429291" table:style-name="ce65">
            <text:p>9,5<text:s text:c="5"/></text:p>
          </table:table-cell>
          <table:table-cell office:value-type="float" office:value="-437" table:style-name="ce49">
            <text:p><text:s/>- 437</text:p>
          </table:table-cell>
          <table:table-cell office:value-type="float" office:value="-2.0288778494823343" table:style-name="ce50">
            <text:p>-2,0<text:s text:c="3"/></text:p>
          </table:table-cell>
          <table:table-cell office:value-type="float" office:value="8803" table:style-name="ce49">
            <text:p>+8 803</text:p>
          </table:table-cell>
          <table:table-cell office:value-type="float" office:value="71.574924790633389" table:style-name="ce50">
            <text:p>+71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&gt;= 25 anos</text:p>
          </table:table-cell>
          <table:table-cell office:value-type="float" office:value="158992" table:style-name="ce62">
            <text:p>158 992</text:p>
          </table:table-cell>
          <table:table-cell office:value-type="float" office:value="88.282785656379446" table:style-name="ce63">
            <text:p>88,3<text:s text:c="5"/></text:p>
          </table:table-cell>
          <table:table-cell office:value-type="float" office:value="162595" table:style-name="ce64">
            <text:p>162 595</text:p>
          </table:table-cell>
          <table:table-cell office:value-type="float" office:value="88.302540541127655" table:style-name="ce65">
            <text:p>88,3<text:s text:c="5"/></text:p>
          </table:table-cell>
          <table:table-cell office:value-type="float" office:value="116770" table:style-name="ce64">
            <text:p>116 770</text:p>
          </table:table-cell>
          <table:table-cell office:value-type="float" office:value="90.470988386057073" table:style-name="ce65">
            <text:p>90,5<text:s text:c="5"/></text:p>
          </table:table-cell>
          <table:table-cell office:value-type="float" office:value="-3603" table:style-name="ce49">
            <text:p><text:s/>-3 603</text:p>
          </table:table-cell>
          <table:table-cell office:value-type="float" office:value="-2.2159352993634491" table:style-name="ce50">
            <text:p>-2,2<text:s text:c="3"/></text:p>
          </table:table-cell>
          <table:table-cell office:value-type="float" office:value="42222" table:style-name="ce49">
            <text:p>+42 222</text:p>
          </table:table-cell>
          <table:table-cell office:value-type="float" office:value="36.158259827010362" table:style-name="ce50">
            <text:p>+36,2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Inscritos &lt; 1 ano</text:p>
          </table:table-cell>
          <table:table-cell office:value-type="float" office:value="122099" table:style-name="ce62">
            <text:p>122 099</text:p>
          </table:table-cell>
          <table:table-cell office:value-type="float" office:value="67.797372483258741" table:style-name="ce63">
            <text:p>67,8<text:s text:c="5"/></text:p>
          </table:table-cell>
          <table:table-cell office:value-type="float" office:value="125829" table:style-name="ce64">
            <text:p>125 829</text:p>
          </table:table-cell>
          <table:table-cell office:value-type="float" office:value="68.33555997262863" table:style-name="ce65">
            <text:p>68,3<text:s text:c="5"/></text:p>
          </table:table-cell>
          <table:table-cell office:value-type="float" office:value="69436" table:style-name="ce64">
            <text:p>69 436</text:p>
          </table:table-cell>
          <table:table-cell office:value-type="float" office:value="53.797581138770731" table:style-name="ce65">
            <text:p>53,8<text:s text:c="5"/></text:p>
          </table:table-cell>
          <table:table-cell office:value-type="float" office:value="-3730" table:style-name="ce49">
            <text:p><text:s/>-3 730</text:p>
          </table:table-cell>
          <table:table-cell office:value-type="float" office:value="-2.9643404938448215" table:style-name="ce50">
            <text:p>-3,0<text:s text:c="3"/></text:p>
          </table:table-cell>
          <table:table-cell office:value-type="float" office:value="52663" table:style-name="ce49">
            <text:p>+52 663</text:p>
          </table:table-cell>
          <table:table-cell office:value-type="float" office:value="75.843942623423004" table:style-name="ce50">
            <text:p>+75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Inscritos &gt;= 1 ano</text:p>
          </table:table-cell>
          <table:table-cell office:value-type="float" office:value="57995" table:style-name="ce62">
            <text:p>57 995</text:p>
          </table:table-cell>
          <table:table-cell office:value-type="float" office:value="32.202627516741259" table:style-name="ce63">
            <text:p>32,2<text:s text:c="5"/></text:p>
          </table:table-cell>
          <table:table-cell office:value-type="float" office:value="58305" table:style-name="ce64">
            <text:p>58 305</text:p>
          </table:table-cell>
          <table:table-cell office:value-type="float" office:value="31.66444002737137" table:style-name="ce65">
            <text:p>31,7<text:s text:c="5"/></text:p>
          </table:table-cell>
          <table:table-cell office:value-type="float" office:value="59633" table:style-name="ce64">
            <text:p>59 633</text:p>
          </table:table-cell>
          <table:table-cell office:value-type="float" office:value="46.202418861229269" table:style-name="ce65">
            <text:p>46,2<text:s text:c="5"/></text:p>
          </table:table-cell>
          <table:table-cell office:value-type="float" office:value="-310" table:style-name="ce49">
            <text:p><text:s/>- 310</text:p>
          </table:table-cell>
          <table:table-cell office:value-type="float" office:value="-0.53168681931223738" table:style-name="ce50">
            <text:p>-0,5<text:s text:c="3"/></text:p>
          </table:table-cell>
          <table:table-cell office:value-type="float" office:value="-1638" table:style-name="ce49">
            <text:p><text:s/>-1 638</text:p>
          </table:table-cell>
          <table:table-cell office:value-type="float" office:value="-2.7468012677544311" table:style-name="ce50">
            <text:p>-2,7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Primeiro Emprego</text:p>
          </table:table-cell>
          <table:table-cell office:value-type="float" office:value="10338" table:style-name="ce62">
            <text:p>10 338</text:p>
          </table:table-cell>
          <table:table-cell office:value-type="float" office:value="5.7403356025186847" table:style-name="ce63">
            <text:p>5,7<text:s text:c="5"/></text:p>
          </table:table-cell>
          <table:table-cell office:value-type="float" office:value="10645" table:style-name="ce64">
            <text:p>10 645</text:p>
          </table:table-cell>
          <table:table-cell office:value-type="float" office:value="5.7811159264448717" table:style-name="ce65">
            <text:p>5,8<text:s text:c="5"/></text:p>
          </table:table-cell>
          <table:table-cell office:value-type="float" office:value="10616" table:style-name="ce64">
            <text:p>10 616</text:p>
          </table:table-cell>
          <table:table-cell office:value-type="float" office:value="8.2250579147587732" table:style-name="ce65">
            <text:p>8,2<text:s text:c="5"/></text:p>
          </table:table-cell>
          <table:table-cell office:value-type="float" office:value="-307" table:style-name="ce49">
            <text:p><text:s/>- 307</text:p>
          </table:table-cell>
          <table:table-cell office:value-type="float" office:value="-2.8839830906528885" table:style-name="ce50">
            <text:p>-2,9<text:s text:c="3"/></text:p>
          </table:table-cell>
          <table:table-cell office:value-type="float" office:value="-278" table:style-name="ce49">
            <text:p><text:s/>- 278</text:p>
          </table:table-cell>
          <table:table-cell office:value-type="float" office:value="-2.6186887716654108" table:style-name="ce50">
            <text:p>-2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Novo Emprego</text:p>
          </table:table-cell>
          <table:table-cell office:value-type="float" office:value="169756" table:style-name="ce62">
            <text:p>169 756</text:p>
          </table:table-cell>
          <table:table-cell office:value-type="float" office:value="94.259664397481316" table:style-name="ce63">
            <text:p>94,3<text:s text:c="5"/></text:p>
          </table:table-cell>
          <table:table-cell office:value-type="float" office:value="173489" table:style-name="ce64">
            <text:p>173 489</text:p>
          </table:table-cell>
          <table:table-cell office:value-type="float" office:value="94.218884073555131" table:style-name="ce65">
            <text:p>94,2<text:s text:c="5"/></text:p>
          </table:table-cell>
          <table:table-cell office:value-type="float" office:value="118453" table:style-name="ce64">
            <text:p>118 453</text:p>
          </table:table-cell>
          <table:table-cell office:value-type="float" office:value="91.774942085241236" table:style-name="ce65">
            <text:p>91,8<text:s text:c="5"/></text:p>
          </table:table-cell>
          <table:table-cell office:value-type="float" office:value="-3733" table:style-name="ce49">
            <text:p><text:s/>-3 733</text:p>
          </table:table-cell>
          <table:table-cell office:value-type="float" office:value="-2.1517214347883726" table:style-name="ce50">
            <text:p>-2,2<text:s text:c="3"/></text:p>
          </table:table-cell>
          <table:table-cell office:value-type="float" office:value="51303" table:style-name="ce49">
            <text:p>+51 303</text:p>
          </table:table-cell>
          <table:table-cell office:value-type="float" office:value="43.31084902872869" table:style-name="ce50">
            <text:p>+43,3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Nenhum <text:s/>Nível de Instrução</text:p>
          </table:table-cell>
          <table:table-cell office:value-type="float" office:value="12231" table:style-name="ce62">
            <text:p>12 231</text:p>
          </table:table-cell>
          <table:table-cell office:value-type="float" office:value="6.791453352138328" table:style-name="ce63">
            <text:p>6,8<text:s text:c="5"/></text:p>
          </table:table-cell>
          <table:table-cell office:value-type="float" office:value="12583" table:style-name="ce64">
            <text:p>12 583</text:p>
          </table:table-cell>
          <table:table-cell office:value-type="float" office:value="6.8336103055383584" table:style-name="ce65">
            <text:p>6,8<text:s text:c="5"/></text:p>
          </table:table-cell>
          <table:table-cell office:value-type="float" office:value="10109" table:style-name="ce64">
            <text:p>10 109</text:p>
          </table:table-cell>
          <table:table-cell office:value-type="float" office:value="7.8322447683022256" table:style-name="ce65">
            <text:p>7,8<text:s text:c="5"/></text:p>
          </table:table-cell>
          <table:table-cell office:value-type="float" office:value="-352" table:style-name="ce49">
            <text:p><text:s/>- 352</text:p>
          </table:table-cell>
          <table:table-cell office:value-type="float" office:value="-2.7974250973535724" table:style-name="ce50">
            <text:p>-2,8<text:s text:c="3"/></text:p>
          </table:table-cell>
          <table:table-cell office:value-type="float" office:value="2122" table:style-name="ce49">
            <text:p>+2 122</text:p>
          </table:table-cell>
          <table:table-cell office:value-type="float" office:value="20.991195963992482" table:style-name="ce50">
            <text:p>+21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Básico - 1º Ciclo</text:p>
          </table:table-cell>
          <table:table-cell office:value-type="float" office:value="27572" table:style-name="ce62">
            <text:p>27 572</text:p>
          </table:table-cell>
          <table:table-cell office:value-type="float" office:value="15.309782669050605" table:style-name="ce63">
            <text:p>15,3<text:s text:c="5"/></text:p>
          </table:table-cell>
          <table:table-cell office:value-type="float" office:value="28629" table:style-name="ce64">
            <text:p>28 629</text:p>
          </table:table-cell>
          <table:table-cell office:value-type="float" office:value="15.547916191469255" table:style-name="ce65">
            <text:p>15,5<text:s text:c="5"/></text:p>
          </table:table-cell>
          <table:table-cell office:value-type="float" office:value="26552" table:style-name="ce64">
            <text:p>26 552</text:p>
          </table:table-cell>
          <table:table-cell office:value-type="float" office:value="20.571942139475784" table:style-name="ce65">
            <text:p>20,6<text:s text:c="5"/></text:p>
          </table:table-cell>
          <table:table-cell office:value-type="float" office:value="-1057" table:style-name="ce49">
            <text:p><text:s/>-1 057</text:p>
          </table:table-cell>
          <table:table-cell office:value-type="float" office:value="-3.6920604980963363" table:style-name="ce50">
            <text:p>-3,7<text:s text:c="3"/></text:p>
          </table:table-cell>
          <table:table-cell office:value-type="float" office:value="1020" table:style-name="ce49">
            <text:p>+1 020</text:p>
          </table:table-cell>
          <table:table-cell office:value-type="float" office:value="3.8415185296776135" table:style-name="ce50">
            <text:p>+3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Básico - 2º Ciclo</text:p>
          </table:table-cell>
          <table:table-cell office:value-type="float" office:value="28804" table:style-name="ce62">
            <text:p>28 804</text:p>
          </table:table-cell>
          <table:table-cell office:value-type="float" office:value="15.993869867957844" table:style-name="ce63">
            <text:p>16,0<text:s text:c="5"/></text:p>
          </table:table-cell>
          <table:table-cell office:value-type="float" office:value="29982" table:style-name="ce64">
            <text:p>29 982</text:p>
          </table:table-cell>
          <table:table-cell office:value-type="float" office:value="16.282707158916875" table:style-name="ce65">
            <text:p>16,3<text:s text:c="5"/></text:p>
          </table:table-cell>
          <table:table-cell office:value-type="float" office:value="21774" table:style-name="ce64">
            <text:p>21 774</text:p>
          </table:table-cell>
          <table:table-cell office:value-type="float" office:value="16.870046254329079" table:style-name="ce65">
            <text:p>16,9<text:s text:c="5"/></text:p>
          </table:table-cell>
          <table:table-cell office:value-type="float" office:value="-1178" table:style-name="ce49">
            <text:p><text:s/>-1 178</text:p>
          </table:table-cell>
          <table:table-cell office:value-type="float" office:value="-3.9290240811153359" table:style-name="ce50">
            <text:p>-3,9<text:s text:c="3"/></text:p>
          </table:table-cell>
          <table:table-cell office:value-type="float" office:value="7030" table:style-name="ce49">
            <text:p>+7 030</text:p>
          </table:table-cell>
          <table:table-cell office:value-type="float" office:value="32.286212914485169" table:style-name="ce50">
            <text:p>+32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Básico - 3º Ciclo</text:p>
          </table:table-cell>
          <table:table-cell office:value-type="float" office:value="38451" table:style-name="ce62">
            <text:p>38 451</text:p>
          </table:table-cell>
          <table:table-cell office:value-type="float" office:value="21.350516952258264" table:style-name="ce63">
            <text:p>21,4<text:s text:c="5"/></text:p>
          </table:table-cell>
          <table:table-cell office:value-type="float" office:value="39595" table:style-name="ce64">
            <text:p>39 595</text:p>
          </table:table-cell>
          <table:table-cell office:value-type="float" office:value="21.503361682253143" table:style-name="ce65">
            <text:p>21,5<text:s text:c="5"/></text:p>
          </table:table-cell>
          <table:table-cell office:value-type="float" office:value="24989" table:style-name="ce64">
            <text:p>24 989</text:p>
          </table:table-cell>
          <table:table-cell office:value-type="float" office:value="19.360961966080158" table:style-name="ce65">
            <text:p>19,4<text:s text:c="5"/></text:p>
          </table:table-cell>
          <table:table-cell office:value-type="float" office:value="-1144" table:style-name="ce49">
            <text:p><text:s/>-1 144</text:p>
          </table:table-cell>
          <table:table-cell office:value-type="float" office:value="-2.8892536936481878" table:style-name="ce50">
            <text:p>-2,9<text:s text:c="3"/></text:p>
          </table:table-cell>
          <table:table-cell office:value-type="float" office:value="13462" table:style-name="ce49">
            <text:p>+13 462</text:p>
          </table:table-cell>
          <table:table-cell office:value-type="float" office:value="53.871703549561815" table:style-name="ce50">
            <text:p>+53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Secundário</text:p>
          </table:table-cell>
          <table:table-cell office:value-type="float" office:value="55057" table:style-name="ce62">
            <text:p>55 057</text:p>
          </table:table-cell>
          <table:table-cell office:value-type="float" office:value="30.571257232334226" table:style-name="ce63">
            <text:p>30,6<text:s text:c="5"/></text:p>
          </table:table-cell>
          <table:table-cell office:value-type="float" office:value="55638" table:style-name="ce64">
            <text:p>55 638</text:p>
          </table:table-cell>
          <table:table-cell office:value-type="float" office:value="30.216038319919193" table:style-name="ce65">
            <text:p>30,2<text:s text:c="5"/></text:p>
          </table:table-cell>
          <table:table-cell office:value-type="float" office:value="31633" table:style-name="ce64">
            <text:p>31 633</text:p>
          </table:table-cell>
          <table:table-cell office:value-type="float" office:value="24.50859617723853" table:style-name="ce65">
            <text:p>24,5<text:s text:c="5"/></text:p>
          </table:table-cell>
          <table:table-cell office:value-type="float" office:value="-581" table:style-name="ce49">
            <text:p><text:s/>- 581</text:p>
          </table:table-cell>
          <table:table-cell office:value-type="float" office:value="-1.0442503325065604" table:style-name="ce50">
            <text:p>-1,0<text:s text:c="3"/></text:p>
          </table:table-cell>
          <table:table-cell office:value-type="float" office:value="23424" table:style-name="ce49">
            <text:p>+23 424</text:p>
          </table:table-cell>
          <table:table-cell office:value-type="float" office:value="74.049252363038605" table:style-name="ce50">
            <text:p>+74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Superior</text:p>
          </table:table-cell>
          <table:table-cell office:value-type="float" office:value="17979" table:style-name="ce62">
            <text:p>17 979</text:p>
          </table:table-cell>
          <table:table-cell office:value-type="float" office:value="9.9831199262607306" table:style-name="ce63">
            <text:p>10,0<text:s text:c="5"/></text:p>
          </table:table-cell>
          <table:table-cell office:value-type="float" office:value="17707" table:style-name="ce64">
            <text:p>17 707</text:p>
          </table:table-cell>
          <table:table-cell office:value-type="float" office:value="9.6163663419031788" table:style-name="ce65">
            <text:p>9,6<text:s text:c="5"/></text:p>
          </table:table-cell>
          <table:table-cell office:value-type="float" office:value="14012" table:style-name="ce64">
            <text:p>14 012</text:p>
          </table:table-cell>
          <table:table-cell office:value-type="float" office:value="10.856208694574219" table:style-name="ce65">
            <text:p>10,9<text:s text:c="5"/></text:p>
          </table:table-cell>
          <table:table-cell office:value-type="float" office:value="272" table:style-name="ce49">
            <text:p>+ 272</text:p>
          </table:table-cell>
          <table:table-cell office:value-type="float" office:value="1.5361156604732591" table:style-name="ce50">
            <text:p>+1,5<text:s text:c="3"/></text:p>
          </table:table-cell>
          <table:table-cell office:value-type="float" office:value="3967" table:style-name="ce49">
            <text:p>+3 967</text:p>
          </table:table-cell>
          <table:table-cell office:value-type="float" office:value="28.311447330859263" table:style-name="ce50">
            <text:p>+28,3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44"/>
          <table:table-cell table:style-name="ce62"/>
          <table:table-cell table:style-name="ce53"/>
          <table:table-cell table:style-name="ce64"/>
          <table:table-cell table:style-name="ce55"/>
          <table:table-cell table:style-name="ce64"/>
          <table:table-cell office:value-type="float" office:value="0" table:style-name="ce55">
            <text:p>0,0<text:s text:c="5"/></text:p>
          </table:table-cell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/>
        </table:table-row>
        <table:table-row table:style-name="ro5">
          <table:table-cell/>
          <table:table-cell office:value-type="string" table:style-name="ce68">
            <text:p><text:s text:c="9"/>Mulheres</text:p>
          </table:table-cell>
          <table:table-cell office:value-type="float" office:value="226571" table:style-name="ce56">
            <text:p>226 571</text:p>
          </table:table-cell>
          <table:table-cell office:value-type="float" office:value="100" table:style-name="ce57">
            <text:p>100,0<text:s text:c="5"/></text:p>
          </table:table-cell>
          <table:table-cell office:value-type="float" office:value="224800" table:style-name="ce58">
            <text:p>224 800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169122" table:style-name="ce58">
            <text:p>169 122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1771" table:style-name="ce40">
            <text:p>+1 771</text:p>
          </table:table-cell>
          <table:table-cell office:value-type="float" office:value="0.78781138790035588" table:style-name="ce41">
            <text:p>+0,8<text:s text:c="3"/></text:p>
          </table:table-cell>
          <table:table-cell office:value-type="float" office:value="57449" table:style-name="ce40">
            <text:p>+57 449</text:p>
          </table:table-cell>
          <table:table-cell office:value-type="float" office:value="33.968969146533276" table:style-name="ce41">
            <text:p>+34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&lt; 25 anos</text:p>
          </table:table-cell>
          <table:table-cell office:value-type="float" office:value="24036" table:style-name="ce62">
            <text:p>24 036</text:p>
          </table:table-cell>
          <table:table-cell office:value-type="float" office:value="10.60859509822528" table:style-name="ce63">
            <text:p>10,6<text:s text:c="5"/></text:p>
          </table:table-cell>
          <table:table-cell office:value-type="float" office:value="24228" table:style-name="ce64">
            <text:p>24 228</text:p>
          </table:table-cell>
          <table:table-cell office:value-type="float" office:value="10.777580071174377" table:style-name="ce65">
            <text:p>10,8<text:s text:c="5"/></text:p>
          </table:table-cell>
          <table:table-cell office:value-type="float" office:value="15388" table:style-name="ce64">
            <text:p>15 388</text:p>
          </table:table-cell>
          <table:table-cell office:value-type="float" office:value="9.0987571102517713" table:style-name="ce65">
            <text:p>9,1<text:s text:c="5"/></text:p>
          </table:table-cell>
          <table:table-cell office:value-type="float" office:value="-192" table:style-name="ce49">
            <text:p><text:s/>- 192</text:p>
          </table:table-cell>
          <table:table-cell office:value-type="float" office:value="-0.79247152055473002" table:style-name="ce50">
            <text:p>-0,8<text:s text:c="3"/></text:p>
          </table:table-cell>
          <table:table-cell office:value-type="float" office:value="8648" table:style-name="ce49">
            <text:p>+8 648</text:p>
          </table:table-cell>
          <table:table-cell office:value-type="float" office:value="56.19963608006239" table:style-name="ce50">
            <text:p>+56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&gt;= 25 anos</text:p>
          </table:table-cell>
          <table:table-cell office:value-type="float" office:value="202535" table:style-name="ce62">
            <text:p>202 535</text:p>
          </table:table-cell>
          <table:table-cell office:value-type="float" office:value="89.39140490177472" table:style-name="ce63">
            <text:p>89,4<text:s text:c="5"/></text:p>
          </table:table-cell>
          <table:table-cell office:value-type="float" office:value="200572" table:style-name="ce64">
            <text:p>200 572</text:p>
          </table:table-cell>
          <table:table-cell office:value-type="float" office:value="89.22241992882563" table:style-name="ce65">
            <text:p>89,2<text:s text:c="5"/></text:p>
          </table:table-cell>
          <table:table-cell office:value-type="float" office:value="153734" table:style-name="ce64">
            <text:p>153 734</text:p>
          </table:table-cell>
          <table:table-cell office:value-type="float" office:value="90.901242889748218" table:style-name="ce65">
            <text:p>90,9<text:s text:c="5"/></text:p>
          </table:table-cell>
          <table:table-cell office:value-type="float" office:value="1963" table:style-name="ce49">
            <text:p>+1 963</text:p>
          </table:table-cell>
          <table:table-cell office:value-type="float" office:value="0.97870091538200743" table:style-name="ce50">
            <text:p>+1,0<text:s text:c="3"/></text:p>
          </table:table-cell>
          <table:table-cell office:value-type="float" office:value="48801" table:style-name="ce49">
            <text:p>+48 801</text:p>
          </table:table-cell>
          <table:table-cell office:value-type="float" office:value="31.743791223802155" table:style-name="ce50">
            <text:p>+31,7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Inscritos &lt; 1 ano</text:p>
          </table:table-cell>
          <table:table-cell office:value-type="float" office:value="148686" table:style-name="ce62">
            <text:p>148 686</text:p>
          </table:table-cell>
          <table:table-cell office:value-type="float" office:value="65.624462089146448" table:style-name="ce63">
            <text:p>65,6<text:s text:c="5"/></text:p>
          </table:table-cell>
          <table:table-cell office:value-type="float" office:value="146393" table:style-name="ce64">
            <text:p>146 393</text:p>
          </table:table-cell>
          <table:table-cell office:value-type="float" office:value="65.121441281138786" table:style-name="ce65">
            <text:p>65,1<text:s text:c="5"/></text:p>
          </table:table-cell>
          <table:table-cell office:value-type="float" office:value="93892" table:style-name="ce64">
            <text:p>93 892</text:p>
          </table:table-cell>
          <table:table-cell office:value-type="float" office:value="55.517318858575472" table:style-name="ce65">
            <text:p>55,5<text:s text:c="5"/></text:p>
          </table:table-cell>
          <table:table-cell office:value-type="float" office:value="2293" table:style-name="ce49">
            <text:p>+2 293</text:p>
          </table:table-cell>
          <table:table-cell office:value-type="float" office:value="1.5663317235113703" table:style-name="ce50">
            <text:p>+1,6<text:s text:c="3"/></text:p>
          </table:table-cell>
          <table:table-cell office:value-type="float" office:value="54794" table:style-name="ce49">
            <text:p>+54 794</text:p>
          </table:table-cell>
          <table:table-cell office:value-type="float" office:value="58.358539598687855" table:style-name="ce50">
            <text:p>+58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Inscritos &gt;= 1 ano</text:p>
          </table:table-cell>
          <table:table-cell office:value-type="float" office:value="77885" table:style-name="ce62">
            <text:p>77 885</text:p>
          </table:table-cell>
          <table:table-cell office:value-type="float" office:value="34.375537910853552" table:style-name="ce63">
            <text:p>34,4<text:s text:c="5"/></text:p>
          </table:table-cell>
          <table:table-cell office:value-type="float" office:value="78407" table:style-name="ce64">
            <text:p>78 407</text:p>
          </table:table-cell>
          <table:table-cell office:value-type="float" office:value="34.878558718861207" table:style-name="ce65">
            <text:p>34,9<text:s text:c="5"/></text:p>
          </table:table-cell>
          <table:table-cell office:value-type="float" office:value="75230" table:style-name="ce64">
            <text:p>75 230</text:p>
          </table:table-cell>
          <table:table-cell office:value-type="float" office:value="44.482681141424536" table:style-name="ce65">
            <text:p>44,5<text:s text:c="5"/></text:p>
          </table:table-cell>
          <table:table-cell office:value-type="float" office:value="-522" table:style-name="ce49">
            <text:p><text:s/>- 522</text:p>
          </table:table-cell>
          <table:table-cell office:value-type="float" office:value="-0.66575688395168797" table:style-name="ce50">
            <text:p>-0,7<text:s text:c="3"/></text:p>
          </table:table-cell>
          <table:table-cell office:value-type="float" office:value="2655" table:style-name="ce49">
            <text:p>+2 655</text:p>
          </table:table-cell>
          <table:table-cell office:value-type="float" office:value="3.5291771899508175" table:style-name="ce50">
            <text:p>+3,5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Primeiro Emprego</text:p>
          </table:table-cell>
          <table:table-cell office:value-type="float" office:value="16380" table:style-name="ce62">
            <text:p>16 380</text:p>
          </table:table-cell>
          <table:table-cell office:value-type="float" office:value="7.2295218717311567" table:style-name="ce63">
            <text:p>7,2<text:s text:c="5"/></text:p>
          </table:table-cell>
          <table:table-cell office:value-type="float" office:value="16721" table:style-name="ce64">
            <text:p>16 721</text:p>
          </table:table-cell>
          <table:table-cell office:value-type="float" office:value="7.4381672597864767" table:style-name="ce65">
            <text:p>7,4<text:s text:c="5"/></text:p>
          </table:table-cell>
          <table:table-cell office:value-type="float" office:value="16864" table:style-name="ce64">
            <text:p>16 864</text:p>
          </table:table-cell>
          <table:table-cell office:value-type="float" office:value="9.9714998640035013" table:style-name="ce65">
            <text:p>10,0<text:s text:c="5"/></text:p>
          </table:table-cell>
          <table:table-cell office:value-type="float" office:value="-341" table:style-name="ce49">
            <text:p><text:s/>- 341</text:p>
          </table:table-cell>
          <table:table-cell office:value-type="float" office:value="-2.0393517134142694" table:style-name="ce50">
            <text:p>-2,0<text:s text:c="3"/></text:p>
          </table:table-cell>
          <table:table-cell office:value-type="float" office:value="-484" table:style-name="ce49">
            <text:p><text:s/>- 484</text:p>
          </table:table-cell>
          <table:table-cell office:value-type="float" office:value="-2.8700189753320684" table:style-name="ce50">
            <text:p>-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Novo Emprego</text:p>
          </table:table-cell>
          <table:table-cell office:value-type="float" office:value="210191" table:style-name="ce62">
            <text:p>210 191</text:p>
          </table:table-cell>
          <table:table-cell office:value-type="float" office:value="92.770478128268834" table:style-name="ce63">
            <text:p>92,8<text:s text:c="5"/></text:p>
          </table:table-cell>
          <table:table-cell office:value-type="float" office:value="208079" table:style-name="ce64">
            <text:p>208 079</text:p>
          </table:table-cell>
          <table:table-cell office:value-type="float" office:value="92.561832740213518" table:style-name="ce65">
            <text:p>92,6<text:s text:c="5"/></text:p>
          </table:table-cell>
          <table:table-cell office:value-type="float" office:value="152258" table:style-name="ce64">
            <text:p>152 258</text:p>
          </table:table-cell>
          <table:table-cell office:value-type="float" office:value="90.028500135996509" table:style-name="ce65">
            <text:p>90,0<text:s text:c="5"/></text:p>
          </table:table-cell>
          <table:table-cell office:value-type="float" office:value="2112" table:style-name="ce49">
            <text:p>+2 112</text:p>
          </table:table-cell>
          <table:table-cell office:value-type="float" office:value="1.0149991109146046" table:style-name="ce50">
            <text:p>+1,0<text:s text:c="3"/></text:p>
          </table:table-cell>
          <table:table-cell office:value-type="float" office:value="57933" table:style-name="ce49">
            <text:p>+57 933</text:p>
          </table:table-cell>
          <table:table-cell office:value-type="float" office:value="38.049232224250943" table:style-name="ce50">
            <text:p>+38,0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Nenhum <text:s/>Nível de Instrução</text:p>
          </table:table-cell>
          <table:table-cell office:value-type="float" office:value="13298" table:style-name="ce62">
            <text:p>13 298</text:p>
          </table:table-cell>
          <table:table-cell office:value-type="float" office:value="5.8692418712015222" table:style-name="ce63">
            <text:p>5,9<text:s text:c="5"/></text:p>
          </table:table-cell>
          <table:table-cell office:value-type="float" office:value="13342" table:style-name="ce64">
            <text:p>13 342</text:p>
          </table:table-cell>
          <table:table-cell office:value-type="float" office:value="5.935053380782918" table:style-name="ce65">
            <text:p>5,9<text:s text:c="5"/></text:p>
          </table:table-cell>
          <table:table-cell office:value-type="float" office:value="11949" table:style-name="ce64">
            <text:p>11 949</text:p>
          </table:table-cell>
          <table:table-cell office:value-type="float" office:value="7.0653137971405249" table:style-name="ce65">
            <text:p>7,1<text:s text:c="5"/></text:p>
          </table:table-cell>
          <table:table-cell office:value-type="float" office:value="-44" table:style-name="ce49">
            <text:p><text:s/>- 44</text:p>
          </table:table-cell>
          <table:table-cell office:value-type="float" office:value="-0.32978563933443261" table:style-name="ce50">
            <text:p>-0,3<text:s text:c="3"/></text:p>
          </table:table-cell>
          <table:table-cell office:value-type="float" office:value="1349" table:style-name="ce49">
            <text:p>+1 349</text:p>
          </table:table-cell>
          <table:table-cell office:value-type="float" office:value="11.289647669261026" table:style-name="ce50">
            <text:p>+11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Básico - 1º Ciclo</text:p>
          </table:table-cell>
          <table:table-cell office:value-type="float" office:value="30615" table:style-name="ce62">
            <text:p>30 615</text:p>
          </table:table-cell>
          <table:table-cell office:value-type="float" office:value="13.512320641211806" table:style-name="ce63">
            <text:p>13,5<text:s text:c="5"/></text:p>
          </table:table-cell>
          <table:table-cell office:value-type="float" office:value="30461" table:style-name="ce64">
            <text:p>30 461</text:p>
          </table:table-cell>
          <table:table-cell office:value-type="float" office:value="13.55026690391459" table:style-name="ce65">
            <text:p>13,6<text:s text:c="5"/></text:p>
          </table:table-cell>
          <table:table-cell office:value-type="float" office:value="28612" table:style-name="ce64">
            <text:p>28 612</text:p>
          </table:table-cell>
          <table:table-cell office:value-type="float" office:value="16.91796454630385" table:style-name="ce65">
            <text:p>16,9<text:s text:c="5"/></text:p>
          </table:table-cell>
          <table:table-cell office:value-type="float" office:value="154" table:style-name="ce49">
            <text:p>+ 154</text:p>
          </table:table-cell>
          <table:table-cell office:value-type="float" office:value="0.50556449230163159" table:style-name="ce50">
            <text:p>+0,5<text:s text:c="3"/></text:p>
          </table:table-cell>
          <table:table-cell office:value-type="float" office:value="2003" table:style-name="ce49">
            <text:p>+2 003</text:p>
          </table:table-cell>
          <table:table-cell office:value-type="float" office:value="7.0005592059275825" table:style-name="ce50">
            <text:p>+7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Básico - 2º Ciclo</text:p>
          </table:table-cell>
          <table:table-cell office:value-type="float" office:value="29868" table:style-name="ce62">
            <text:p>29 868</text:p>
          </table:table-cell>
          <table:table-cell office:value-type="float" office:value="13.182622665742747" table:style-name="ce63">
            <text:p>13,2<text:s text:c="5"/></text:p>
          </table:table-cell>
          <table:table-cell office:value-type="float" office:value="29658" table:style-name="ce64">
            <text:p>29 658</text:p>
          </table:table-cell>
          <table:table-cell office:value-type="float" office:value="13.193060498220641" table:style-name="ce65">
            <text:p>13,2<text:s text:c="5"/></text:p>
          </table:table-cell>
          <table:table-cell office:value-type="float" office:value="22961" table:style-name="ce64">
            <text:p>22 961</text:p>
          </table:table-cell>
          <table:table-cell office:value-type="float" office:value="13.57658968082213" table:style-name="ce65">
            <text:p>13,6<text:s text:c="5"/></text:p>
          </table:table-cell>
          <table:table-cell office:value-type="float" office:value="210" table:style-name="ce49">
            <text:p>+ 210</text:p>
          </table:table-cell>
          <table:table-cell office:value-type="float" office:value="0.70807202103985434" table:style-name="ce50">
            <text:p>+0,7<text:s text:c="3"/></text:p>
          </table:table-cell>
          <table:table-cell office:value-type="float" office:value="6907" table:style-name="ce49">
            <text:p>+6 907</text:p>
          </table:table-cell>
          <table:table-cell office:value-type="float" office:value="30.081442445886502" table:style-name="ce50">
            <text:p>+30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Básico - 3º Ciclo</text:p>
          </table:table-cell>
          <table:table-cell office:value-type="float" office:value="46233" table:style-name="ce62">
            <text:p>46 233</text:p>
          </table:table-cell>
          <table:table-cell office:value-type="float" office:value="20.405524096199425" table:style-name="ce63">
            <text:p>20,4<text:s text:c="5"/></text:p>
          </table:table-cell>
          <table:table-cell office:value-type="float" office:value="45658" table:style-name="ce64">
            <text:p>45 658</text:p>
          </table:table-cell>
          <table:table-cell office:value-type="float" office:value="20.310498220640568" table:style-name="ce65">
            <text:p>20,3<text:s text:c="5"/></text:p>
          </table:table-cell>
          <table:table-cell office:value-type="float" office:value="33300" table:style-name="ce64">
            <text:p>33 300</text:p>
          </table:table-cell>
          <table:table-cell office:value-type="float" office:value="19.689927980984141" table:style-name="ce65">
            <text:p>19,7<text:s text:c="5"/></text:p>
          </table:table-cell>
          <table:table-cell office:value-type="float" office:value="575" table:style-name="ce49">
            <text:p>+ 575</text:p>
          </table:table-cell>
          <table:table-cell office:value-type="float" office:value="1.2593630908055544" table:style-name="ce50">
            <text:p>+1,3<text:s text:c="3"/></text:p>
          </table:table-cell>
          <table:table-cell office:value-type="float" office:value="12933" table:style-name="ce49">
            <text:p>+12 933</text:p>
          </table:table-cell>
          <table:table-cell office:value-type="float" office:value="38.837837837837839" table:style-name="ce50">
            <text:p>+38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Secundário</text:p>
          </table:table-cell>
          <table:table-cell office:value-type="float" office:value="74002" table:style-name="ce62">
            <text:p>74 002</text:p>
          </table:table-cell>
          <table:table-cell office:value-type="float" office:value="32.661726346266732" table:style-name="ce63">
            <text:p>32,7<text:s text:c="5"/></text:p>
          </table:table-cell>
          <table:table-cell office:value-type="float" office:value="73445" table:style-name="ce64">
            <text:p>73 445</text:p>
          </table:table-cell>
          <table:table-cell office:value-type="float" office:value="32.671263345195726" table:style-name="ce65">
            <text:p>32,7<text:s text:c="5"/></text:p>
          </table:table-cell>
          <table:table-cell office:value-type="float" office:value="46635" table:style-name="ce64">
            <text:p>46 635</text:p>
          </table:table-cell>
          <table:table-cell office:value-type="float" office:value="27.574768510306168" table:style-name="ce65">
            <text:p>27,6<text:s text:c="5"/></text:p>
          </table:table-cell>
          <table:table-cell office:value-type="float" office:value="557" table:style-name="ce49">
            <text:p>+ 557</text:p>
          </table:table-cell>
          <table:table-cell office:value-type="float" office:value="0.7583906324460481" table:style-name="ce50">
            <text:p>+0,8<text:s text:c="3"/></text:p>
          </table:table-cell>
          <table:table-cell office:value-type="float" office:value="27367" table:style-name="ce49">
            <text:p>+27 367</text:p>
          </table:table-cell>
          <table:table-cell office:value-type="float" office:value="58.683392301919156" table:style-name="ce50">
            <text:p>+58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4">
            <text:p><text:s text:c="13"/>Superior</text:p>
          </table:table-cell>
          <table:table-cell office:value-type="float" office:value="32555" table:style-name="ce62">
            <text:p>32 555</text:p>
          </table:table-cell>
          <table:table-cell office:value-type="float" office:value="14.368564379377766" table:style-name="ce63">
            <text:p>14,4<text:s text:c="5"/></text:p>
          </table:table-cell>
          <table:table-cell office:value-type="float" office:value="32236" table:style-name="ce64">
            <text:p>32 236</text:p>
          </table:table-cell>
          <table:table-cell office:value-type="float" office:value="14.339857651245552" table:style-name="ce65">
            <text:p>14,3<text:s text:c="5"/></text:p>
          </table:table-cell>
          <table:table-cell office:value-type="float" office:value="25665" table:style-name="ce64">
            <text:p>25 665</text:p>
          </table:table-cell>
          <table:table-cell office:value-type="float" office:value="15.175435484443184" table:style-name="ce65">
            <text:p>15,2<text:s text:c="5"/></text:p>
          </table:table-cell>
          <table:table-cell office:value-type="float" office:value="319" table:style-name="ce49">
            <text:p>+ 319</text:p>
          </table:table-cell>
          <table:table-cell office:value-type="float" office:value="0.98957687057947641" table:style-name="ce50">
            <text:p>+1,0<text:s text:c="3"/></text:p>
          </table:table-cell>
          <table:table-cell office:value-type="float" office:value="6890" table:style-name="ce49">
            <text:p>+6 890</text:p>
          </table:table-cell>
          <table:table-cell office:value-type="float" office:value="26.845899084356127" table:style-name="ce50">
            <text:p>+26,8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2"/>
          <table:table-cell table:style-name="ce73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4"/>
          <table:table-cell table:number-columns-repeated="4" table:style-name="ce77"/>
          <table:table-cell table:style-name="ce4"/>
          <table:table-cell table:style-name="ce78"/>
          <table:table-cell table:number-columns-repeated="2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9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9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80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978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7398in" svg:y="0.24054in" svg:width="1.90592in" svg:height="0.52852in">
                <draw:text-box>
                  <text:p text:style-name="a23" text:class-names="" text:cond-style-name=""><text:span text:style-name="a21" text:class-names="">JUNHO 2020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5" draw:style-name="a19" draw:name="Text Box 122" svg:x="0in" svg:y="0in" svg:width="0.97917in" svg:height="0.32526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3"/>
          <table:table-cell table:number-columns-repeated="6" table:style-name="ce4"/>
          <table:table-cell table:number-columns-repeated="16366"/>
        </table:table-row>
        <table:table-row table:style-name="ro2">
          <table:table-cell/>
          <table:table-cell office:value-type="string" table:style-name="ce5">
            <text:p>Quadro 2 - PEDIDOS DE EMPREGO <text:s text:c="2"/>E <text:s text:c="3"/>DESEMPREGO REGISTADO</text:p>
          </table:table-cell>
          <table:table-cell table:number-columns-repeated="8" table:style-name="ce5"/>
          <table:table-cell office:value-type="string" table:number-columns-spanned="2" table:number-rows-spanned="1" table:style-name="ce81">
            <text:p>CONTINENTE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2">
          <table:table-cell/>
          <table:table-cell office:value-type="string" table:style-name="ce7">
            <text:p>Situação no fim do mês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3"/>
          <table:table-cell table:style-name="ce9"/>
          <table:table-cell table:number-columns-repeated="9" table:style-name="ce3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4"/>
          <table:table-cell office:value-type="string" table:number-columns-spanned="4" table:number-rows-spanned="1" table:style-name="ce82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3">
          <table:table-cell/>
          <table:table-cell table:style-name="ce16"/>
          <table:table-cell office:value-type="string" table:style-name="ce85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83">
            <text:p>Mês <text:s/>anterior</text:p>
          </table:table-cell>
          <table:covered-table-cell/>
          <table:table-cell office:value-type="string" table:number-columns-spanned="2" table:number-rows-spanned="1" table:style-name="ce84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4"/>
          <table:table-cell table:style-name="ce25"/>
          <table:table-cell office:value-type="string" table:style-name="ce26">
            <text:p>Var. Abs.</text:p>
          </table:table-cell>
          <table:table-cell office:value-type="string" table:style-name="ce27">
            <text:p>Var. %</text:p>
          </table:table-cell>
          <table:table-cell office:value-type="string" table:style-name="ce26">
            <text:p>Var. Abs.</text:p>
          </table:table-cell>
          <table:table-cell office:value-type="string" table:style-name="ce28">
            <text:p>Var. %</text:p>
          </table:table-cell>
          <table:table-cell table:number-columns-repeated="6" table:style-name="ce29"/>
          <table:table-cell table:number-columns-repeated="16366"/>
        </table:table-row>
        <table:table-row table:style-name="ro7">
          <table:table-cell/>
          <table:table-cell table:style-name="ce16"/>
          <table:table-cell table:style-name="ce86"/>
          <table:table-cell table:style-name="ce87"/>
          <table:table-cell table:style-name="ce88"/>
          <table:table-cell table:style-name="ce89"/>
          <table:table-cell table:style-name="ce88"/>
          <table:table-cell table:style-name="ce89"/>
          <table:table-cell table:number-columns-repeated="4" table:style-name="ce90"/>
          <table:table-cell table:number-columns-repeated="6" table:style-name="ce29"/>
          <table:table-cell table:number-columns-repeated="16366"/>
        </table:table-row>
        <table:table-row table:style-name="ro5">
          <table:table-cell/>
          <table:table-cell office:value-type="string" table:style-name="ce35">
            <text:p>PEDIDOS DE EMPREGO</text:p>
          </table:table-cell>
          <table:table-cell office:value-type="float" office:value="509951" table:style-name="ce36">
            <text:p>509 951</text:p>
          </table:table-cell>
          <table:table-cell office:value-type="float" office:value="100" table:style-name="ce37">
            <text:p>100,0<text:s text:c="5"/></text:p>
          </table:table-cell>
          <table:table-cell office:value-type="float" office:value="511491" table:style-name="ce38">
            <text:p>511 491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425045" table:style-name="ce38">
            <text:p>425 045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-1540" table:style-name="ce40">
            <text:p><text:s/>-1 540</text:p>
          </table:table-cell>
          <table:table-cell office:value-type="float" office:value="-0.3010805664224786" table:style-name="ce41">
            <text:p>-0,3<text:s text:c="3"/></text:p>
          </table:table-cell>
          <table:table-cell office:value-type="float" office:value="84906" table:style-name="ce40">
            <text:p>+84 906</text:p>
          </table:table-cell>
          <table:table-cell office:value-type="float" office:value="19.975767271700644" table:style-name="ce41">
            <text:p>+20,0<text:s text:c="3"/></text:p>
          </table:table-cell>
          <table:table-cell table:style-name="ce42"/>
          <table:table-cell table:style-name="ce4"/>
          <table:table-cell table:number-columns-repeated="4" table:style-name="ce43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7"/>DESEMPREGO REGISTADO</text:p>
          </table:table-cell>
          <table:table-cell office:value-type="float" office:value="381629" table:style-name="ce45">
            <text:p>381 629</text:p>
          </table:table-cell>
          <table:table-cell office:value-type="float" office:value="74.836405850758211" table:style-name="ce46">
            <text:p>74,8<text:s text:c="5"/></text:p>
          </table:table-cell>
          <table:table-cell office:value-type="float" office:value="384504" table:style-name="ce47">
            <text:p>384 504</text:p>
          </table:table-cell>
          <table:table-cell office:value-type="float" office:value="75.173170202408258" table:style-name="ce48">
            <text:p>75,2<text:s text:c="5"/></text:p>
          </table:table-cell>
          <table:table-cell office:value-type="float" office:value="275950" table:style-name="ce47">
            <text:p>275 950</text:p>
          </table:table-cell>
          <table:table-cell office:value-type="float" office:value="64.922537613664431" table:style-name="ce48">
            <text:p>64,9<text:s text:c="5"/></text:p>
          </table:table-cell>
          <table:table-cell office:value-type="float" office:value="-2875" table:style-name="ce49">
            <text:p><text:s/>-2 875</text:p>
          </table:table-cell>
          <table:table-cell office:value-type="float" office:value="-0.7477165387096103" table:style-name="ce50">
            <text:p>-0,7<text:s text:c="3"/></text:p>
          </table:table-cell>
          <table:table-cell office:value-type="float" office:value="105679" table:style-name="ce49">
            <text:p>+105 679</text:p>
          </table:table-cell>
          <table:table-cell office:value-type="float" office:value="38.296430512774052" table:style-name="ce50">
            <text:p>+38,3<text:s text:c="3"/></text:p>
          </table:table-cell>
          <table:table-cell table:style-name="ce43"/>
          <table:table-cell table:number-columns-repeated="3" table:style-name="ce51"/>
          <table:table-cell table:number-columns-repeated="2" table:style-name="ce43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7"/>EMPREGADOS</text:p>
          </table:table-cell>
          <table:table-cell office:value-type="float" office:value="37582" table:style-name="ce45">
            <text:p>37 582</text:p>
          </table:table-cell>
          <table:table-cell office:value-type="float" office:value="7.369727679718248" table:style-name="ce46">
            <text:p>7,4<text:s text:c="5"/></text:p>
          </table:table-cell>
          <table:table-cell office:value-type="float" office:value="36056" table:style-name="ce47">
            <text:p>36 056</text:p>
          </table:table-cell>
          <table:table-cell office:value-type="float" office:value="7.0491953915122654" table:style-name="ce48">
            <text:p>7,0<text:s text:c="5"/></text:p>
          </table:table-cell>
          <table:table-cell office:value-type="float" office:value="40486" table:style-name="ce47">
            <text:p>40 486</text:p>
          </table:table-cell>
          <table:table-cell office:value-type="float" office:value="9.52510910609465" table:style-name="ce48">
            <text:p>9,5<text:s text:c="5"/></text:p>
          </table:table-cell>
          <table:table-cell office:value-type="float" office:value="1526" table:style-name="ce49">
            <text:p>+1 526</text:p>
          </table:table-cell>
          <table:table-cell office:value-type="float" office:value="4.2323053028622146" table:style-name="ce50">
            <text:p>+4,2<text:s text:c="3"/></text:p>
          </table:table-cell>
          <table:table-cell office:value-type="float" office:value="-2904" table:style-name="ce49">
            <text:p><text:s/>-2 904</text:p>
          </table:table-cell>
          <table:table-cell office:value-type="float" office:value="-7.1728498740305291" table:style-name="ce50">
            <text:p>-7,2<text:s text:c="3"/></text:p>
          </table:table-cell>
          <table:table-cell table:style-name="ce43"/>
          <table:table-cell table:number-columns-repeated="3" table:style-name="ce51"/>
          <table:table-cell table:number-columns-repeated="2" table:style-name="ce43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7"/>OCUPADOS</text:p>
          </table:table-cell>
          <table:table-cell office:value-type="float" office:value="75397" table:style-name="ce45">
            <text:p>75 397</text:p>
          </table:table-cell>
          <table:table-cell office:value-type="float" office:value="14.785146023833661" table:style-name="ce46">
            <text:p>14,8<text:s text:c="5"/></text:p>
          </table:table-cell>
          <table:table-cell office:value-type="float" office:value="76978" table:style-name="ce47">
            <text:p>76 978</text:p>
          </table:table-cell>
          <table:table-cell office:value-type="float" office:value="15.049727170175037" table:style-name="ce48">
            <text:p>15,0<text:s text:c="5"/></text:p>
          </table:table-cell>
          <table:table-cell office:value-type="float" office:value="85769" table:style-name="ce47">
            <text:p>85 769</text:p>
          </table:table-cell>
          <table:table-cell office:value-type="float" office:value="20.178804597160301" table:style-name="ce48">
            <text:p>20,2<text:s text:c="5"/></text:p>
          </table:table-cell>
          <table:table-cell office:value-type="float" office:value="-1581" table:style-name="ce49">
            <text:p><text:s/>-1 581</text:p>
          </table:table-cell>
          <table:table-cell office:value-type="float" office:value="-2.0538335628361351" table:style-name="ce50">
            <text:p>-2,1<text:s text:c="3"/></text:p>
          </table:table-cell>
          <table:table-cell office:value-type="float" office:value="-10372" table:style-name="ce49">
            <text:p><text:s/>-10 372</text:p>
          </table:table-cell>
          <table:table-cell office:value-type="float" office:value="-12.092947335284309" table:style-name="ce50">
            <text:p>-12,1<text:s text:c="3"/></text:p>
          </table:table-cell>
          <table:table-cell table:style-name="ce43"/>
          <table:table-cell table:number-columns-repeated="3" table:style-name="ce51"/>
          <table:table-cell table:number-columns-repeated="2" table:style-name="ce43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7"/>INDISPONIVEIS TEMPORÁRIAMENTE</text:p>
          </table:table-cell>
          <table:table-cell office:value-type="float" office:value="15343" table:style-name="ce45">
            <text:p>15 343</text:p>
          </table:table-cell>
          <table:table-cell office:value-type="float" office:value="3.00872044568988" table:style-name="ce46">
            <text:p>3,0<text:s text:c="5"/></text:p>
          </table:table-cell>
          <table:table-cell office:value-type="float" office:value="13953" table:style-name="ce47">
            <text:p>13 953</text:p>
          </table:table-cell>
          <table:table-cell office:value-type="float" office:value="2.7279072359044441" table:style-name="ce48">
            <text:p>2,7<text:s text:c="5"/></text:p>
          </table:table-cell>
          <table:table-cell office:value-type="float" office:value="22840" table:style-name="ce47">
            <text:p>22 840</text:p>
          </table:table-cell>
          <table:table-cell office:value-type="float" office:value="5.3735486830806156" table:style-name="ce48">
            <text:p>5,4<text:s text:c="5"/></text:p>
          </table:table-cell>
          <table:table-cell office:value-type="float" office:value="1390" table:style-name="ce49">
            <text:p>+1 390</text:p>
          </table:table-cell>
          <table:table-cell office:value-type="float" office:value="9.9620153372034679" table:style-name="ce50">
            <text:p>+10,0<text:s text:c="3"/></text:p>
          </table:table-cell>
          <table:table-cell office:value-type="float" office:value="-7497" table:style-name="ce49">
            <text:p><text:s/>-7 497</text:p>
          </table:table-cell>
          <table:table-cell office:value-type="float" office:value="-32.823992994746057" table:style-name="ce50">
            <text:p>-32,8<text:s text:c="3"/></text:p>
          </table:table-cell>
          <table:table-cell table:style-name="ce43"/>
          <table:table-cell table:number-columns-repeated="3" table:style-name="ce51"/>
          <table:table-cell table:number-columns-repeated="2" table:style-name="ce43"/>
          <table:table-cell table:number-columns-repeated="16366"/>
        </table:table-row>
        <table:table-row table:style-name="ro11">
          <table:table-cell/>
          <table:table-cell table:style-name="ce44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6" table:style-name="ce43"/>
          <table:table-cell table:number-columns-repeated="16366"/>
        </table:table-row>
        <table:table-row table:style-name="ro5">
          <table:table-cell/>
          <table:table-cell office:value-type="string" table:style-name="ce35">
            <text:p><text:s text:c="5"/>DESEMPREGO REGISTADO</text:p>
          </table:table-cell>
          <table:table-cell office:value-type="float" office:value="381629" table:style-name="ce56">
            <text:p>381 629</text:p>
          </table:table-cell>
          <table:table-cell office:value-type="float" office:value="100" table:style-name="ce57">
            <text:p>100,0<text:s text:c="5"/></text:p>
          </table:table-cell>
          <table:table-cell office:value-type="float" office:value="384504" table:style-name="ce58">
            <text:p>384 504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275950" table:style-name="ce58">
            <text:p>275 950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-2875" table:style-name="ce40">
            <text:p><text:s/>-2 875</text:p>
          </table:table-cell>
          <table:table-cell office:value-type="float" office:value="-0.7477165387096103" table:style-name="ce41">
            <text:p>-0,7<text:s text:c="3"/></text:p>
          </table:table-cell>
          <table:table-cell office:value-type="float" office:value="105679" table:style-name="ce40">
            <text:p>+105 679</text:p>
          </table:table-cell>
          <table:table-cell office:value-type="float" office:value="38.296430512774052" table:style-name="ce41">
            <text:p>+38,3<text:s text:c="3"/></text:p>
          </table:table-cell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Homens<text:s/></text:p>
          </table:table-cell>
          <table:table-cell office:value-type="float" office:value="168011" table:style-name="ce62">
            <text:p>168 011</text:p>
          </table:table-cell>
          <table:table-cell office:value-type="float" office:value="44.024694140120381" table:style-name="ce63">
            <text:p>44,0<text:s text:c="5"/></text:p>
          </table:table-cell>
          <table:table-cell office:value-type="float" office:value="172366" table:style-name="ce64">
            <text:p>172 366</text:p>
          </table:table-cell>
          <table:table-cell office:value-type="float" office:value="44.828142229989801" table:style-name="ce65">
            <text:p>44,8<text:s text:c="5"/></text:p>
          </table:table-cell>
          <table:table-cell office:value-type="float" office:value="118332" table:style-name="ce64">
            <text:p>118 332</text:p>
          </table:table-cell>
          <table:table-cell office:value-type="float" office:value="42.881681464033342" table:style-name="ce65">
            <text:p>42,9<text:s text:c="5"/></text:p>
          </table:table-cell>
          <table:table-cell office:value-type="float" office:value="-4355" table:style-name="ce49">
            <text:p><text:s/>-4 355</text:p>
          </table:table-cell>
          <table:table-cell office:value-type="float" office:value="-2.5266003736235687" table:style-name="ce50">
            <text:p>-2,5<text:s text:c="3"/></text:p>
          </table:table-cell>
          <table:table-cell office:value-type="float" office:value="49679" table:style-name="ce49">
            <text:p>+49 679</text:p>
          </table:table-cell>
          <table:table-cell office:value-type="float" office:value="41.982726565933135" table:style-name="ce50">
            <text:p>+42,0<text:s text:c="3"/></text:p>
          </table:table-cell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Mulheres</text:p>
          </table:table-cell>
          <table:table-cell office:value-type="float" office:value="213618" table:style-name="ce62">
            <text:p>213 618</text:p>
          </table:table-cell>
          <table:table-cell office:value-type="float" office:value="55.975305859879619" table:style-name="ce63">
            <text:p>56,0<text:s text:c="5"/></text:p>
          </table:table-cell>
          <table:table-cell office:value-type="float" office:value="212138" table:style-name="ce64">
            <text:p>212 138</text:p>
          </table:table-cell>
          <table:table-cell office:value-type="float" office:value="55.171857770010192" table:style-name="ce65">
            <text:p>55,2<text:s text:c="5"/></text:p>
          </table:table-cell>
          <table:table-cell office:value-type="float" office:value="157618" table:style-name="ce64">
            <text:p>157 618</text:p>
          </table:table-cell>
          <table:table-cell office:value-type="float" office:value="57.118318535966658" table:style-name="ce65">
            <text:p>57,1<text:s text:c="5"/></text:p>
          </table:table-cell>
          <table:table-cell office:value-type="float" office:value="1480" table:style-name="ce49">
            <text:p>+1 480</text:p>
          </table:table-cell>
          <table:table-cell office:value-type="float" office:value="0.69765907098209656" table:style-name="ce50">
            <text:p>+0,7<text:s text:c="3"/></text:p>
          </table:table-cell>
          <table:table-cell office:value-type="float" office:value="56000" table:style-name="ce49">
            <text:p>+56 000</text:p>
          </table:table-cell>
          <table:table-cell office:value-type="float" office:value="35.528937050336893" table:style-name="ce50">
            <text:p>+35,5<text:s text:c="3"/></text:p>
          </table:table-cell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12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&lt; 25 anos</text:p>
          </table:table-cell>
          <table:table-cell office:value-type="float" office:value="42044" table:style-name="ce62">
            <text:p>42 044</text:p>
          </table:table-cell>
          <table:table-cell office:value-type="float" office:value="11.016982462024636" table:style-name="ce63">
            <text:p>11,0<text:s text:c="5"/></text:p>
          </table:table-cell>
          <table:table-cell office:value-type="float" office:value="42762" table:style-name="ce64">
            <text:p>42 762</text:p>
          </table:table-cell>
          <table:table-cell office:value-type="float" office:value="11.121340740278384" table:style-name="ce65">
            <text:p>11,1<text:s text:c="5"/></text:p>
          </table:table-cell>
          <table:table-cell office:value-type="float" office:value="25261" table:style-name="ce64">
            <text:p>25 261</text:p>
          </table:table-cell>
          <table:table-cell office:value-type="float" office:value="9.154194600471099" table:style-name="ce65">
            <text:p>9,2<text:s text:c="5"/></text:p>
          </table:table-cell>
          <table:table-cell office:value-type="float" office:value="-718" table:style-name="ce49">
            <text:p><text:s/>- 718</text:p>
          </table:table-cell>
          <table:table-cell office:value-type="float" office:value="-1.6790608484168186" table:style-name="ce50">
            <text:p>-1,7<text:s text:c="3"/></text:p>
          </table:table-cell>
          <table:table-cell office:value-type="float" office:value="16783" table:style-name="ce49">
            <text:p>+16 783</text:p>
          </table:table-cell>
          <table:table-cell office:value-type="float" office:value="66.438383278571706" table:style-name="ce50">
            <text:p>+66,4<text:s text:c="3"/></text:p>
          </table:table-cell>
          <table:table-cell table:style-name="ce66"/>
          <table:table-cell table:number-columns-repeated="5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&gt;= 25 anos</text:p>
          </table:table-cell>
          <table:table-cell office:value-type="float" office:value="339585" table:style-name="ce62">
            <text:p>339 585</text:p>
          </table:table-cell>
          <table:table-cell office:value-type="float" office:value="88.983017537975357" table:style-name="ce63">
            <text:p>89,0<text:s text:c="5"/></text:p>
          </table:table-cell>
          <table:table-cell office:value-type="float" office:value="341742" table:style-name="ce64">
            <text:p>341 742</text:p>
          </table:table-cell>
          <table:table-cell office:value-type="float" office:value="88.878659259721616" table:style-name="ce65">
            <text:p>88,9<text:s text:c="5"/></text:p>
          </table:table-cell>
          <table:table-cell office:value-type="float" office:value="250689" table:style-name="ce64">
            <text:p>250 689</text:p>
          </table:table-cell>
          <table:table-cell office:value-type="float" office:value="90.845805399528899" table:style-name="ce65">
            <text:p>90,8<text:s text:c="5"/></text:p>
          </table:table-cell>
          <table:table-cell office:value-type="float" office:value="-2157" table:style-name="ce49">
            <text:p><text:s/>-2 157</text:p>
          </table:table-cell>
          <table:table-cell office:value-type="float" office:value="-0.63117790613971947" table:style-name="ce50">
            <text:p>-0,6<text:s text:c="3"/></text:p>
          </table:table-cell>
          <table:table-cell office:value-type="float" office:value="88896" table:style-name="ce49">
            <text:p>+88 896</text:p>
          </table:table-cell>
          <table:table-cell office:value-type="float" office:value="35.460670392398555" table:style-name="ce50">
            <text:p>+35,5<text:s text:c="3"/></text:p>
          </table:table-cell>
          <table:table-cell table:style-name="ce60"/>
          <table:table-cell table:style-name="ce91"/>
          <table:table-cell table:number-columns-repeated="4" table:style-name="ce61"/>
          <table:table-cell table:number-columns-repeated="16366"/>
        </table:table-row>
        <table:table-row table:style-name="ro13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style-name="ce60"/>
          <table:table-cell table:style-name="ce91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Inscritos &lt; 1 ano</text:p>
          </table:table-cell>
          <table:table-cell office:value-type="float" office:value="256452" table:style-name="ce62">
            <text:p>256 452</text:p>
          </table:table-cell>
          <table:table-cell office:value-type="float" office:value="67.199295651011852" table:style-name="ce63">
            <text:p>67,2<text:s text:c="5"/></text:p>
          </table:table-cell>
          <table:table-cell office:value-type="float" office:value="258368" table:style-name="ce64">
            <text:p>258 368</text:p>
          </table:table-cell>
          <table:table-cell office:value-type="float" office:value="67.19513971246073" table:style-name="ce65">
            <text:p>67,2<text:s text:c="5"/></text:p>
          </table:table-cell>
          <table:table-cell office:value-type="float" office:value="152216" table:style-name="ce64">
            <text:p>152 216</text:p>
          </table:table-cell>
          <table:table-cell office:value-type="float" office:value="55.160717521290096" table:style-name="ce65">
            <text:p>55,2<text:s text:c="5"/></text:p>
          </table:table-cell>
          <table:table-cell office:value-type="float" office:value="-1916" table:style-name="ce49">
            <text:p><text:s/>-1 916</text:p>
          </table:table-cell>
          <table:table-cell office:value-type="float" office:value="-0.74157790438444393" table:style-name="ce50">
            <text:p>-0,7<text:s text:c="3"/></text:p>
          </table:table-cell>
          <table:table-cell office:value-type="float" office:value="104236" table:style-name="ce49">
            <text:p>+104 236</text:p>
          </table:table-cell>
          <table:table-cell office:value-type="float" office:value="68.479003521311824" table:style-name="ce50">
            <text:p>+68,5<text:s text:c="3"/></text:p>
          </table:table-cell>
          <table:table-cell table:style-name="ce66"/>
          <table:table-cell table:style-name="ce60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Inscritos &gt;= 1 ano</text:p>
          </table:table-cell>
          <table:table-cell office:value-type="float" office:value="125177" table:style-name="ce62">
            <text:p>125 177</text:p>
          </table:table-cell>
          <table:table-cell office:value-type="float" office:value="32.800704348988155" table:style-name="ce63">
            <text:p>32,8<text:s text:c="5"/></text:p>
          </table:table-cell>
          <table:table-cell office:value-type="float" office:value="126136" table:style-name="ce64">
            <text:p>126 136</text:p>
          </table:table-cell>
          <table:table-cell office:value-type="float" office:value="32.80486028753927" table:style-name="ce65">
            <text:p>32,8<text:s text:c="5"/></text:p>
          </table:table-cell>
          <table:table-cell office:value-type="float" office:value="123734" table:style-name="ce64">
            <text:p>123 734</text:p>
          </table:table-cell>
          <table:table-cell office:value-type="float" office:value="44.839282478709912" table:style-name="ce65">
            <text:p>44,8<text:s text:c="5"/></text:p>
          </table:table-cell>
          <table:table-cell office:value-type="float" office:value="-959" table:style-name="ce49">
            <text:p><text:s/>- 959</text:p>
          </table:table-cell>
          <table:table-cell office:value-type="float" office:value="-0.76029048011669942" table:style-name="ce50">
            <text:p>-0,8<text:s text:c="3"/></text:p>
          </table:table-cell>
          <table:table-cell office:value-type="float" office:value="1443" table:style-name="ce49">
            <text:p>+1 443</text:p>
          </table:table-cell>
          <table:table-cell office:value-type="float" office:value="1.1662113889472578" table:style-name="ce50">
            <text:p>+1,2<text:s text:c="3"/></text:p>
          </table:table-cell>
          <table:table-cell table:style-name="ce60"/>
          <table:table-cell table:style-name="ce91"/>
          <table:table-cell table:number-columns-repeated="4" table:style-name="ce61"/>
          <table:table-cell table:number-columns-repeated="16366"/>
        </table:table-row>
        <table:table-row table:style-name="ro13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style-name="ce60"/>
          <table:table-cell table:style-name="ce91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Primeiro Emprego</text:p>
          </table:table-cell>
          <table:table-cell office:value-type="float" office:value="25052" table:style-name="ce62">
            <text:p>25 052</text:p>
          </table:table-cell>
          <table:table-cell office:value-type="float" office:value="6.5644906440548283" table:style-name="ce63">
            <text:p>6,6<text:s text:c="5"/></text:p>
          </table:table-cell>
          <table:table-cell office:value-type="float" office:value="25628" table:style-name="ce64">
            <text:p>25 628</text:p>
          </table:table-cell>
          <table:table-cell office:value-type="float" office:value="6.6652102448869197" table:style-name="ce65">
            <text:p>6,7<text:s text:c="5"/></text:p>
          </table:table-cell>
          <table:table-cell office:value-type="float" office:value="25698" table:style-name="ce64">
            <text:p>25 698</text:p>
          </table:table-cell>
          <table:table-cell office:value-type="float" office:value="9.3125566225765546" table:style-name="ce65">
            <text:p>9,3<text:s text:c="5"/></text:p>
          </table:table-cell>
          <table:table-cell office:value-type="float" office:value="-576" table:style-name="ce49">
            <text:p><text:s/>- 576</text:p>
          </table:table-cell>
          <table:table-cell office:value-type="float" office:value="-2.2475417512096145" table:style-name="ce50">
            <text:p>-2,2<text:s text:c="3"/></text:p>
          </table:table-cell>
          <table:table-cell office:value-type="float" office:value="-646" table:style-name="ce49">
            <text:p><text:s/>- 646</text:p>
          </table:table-cell>
          <table:table-cell office:value-type="float" office:value="-2.5138143046151451" table:style-name="ce50">
            <text:p>-2,5<text:s text:c="3"/></text:p>
          </table:table-cell>
          <table:table-cell table:number-columns-repeated="2" table:style-name="ce66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Novo Emprego</text:p>
          </table:table-cell>
          <table:table-cell office:value-type="float" office:value="356577" table:style-name="ce62">
            <text:p>356 577</text:p>
          </table:table-cell>
          <table:table-cell office:value-type="float" office:value="93.435509355945172" table:style-name="ce63">
            <text:p>93,4<text:s text:c="5"/></text:p>
          </table:table-cell>
          <table:table-cell office:value-type="float" office:value="358876" table:style-name="ce64">
            <text:p>358 876</text:p>
          </table:table-cell>
          <table:table-cell office:value-type="float" office:value="93.334789755113079" table:style-name="ce65">
            <text:p>93,3<text:s text:c="5"/></text:p>
          </table:table-cell>
          <table:table-cell office:value-type="float" office:value="250252" table:style-name="ce64">
            <text:p>250 252</text:p>
          </table:table-cell>
          <table:table-cell office:value-type="float" office:value="90.687443377423449" table:style-name="ce65">
            <text:p>90,7<text:s text:c="5"/></text:p>
          </table:table-cell>
          <table:table-cell office:value-type="float" office:value="-2299" table:style-name="ce49">
            <text:p><text:s/>-2 299</text:p>
          </table:table-cell>
          <table:table-cell office:value-type="float" office:value="-0.64061124176595818" table:style-name="ce50">
            <text:p>-0,6<text:s text:c="3"/></text:p>
          </table:table-cell>
          <table:table-cell office:value-type="float" office:value="106325" table:style-name="ce49">
            <text:p>+106 325</text:p>
          </table:table-cell>
          <table:table-cell office:value-type="float" office:value="42.487172929686878" table:style-name="ce50">
            <text:p>+42,5<text:s text:c="3"/></text:p>
          </table:table-cell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12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Nenhum <text:s/>Nível de Instrução</text:p>
          </table:table-cell>
          <table:table-cell office:value-type="float" office:value="24242" table:style-name="ce62">
            <text:p>24 242</text:p>
          </table:table-cell>
          <table:table-cell office:value-type="float" office:value="6.3522426230710982" table:style-name="ce63">
            <text:p>6,4<text:s text:c="5"/></text:p>
          </table:table-cell>
          <table:table-cell office:value-type="float" office:value="24636" table:style-name="ce64">
            <text:p>24 636</text:p>
          </table:table-cell>
          <table:table-cell office:value-type="float" office:value="6.4072155296173774" table:style-name="ce65">
            <text:p>6,4<text:s text:c="5"/></text:p>
          </table:table-cell>
          <table:table-cell office:value-type="float" office:value="20697" table:style-name="ce64">
            <text:p>20 697</text:p>
          </table:table-cell>
          <table:table-cell office:value-type="float" office:value="7.5002717883674572" table:style-name="ce65">
            <text:p>7,5<text:s text:c="5"/></text:p>
          </table:table-cell>
          <table:table-cell office:value-type="float" office:value="-394" table:style-name="ce49">
            <text:p><text:s/>- 394</text:p>
          </table:table-cell>
          <table:table-cell office:value-type="float" office:value="-1.5992855983114143" table:style-name="ce50">
            <text:p>-1,6<text:s text:c="3"/></text:p>
          </table:table-cell>
          <table:table-cell office:value-type="float" office:value="3545" table:style-name="ce49">
            <text:p>+3 545</text:p>
          </table:table-cell>
          <table:table-cell office:value-type="float" office:value="17.128086196067063" table:style-name="ce50">
            <text:p>+17,1<text:s text:c="3"/></text:p>
          </table:table-cell>
          <table:table-cell table:style-name="ce66"/>
          <table:table-cell table:style-name="ce60"/>
          <table:table-cell table:number-columns-repeated="4" table:style-name="ce61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Básico - 1º Ciclo</text:p>
          </table:table-cell>
          <table:table-cell office:value-type="float" office:value="53475" table:style-name="ce62">
            <text:p>53 475</text:p>
          </table:table-cell>
          <table:table-cell office:value-type="float" office:value="14.012299903833302" table:style-name="ce63">
            <text:p>14,0<text:s text:c="5"/></text:p>
          </table:table-cell>
          <table:table-cell office:value-type="float" office:value="54394" table:style-name="ce64">
            <text:p>54 394</text:p>
          </table:table-cell>
          <table:table-cell office:value-type="float" office:value="14.146536837068016" table:style-name="ce65">
            <text:p>14,1<text:s text:c="5"/></text:p>
          </table:table-cell>
          <table:table-cell office:value-type="float" office:value="50349" table:style-name="ce64">
            <text:p>50 349</text:p>
          </table:table-cell>
          <table:table-cell office:value-type="float" office:value="18.245696684181915" table:style-name="ce65">
            <text:p>18,2<text:s text:c="5"/></text:p>
          </table:table-cell>
          <table:table-cell office:value-type="float" office:value="-919" table:style-name="ce49">
            <text:p><text:s/>- 919</text:p>
          </table:table-cell>
          <table:table-cell office:value-type="float" office:value="-1.6895245799169025" table:style-name="ce50">
            <text:p>-1,7<text:s text:c="3"/></text:p>
          </table:table-cell>
          <table:table-cell office:value-type="float" office:value="3126" table:style-name="ce49">
            <text:p>+3 126</text:p>
          </table:table-cell>
          <table:table-cell office:value-type="float" office:value="6.2086635285705771" table:style-name="ce50">
            <text:p>+6,2<text:s text:c="3"/></text:p>
          </table:table-cell>
          <table:table-cell table:number-columns-repeated="6" table:style-name="ce60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Básico - 2º Ciclo</text:p>
          </table:table-cell>
          <table:table-cell office:value-type="float" office:value="53926" table:style-name="ce62">
            <text:p>53 926</text:p>
          </table:table-cell>
          <table:table-cell office:value-type="float" office:value="14.130477505640297" table:style-name="ce63">
            <text:p>14,1<text:s text:c="5"/></text:p>
          </table:table-cell>
          <table:table-cell office:value-type="float" office:value="55032" table:style-name="ce64">
            <text:p>55 032</text:p>
          </table:table-cell>
          <table:table-cell office:value-type="float" office:value="14.312464889832096" table:style-name="ce65">
            <text:p>14,3<text:s text:c="5"/></text:p>
          </table:table-cell>
          <table:table-cell office:value-type="float" office:value="40363" table:style-name="ce64">
            <text:p>40 363</text:p>
          </table:table-cell>
          <table:table-cell office:value-type="float" office:value="14.626925167602828" table:style-name="ce65">
            <text:p>14,6<text:s text:c="5"/></text:p>
          </table:table-cell>
          <table:table-cell office:value-type="float" office:value="-1106" table:style-name="ce49">
            <text:p><text:s/>-1 106</text:p>
          </table:table-cell>
          <table:table-cell office:value-type="float" office:value="-2.0097397877598486" table:style-name="ce50">
            <text:p>-2,0<text:s text:c="3"/></text:p>
          </table:table-cell>
          <table:table-cell office:value-type="float" office:value="13563" table:style-name="ce49">
            <text:p>+13 563</text:p>
          </table:table-cell>
          <table:table-cell office:value-type="float" office:value="33.602556797066619" table:style-name="ce50">
            <text:p>+33,6<text:s text:c="3"/></text:p>
          </table:table-cell>
          <table:table-cell table:number-columns-repeated="6" table:style-name="ce60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Básico - 3º Ciclo</text:p>
          </table:table-cell>
          <table:table-cell office:value-type="float" office:value="79969" table:style-name="ce62">
            <text:p>79 969</text:p>
          </table:table-cell>
          <table:table-cell office:value-type="float" office:value="20.954644432157934" table:style-name="ce63">
            <text:p>21,0<text:s text:c="5"/></text:p>
          </table:table-cell>
          <table:table-cell office:value-type="float" office:value="80735" table:style-name="ce64">
            <text:p>80 735</text:p>
          </table:table-cell>
          <table:table-cell office:value-type="float" office:value="20.997180783554917" table:style-name="ce65">
            <text:p>21,0<text:s text:c="5"/></text:p>
          </table:table-cell>
          <table:table-cell office:value-type="float" office:value="54232" table:style-name="ce64">
            <text:p>54 232</text:p>
          </table:table-cell>
          <table:table-cell office:value-type="float" office:value="19.652835658633812" table:style-name="ce65">
            <text:p>19,7<text:s text:c="5"/></text:p>
          </table:table-cell>
          <table:table-cell office:value-type="float" office:value="-766" table:style-name="ce49">
            <text:p><text:s/>- 766</text:p>
          </table:table-cell>
          <table:table-cell office:value-type="float" office:value="-0.94878305567597698" table:style-name="ce50">
            <text:p>-0,9<text:s text:c="3"/></text:p>
          </table:table-cell>
          <table:table-cell office:value-type="float" office:value="25737" table:style-name="ce49">
            <text:p>+25 737</text:p>
          </table:table-cell>
          <table:table-cell office:value-type="float" office:value="47.457220829030831" table:style-name="ce50">
            <text:p>+47,5<text:s text:c="3"/></text:p>
          </table:table-cell>
          <table:table-cell table:number-columns-repeated="6" table:style-name="ce60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Secundário</text:p>
          </table:table-cell>
          <table:table-cell office:value-type="float" office:value="121630" table:style-name="ce62">
            <text:p>121 630</text:p>
          </table:table-cell>
          <table:table-cell office:value-type="float" office:value="31.871267644754457" table:style-name="ce63">
            <text:p>31,9<text:s text:c="5"/></text:p>
          </table:table-cell>
          <table:table-cell office:value-type="float" office:value="121871" table:style-name="ce64">
            <text:p>121 871</text:p>
          </table:table-cell>
          <table:table-cell office:value-type="float" office:value="31.695639057070927" table:style-name="ce65">
            <text:p>31,7<text:s text:c="5"/></text:p>
          </table:table-cell>
          <table:table-cell office:value-type="float" office:value="72595" table:style-name="ce64">
            <text:p>72 595</text:p>
          </table:table-cell>
          <table:table-cell office:value-type="float" office:value="26.307302047472369" table:style-name="ce65">
            <text:p>26,3<text:s text:c="5"/></text:p>
          </table:table-cell>
          <table:table-cell office:value-type="float" office:value="-241" table:style-name="ce49">
            <text:p><text:s/>- 241</text:p>
          </table:table-cell>
          <table:table-cell office:value-type="float" office:value="-0.19775008000262573" table:style-name="ce50">
            <text:p>-0,2<text:s text:c="3"/></text:p>
          </table:table-cell>
          <table:table-cell office:value-type="float" office:value="49035" table:style-name="ce49">
            <text:p>+49 035</text:p>
          </table:table-cell>
          <table:table-cell office:value-type="float" office:value="67.545974240650182" table:style-name="ce50">
            <text:p>+67,5<text:s text:c="3"/></text:p>
          </table:table-cell>
          <table:table-cell table:style-name="ce60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4">
            <text:p><text:s text:c="13"/>Superior</text:p>
          </table:table-cell>
          <table:table-cell office:value-type="float" office:value="48387" table:style-name="ce62">
            <text:p>48 387</text:p>
          </table:table-cell>
          <table:table-cell office:value-type="float" office:value="12.679067890542909" table:style-name="ce63">
            <text:p>12,7<text:s text:c="5"/></text:p>
          </table:table-cell>
          <table:table-cell office:value-type="float" office:value="47836" table:style-name="ce64">
            <text:p>47 836</text:p>
          </table:table-cell>
          <table:table-cell office:value-type="float" office:value="12.440962902856667" table:style-name="ce65">
            <text:p>12,4<text:s text:c="5"/></text:p>
          </table:table-cell>
          <table:table-cell office:value-type="float" office:value="37714" table:style-name="ce64">
            <text:p>37 714</text:p>
          </table:table-cell>
          <table:table-cell office:value-type="float" office:value="13.666968653741622" table:style-name="ce65">
            <text:p>13,7<text:s text:c="5"/></text:p>
          </table:table-cell>
          <table:table-cell office:value-type="float" office:value="551" table:style-name="ce49">
            <text:p>+ 551</text:p>
          </table:table-cell>
          <table:table-cell office:value-type="float" office:value="1.1518521615519692" table:style-name="ce50">
            <text:p>+1,2<text:s text:c="3"/></text:p>
          </table:table-cell>
          <table:table-cell office:value-type="float" office:value="10673" table:style-name="ce49">
            <text:p>+10 673</text:p>
          </table:table-cell>
          <table:table-cell office:value-type="float" office:value="28.299835604815186" table:style-name="ce50">
            <text:p>+28,3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4"/>
          <table:table-cell table:style-name="ce62"/>
          <table:table-cell table:style-name="ce53"/>
          <table:table-cell table:style-name="ce64"/>
          <table:table-cell table:style-name="ce55"/>
          <table:table-cell table:style-name="ce64"/>
          <table:table-cell table:style-name="ce5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68">
            <text:p><text:s text:c="9"/>Homens</text:p>
          </table:table-cell>
          <table:table-cell office:value-type="float" office:value="168011" table:style-name="ce56">
            <text:p>168 011</text:p>
          </table:table-cell>
          <table:table-cell office:value-type="float" office:value="100" table:style-name="ce57">
            <text:p>100,0<text:s text:c="5"/></text:p>
          </table:table-cell>
          <table:table-cell office:value-type="float" office:value="172366" table:style-name="ce58">
            <text:p>172 366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118332" table:style-name="ce58">
            <text:p>118 332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-4355" table:style-name="ce40">
            <text:p><text:s/>-4 355</text:p>
          </table:table-cell>
          <table:table-cell office:value-type="float" office:value="-2.5266003736235687" table:style-name="ce41">
            <text:p>-2,5<text:s text:c="3"/></text:p>
          </table:table-cell>
          <table:table-cell office:value-type="float" office:value="49679" table:style-name="ce40">
            <text:p>+49 679</text:p>
          </table:table-cell>
          <table:table-cell office:value-type="float" office:value="41.982726565933135" table:style-name="ce41">
            <text:p>+42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&lt; 25 anos</text:p>
          </table:table-cell>
          <table:table-cell office:value-type="float" office:value="19561" table:style-name="ce62">
            <text:p>19 561</text:p>
          </table:table-cell>
          <table:table-cell office:value-type="float" office:value="11.642690061960229" table:style-name="ce63">
            <text:p>11,6<text:s text:c="5"/></text:p>
          </table:table-cell>
          <table:table-cell office:value-type="float" office:value="20092" table:style-name="ce64">
            <text:p>20 092</text:p>
          </table:table-cell>
          <table:table-cell office:value-type="float" office:value="11.656591207082604" table:style-name="ce65">
            <text:p>11,7<text:s text:c="5"/></text:p>
          </table:table-cell>
          <table:table-cell office:value-type="float" office:value="11147" table:style-name="ce64">
            <text:p>11 147</text:p>
          </table:table-cell>
          <table:table-cell office:value-type="float" office:value="9.4201061420410372" table:style-name="ce65">
            <text:p>9,4<text:s text:c="5"/></text:p>
          </table:table-cell>
          <table:table-cell office:value-type="float" office:value="-531" table:style-name="ce49">
            <text:p><text:s/>- 531</text:p>
          </table:table-cell>
          <table:table-cell office:value-type="float" office:value="-2.6428429225562411" table:style-name="ce50">
            <text:p>-2,6<text:s text:c="3"/></text:p>
          </table:table-cell>
          <table:table-cell office:value-type="float" office:value="8414" table:style-name="ce49">
            <text:p>+8 414</text:p>
          </table:table-cell>
          <table:table-cell office:value-type="float" office:value="75.482192518166329" table:style-name="ce50">
            <text:p>+75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&gt;= 25 anos</text:p>
          </table:table-cell>
          <table:table-cell office:value-type="float" office:value="148450" table:style-name="ce62">
            <text:p>148 450</text:p>
          </table:table-cell>
          <table:table-cell office:value-type="float" office:value="88.357309938039776" table:style-name="ce63">
            <text:p>88,4<text:s text:c="5"/></text:p>
          </table:table-cell>
          <table:table-cell office:value-type="float" office:value="152274" table:style-name="ce64">
            <text:p>152 274</text:p>
          </table:table-cell>
          <table:table-cell office:value-type="float" office:value="88.343408792917401" table:style-name="ce65">
            <text:p>88,3<text:s text:c="5"/></text:p>
          </table:table-cell>
          <table:table-cell office:value-type="float" office:value="107185" table:style-name="ce64">
            <text:p>107 185</text:p>
          </table:table-cell>
          <table:table-cell office:value-type="float" office:value="90.579893857958965" table:style-name="ce65">
            <text:p>90,6<text:s text:c="5"/></text:p>
          </table:table-cell>
          <table:table-cell office:value-type="float" office:value="-3824" table:style-name="ce49">
            <text:p><text:s/>-3 824</text:p>
          </table:table-cell>
          <table:table-cell office:value-type="float" office:value="-2.5112625924320633" table:style-name="ce50">
            <text:p>-2,5<text:s text:c="3"/></text:p>
          </table:table-cell>
          <table:table-cell office:value-type="float" office:value="41265" table:style-name="ce49">
            <text:p>+41 265</text:p>
          </table:table-cell>
          <table:table-cell office:value-type="float" office:value="38.498857116200966" table:style-name="ce50">
            <text:p>+38,5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Inscritos &lt; 1 ano</text:p>
          </table:table-cell>
          <table:table-cell office:value-type="float" office:value="114998" table:style-name="ce62">
            <text:p>114 998</text:p>
          </table:table-cell>
          <table:table-cell office:value-type="float" office:value="68.446708846444579" table:style-name="ce63">
            <text:p>68,4<text:s text:c="5"/></text:p>
          </table:table-cell>
          <table:table-cell office:value-type="float" office:value="118977" table:style-name="ce64">
            <text:p>118 977</text:p>
          </table:table-cell>
          <table:table-cell office:value-type="float" office:value="69.025793950082956" table:style-name="ce65">
            <text:p>69,0<text:s text:c="5"/></text:p>
          </table:table-cell>
          <table:table-cell office:value-type="float" office:value="64161" table:style-name="ce64">
            <text:p>64 161</text:p>
          </table:table-cell>
          <table:table-cell office:value-type="float" office:value="54.221174323090956" table:style-name="ce65">
            <text:p>54,2<text:s text:c="5"/></text:p>
          </table:table-cell>
          <table:table-cell office:value-type="float" office:value="-3979" table:style-name="ce49">
            <text:p><text:s/>-3 979</text:p>
          </table:table-cell>
          <table:table-cell office:value-type="float" office:value="-3.3443438647805879" table:style-name="ce50">
            <text:p>-3,3<text:s text:c="3"/></text:p>
          </table:table-cell>
          <table:table-cell office:value-type="float" office:value="50837" table:style-name="ce49">
            <text:p>+50 837</text:p>
          </table:table-cell>
          <table:table-cell office:value-type="float" office:value="79.233490749832455" table:style-name="ce50">
            <text:p>+79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Inscritos &gt;= 1 ano</text:p>
          </table:table-cell>
          <table:table-cell office:value-type="float" office:value="53013" table:style-name="ce62">
            <text:p>53 013</text:p>
          </table:table-cell>
          <table:table-cell office:value-type="float" office:value="31.553291153555424" table:style-name="ce63">
            <text:p>31,6<text:s text:c="5"/></text:p>
          </table:table-cell>
          <table:table-cell office:value-type="float" office:value="53389" table:style-name="ce64">
            <text:p>53 389</text:p>
          </table:table-cell>
          <table:table-cell office:value-type="float" office:value="30.974206049917036" table:style-name="ce65">
            <text:p>31,0<text:s text:c="5"/></text:p>
          </table:table-cell>
          <table:table-cell office:value-type="float" office:value="54171" table:style-name="ce64">
            <text:p>54 171</text:p>
          </table:table-cell>
          <table:table-cell office:value-type="float" office:value="45.778825676909037" table:style-name="ce65">
            <text:p>45,8<text:s text:c="5"/></text:p>
          </table:table-cell>
          <table:table-cell office:value-type="float" office:value="-376" table:style-name="ce49">
            <text:p><text:s/>- 376</text:p>
          </table:table-cell>
          <table:table-cell office:value-type="float" office:value="-0.70426492348611136" table:style-name="ce50">
            <text:p>-0,7<text:s text:c="3"/></text:p>
          </table:table-cell>
          <table:table-cell office:value-type="float" office:value="-1158" table:style-name="ce49">
            <text:p><text:s/>-1 158</text:p>
          </table:table-cell>
          <table:table-cell office:value-type="float" office:value="-2.1376751398349674" table:style-name="ce50">
            <text:p>-2,1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Primeiro Emprego</text:p>
          </table:table-cell>
          <table:table-cell office:value-type="float" office:value="9569" table:style-name="ce62">
            <text:p>9 569</text:p>
          </table:table-cell>
          <table:table-cell office:value-type="float" office:value="5.6954604162822671" table:style-name="ce63">
            <text:p>5,7<text:s text:c="5"/></text:p>
          </table:table-cell>
          <table:table-cell office:value-type="float" office:value="9864" table:style-name="ce64">
            <text:p>9 864</text:p>
          </table:table-cell>
          <table:table-cell office:value-type="float" office:value="5.7227063341958395" table:style-name="ce65">
            <text:p>5,7<text:s text:c="5"/></text:p>
          </table:table-cell>
          <table:table-cell office:value-type="float" office:value="9856" table:style-name="ce64">
            <text:p>9 856</text:p>
          </table:table-cell>
          <table:table-cell office:value-type="float" office:value="8.3291079336105192" table:style-name="ce65">
            <text:p>8,3<text:s text:c="5"/></text:p>
          </table:table-cell>
          <table:table-cell office:value-type="float" office:value="-295" table:style-name="ce49">
            <text:p><text:s/>- 295</text:p>
          </table:table-cell>
          <table:table-cell office:value-type="float" office:value="-2.9906731549067316" table:style-name="ce50">
            <text:p>-3,0<text:s text:c="3"/></text:p>
          </table:table-cell>
          <table:table-cell office:value-type="float" office:value="-287" table:style-name="ce49">
            <text:p><text:s/>- 287</text:p>
          </table:table-cell>
          <table:table-cell office:value-type="float" office:value="-2.9119318181818179" table:style-name="ce50">
            <text:p>-2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Novo Emprego</text:p>
          </table:table-cell>
          <table:table-cell office:value-type="float" office:value="158442" table:style-name="ce62">
            <text:p>158 442</text:p>
          </table:table-cell>
          <table:table-cell office:value-type="float" office:value="94.304539583717727" table:style-name="ce63">
            <text:p>94,3<text:s text:c="5"/></text:p>
          </table:table-cell>
          <table:table-cell office:value-type="float" office:value="162502" table:style-name="ce64">
            <text:p>162 502</text:p>
          </table:table-cell>
          <table:table-cell office:value-type="float" office:value="94.277293665804166" table:style-name="ce65">
            <text:p>94,3<text:s text:c="5"/></text:p>
          </table:table-cell>
          <table:table-cell office:value-type="float" office:value="108476" table:style-name="ce64">
            <text:p>108 476</text:p>
          </table:table-cell>
          <table:table-cell office:value-type="float" office:value="91.67089206638947" table:style-name="ce65">
            <text:p>91,7<text:s text:c="5"/></text:p>
          </table:table-cell>
          <table:table-cell office:value-type="float" office:value="-4060" table:style-name="ce49">
            <text:p><text:s/>-4 060</text:p>
          </table:table-cell>
          <table:table-cell office:value-type="float" office:value="-2.498430788544141" table:style-name="ce50">
            <text:p>-2,5<text:s text:c="3"/></text:p>
          </table:table-cell>
          <table:table-cell office:value-type="float" office:value="49966" table:style-name="ce49">
            <text:p>+49 966</text:p>
          </table:table-cell>
          <table:table-cell office:value-type="float" office:value="46.061801688852832" table:style-name="ce50">
            <text:p>+46,1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Nenhum <text:s/>Nível de Instrução</text:p>
          </table:table-cell>
          <table:table-cell office:value-type="float" office:value="11420" table:style-name="ce62">
            <text:p>11 420</text:p>
          </table:table-cell>
          <table:table-cell office:value-type="float" office:value="6.7971739945598797" table:style-name="ce63">
            <text:p>6,8<text:s text:c="5"/></text:p>
          </table:table-cell>
          <table:table-cell office:value-type="float" office:value="11767" table:style-name="ce64">
            <text:p>11 767</text:p>
          </table:table-cell>
          <table:table-cell office:value-type="float" office:value="6.8267523757585602" table:style-name="ce65">
            <text:p>6,8<text:s text:c="5"/></text:p>
          </table:table-cell>
          <table:table-cell office:value-type="float" office:value="9242" table:style-name="ce64">
            <text:p>9 242</text:p>
          </table:table-cell>
          <table:table-cell office:value-type="float" office:value="7.8102288476489878" table:style-name="ce65">
            <text:p>7,8<text:s text:c="5"/></text:p>
          </table:table-cell>
          <table:table-cell office:value-type="float" office:value="-347" table:style-name="ce49">
            <text:p><text:s/>- 347</text:p>
          </table:table-cell>
          <table:table-cell office:value-type="float" office:value="-2.9489249596328713" table:style-name="ce50">
            <text:p>-2,9<text:s text:c="3"/></text:p>
          </table:table-cell>
          <table:table-cell office:value-type="float" office:value="2178" table:style-name="ce49">
            <text:p>+2 178</text:p>
          </table:table-cell>
          <table:table-cell office:value-type="float" office:value="23.566327634711101" table:style-name="ce50">
            <text:p>+23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Básico - 1º Ciclo</text:p>
          </table:table-cell>
          <table:table-cell office:value-type="float" office:value="24988" table:style-name="ce62">
            <text:p>24 988</text:p>
          </table:table-cell>
          <table:table-cell office:value-type="float" office:value="14.872835707185839" table:style-name="ce63">
            <text:p>14,9<text:s text:c="5"/></text:p>
          </table:table-cell>
          <table:table-cell office:value-type="float" office:value="26034" table:style-name="ce64">
            <text:p>26 034</text:p>
          </table:table-cell>
          <table:table-cell office:value-type="float" office:value="15.103906802965783" table:style-name="ce65">
            <text:p>15,1<text:s text:c="5"/></text:p>
          </table:table-cell>
          <table:table-cell office:value-type="float" office:value="23923" table:style-name="ce64">
            <text:p>23 923</text:p>
          </table:table-cell>
          <table:table-cell office:value-type="float" office:value="20.216847513774802" table:style-name="ce65">
            <text:p>20,2<text:s text:c="5"/></text:p>
          </table:table-cell>
          <table:table-cell office:value-type="float" office:value="-1046" table:style-name="ce49">
            <text:p><text:s/>-1 046</text:p>
          </table:table-cell>
          <table:table-cell office:value-type="float" office:value="-4.0178228470461699" table:style-name="ce50">
            <text:p>-4,0<text:s text:c="3"/></text:p>
          </table:table-cell>
          <table:table-cell office:value-type="float" office:value="1065" table:style-name="ce49">
            <text:p>+1 065</text:p>
          </table:table-cell>
          <table:table-cell office:value-type="float" office:value="4.451782803160139" table:style-name="ce50">
            <text:p>+4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Básico - 2º Ciclo</text:p>
          </table:table-cell>
          <table:table-cell office:value-type="float" office:value="26287" table:style-name="ce62">
            <text:p>26 287</text:p>
          </table:table-cell>
          <table:table-cell office:value-type="float" office:value="15.645999369088928" table:style-name="ce63">
            <text:p>15,6<text:s text:c="5"/></text:p>
          </table:table-cell>
          <table:table-cell office:value-type="float" office:value="27532" table:style-name="ce64">
            <text:p>27 532</text:p>
          </table:table-cell>
          <table:table-cell office:value-type="float" office:value="15.97298771219382" table:style-name="ce65">
            <text:p>16,0<text:s text:c="5"/></text:p>
          </table:table-cell>
          <table:table-cell office:value-type="float" office:value="19438" table:style-name="ce64">
            <text:p>19 438</text:p>
          </table:table-cell>
          <table:table-cell office:value-type="float" office:value="16.426663962410846" table:style-name="ce65">
            <text:p>16,4<text:s text:c="5"/></text:p>
          </table:table-cell>
          <table:table-cell office:value-type="float" office:value="-1245" table:style-name="ce49">
            <text:p><text:s/>-1 245</text:p>
          </table:table-cell>
          <table:table-cell office:value-type="float" office:value="-4.5220107511259631" table:style-name="ce50">
            <text:p>-4,5<text:s text:c="3"/></text:p>
          </table:table-cell>
          <table:table-cell office:value-type="float" office:value="6849" table:style-name="ce49">
            <text:p>+6 849</text:p>
          </table:table-cell>
          <table:table-cell office:value-type="float" office:value="35.235106492437495" table:style-name="ce50">
            <text:p>+35,2<text:s text:c="3"/></text:p>
          </table:table-cell>
          <table:table-cell table:style-name="ce1"/>
          <table:table-cell table:style-name="ce92"/>
          <table:table-cell table:number-columns-repeated="16370"/>
        </table:table-row>
        <table:table-row table:style-name="ro5">
          <table:table-cell/>
          <table:table-cell office:value-type="string" table:style-name="ce44">
            <text:p><text:s text:c="13"/>Básico - 3º Ciclo</text:p>
          </table:table-cell>
          <table:table-cell office:value-type="float" office:value="36128" table:style-name="ce62">
            <text:p>36 128</text:p>
          </table:table-cell>
          <table:table-cell office:value-type="float" office:value="21.50335394706299" table:style-name="ce63">
            <text:p>21,5<text:s text:c="5"/></text:p>
          </table:table-cell>
          <table:table-cell office:value-type="float" office:value="37376" table:style-name="ce64">
            <text:p>37 376</text:p>
          </table:table-cell>
          <table:table-cell office:value-type="float" office:value="21.684090829978071" table:style-name="ce65">
            <text:p>21,7<text:s text:c="5"/></text:p>
          </table:table-cell>
          <table:table-cell office:value-type="float" office:value="23042" table:style-name="ce64">
            <text:p>23 042</text:p>
          </table:table-cell>
          <table:table-cell office:value-type="float" office:value="19.472332082615015" table:style-name="ce65">
            <text:p>19,5<text:s text:c="5"/></text:p>
          </table:table-cell>
          <table:table-cell office:value-type="float" office:value="-1248" table:style-name="ce49">
            <text:p><text:s/>-1 248</text:p>
          </table:table-cell>
          <table:table-cell office:value-type="float" office:value="-3.3390410958904111" table:style-name="ce50">
            <text:p>-3,3<text:s text:c="3"/></text:p>
          </table:table-cell>
          <table:table-cell office:value-type="float" office:value="13086" table:style-name="ce49">
            <text:p>+13 086</text:p>
          </table:table-cell>
          <table:table-cell office:value-type="float" office:value="56.791945143650722" table:style-name="ce50">
            <text:p>+56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Secundário</text:p>
          </table:table-cell>
          <table:table-cell office:value-type="float" office:value="52007" table:style-name="ce62">
            <text:p>52 007</text:p>
          </table:table-cell>
          <table:table-cell office:value-type="float" office:value="30.954520834945331" table:style-name="ce63">
            <text:p>31,0<text:s text:c="5"/></text:p>
          </table:table-cell>
          <table:table-cell office:value-type="float" office:value="52711" table:style-name="ce64">
            <text:p>52 711</text:p>
          </table:table-cell>
          <table:table-cell office:value-type="float" office:value="30.58085701356416" table:style-name="ce65">
            <text:p>30,6<text:s text:c="5"/></text:p>
          </table:table-cell>
          <table:table-cell office:value-type="float" office:value="29355" table:style-name="ce64">
            <text:p>29 355</text:p>
          </table:table-cell>
          <table:table-cell office:value-type="float" office:value="24.807321772639693" table:style-name="ce65">
            <text:p>24,8<text:s text:c="5"/></text:p>
          </table:table-cell>
          <table:table-cell office:value-type="float" office:value="-704" table:style-name="ce49">
            <text:p><text:s/>- 704</text:p>
          </table:table-cell>
          <table:table-cell office:value-type="float" office:value="-1.335584602834323" table:style-name="ce50">
            <text:p>-1,3<text:s text:c="3"/></text:p>
          </table:table-cell>
          <table:table-cell office:value-type="float" office:value="22652" table:style-name="ce49">
            <text:p>+22 652</text:p>
          </table:table-cell>
          <table:table-cell office:value-type="float" office:value="77.165729858627145" table:style-name="ce50">
            <text:p>+77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Superior</text:p>
          </table:table-cell>
          <table:table-cell office:value-type="float" office:value="17181" table:style-name="ce62">
            <text:p>17 181</text:p>
          </table:table-cell>
          <table:table-cell office:value-type="float" office:value="10.226116147157031" table:style-name="ce63">
            <text:p>10,2<text:s text:c="5"/></text:p>
          </table:table-cell>
          <table:table-cell office:value-type="float" office:value="16946" table:style-name="ce64">
            <text:p>16 946</text:p>
          </table:table-cell>
          <table:table-cell office:value-type="float" office:value="9.8314052655396065" table:style-name="ce65">
            <text:p>9,8<text:s text:c="5"/></text:p>
          </table:table-cell>
          <table:table-cell office:value-type="float" office:value="13332" table:style-name="ce64">
            <text:p>13 332</text:p>
          </table:table-cell>
          <table:table-cell office:value-type="float" office:value="11.266605820910659" table:style-name="ce65">
            <text:p>11,3<text:s text:c="5"/></text:p>
          </table:table-cell>
          <table:table-cell office:value-type="float" office:value="235" table:style-name="ce49">
            <text:p>+ 235</text:p>
          </table:table-cell>
          <table:table-cell office:value-type="float" office:value="1.3867579369762775" table:style-name="ce50">
            <text:p>+1,4<text:s text:c="3"/></text:p>
          </table:table-cell>
          <table:table-cell office:value-type="float" office:value="3849" table:style-name="ce49">
            <text:p>+3 849</text:p>
          </table:table-cell>
          <table:table-cell office:value-type="float" office:value="28.870387038703871" table:style-name="ce50">
            <text:p>+28,9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44"/>
          <table:table-cell table:style-name="ce62"/>
          <table:table-cell table:style-name="ce53"/>
          <table:table-cell table:style-name="ce64"/>
          <table:table-cell table:style-name="ce55"/>
          <table:table-cell table:style-name="ce64"/>
          <table:table-cell office:value-type="float" office:value="0" table:style-name="ce55">
            <text:p>0,0<text:s text:c="5"/></text:p>
          </table:table-cell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68">
            <text:p><text:s text:c="9"/>Mulheres</text:p>
          </table:table-cell>
          <table:table-cell office:value-type="float" office:value="213618" table:style-name="ce56">
            <text:p>213 618</text:p>
          </table:table-cell>
          <table:table-cell office:value-type="float" office:value="100" table:style-name="ce57">
            <text:p>100,0<text:s text:c="5"/></text:p>
          </table:table-cell>
          <table:table-cell office:value-type="float" office:value="212138" table:style-name="ce58">
            <text:p>212 138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157618" table:style-name="ce58">
            <text:p>157 618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1480" table:style-name="ce40">
            <text:p>+1 480</text:p>
          </table:table-cell>
          <table:table-cell office:value-type="float" office:value="0.69765907098209656" table:style-name="ce41">
            <text:p>+0,7<text:s text:c="3"/></text:p>
          </table:table-cell>
          <table:table-cell office:value-type="float" office:value="56000" table:style-name="ce40">
            <text:p>+56 000</text:p>
          </table:table-cell>
          <table:table-cell office:value-type="float" office:value="35.528937050336893" table:style-name="ce41">
            <text:p>+35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&lt; 25 anos</text:p>
          </table:table-cell>
          <table:table-cell office:value-type="float" office:value="22483" table:style-name="ce62">
            <text:p>22 483</text:p>
          </table:table-cell>
          <table:table-cell office:value-type="float" office:value="10.524862137085826" table:style-name="ce63">
            <text:p>10,5<text:s text:c="5"/></text:p>
          </table:table-cell>
          <table:table-cell office:value-type="float" office:value="22670" table:style-name="ce64">
            <text:p>22 670</text:p>
          </table:table-cell>
          <table:table-cell office:value-type="float" office:value="10.686439958894683" table:style-name="ce65">
            <text:p>10,7<text:s text:c="5"/></text:p>
          </table:table-cell>
          <table:table-cell office:value-type="float" office:value="14114" table:style-name="ce64">
            <text:p>14 114</text:p>
          </table:table-cell>
          <table:table-cell office:value-type="float" office:value="8.9545610272938365" table:style-name="ce65">
            <text:p>9,0<text:s text:c="5"/></text:p>
          </table:table-cell>
          <table:table-cell office:value-type="float" office:value="-187" table:style-name="ce49">
            <text:p><text:s/>- 187</text:p>
          </table:table-cell>
          <table:table-cell office:value-type="float" office:value="-0.82487869430966032" table:style-name="ce50">
            <text:p>-0,8<text:s text:c="3"/></text:p>
          </table:table-cell>
          <table:table-cell office:value-type="float" office:value="8369" table:style-name="ce49">
            <text:p>+8 369</text:p>
          </table:table-cell>
          <table:table-cell office:value-type="float" office:value="59.295734731472294" table:style-name="ce50">
            <text:p>+59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&gt;= 25 anos</text:p>
          </table:table-cell>
          <table:table-cell office:value-type="float" office:value="191135" table:style-name="ce62">
            <text:p>191 135</text:p>
          </table:table-cell>
          <table:table-cell office:value-type="float" office:value="89.475137862914181" table:style-name="ce63">
            <text:p>89,5<text:s text:c="5"/></text:p>
          </table:table-cell>
          <table:table-cell office:value-type="float" office:value="189468" table:style-name="ce64">
            <text:p>189 468</text:p>
          </table:table-cell>
          <table:table-cell office:value-type="float" office:value="89.313560041105319" table:style-name="ce65">
            <text:p>89,3<text:s text:c="5"/></text:p>
          </table:table-cell>
          <table:table-cell office:value-type="float" office:value="143504" table:style-name="ce64">
            <text:p>143 504</text:p>
          </table:table-cell>
          <table:table-cell office:value-type="float" office:value="91.045438972706165" table:style-name="ce65">
            <text:p>91,0<text:s text:c="5"/></text:p>
          </table:table-cell>
          <table:table-cell office:value-type="float" office:value="1667" table:style-name="ce49">
            <text:p>+1 667</text:p>
          </table:table-cell>
          <table:table-cell office:value-type="float" office:value="0.87983195051407093" table:style-name="ce50">
            <text:p>+0,9<text:s text:c="3"/></text:p>
          </table:table-cell>
          <table:table-cell office:value-type="float" office:value="47631" table:style-name="ce49">
            <text:p>+47 631</text:p>
          </table:table-cell>
          <table:table-cell office:value-type="float" office:value="33.191409298695504" table:style-name="ce50">
            <text:p>+33,2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Inscritos &lt; 1 ano</text:p>
          </table:table-cell>
          <table:table-cell office:value-type="float" office:value="141454" table:style-name="ce62">
            <text:p>141 454</text:p>
          </table:table-cell>
          <table:table-cell office:value-type="float" office:value="66.218202585924402" table:style-name="ce63">
            <text:p>66,2<text:s text:c="5"/></text:p>
          </table:table-cell>
          <table:table-cell office:value-type="float" office:value="139391" table:style-name="ce64">
            <text:p>139 391</text:p>
          </table:table-cell>
          <table:table-cell office:value-type="float" office:value="65.707699704909075" table:style-name="ce65">
            <text:p>65,7<text:s text:c="5"/></text:p>
          </table:table-cell>
          <table:table-cell office:value-type="float" office:value="88055" table:style-name="ce64">
            <text:p>88 055</text:p>
          </table:table-cell>
          <table:table-cell office:value-type="float" office:value="55.86608128513241" table:style-name="ce65">
            <text:p>55,9<text:s text:c="5"/></text:p>
          </table:table-cell>
          <table:table-cell office:value-type="float" office:value="2063" table:style-name="ce49">
            <text:p>+2 063</text:p>
          </table:table-cell>
          <table:table-cell office:value-type="float" office:value="1.480009469764906" table:style-name="ce50">
            <text:p>+1,5<text:s text:c="3"/></text:p>
          </table:table-cell>
          <table:table-cell office:value-type="float" office:value="53399" table:style-name="ce49">
            <text:p>+53 399</text:p>
          </table:table-cell>
          <table:table-cell office:value-type="float" office:value="60.642780080631418" table:style-name="ce50">
            <text:p>+60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Inscritos &gt;= 1 ano</text:p>
          </table:table-cell>
          <table:table-cell office:value-type="float" office:value="72164" table:style-name="ce62">
            <text:p>72 164</text:p>
          </table:table-cell>
          <table:table-cell office:value-type="float" office:value="33.781797414075591" table:style-name="ce63">
            <text:p>33,8<text:s text:c="5"/></text:p>
          </table:table-cell>
          <table:table-cell office:value-type="float" office:value="72747" table:style-name="ce64">
            <text:p>72 747</text:p>
          </table:table-cell>
          <table:table-cell office:value-type="float" office:value="34.292300295090932" table:style-name="ce65">
            <text:p>34,3<text:s text:c="5"/></text:p>
          </table:table-cell>
          <table:table-cell office:value-type="float" office:value="69563" table:style-name="ce64">
            <text:p>69 563</text:p>
          </table:table-cell>
          <table:table-cell office:value-type="float" office:value="44.13391871486759" table:style-name="ce65">
            <text:p>44,1<text:s text:c="5"/></text:p>
          </table:table-cell>
          <table:table-cell office:value-type="float" office:value="-583" table:style-name="ce49">
            <text:p><text:s/>- 583</text:p>
          </table:table-cell>
          <table:table-cell office:value-type="float" office:value="-0.80140761818356765" table:style-name="ce50">
            <text:p>-0,8<text:s text:c="3"/></text:p>
          </table:table-cell>
          <table:table-cell office:value-type="float" office:value="2601" table:style-name="ce49">
            <text:p>+2 601</text:p>
          </table:table-cell>
          <table:table-cell office:value-type="float" office:value="3.7390566824317526" table:style-name="ce50">
            <text:p>+3,7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Primeiro Emprego</text:p>
          </table:table-cell>
          <table:table-cell office:value-type="float" office:value="15483" table:style-name="ce62">
            <text:p>15 483</text:p>
          </table:table-cell>
          <table:table-cell office:value-type="float" office:value="7.2479847203887307" table:style-name="ce63">
            <text:p>7,2<text:s text:c="5"/></text:p>
          </table:table-cell>
          <table:table-cell office:value-type="float" office:value="15764" table:style-name="ce64">
            <text:p>15 764</text:p>
          </table:table-cell>
          <table:table-cell office:value-type="float" office:value="7.4310118884876815" table:style-name="ce65">
            <text:p>7,4<text:s text:c="5"/></text:p>
          </table:table-cell>
          <table:table-cell office:value-type="float" office:value="15842" table:style-name="ce64">
            <text:p>15 842</text:p>
          </table:table-cell>
          <table:table-cell office:value-type="float" office:value="10.050882513418518" table:style-name="ce65">
            <text:p>10,1<text:s text:c="5"/></text:p>
          </table:table-cell>
          <table:table-cell office:value-type="float" office:value="-281" table:style-name="ce49">
            <text:p><text:s/>- 281</text:p>
          </table:table-cell>
          <table:table-cell office:value-type="float" office:value="-1.7825425019030703" table:style-name="ce50">
            <text:p>-1,8<text:s text:c="3"/></text:p>
          </table:table-cell>
          <table:table-cell office:value-type="float" office:value="-359" table:style-name="ce49">
            <text:p><text:s/>- 359</text:p>
          </table:table-cell>
          <table:table-cell office:value-type="float" office:value="-2.2661280141396292" table:style-name="ce50">
            <text:p>-2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Novo Emprego</text:p>
          </table:table-cell>
          <table:table-cell office:value-type="float" office:value="198135" table:style-name="ce62">
            <text:p>198 135</text:p>
          </table:table-cell>
          <table:table-cell office:value-type="float" office:value="92.752015279611271" table:style-name="ce63">
            <text:p>92,8<text:s text:c="5"/></text:p>
          </table:table-cell>
          <table:table-cell office:value-type="float" office:value="196374" table:style-name="ce64">
            <text:p>196 374</text:p>
          </table:table-cell>
          <table:table-cell office:value-type="float" office:value="92.568988111512311" table:style-name="ce65">
            <text:p>92,6<text:s text:c="5"/></text:p>
          </table:table-cell>
          <table:table-cell office:value-type="float" office:value="141776" table:style-name="ce64">
            <text:p>141 776</text:p>
          </table:table-cell>
          <table:table-cell office:value-type="float" office:value="89.949117486581486" table:style-name="ce65">
            <text:p>89,9<text:s text:c="5"/></text:p>
          </table:table-cell>
          <table:table-cell office:value-type="float" office:value="1761" table:style-name="ce49">
            <text:p>+1 761</text:p>
          </table:table-cell>
          <table:table-cell office:value-type="float" office:value="0.89675822664914906" table:style-name="ce50">
            <text:p>+0,9<text:s text:c="3"/></text:p>
          </table:table-cell>
          <table:table-cell office:value-type="float" office:value="56359" table:style-name="ce49">
            <text:p>+56 359</text:p>
          </table:table-cell>
          <table:table-cell office:value-type="float" office:value="39.752144227513824" table:style-name="ce50">
            <text:p>+39,8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44"/>
          <table:table-cell table:style-name="ce62"/>
          <table:table-cell table:style-name="ce63"/>
          <table:table-cell table:style-name="ce64"/>
          <table:table-cell table:style-name="ce65"/>
          <table:table-cell table:style-name="ce64"/>
          <table:table-cell table:style-name="ce65"/>
          <table:table-cell table:style-name="ce49"/>
          <table:table-cell table:style-name="ce50"/>
          <table:table-cell table:style-name="ce49"/>
          <table:table-cell table:style-name="ce50"/>
          <table:table-cell table:style-name="ce1"/>
          <table:table-cell table:style-name="ce92"/>
          <table:table-cell table:number-columns-repeated="16370"/>
        </table:table-row>
        <table:table-row table:style-name="ro5">
          <table:table-cell/>
          <table:table-cell office:value-type="string" table:style-name="ce44">
            <text:p><text:s text:c="13"/>Nenhum <text:s/>Nível de Instrução</text:p>
          </table:table-cell>
          <table:table-cell office:value-type="float" office:value="12822" table:style-name="ce62">
            <text:p>12 822</text:p>
          </table:table-cell>
          <table:table-cell office:value-type="float" office:value="6.002303176698593" table:style-name="ce63">
            <text:p>6,0<text:s text:c="5"/></text:p>
          </table:table-cell>
          <table:table-cell office:value-type="float" office:value="12869" table:style-name="ce64">
            <text:p>12 869</text:p>
          </table:table-cell>
          <table:table-cell office:value-type="float" office:value="6.0663341786950005" table:style-name="ce65">
            <text:p>6,1<text:s text:c="5"/></text:p>
          </table:table-cell>
          <table:table-cell office:value-type="float" office:value="11455" table:style-name="ce64">
            <text:p>11 455</text:p>
          </table:table-cell>
          <table:table-cell office:value-type="float" office:value="7.2675709627073051" table:style-name="ce65">
            <text:p>7,3<text:s text:c="5"/></text:p>
          </table:table-cell>
          <table:table-cell office:value-type="float" office:value="-47" table:style-name="ce49">
            <text:p><text:s/>- 47</text:p>
          </table:table-cell>
          <table:table-cell office:value-type="float" office:value="-0.36521874271505167" table:style-name="ce50">
            <text:p>-0,4<text:s text:c="3"/></text:p>
          </table:table-cell>
          <table:table-cell office:value-type="float" office:value="1367" table:style-name="ce49">
            <text:p>+1 367</text:p>
          </table:table-cell>
          <table:table-cell office:value-type="float" office:value="11.933653426451331" table:style-name="ce50">
            <text:p>+11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Básico - 1º Ciclo</text:p>
          </table:table-cell>
          <table:table-cell office:value-type="float" office:value="28487" table:style-name="ce62">
            <text:p>28 487</text:p>
          </table:table-cell>
          <table:table-cell office:value-type="float" office:value="13.335486709921449" table:style-name="ce63">
            <text:p>13,3<text:s text:c="5"/></text:p>
          </table:table-cell>
          <table:table-cell office:value-type="float" office:value="28360" table:style-name="ce64">
            <text:p>28 360</text:p>
          </table:table-cell>
          <table:table-cell office:value-type="float" office:value="13.368656252062335" table:style-name="ce65">
            <text:p>13,4<text:s text:c="5"/></text:p>
          </table:table-cell>
          <table:table-cell office:value-type="float" office:value="26426" table:style-name="ce64">
            <text:p>26 426</text:p>
          </table:table-cell>
          <table:table-cell office:value-type="float" office:value="16.765851615932188" table:style-name="ce65">
            <text:p>16,8<text:s text:c="5"/></text:p>
          </table:table-cell>
          <table:table-cell office:value-type="float" office:value="127" table:style-name="ce49">
            <text:p>+ 127</text:p>
          </table:table-cell>
          <table:table-cell office:value-type="float" office:value="0.44781382228490835" table:style-name="ce50">
            <text:p>+0,4<text:s text:c="3"/></text:p>
          </table:table-cell>
          <table:table-cell office:value-type="float" office:value="2061" table:style-name="ce49">
            <text:p>+2 061</text:p>
          </table:table-cell>
          <table:table-cell office:value-type="float" office:value="7.7991372133504875" table:style-name="ce50">
            <text:p>+7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Básico - 2º Ciclo</text:p>
          </table:table-cell>
          <table:table-cell office:value-type="float" office:value="27639" table:style-name="ce62">
            <text:p>27 639</text:p>
          </table:table-cell>
          <table:table-cell office:value-type="float" office:value="12.938516417155856" table:style-name="ce63">
            <text:p>12,9<text:s text:c="5"/></text:p>
          </table:table-cell>
          <table:table-cell office:value-type="float" office:value="27500" table:style-name="ce64">
            <text:p>27 500</text:p>
          </table:table-cell>
          <table:table-cell office:value-type="float" office:value="12.963259764870038" table:style-name="ce65">
            <text:p>13,0<text:s text:c="5"/></text:p>
          </table:table-cell>
          <table:table-cell office:value-type="float" office:value="20925" table:style-name="ce64">
            <text:p>20 925</text:p>
          </table:table-cell>
          <table:table-cell office:value-type="float" office:value="13.27576799604106" table:style-name="ce65">
            <text:p>13,3<text:s text:c="5"/></text:p>
          </table:table-cell>
          <table:table-cell office:value-type="float" office:value="139" table:style-name="ce49">
            <text:p>+ 139</text:p>
          </table:table-cell>
          <table:table-cell office:value-type="float" office:value="0.50545454545454549" table:style-name="ce50">
            <text:p>+0,5<text:s text:c="3"/></text:p>
          </table:table-cell>
          <table:table-cell office:value-type="float" office:value="6714" table:style-name="ce49">
            <text:p>+6 714</text:p>
          </table:table-cell>
          <table:table-cell office:value-type="float" office:value="32.086021505376344" table:style-name="ce50">
            <text:p>+32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Básico - 3º Ciclo</text:p>
          </table:table-cell>
          <table:table-cell office:value-type="float" office:value="43841" table:style-name="ce62">
            <text:p>43 841</text:p>
          </table:table-cell>
          <table:table-cell office:value-type="float" office:value="20.523083260773905" table:style-name="ce63">
            <text:p>20,5<text:s text:c="5"/></text:p>
          </table:table-cell>
          <table:table-cell office:value-type="float" office:value="43359" table:style-name="ce64">
            <text:p>43 359</text:p>
          </table:table-cell>
          <table:table-cell office:value-type="float" office:value="20.439053823454543" table:style-name="ce65">
            <text:p>20,4<text:s text:c="5"/></text:p>
          </table:table-cell>
          <table:table-cell office:value-type="float" office:value="31190" table:style-name="ce64">
            <text:p>31 190</text:p>
          </table:table-cell>
          <table:table-cell office:value-type="float" office:value="19.788349046428706" table:style-name="ce65">
            <text:p>19,8<text:s text:c="5"/></text:p>
          </table:table-cell>
          <table:table-cell office:value-type="float" office:value="482" table:style-name="ce49">
            <text:p>+ 482</text:p>
          </table:table-cell>
          <table:table-cell office:value-type="float" office:value="1.1116492539034573" table:style-name="ce50">
            <text:p>+1,1<text:s text:c="3"/></text:p>
          </table:table-cell>
          <table:table-cell office:value-type="float" office:value="12651" table:style-name="ce49">
            <text:p>+12 651</text:p>
          </table:table-cell>
          <table:table-cell office:value-type="float" office:value="40.561077268355241" table:style-name="ce50">
            <text:p>+40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Secundário</text:p>
          </table:table-cell>
          <table:table-cell office:value-type="float" office:value="69623" table:style-name="ce62">
            <text:p>69 623</text:p>
          </table:table-cell>
          <table:table-cell office:value-type="float" office:value="32.592290911814544" table:style-name="ce63">
            <text:p>32,6<text:s text:c="5"/></text:p>
          </table:table-cell>
          <table:table-cell office:value-type="float" office:value="69160" table:style-name="ce64">
            <text:p>69 160</text:p>
          </table:table-cell>
          <table:table-cell office:value-type="float" office:value="32.6014198304877" table:style-name="ce65">
            <text:p>32,6<text:s text:c="5"/></text:p>
          </table:table-cell>
          <table:table-cell office:value-type="float" office:value="43240" table:style-name="ce64">
            <text:p>43 240</text:p>
          </table:table-cell>
          <table:table-cell office:value-type="float" office:value="27.433414965295842" table:style-name="ce65">
            <text:p>27,4<text:s text:c="5"/></text:p>
          </table:table-cell>
          <table:table-cell office:value-type="float" office:value="463" table:style-name="ce49">
            <text:p>+ 463</text:p>
          </table:table-cell>
          <table:table-cell office:value-type="float" office:value="0.66946211683053791" table:style-name="ce50">
            <text:p>+0,7<text:s text:c="3"/></text:p>
          </table:table-cell>
          <table:table-cell office:value-type="float" office:value="26383" table:style-name="ce49">
            <text:p>+26 383</text:p>
          </table:table-cell>
          <table:table-cell office:value-type="float" office:value="61.015263644773356" table:style-name="ce50">
            <text:p>+61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4">
            <text:p><text:s text:c="13"/>Superior</text:p>
          </table:table-cell>
          <table:table-cell office:value-type="float" office:value="31206" table:style-name="ce62">
            <text:p>31 206</text:p>
          </table:table-cell>
          <table:table-cell office:value-type="float" office:value="14.608319523635648" table:style-name="ce63">
            <text:p>14,6<text:s text:c="5"/></text:p>
          </table:table-cell>
          <table:table-cell office:value-type="float" office:value="30890" table:style-name="ce64">
            <text:p>30 890</text:p>
          </table:table-cell>
          <table:table-cell office:value-type="float" office:value="14.56127615043038" table:style-name="ce65">
            <text:p>14,6<text:s text:c="5"/></text:p>
          </table:table-cell>
          <table:table-cell office:value-type="float" office:value="24382" table:style-name="ce64">
            <text:p>24 382</text:p>
          </table:table-cell>
          <table:table-cell office:value-type="float" office:value="15.469045413594895" table:style-name="ce65">
            <text:p>15,5<text:s text:c="5"/></text:p>
          </table:table-cell>
          <table:table-cell office:value-type="float" office:value="316" table:style-name="ce49">
            <text:p>+ 316</text:p>
          </table:table-cell>
          <table:table-cell office:value-type="float" office:value="1.022984784719974" table:style-name="ce50">
            <text:p>+1,0<text:s text:c="3"/></text:p>
          </table:table-cell>
          <table:table-cell office:value-type="float" office:value="6824" table:style-name="ce49">
            <text:p>+6 824</text:p>
          </table:table-cell>
          <table:table-cell office:value-type="float" office:value="27.987859896645066" table:style-name="ce50">
            <text:p>+28,0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2"/>
          <table:table-cell table:style-name="ce73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4"/>
          <table:table-cell table:number-columns-repeated="4" table:style-name="ce77"/>
          <table:table-cell table:style-name="ce4"/>
          <table:table-cell table:style-name="ce78"/>
          <table:table-cell table:number-columns-repeated="2" table:style-name="ce4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2"/>
        <table:table-column table:style-name="co15" table:default-cell-style-name="ce2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default-cell-style-name="ce1"/>
        <table:table-column table:style-name="co19" table:default-cell-style-name="ce1"/>
        <table:table-column table:style-name="co14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48372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68969in" svg:y="0.24318in" svg:width="1.89516in" svg:height="0.52858in">
                <draw:text-box>
                  <text:p text:style-name="a34" text:class-names="" text:cond-style-name=""><text:span text:style-name="a32" text:class-names="">JUNHO 2020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9" draw:style-name="a30" draw:name="Text Box 122" svg:x="0in" svg:y="0in" svg:width="0.97917in" svg:height="0.32526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3"/>
          <table:table-cell table:style-name="ce4"/>
          <table:table-cell table:number-columns-repeated="16371"/>
        </table:table-row>
        <table:table-row table:style-name="ro2">
          <table:table-cell/>
          <table:table-cell office:value-type="string" table:style-name="ce5">
            <text:p>Quadro 3 - <text:s/>DESEMPREGO REGISTADO, <text:s text:c="2"/>POR <text:s/>REGIÕES<text:s text:c="3"/></text:p>
          </table:table-cell>
          <table:table-cell table:number-columns-repeated="8" table:style-name="ce5"/>
          <table:table-cell table:number-columns-spanned="2" table:number-rows-spanned="1" table:style-name="ce165"/>
          <table:covered-table-cell/>
          <table:table-cell table:style-name="ce4"/>
          <table:table-cell table:number-columns-repeated="16371"/>
        </table:table-row>
        <table:table-row table:style-name="ro2">
          <table:table-cell/>
          <table:table-cell office:value-type="string" table:style-name="ce7">
            <text:p>Situação no fim do mês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style-name="ce4"/>
          <table:table-cell table:number-columns-repeated="16371"/>
        </table:table-row>
        <table:table-row table:style-name="ro1">
          <table:table-cell/>
          <table:table-cell table:style-name="ce3"/>
          <table:table-cell table:style-name="ce9"/>
          <table:table-cell table:number-columns-repeated="9" table:style-name="ce3"/>
          <table:table-cell table:style-name="ce4"/>
          <table:table-cell table:number-columns-repeated="16371"/>
        </table:table-row>
        <table:table-row table:style-name="ro5">
          <table:table-cell/>
          <table:table-cell table:style-name="ce10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5">
          <table:table-cell/>
          <table:table-cell table:style-name="ce16"/>
          <table:table-cell office:value-type="string" table:style-name="ce85">
            <text:p>JUNHO 2020</text:p>
          </table:table-cell>
          <table:table-cell office:value-type="string" table:style-name="ce97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98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5">
          <table:table-cell/>
          <table:table-cell table:style-name="ce21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style-name="ce29"/>
          <table:table-cell table:number-columns-repeated="16371"/>
        </table:table-row>
        <table:table-row table:style-name="ro10">
          <table:table-cell/>
          <table:table-cell table:style-name="ce3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9"/>
          <table:table-cell table:number-columns-repeated="16371"/>
        </table:table-row>
        <table:table-row table:style-name="ro17">
          <table:table-cell/>
          <table:table-cell office:value-type="string" table:style-name="ce113">
            <text:p>PORTUGAL</text:p>
          </table:table-cell>
          <table:table-cell office:value-type="float" office:value="406665" table:style-name="ce114">
            <text:p>406 665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08934" table:style-name="ce116">
            <text:p>408 934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298191" table:style-name="ce116">
            <text:p>298 191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2269" table:style-name="ce40">
            <text:p><text:s/>-2 269</text:p>
          </table:table-cell>
          <table:table-cell office:value-type="float" office:value="-0.55485726303021998" table:style-name="ce41">
            <text:p>-0,6<text:s text:c="3"/></text:p>
          </table:table-cell>
          <table:table-cell office:value-type="float" office:value="108474" table:style-name="ce40">
            <text:p>+108 474</text:p>
          </table:table-cell>
          <table:table-cell office:value-type="float" office:value="36.377355453383906" table:style-name="ce41">
            <text:p>+36,4<text:s text:c="3"/></text:p>
          </table:table-cell>
          <table:table-cell table:style-name="ce42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CONTINENTE</text:p>
          </table:table-cell>
          <table:table-cell office:value-type="float" office:value="381629" table:style-name="ce114">
            <text:p>381 629</text:p>
          </table:table-cell>
          <table:table-cell office:value-type="float" office:value="93.843581326152986" table:style-name="ce115">
            <text:p>93,8<text:s text:c="5"/></text:p>
          </table:table-cell>
          <table:table-cell office:value-type="float" office:value="384504" table:style-name="ce116">
            <text:p>384 504</text:p>
          </table:table-cell>
          <table:table-cell office:value-type="float" office:value="94.02593083480464" table:style-name="ce117">
            <text:p>94,0<text:s text:c="5"/></text:p>
          </table:table-cell>
          <table:table-cell office:value-type="float" office:value="275950" table:style-name="ce116">
            <text:p>275 950</text:p>
          </table:table-cell>
          <table:table-cell office:value-type="float" office:value="92.541357720387268" table:style-name="ce118">
            <text:p>92,5<text:s text:c="5"/></text:p>
          </table:table-cell>
          <table:table-cell office:value-type="float" office:value="-2875" table:style-name="ce40">
            <text:p><text:s/>-2 875</text:p>
          </table:table-cell>
          <table:table-cell office:value-type="float" office:value="-0.7477165387096103" table:style-name="ce41">
            <text:p>-0,7<text:s text:c="3"/></text:p>
          </table:table-cell>
          <table:table-cell office:value-type="float" office:value="105679" table:style-name="ce40">
            <text:p>+105 679</text:p>
          </table:table-cell>
          <table:table-cell office:value-type="float" office:value="38.296430512774052" table:style-name="ce41">
            <text:p>+38,3<text:s text:c="3"/></text:p>
          </table:table-cell>
          <table:table-cell table:style-name="ce60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53548" table:style-name="ce121">
            <text:p>153 548</text:p>
          </table:table-cell>
          <table:table-cell office:value-type="float" office:value="37.757859663359277" table:style-name="ce122">
            <text:p>37,8<text:s text:c="5"/></text:p>
          </table:table-cell>
          <table:table-cell office:value-type="float" office:value="156260" table:style-name="ce123">
            <text:p>156 260</text:p>
          </table:table-cell>
          <table:table-cell office:value-type="float" office:value="38.211545139313436" table:style-name="ce124">
            <text:p>38,2<text:s text:c="5"/></text:p>
          </table:table-cell>
          <table:table-cell office:value-type="float" office:value="124858" table:style-name="ce123">
            <text:p>124 858</text:p>
          </table:table-cell>
          <table:table-cell office:value-type="float" office:value="41.871820410408098" table:style-name="ce125">
            <text:p>41,9<text:s text:c="5"/></text:p>
          </table:table-cell>
          <table:table-cell office:value-type="float" office:value="-2712" table:style-name="ce49">
            <text:p><text:s/>-2 712</text:p>
          </table:table-cell>
          <table:table-cell office:value-type="float" office:value="-1.7355689235888903" table:style-name="ce50">
            <text:p>-1,7<text:s text:c="3"/></text:p>
          </table:table-cell>
          <table:table-cell office:value-type="float" office:value="28690" table:style-name="ce49">
            <text:p>+28 690</text:p>
          </table:table-cell>
          <table:table-cell office:value-type="float" office:value="22.97810312515017" table:style-name="ce50">
            <text:p>+23,0<text:s text:c="3"/></text:p>
          </table:table-cell>
          <table:table-cell table:style-name="ce66"/>
          <table:table-cell table:number-columns-repeated="16371"/>
        </table:table-row>
        <table:table-row table:style-name="ro1">
          <table:table-cell/>
          <table:table-cell office:value-type="string" table:style-name="ce120">
            <text:p>Centro</text:p>
          </table:table-cell>
          <table:table-cell office:value-type="float" office:value="51618" table:style-name="ce121">
            <text:p>51 618</text:p>
          </table:table-cell>
          <table:table-cell office:value-type="float" office:value="12.693002840175573" table:style-name="ce122">
            <text:p>12,7<text:s text:c="5"/></text:p>
          </table:table-cell>
          <table:table-cell office:value-type="float" office:value="52033" table:style-name="ce123">
            <text:p>52 033</text:p>
          </table:table-cell>
          <table:table-cell office:value-type="float" office:value="12.724058160974632" table:style-name="ce124">
            <text:p>12,7<text:s text:c="5"/></text:p>
          </table:table-cell>
          <table:table-cell office:value-type="float" office:value="40843" table:style-name="ce123">
            <text:p>40 843</text:p>
          </table:table-cell>
          <table:table-cell office:value-type="float" office:value="13.696925795882505" table:style-name="ce125">
            <text:p>13,7<text:s text:c="5"/></text:p>
          </table:table-cell>
          <table:table-cell office:value-type="float" office:value="-415" table:style-name="ce49">
            <text:p><text:s/>- 415</text:p>
          </table:table-cell>
          <table:table-cell office:value-type="float" office:value="-0.79757077239444207" table:style-name="ce50">
            <text:p>-0,8<text:s text:c="3"/></text:p>
          </table:table-cell>
          <table:table-cell office:value-type="float" office:value="10775" table:style-name="ce49">
            <text:p>+10 775</text:p>
          </table:table-cell>
          <table:table-cell office:value-type="float" office:value="26.381509683421882" table:style-name="ce50">
            <text:p>+26,4<text:s text:c="3"/></text:p>
          </table:table-cell>
          <table:table-cell table:style-name="ce60"/>
          <table:table-cell table:number-columns-repeated="16371"/>
        </table:table-row>
        <table:table-row table:style-name="ro1">
          <table:table-cell/>
          <table:table-cell office:value-type="string" table:style-name="ce120">
            <text:p>Lisboa V. Tejo</text:p>
          </table:table-cell>
          <table:table-cell office:value-type="float" office:value="131972" table:style-name="ce121">
            <text:p>131 972</text:p>
          </table:table-cell>
          <table:table-cell office:value-type="float" office:value="32.452264148623563" table:style-name="ce122">
            <text:p>32,5<text:s text:c="5"/></text:p>
          </table:table-cell>
          <table:table-cell office:value-type="float" office:value="129917" table:style-name="ce123">
            <text:p>129 917</text:p>
          </table:table-cell>
          <table:table-cell office:value-type="float" office:value="31.769674323974041" table:style-name="ce124">
            <text:p>31,8<text:s text:c="5"/></text:p>
          </table:table-cell>
          <table:table-cell office:value-type="float" office:value="88850" table:style-name="ce123">
            <text:p>88 850</text:p>
          </table:table-cell>
          <table:table-cell office:value-type="float" office:value="29.796338588354445" table:style-name="ce125">
            <text:p>29,8<text:s text:c="5"/></text:p>
          </table:table-cell>
          <table:table-cell office:value-type="float" office:value="2055" table:style-name="ce49">
            <text:p>+2 055</text:p>
          </table:table-cell>
          <table:table-cell office:value-type="float" office:value="1.5817791359098503" table:style-name="ce50">
            <text:p>+1,6<text:s text:c="3"/></text:p>
          </table:table-cell>
          <table:table-cell office:value-type="float" office:value="43122" table:style-name="ce49">
            <text:p>+43 122</text:p>
          </table:table-cell>
          <table:table-cell office:value-type="float" office:value="48.533483398987059" table:style-name="ce50">
            <text:p>+48,5<text:s text:c="3"/></text:p>
          </table:table-cell>
          <table:table-cell table:style-name="ce66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entejo</text:p>
          </table:table-cell>
          <table:table-cell office:value-type="float" office:value="18351" table:style-name="ce121">
            <text:p>18 351</text:p>
          </table:table-cell>
          <table:table-cell office:value-type="float" office:value="4.5125594777027773" table:style-name="ce122">
            <text:p>4,5<text:s text:c="5"/></text:p>
          </table:table-cell>
          <table:table-cell office:value-type="float" office:value="18619" table:style-name="ce123">
            <text:p>18 619</text:p>
          </table:table-cell>
          <table:table-cell office:value-type="float" office:value="4.5530574615952695" table:style-name="ce124">
            <text:p>4,6<text:s text:c="5"/></text:p>
          </table:table-cell>
          <table:table-cell office:value-type="float" office:value="13520" table:style-name="ce123">
            <text:p>13 520</text:p>
          </table:table-cell>
          <table:table-cell office:value-type="float" office:value="4.5340067272318745" table:style-name="ce125">
            <text:p>4,5<text:s text:c="5"/></text:p>
          </table:table-cell>
          <table:table-cell office:value-type="float" office:value="-268" table:style-name="ce49">
            <text:p><text:s/>- 268</text:p>
          </table:table-cell>
          <table:table-cell office:value-type="float" office:value="-1.4393898705623287" table:style-name="ce50">
            <text:p>-1,4<text:s text:c="3"/></text:p>
          </table:table-cell>
          <table:table-cell office:value-type="float" office:value="4831" table:style-name="ce49">
            <text:p>+4 831</text:p>
          </table:table-cell>
          <table:table-cell office:value-type="float" office:value="35.732248520710058" table:style-name="ce50">
            <text:p>+35,7<text:s text:c="3"/></text:p>
          </table:table-cell>
          <table:table-cell table:style-name="ce60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garve</text:p>
          </table:table-cell>
          <table:table-cell office:value-type="float" office:value="26140" table:style-name="ce121">
            <text:p>26 140</text:p>
          </table:table-cell>
          <table:table-cell office:value-type="float" office:value="6.4278951962917885" table:style-name="ce122">
            <text:p>6,4<text:s text:c="5"/></text:p>
          </table:table-cell>
          <table:table-cell office:value-type="float" office:value="27675" table:style-name="ce123">
            <text:p>27 675</text:p>
          </table:table-cell>
          <table:table-cell office:value-type="float" office:value="6.7675957489472625" table:style-name="ce124">
            <text:p>6,8<text:s text:c="5"/></text:p>
          </table:table-cell>
          <table:table-cell office:value-type="float" office:value="7879" table:style-name="ce123">
            <text:p>7 879</text:p>
          </table:table-cell>
          <table:table-cell office:value-type="float" office:value="2.6422661985103506" table:style-name="ce125">
            <text:p>2,6<text:s text:c="5"/></text:p>
          </table:table-cell>
          <table:table-cell office:value-type="float" office:value="-1535" table:style-name="ce49">
            <text:p><text:s/>-1 535</text:p>
          </table:table-cell>
          <table:table-cell office:value-type="float" office:value="-5.5465221318879854" table:style-name="ce50">
            <text:p>-5,5<text:s text:c="3"/></text:p>
          </table:table-cell>
          <table:table-cell office:value-type="float" office:value="18261" table:style-name="ce49">
            <text:p>+18 261</text:p>
          </table:table-cell>
          <table:table-cell office:value-type="float" office:value="231.76799086178451" table:style-name="ce50">
            <text:p>+231,8<text:s text:c="3"/></text:p>
          </table:table-cell>
          <table:table-cell table:style-name="ce66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REG.AUTÓNOMAS</text:p>
          </table:table-cell>
          <table:table-cell office:value-type="float" office:value="25036" table:style-name="ce114">
            <text:p>25 036</text:p>
          </table:table-cell>
          <table:table-cell office:value-type="float" office:value="6.1564186738470239" table:style-name="ce115">
            <text:p>6,2<text:s text:c="5"/></text:p>
          </table:table-cell>
          <table:table-cell office:value-type="float" office:value="24430" table:style-name="ce116">
            <text:p>24 430</text:p>
          </table:table-cell>
          <table:table-cell office:value-type="float" office:value="5.9740691651953615" table:style-name="ce117">
            <text:p>6,0<text:s text:c="5"/></text:p>
          </table:table-cell>
          <table:table-cell office:value-type="float" office:value="22241" table:style-name="ce116">
            <text:p>22 241</text:p>
          </table:table-cell>
          <table:table-cell office:value-type="float" office:value="7.4586422796127314" table:style-name="ce118">
            <text:p>7,5<text:s text:c="5"/></text:p>
          </table:table-cell>
          <table:table-cell office:value-type="float" office:value="606" table:style-name="ce40">
            <text:p>+ 606</text:p>
          </table:table-cell>
          <table:table-cell office:value-type="float" office:value="2.4805566925910765" table:style-name="ce41">
            <text:p>+2,5<text:s text:c="3"/></text:p>
          </table:table-cell>
          <table:table-cell office:value-type="float" office:value="2795" table:style-name="ce40">
            <text:p>+2 795</text:p>
          </table:table-cell>
          <table:table-cell office:value-type="float" office:value="12.566880985567197" table:style-name="ce41">
            <text:p>+12,6<text:s text:c="3"/></text:p>
          </table:table-cell>
          <table:table-cell table:style-name="ce60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6963" table:style-name="ce121">
            <text:p>6 963</text:p>
          </table:table-cell>
          <table:table-cell office:value-type="float" office:value="1.7122201320497217" table:style-name="ce122">
            <text:p>1,7<text:s text:c="5"/></text:p>
          </table:table-cell>
          <table:table-cell office:value-type="float" office:value="6965" table:style-name="ce123">
            <text:p>6 965</text:p>
          </table:table-cell>
          <table:table-cell office:value-type="float" office:value="1.7032088307648667" table:style-name="ce124">
            <text:p>1,7<text:s text:c="5"/></text:p>
          </table:table-cell>
          <table:table-cell office:value-type="float" office:value="7084" table:style-name="ce123">
            <text:p>7 084</text:p>
          </table:table-cell>
          <table:table-cell office:value-type="float" office:value="2.3756585544164648" table:style-name="ce125">
            <text:p>2,4<text:s text:c="5"/></text:p>
          </table:table-cell>
          <table:table-cell office:value-type="float" office:value="-2" table:style-name="ce49">
            <text:p><text:s/>- 2</text:p>
          </table:table-cell>
          <table:table-cell office:value-type="float" office:value="-2.8715003589375451E-2" table:style-name="ce50">
            <text:p>-0,0<text:s text:c="3"/></text:p>
          </table:table-cell>
          <table:table-cell office:value-type="float" office:value="-121" table:style-name="ce49">
            <text:p><text:s/>- 121</text:p>
          </table:table-cell>
          <table:table-cell office:value-type="float" office:value="-1.7080745341614907" table:style-name="ce50">
            <text:p>-1,7<text:s text:c="3"/></text:p>
          </table:table-cell>
          <table:table-cell table:style-name="ce60"/>
          <table:table-cell table:number-columns-repeated="16371"/>
        </table:table-row>
        <table:table-row table:style-name="ro1">
          <table:table-cell/>
          <table:table-cell office:value-type="string" table:style-name="ce120">
            <text:p>Madeira</text:p>
          </table:table-cell>
          <table:table-cell office:value-type="float" office:value="18073" table:style-name="ce121">
            <text:p>18 073</text:p>
          </table:table-cell>
          <table:table-cell office:value-type="float" office:value="4.4441985417973031" table:style-name="ce122">
            <text:p>4,4<text:s text:c="5"/></text:p>
          </table:table-cell>
          <table:table-cell office:value-type="float" office:value="17465" table:style-name="ce123">
            <text:p>17 465</text:p>
          </table:table-cell>
          <table:table-cell office:value-type="float" office:value="4.2708603344304947" table:style-name="ce124">
            <text:p>4,3<text:s text:c="5"/></text:p>
          </table:table-cell>
          <table:table-cell office:value-type="float" office:value="15157" table:style-name="ce123">
            <text:p>15 157</text:p>
          </table:table-cell>
          <table:table-cell office:value-type="float" office:value="5.0829837251962671" table:style-name="ce125">
            <text:p>5,1<text:s text:c="5"/></text:p>
          </table:table-cell>
          <table:table-cell office:value-type="float" office:value="608" table:style-name="ce49">
            <text:p>+ 608</text:p>
          </table:table-cell>
          <table:table-cell office:value-type="float" office:value="3.481248210707129" table:style-name="ce50">
            <text:p>+3,5<text:s text:c="3"/></text:p>
          </table:table-cell>
          <table:table-cell office:value-type="float" office:value="2916" table:style-name="ce49">
            <text:p>+2 916</text:p>
          </table:table-cell>
          <table:table-cell office:value-type="float" office:value="19.238635613907764" table:style-name="ce50">
            <text:p>+19,2<text:s text:c="3"/></text:p>
          </table:table-cell>
          <table:table-cell table:style-name="ce60"/>
          <table:table-cell table:number-columns-repeated="16371"/>
        </table:table-row>
        <table:table-row table:style-name="ro4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60"/>
          <table:table-cell table:number-columns-repeated="1637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4"/>
          <table:table-cell table:number-columns-repeated="4" table:style-name="ce77"/>
          <table:table-cell table:style-name="ce4"/>
          <table:table-cell table:style-name="ce78"/>
          <table:table-cell table:number-columns-repeated="2" table:style-name="ce4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5">
            <text:p><text:s/>Quadro 4 - DESEMPREGO REGISTADO, <text:s text:c="2"/>POR <text:s/>GRUPOS <text:s/>DE <text:s/>PROFISSÕES<text:s/></text:p>
          </table:table-cell>
          <table:table-cell table:number-columns-repeated="8" table:style-name="ce5"/>
          <table:table-cell office:value-type="string" table:number-columns-spanned="2" table:number-rows-spanned="1" table:style-name="ce81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number-columns-repeated="16372" table:style-name="ce1"/>
        </table:table-row>
        <table:table-row table:style-name="ro1">
          <table:table-cell/>
          <table:table-cell table:style-name="ce3"/>
          <table:table-cell table:style-name="ce9"/>
          <table:table-cell table:number-columns-repeated="9" table:style-name="ce3"/>
          <table:table-cell table:number-columns-repeated="16372" table:style-name="ce1"/>
        </table:table-row>
        <table:table-row table:style-name="ro5">
          <table:table-cell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4"/>
          <table:table-cell office:value-type="string" table:number-columns-spanned="4" table:number-rows-spanned="1" table:style-name="ce82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16">
            <text:p>CPP-<text:span text:style-name="T2">2010</text:span></text:p>
          </table:table-cell>
          <table:table-cell office:value-type="string" table:style-name="ce85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83">
            <text:p>Mês <text:s/>anterior</text:p>
          </table:table-cell>
          <table:covered-table-cell/>
          <table:table-cell office:value-type="string" table:number-columns-spanned="2" table:number-rows-spanned="1" table:style-name="ce84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4"/>
          <table:table-cell table:style-name="ce25"/>
          <table:table-cell office:value-type="string" table:style-name="ce26">
            <text:p>Var. Abs.</text:p>
          </table:table-cell>
          <table:table-cell office:value-type="string" table:style-name="ce27">
            <text:p>Var. %</text:p>
          </table:table-cell>
          <table:table-cell office:value-type="string" table:style-name="ce26">
            <text:p>Var. Abs.</text:p>
          </table:table-cell>
          <table:table-cell office:value-type="string" table:style-name="ce28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6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4"/>
          <table:table-cell table:number-columns-repeated="16371"/>
        </table:table-row>
        <table:table-row table:style-name="ro15">
          <table:table-cell/>
          <table:table-cell office:value-type="string" table:style-name="ce144">
            <text:p>Total</text:p>
          </table:table-cell>
          <table:table-cell office:value-type="float" office:value="381629" table:style-name="ce36">
            <text:p>381 629</text:p>
          </table:table-cell>
          <table:table-cell office:value-type="float" office:value="99.999999999999986" table:style-name="ce145">
            <text:p>100,0<text:s text:c="5"/></text:p>
          </table:table-cell>
          <table:table-cell office:value-type="float" office:value="384504" table:style-name="ce146">
            <text:p>384 504</text:p>
          </table:table-cell>
          <table:table-cell office:value-type="float" office:value="100.00000000000001" table:style-name="ce147">
            <text:p>100,0<text:s text:c="5"/></text:p>
          </table:table-cell>
          <table:table-cell office:value-type="float" office:value="275950" table:style-name="ce38">
            <text:p>275 950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-2875" table:style-name="ce40">
            <text:p><text:s/>-2 875</text:p>
          </table:table-cell>
          <table:table-cell office:value-type="float" office:value="-0.7477165387096103" table:style-name="ce41">
            <text:p>-0,7<text:s text:c="3"/></text:p>
          </table:table-cell>
          <table:table-cell office:value-type="float" office:value="105679" table:style-name="ce40">
            <text:p>+105 679</text:p>
          </table:table-cell>
          <table:table-cell office:value-type="float" office:value="38.296430512774052" table:style-name="ce41">
            <text:p>+38,3<text:s text:c="3"/></text:p>
          </table:table-cell>
          <table:table-cell table:style-name="ce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1- Repres. poder legisla., órgãos exec., dirig., dir. e gestores execu.</text:p>
          </table:table-cell>
          <table:table-cell office:value-type="float" office:value="8433" table:style-name="ce45">
            <text:p>8 433</text:p>
          </table:table-cell>
          <table:table-cell office:value-type="float" office:value="2.2097377295750587" table:style-name="ce150">
            <text:p>2,2<text:s text:c="5"/></text:p>
          </table:table-cell>
          <table:table-cell office:value-type="float" office:value="8384" table:style-name="ce151">
            <text:p>8 384</text:p>
          </table:table-cell>
          <table:table-cell office:value-type="float" office:value="2.1804714645361294" table:style-name="ce152">
            <text:p>2,2<text:s text:c="5"/></text:p>
          </table:table-cell>
          <table:table-cell office:value-type="float" office:value="6773" table:style-name="ce47">
            <text:p>6 773</text:p>
          </table:table-cell>
          <table:table-cell office:value-type="float" office:value="2.4544301503895634" table:style-name="ce153">
            <text:p>2,5<text:s text:c="5"/></text:p>
          </table:table-cell>
          <table:table-cell office:value-type="float" office:value="49" table:style-name="ce49">
            <text:p>+ 49</text:p>
          </table:table-cell>
          <table:table-cell office:value-type="float" office:value="0.58444656488549618" table:style-name="ce50">
            <text:p>+0,6<text:s text:c="3"/></text:p>
          </table:table-cell>
          <table:table-cell office:value-type="float" office:value="1660" table:style-name="ce49">
            <text:p>+1 660</text:p>
          </table:table-cell>
          <table:table-cell office:value-type="float" office:value="24.509080171268273" table:style-name="ce50">
            <text:p>+24,5<text:s text:c="3"/></text:p>
          </table:table-cell>
          <table:table-cell table:style-name="ce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2- Especialistas das atividades intelectuais e científicas</text:p>
          </table:table-cell>
          <table:table-cell office:value-type="float" office:value="35883" table:style-name="ce45">
            <text:p>35 883</text:p>
          </table:table-cell>
          <table:table-cell office:value-type="float" office:value="9.4025873295792515" table:style-name="ce150">
            <text:p>9,4<text:s text:c="5"/></text:p>
          </table:table-cell>
          <table:table-cell office:value-type="float" office:value="35582" table:style-name="ce151">
            <text:p>35 582</text:p>
          </table:table-cell>
          <table:table-cell office:value-type="float" office:value="9.2539999583879506" table:style-name="ce152">
            <text:p>9,3<text:s text:c="5"/></text:p>
          </table:table-cell>
          <table:table-cell office:value-type="float" office:value="29849" table:style-name="ce47">
            <text:p>29 849</text:p>
          </table:table-cell>
          <table:table-cell office:value-type="float" office:value="10.816814640333394" table:style-name="ce153">
            <text:p>10,8<text:s text:c="5"/></text:p>
          </table:table-cell>
          <table:table-cell office:value-type="float" office:value="301" table:style-name="ce49">
            <text:p>+ 301</text:p>
          </table:table-cell>
          <table:table-cell office:value-type="float" office:value="0.84593333708054641" table:style-name="ce50">
            <text:p>+0,8<text:s text:c="3"/></text:p>
          </table:table-cell>
          <table:table-cell office:value-type="float" office:value="6034" table:style-name="ce49">
            <text:p>+6 034</text:p>
          </table:table-cell>
          <table:table-cell office:value-type="float" office:value="20.215082582331068" table:style-name="ce50">
            <text:p>+20,2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3- Técnicos e profissões de nível intermédio</text:p>
          </table:table-cell>
          <table:table-cell office:value-type="float" office:value="33726" table:style-name="ce45">
            <text:p>33 726</text:p>
          </table:table-cell>
          <table:table-cell office:value-type="float" office:value="8.8373787107373918" table:style-name="ce150">
            <text:p>8,8<text:s text:c="5"/></text:p>
          </table:table-cell>
          <table:table-cell office:value-type="float" office:value="33819" table:style-name="ce151">
            <text:p>33 819</text:p>
          </table:table-cell>
          <table:table-cell office:value-type="float" office:value="8.7954871730853252" table:style-name="ce152">
            <text:p>8,8<text:s text:c="5"/></text:p>
          </table:table-cell>
          <table:table-cell office:value-type="float" office:value="25194" table:style-name="ce47">
            <text:p>25 194</text:p>
          </table:table-cell>
          <table:table-cell office:value-type="float" office:value="9.1299148396448633" table:style-name="ce153">
            <text:p>9,1<text:s text:c="5"/></text:p>
          </table:table-cell>
          <table:table-cell office:value-type="float" office:value="-93" table:style-name="ce49">
            <text:p><text:s/>- 93</text:p>
          </table:table-cell>
          <table:table-cell office:value-type="float" office:value="-0.27499334693515481" table:style-name="ce50">
            <text:p>-0,3<text:s text:c="3"/></text:p>
          </table:table-cell>
          <table:table-cell office:value-type="float" office:value="8532" table:style-name="ce49">
            <text:p>+8 532</text:p>
          </table:table-cell>
          <table:table-cell office:value-type="float" office:value="33.865206001428909" table:style-name="ce50">
            <text:p>+33,9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4- Pessoal administrativo</text:p>
          </table:table-cell>
          <table:table-cell office:value-type="float" office:value="44812" table:style-name="ce45">
            <text:p>44 812</text:p>
          </table:table-cell>
          <table:table-cell office:value-type="float" office:value="11.742294217682618" table:style-name="ce150">
            <text:p>11,7<text:s text:c="5"/></text:p>
          </table:table-cell>
          <table:table-cell office:value-type="float" office:value="44975" table:style-name="ce151">
            <text:p>44 975</text:p>
          </table:table-cell>
          <table:table-cell office:value-type="float" office:value="11.696887418596425" table:style-name="ce152">
            <text:p>11,7<text:s text:c="5"/></text:p>
          </table:table-cell>
          <table:table-cell office:value-type="float" office:value="32074" table:style-name="ce47">
            <text:p>32 074</text:p>
          </table:table-cell>
          <table:table-cell office:value-type="float" office:value="11.623120130458418" table:style-name="ce153">
            <text:p>11,6<text:s text:c="5"/></text:p>
          </table:table-cell>
          <table:table-cell office:value-type="float" office:value="-163" table:style-name="ce49">
            <text:p><text:s/>- 163</text:p>
          </table:table-cell>
          <table:table-cell office:value-type="float" office:value="-0.36242356864924957" table:style-name="ce50">
            <text:p>-0,4<text:s text:c="3"/></text:p>
          </table:table-cell>
          <table:table-cell office:value-type="float" office:value="12738" table:style-name="ce49">
            <text:p>+12 738</text:p>
          </table:table-cell>
          <table:table-cell office:value-type="float" office:value="39.714410425890129" table:style-name="ce50">
            <text:p>+39,7<text:s text:c="3"/></text:p>
          </table:table-cell>
          <table:table-cell table:style-name="ce2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5- Trab. serviços pessoais, de proteção e segurança e vendedores</text:p>
          </table:table-cell>
          <table:table-cell office:value-type="float" office:value="84226" table:style-name="ce45">
            <text:p>84 226</text:p>
          </table:table-cell>
          <table:table-cell office:value-type="float" office:value="22.070125697994651" table:style-name="ce150">
            <text:p>22,1<text:s text:c="5"/></text:p>
          </table:table-cell>
          <table:table-cell office:value-type="float" office:value="83184" table:style-name="ce151">
            <text:p>83 184</text:p>
          </table:table-cell>
          <table:table-cell office:value-type="float" office:value="21.6341052368766" table:style-name="ce152">
            <text:p>21,6<text:s text:c="5"/></text:p>
          </table:table-cell>
          <table:table-cell office:value-type="float" office:value="53815" table:style-name="ce47">
            <text:p>53 815</text:p>
          </table:table-cell>
          <table:table-cell office:value-type="float" office:value="19.501721326327235" table:style-name="ce153">
            <text:p>19,5<text:s text:c="5"/></text:p>
          </table:table-cell>
          <table:table-cell office:value-type="float" office:value="1042" table:style-name="ce49">
            <text:p>+1 042</text:p>
          </table:table-cell>
          <table:table-cell office:value-type="float" office:value="1.2526447393729565" table:style-name="ce50">
            <text:p>+1,3<text:s text:c="3"/></text:p>
          </table:table-cell>
          <table:table-cell office:value-type="float" office:value="30411" table:style-name="ce49">
            <text:p>+30 411</text:p>
          </table:table-cell>
          <table:table-cell office:value-type="float" office:value="56.510266654278553" table:style-name="ce50">
            <text:p>+56,5<text:s text:c="3"/></text:p>
          </table:table-cell>
          <table:table-cell table:style-name="ce2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6- Agricultores e trab. qualificados da agric., <text:s/>pesca e floresta</text:p>
          </table:table-cell>
          <table:table-cell office:value-type="float" office:value="9758" table:style-name="ce45">
            <text:p>9 758</text:p>
          </table:table-cell>
          <table:table-cell office:value-type="float" office:value="2.5569335663694321" table:style-name="ce150">
            <text:p>2,6<text:s text:c="5"/></text:p>
          </table:table-cell>
          <table:table-cell office:value-type="float" office:value="10494" table:style-name="ce151">
            <text:p>10 494</text:p>
          </table:table-cell>
          <table:table-cell office:value-type="float" office:value="2.7292303851195308" table:style-name="ce152">
            <text:p>2,7<text:s text:c="5"/></text:p>
          </table:table-cell>
          <table:table-cell office:value-type="float" office:value="9048" table:style-name="ce47">
            <text:p>9 048</text:p>
          </table:table-cell>
          <table:table-cell office:value-type="float" office:value="3.2788548650117773" table:style-name="ce153">
            <text:p>3,3<text:s text:c="5"/></text:p>
          </table:table-cell>
          <table:table-cell office:value-type="float" office:value="-736" table:style-name="ce49">
            <text:p><text:s/>- 736</text:p>
          </table:table-cell>
          <table:table-cell office:value-type="float" office:value="-7.0135315418334283" table:style-name="ce50">
            <text:p>-7,0<text:s text:c="3"/></text:p>
          </table:table-cell>
          <table:table-cell office:value-type="float" office:value="710" table:style-name="ce49">
            <text:p>+ 710</text:p>
          </table:table-cell>
          <table:table-cell office:value-type="float" office:value="7.847038019451813" table:style-name="ce50">
            <text:p>+7,8<text:s text:c="3"/></text:p>
          </table:table-cell>
          <table:table-cell table:style-name="ce42"/>
          <table:table-cell table:number-columns-repeated="16371"/>
        </table:table-row>
        <table:table-row table:style-name="ro5">
          <table:table-cell/>
          <table:table-cell office:value-type="string" table:style-name="ce149">
            <text:p>7- Trabalhadores qualificados da indústria, construção e artífices</text:p>
          </table:table-cell>
          <table:table-cell office:value-type="float" office:value="41464" table:style-name="ce45">
            <text:p>41 464</text:p>
          </table:table-cell>
          <table:table-cell office:value-type="float" office:value="10.865002397616532" table:style-name="ce150">
            <text:p>10,9<text:s text:c="5"/></text:p>
          </table:table-cell>
          <table:table-cell office:value-type="float" office:value="44029" table:style-name="ce151">
            <text:p>44 029</text:p>
          </table:table-cell>
          <table:table-cell office:value-type="float" office:value="11.450856167946236" table:style-name="ce152">
            <text:p>11,5<text:s text:c="5"/></text:p>
          </table:table-cell>
          <table:table-cell office:value-type="float" office:value="30235" table:style-name="ce47">
            <text:p>30 235</text:p>
          </table:table-cell>
          <table:table-cell office:value-type="float" office:value="10.956695053451712" table:style-name="ce153">
            <text:p>11,0<text:s text:c="5"/></text:p>
          </table:table-cell>
          <table:table-cell office:value-type="float" office:value="-2565" table:style-name="ce49">
            <text:p><text:s/>-2 565</text:p>
          </table:table-cell>
          <table:table-cell office:value-type="float" office:value="-5.8257057848236391" table:style-name="ce50">
            <text:p>-5,8<text:s text:c="3"/></text:p>
          </table:table-cell>
          <table:table-cell office:value-type="float" office:value="11229" table:style-name="ce49">
            <text:p>+11 229</text:p>
          </table:table-cell>
          <table:table-cell office:value-type="float" office:value="37.139077228377708" table:style-name="ce50">
            <text:p>+37,1<text:s text:c="3"/></text:p>
          </table:table-cell>
          <table:table-cell table:style-name="ce60"/>
          <table:table-cell table:number-columns-repeated="16371"/>
        </table:table-row>
        <table:table-row table:style-name="ro5">
          <table:table-cell/>
          <table:table-cell office:value-type="string" table:style-name="ce149">
            <text:p>8- Operadores de instalações e máquinas e trab. da montagem</text:p>
          </table:table-cell>
          <table:table-cell office:value-type="float" office:value="25310" table:style-name="ce45">
            <text:p>25 310</text:p>
          </table:table-cell>
          <table:table-cell office:value-type="float" office:value="6.6320955692570527" table:style-name="ce150">
            <text:p>6,6<text:s text:c="5"/></text:p>
          </table:table-cell>
          <table:table-cell office:value-type="float" office:value="26145" table:style-name="ce151">
            <text:p>26 145</text:p>
          </table:table-cell>
          <table:table-cell office:value-type="float" office:value="6.7996691841957428" table:style-name="ce152">
            <text:p>6,8<text:s text:c="5"/></text:p>
          </table:table-cell>
          <table:table-cell office:value-type="float" office:value="15688" table:style-name="ce47">
            <text:p>15 688</text:p>
          </table:table-cell>
          <table:table-cell office:value-type="float" office:value="5.6850878782388117" table:style-name="ce153">
            <text:p>5,7<text:s text:c="5"/></text:p>
          </table:table-cell>
          <table:table-cell office:value-type="float" office:value="-835" table:style-name="ce49">
            <text:p><text:s/>- 835</text:p>
          </table:table-cell>
          <table:table-cell office:value-type="float" office:value="-3.193727290112832" table:style-name="ce50">
            <text:p>-3,2<text:s text:c="3"/></text:p>
          </table:table-cell>
          <table:table-cell office:value-type="float" office:value="9622" table:style-name="ce49">
            <text:p>+9 622</text:p>
          </table:table-cell>
          <table:table-cell office:value-type="float" office:value="61.333503314635387" table:style-name="ce50">
            <text:p>+61,3<text:s text:c="3"/></text:p>
          </table:table-cell>
          <table:table-cell table:style-name="ce66"/>
          <table:table-cell table:number-columns-repeated="16371"/>
        </table:table-row>
        <table:table-row table:style-name="ro5">
          <table:table-cell/>
          <table:table-cell office:value-type="string" table:style-name="ce149">
            <text:p>9- Trabalhadores não qualificados</text:p>
          </table:table-cell>
          <table:table-cell office:value-type="float" office:value="97812" table:style-name="ce45">
            <text:p>97 812</text:p>
          </table:table-cell>
          <table:table-cell office:value-type="float" office:value="25.630127689457559" table:style-name="ce150">
            <text:p>25,6<text:s text:c="5"/></text:p>
          </table:table-cell>
          <table:table-cell office:value-type="float" office:value="97675" table:style-name="ce151">
            <text:p>97 675</text:p>
          </table:table-cell>
          <table:table-cell office:value-type="float" office:value="25.402856667290845" table:style-name="ce152">
            <text:p>25,4<text:s text:c="5"/></text:p>
          </table:table-cell>
          <table:table-cell office:value-type="float" office:value="73077" table:style-name="ce47">
            <text:p>73 077</text:p>
          </table:table-cell>
          <table:table-cell office:value-type="float" office:value="26.481971371625296" table:style-name="ce153">
            <text:p>26,5<text:s text:c="5"/></text:p>
          </table:table-cell>
          <table:table-cell office:value-type="float" office:value="137" table:style-name="ce49">
            <text:p>+ 137</text:p>
          </table:table-cell>
          <table:table-cell office:value-type="float" office:value="0.14026106987458409" table:style-name="ce50">
            <text:p>+0,1<text:s text:c="3"/></text:p>
          </table:table-cell>
          <table:table-cell office:value-type="float" office:value="24735" table:style-name="ce49">
            <text:p>+24 735</text:p>
          </table:table-cell>
          <table:table-cell office:value-type="float" office:value="33.847859107516733" table:style-name="ce50">
            <text:p>+33,8<text:s text:c="3"/></text:p>
          </table:table-cell>
          <table:table-cell table:style-name="ce60"/>
          <table:table-cell table:number-columns-repeated="16371"/>
        </table:table-row>
        <table:table-row table:style-name="ro5">
          <table:table-cell/>
          <table:table-cell office:value-type="string" table:style-name="ce149">
            <text:p>0- Profissões das Forças Armadas</text:p>
          </table:table-cell>
          <table:table-cell office:value-type="float" office:value="190" table:style-name="ce45">
            <text:p><text:s/>190</text:p>
          </table:table-cell>
          <table:table-cell office:value-type="float" office:value="4.978657282334413E-2" table:style-name="ce150">
            <text:p>0,0<text:s text:c="5"/></text:p>
          </table:table-cell>
          <table:table-cell office:value-type="float" office:value="201" table:style-name="ce151">
            <text:p><text:s/>201</text:p>
          </table:table-cell>
          <table:table-cell office:value-type="float" office:value="5.2275138880219715E-2" table:style-name="ce152">
            <text:p>0,1<text:s text:c="5"/></text:p>
          </table:table-cell>
          <table:table-cell office:value-type="float" office:value="173" table:style-name="ce47">
            <text:p><text:s/>173</text:p>
          </table:table-cell>
          <table:table-cell office:value-type="float" office:value="6.269251676028266E-2" table:style-name="ce153">
            <text:p>0,1<text:s text:c="5"/></text:p>
          </table:table-cell>
          <table:table-cell office:value-type="float" office:value="-11" table:style-name="ce49">
            <text:p><text:s/>- 11</text:p>
          </table:table-cell>
          <table:table-cell office:value-type="float" office:value="-5.4726368159203984" table:style-name="ce50">
            <text:p>-5,5<text:s text:c="3"/></text:p>
          </table:table-cell>
          <table:table-cell office:value-type="float" office:value="17" table:style-name="ce49">
            <text:p>+ 17</text:p>
          </table:table-cell>
          <table:table-cell office:value-type="float" office:value="9.8265895953757223" table:style-name="ce50">
            <text:p>+9,8<text:s text:c="3"/></text:p>
          </table:table-cell>
          <table:table-cell table:style-name="ce66"/>
          <table:table-cell table:number-columns-repeated="16371"/>
        </table:table-row>
        <table:table-row table:style-name="ro5">
          <table:table-cell/>
          <table:table-cell office:value-type="string" table:style-name="ce149">
            <text:p><text:s text:c="5"/>Outros</text:p>
          </table:table-cell>
          <table:table-cell office:value-type="float" office:value="15" table:style-name="ce45">
            <text:p><text:s/>15</text:p>
          </table:table-cell>
          <table:table-cell office:value-type="float" office:value="3.9305189071061159E-3" table:style-name="ce150">
            <text:p>0,0<text:s text:c="5"/></text:p>
          </table:table-cell>
          <table:table-cell office:value-type="float" office:value="16" table:style-name="ce151">
            <text:p><text:s/>16</text:p>
          </table:table-cell>
          <table:table-cell office:value-type="float" office:value="4.1612050849926139E-3" table:style-name="ce152">
            <text:p>0,0<text:s text:c="5"/></text:p>
          </table:table-cell>
          <table:table-cell office:value-type="float" office:value="24" table:style-name="ce47">
            <text:p><text:s/>24</text:p>
          </table:table-cell>
          <table:table-cell office:value-type="float" office:value="8.6972277586519296E-3" table:style-name="ce153">
            <text:p>0,0<text:s text:c="5"/></text:p>
          </table:table-cell>
          <table:table-cell office:value-type="float" office:value="-1" table:style-name="ce49">
            <text:p><text:s/>- 1</text:p>
          </table:table-cell>
          <table:table-cell office:value-type="float" office:value="-6.25" table:style-name="ce50">
            <text:p>-6,3<text:s text:c="3"/></text:p>
          </table:table-cell>
          <table:table-cell office:value-type="float" office:value="-9" table:style-name="ce49">
            <text:p><text:s/>- 9</text:p>
          </table:table-cell>
          <table:table-cell office:value-type="float" office:value="-37.5" table:style-name="ce50">
            <text:p>-37,5<text:s text:c="3"/></text:p>
          </table:table-cell>
          <table:table-cell table:style-name="ce60"/>
          <table:table-cell table:number-columns-repeated="16371"/>
        </table:table-row>
        <table:table-row table:style-name="ro20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4"/>
          <table:table-cell table:style-name="ce75"/>
          <table:table-cell table:style-name="ce74"/>
          <table:table-cell table:style-name="ce75"/>
          <table:table-cell table:style-name="ce60"/>
          <table:table-cell table:number-columns-repeated="16371"/>
        </table:table-row>
        <table:table-row table:style-name="ro13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0" table:style-name="ce1"/>
          <table:table-cell table:style-name="ce66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0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80"/>
          <table:table-cell table:number-columns-repeated="2" table:style-name="ce164"/>
          <table:table-cell table:number-columns-repeated="6" table:style-name="ce80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default-cell-style-name="ce1"/>
        <table:table-column table:style-name="co19" table:default-cell-style-name="ce1"/>
        <table:table-column table:style-name="co7" table:default-cell-style-name="ce1"/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8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55481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7845in" svg:y="0.25925in" svg:width="1.94941in" svg:height="0.51096in">
                <draw:text-box>
                  <text:p text:style-name="a48" text:class-names="" text:cond-style-name=""><text:span text:style-name="a46" text:class-names="">JUNHO 2020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38749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3"/>
          <table:table-cell table:style-name="ce4"/>
          <table:table-cell table:number-columns-repeated="16371"/>
        </table:table-row>
        <table:table-row table:style-name="ro1">
          <table:table-cell/>
          <table:table-cell table:number-columns-repeated="11" table:style-name="ce3"/>
          <table:table-cell table:number-columns-repeated="16372" table:style-name="ce1"/>
        </table:table-row>
        <table:table-row table:style-name="ro2">
          <table:table-cell/>
          <table:table-cell office:value-type="string" table:style-name="ce5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5"/>
          <table:table-cell office:value-type="string" table:number-columns-spanned="2" table:number-rows-spanned="1" table:style-name="ce81">
            <text:p>CONTINENTE</text:p>
          </table:table-cell>
          <table:covered-table-cell/>
          <table:table-cell table:style-name="ce4"/>
          <table:table-cell table:number-columns-repeated="16371"/>
        </table:table-row>
        <table:table-row table:style-name="ro2">
          <table:table-cell/>
          <table:table-cell office:value-type="string" table:style-name="ce7">
            <text:p>Situação no fim do mês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style-name="ce4"/>
          <table:table-cell table:number-columns-repeated="16371"/>
        </table:table-row>
        <table:table-row table:style-name="ro7">
          <table:table-cell/>
          <table:table-cell table:style-name="ce3"/>
          <table:table-cell table:style-name="ce9"/>
          <table:table-cell table:number-columns-repeated="9" table:style-name="ce3"/>
          <table:table-cell table:style-name="ce4"/>
          <table:table-cell table:number-columns-repeated="16371"/>
        </table:table-row>
        <table:table-row table:style-name="ro1">
          <table:table-cell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4"/>
          <table:table-cell office:value-type="string" table:number-columns-spanned="4" table:number-rows-spanned="1" table:style-name="ce82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1">
          <table:table-cell/>
          <table:table-cell office:value-type="string" table:style-name="ce16">
            <text:p>CAE <text:s/>Rev.3</text:p>
          </table:table-cell>
          <table:table-cell office:value-type="string" table:style-name="ce85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83">
            <text:p>Mês <text:s/>anterior</text:p>
          </table:table-cell>
          <table:covered-table-cell/>
          <table:table-cell office:value-type="string" table:number-columns-spanned="2" table:number-rows-spanned="1" table:style-name="ce84">
            <text:p>Mês <text:s/>homólogo<text:span text:style-name="T1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1">
          <table:table-cell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4"/>
          <table:table-cell table:style-name="ce25"/>
          <table:table-cell office:value-type="string" table:style-name="ce26">
            <text:p>Var. Abs.</text:p>
          </table:table-cell>
          <table:table-cell office:value-type="string" table:style-name="ce27">
            <text:p>Var. %</text:p>
          </table:table-cell>
          <table:table-cell office:value-type="string" table:style-name="ce26">
            <text:p>Var. Abs.</text:p>
          </table:table-cell>
          <table:table-cell office:value-type="string" table:style-name="ce28">
            <text:p>Var. %</text:p>
          </table:table-cell>
          <table:table-cell table:style-name="ce29"/>
          <table:table-cell table:number-columns-repeated="16371"/>
        </table:table-row>
        <table:table-row table:style-name="ro21">
          <table:table-cell/>
          <table:table-cell table:style-name="ce16"/>
          <table:table-cell table:style-name="ce86"/>
          <table:table-cell table:style-name="ce87"/>
          <table:table-cell table:style-name="ce88"/>
          <table:table-cell table:style-name="ce89"/>
          <table:table-cell table:style-name="ce88"/>
          <table:table-cell table:style-name="ce89"/>
          <table:table-cell table:number-columns-repeated="4" table:style-name="ce90"/>
          <table:table-cell table:style-name="ce29"/>
          <table:table-cell table:number-columns-repeated="16371"/>
        </table:table-row>
        <table:table-row table:style-name="ro3">
          <table:table-cell/>
          <table:table-cell office:value-type="string" table:style-name="ce169">
            <text:p><text:s text:c="2"/>Total</text:p>
          </table:table-cell>
          <table:table-cell office:value-type="float" office:value="356577" table:style-name="ce36">
            <text:p>356 577</text:p>
          </table:table-cell>
          <table:table-cell office:value-type="float" office:value="100" table:style-name="ce37">
            <text:p>100,0<text:s text:c="5"/></text:p>
          </table:table-cell>
          <table:table-cell office:value-type="float" office:value="358876" table:style-name="ce38">
            <text:p>358 876</text:p>
          </table:table-cell>
          <table:table-cell office:value-type="float" office:value="100.00000000000001" table:style-name="ce39">
            <text:p>100,0<text:s text:c="5"/></text:p>
          </table:table-cell>
          <table:table-cell office:value-type="float" office:value="250252" table:style-name="ce38">
            <text:p>250 252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-2299" table:style-name="ce40">
            <text:p><text:s/>-2 299</text:p>
          </table:table-cell>
          <table:table-cell office:value-type="float" office:value="-0.64061124176595818" table:style-name="ce41">
            <text:p>-0,6<text:s text:c="3"/></text:p>
          </table:table-cell>
          <table:table-cell office:value-type="float" office:value="106325" table:style-name="ce40">
            <text:p>+106 325</text:p>
          </table:table-cell>
          <table:table-cell office:value-type="float" office:value="42.487172929686878" table:style-name="ce41">
            <text:p>+42,5<text:s text:c="3"/></text:p>
          </table:table-cell>
          <table:table-cell table:style-name="ce42"/>
          <table:table-cell table:number-columns-repeated="16371"/>
        </table:table-row>
        <table:table-row table:style-name="ro9">
          <table:table-cell table:style-name="ce170"/>
          <table:table-cell office:value-type="string" table:style-name="ce171">
            <text:p>Agricultura, produção animal, caça, floresta e pesca</text:p>
          </table:table-cell>
          <table:table-cell office:value-type="float" office:value="13179" table:style-name="ce36">
            <text:p>13 179</text:p>
          </table:table-cell>
          <table:table-cell office:value-type="float" office:value="3.6959759042226503" table:style-name="ce37">
            <text:p>3,7<text:s text:c="5"/></text:p>
          </table:table-cell>
          <table:table-cell office:value-type="float" office:value="14060" table:style-name="ce38">
            <text:p>14 060</text:p>
          </table:table-cell>
          <table:table-cell office:value-type="float" office:value="3.9177877595604054" table:style-name="ce39">
            <text:p>3,9<text:s text:c="5"/></text:p>
          </table:table-cell>
          <table:table-cell office:value-type="float" office:value="11722" table:style-name="ce38">
            <text:p>11 722</text:p>
          </table:table-cell>
          <table:table-cell office:value-type="float" office:value="4.6840784489234855" table:style-name="ce39">
            <text:p>4,7<text:s text:c="5"/></text:p>
          </table:table-cell>
          <table:table-cell office:value-type="float" office:value="-881" table:style-name="ce40">
            <text:p><text:s/>- 881</text:p>
          </table:table-cell>
          <table:table-cell office:value-type="float" office:value="-6.2660028449502132" table:style-name="ce41">
            <text:p>-6,3<text:s text:c="3"/></text:p>
          </table:table-cell>
          <table:table-cell office:value-type="float" office:value="1457" table:style-name="ce40">
            <text:p>+1 457</text:p>
          </table:table-cell>
          <table:table-cell office:value-type="float" office:value="12.429619518853437" table:style-name="ce41">
            <text:p>+12,4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2">
          <table:table-cell table:style-name="ce170"/>
          <table:table-cell office:value-type="string" table:style-name="ce171">
            <text:p>Indústria, energia e água e construção</text:p>
          </table:table-cell>
          <table:table-cell office:value-type="float" office:value="74925" table:style-name="ce56">
            <text:p>74 925</text:p>
          </table:table-cell>
          <table:table-cell office:value-type="float" office:value="21.01229187524714" table:style-name="ce57">
            <text:p>21,0<text:s text:c="5"/></text:p>
          </table:table-cell>
          <table:table-cell office:value-type="float" office:value="77096" table:style-name="ce38">
            <text:p>77 096</text:p>
          </table:table-cell>
          <table:table-cell office:value-type="float" office:value="21.482629097515577" table:style-name="ce39">
            <text:p>21,5<text:s text:c="5"/></text:p>
          </table:table-cell>
          <table:table-cell office:value-type="float" office:value="59011" table:style-name="ce38">
            <text:p>59 011</text:p>
          </table:table-cell>
          <table:table-cell office:value-type="float" office:value="23.580630724229977" table:style-name="ce39">
            <text:p>23,6<text:s text:c="5"/></text:p>
          </table:table-cell>
          <table:table-cell office:value-type="float" office:value="-2171" table:style-name="ce40">
            <text:p><text:s/>-2 171</text:p>
          </table:table-cell>
          <table:table-cell office:value-type="float" office:value="-2.8159697001141435" table:style-name="ce41">
            <text:p>-2,8<text:s text:c="3"/></text:p>
          </table:table-cell>
          <table:table-cell office:value-type="float" office:value="15914" table:style-name="ce40">
            <text:p>+15 914</text:p>
          </table:table-cell>
          <table:table-cell office:value-type="float" office:value="26.9678534510515" table:style-name="ce41">
            <text:p>+27,0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3">
          <table:table-cell/>
          <table:table-cell office:value-type="string" table:style-name="ce173">
            <text:p>Indústrias extrativas</text:p>
          </table:table-cell>
          <table:table-cell office:value-type="float" office:value="2031" table:style-name="ce45">
            <text:p>2 031</text:p>
          </table:table-cell>
          <table:table-cell office:value-type="float" office:value="0.56958244642812073" table:style-name="ce46">
            <text:p>0,6<text:s text:c="5"/></text:p>
          </table:table-cell>
          <table:table-cell office:value-type="float" office:value="2033" table:style-name="ce47">
            <text:p>2 033</text:p>
          </table:table-cell>
          <table:table-cell office:value-type="float" office:value="0.56649093280130192" table:style-name="ce48">
            <text:p>0,6<text:s text:c="5"/></text:p>
          </table:table-cell>
          <table:table-cell office:value-type="float" office:value="1634" table:style-name="ce47">
            <text:p>1 634</text:p>
          </table:table-cell>
          <table:table-cell office:value-type="float" office:value="0.65294183463069233" table:style-name="ce48">
            <text:p>0,7<text:s text:c="5"/></text:p>
          </table:table-cell>
          <table:table-cell office:value-type="float" office:value="-2" table:style-name="ce49">
            <text:p><text:s/>- 2</text:p>
          </table:table-cell>
          <table:table-cell office:value-type="float" office:value="-9.83767830791933E-2" table:style-name="ce50">
            <text:p>-0,1<text:s text:c="3"/></text:p>
          </table:table-cell>
          <table:table-cell office:value-type="float" office:value="397" table:style-name="ce49">
            <text:p>+ 397</text:p>
          </table:table-cell>
          <table:table-cell office:value-type="float" office:value="24.296205630354958" table:style-name="ce50">
            <text:p>+24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7540" table:style-name="ce45">
            <text:p>7 540</text:p>
          </table:table-cell>
          <table:table-cell office:value-type="float" office:value="2.1145502934849976" table:style-name="ce46">
            <text:p>2,1<text:s text:c="5"/></text:p>
          </table:table-cell>
          <table:table-cell office:value-type="float" office:value="7548" table:style-name="ce47">
            <text:p>7 548</text:p>
          </table:table-cell>
          <table:table-cell office:value-type="float" office:value="2.1032334288166386" table:style-name="ce48">
            <text:p>2,1<text:s text:c="5"/></text:p>
          </table:table-cell>
          <table:table-cell office:value-type="float" office:value="5944" table:style-name="ce47">
            <text:p>5 944</text:p>
          </table:table-cell>
          <table:table-cell office:value-type="float" office:value="2.3752057925610983" table:style-name="ce48">
            <text:p>2,4<text:s text:c="5"/></text:p>
          </table:table-cell>
          <table:table-cell office:value-type="float" office:value="-8" table:style-name="ce49">
            <text:p><text:s/>- 8</text:p>
          </table:table-cell>
          <table:table-cell office:value-type="float" office:value="-0.10598834128245893" table:style-name="ce50">
            <text:p>-0,1<text:s text:c="3"/></text:p>
          </table:table-cell>
          <table:table-cell office:value-type="float" office:value="1596" table:style-name="ce49">
            <text:p>+1 596</text:p>
          </table:table-cell>
          <table:table-cell office:value-type="float" office:value="26.850605652759086" table:style-name="ce50">
            <text:p>+26,9<text:s text:c="3"/></text:p>
          </table:table-cell>
          <table:table-cell table:style-name="ce60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ricação de têxteis</text:p>
          </table:table-cell>
          <table:table-cell office:value-type="float" office:value="3343" table:style-name="ce45">
            <text:p>3 343</text:p>
          </table:table-cell>
          <table:table-cell office:value-type="float" office:value="0.93752541526795052" table:style-name="ce63">
            <text:p>0,9<text:s text:c="5"/></text:p>
          </table:table-cell>
          <table:table-cell office:value-type="float" office:value="3402" table:style-name="ce64">
            <text:p>3 402</text:p>
          </table:table-cell>
          <table:table-cell office:value-type="float" office:value="0.94795974096902547" table:style-name="ce65">
            <text:p>0,9<text:s text:c="5"/></text:p>
          </table:table-cell>
          <table:table-cell office:value-type="float" office:value="2737" table:style-name="ce47">
            <text:p>2 737</text:p>
          </table:table-cell>
          <table:table-cell office:value-type="float" office:value="1.0936975528667103" table:style-name="ce65">
            <text:p>1,1<text:s text:c="5"/></text:p>
          </table:table-cell>
          <table:table-cell office:value-type="float" office:value="-59" table:style-name="ce49">
            <text:p><text:s/>- 59</text:p>
          </table:table-cell>
          <table:table-cell office:value-type="float" office:value="-1.7342739564961789" table:style-name="ce50">
            <text:p>-1,7<text:s text:c="3"/></text:p>
          </table:table-cell>
          <table:table-cell office:value-type="float" office:value="606" table:style-name="ce49">
            <text:p>+ 606</text:p>
          </table:table-cell>
          <table:table-cell office:value-type="float" office:value="22.141030325173546" table:style-name="ce50">
            <text:p>+22,1<text:s text:c="3"/></text:p>
          </table:table-cell>
          <table:table-cell table:style-name="ce66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 do vestuário</text:p>
          </table:table-cell>
          <table:table-cell office:value-type="float" office:value="10571" table:style-name="ce45">
            <text:p>10 571</text:p>
          </table:table-cell>
          <table:table-cell office:value-type="float" office:value="2.9645770759190859" table:style-name="ce63">
            <text:p>3,0<text:s text:c="5"/></text:p>
          </table:table-cell>
          <table:table-cell office:value-type="float" office:value="10983" table:style-name="ce64">
            <text:p>10 983</text:p>
          </table:table-cell>
          <table:table-cell office:value-type="float" office:value="3.0603885464617302" table:style-name="ce65">
            <text:p>3,1<text:s text:c="5"/></text:p>
          </table:table-cell>
          <table:table-cell office:value-type="float" office:value="7652" table:style-name="ce47">
            <text:p>7 652</text:p>
          </table:table-cell>
          <table:table-cell office:value-type="float" office:value="3.0577178204369995" table:style-name="ce65">
            <text:p>3,1<text:s text:c="5"/></text:p>
          </table:table-cell>
          <table:table-cell office:value-type="float" office:value="-412" table:style-name="ce49">
            <text:p><text:s/>- 412</text:p>
          </table:table-cell>
          <table:table-cell office:value-type="float" office:value="-3.7512519348083404" table:style-name="ce50">
            <text:p>-3,8<text:s text:c="3"/></text:p>
          </table:table-cell>
          <table:table-cell office:value-type="float" office:value="2919" table:style-name="ce49">
            <text:p>+2 919</text:p>
          </table:table-cell>
          <table:table-cell office:value-type="float" office:value="38.146889702038685" table:style-name="ce50">
            <text:p>+38,1<text:s text:c="3"/></text:p>
          </table:table-cell>
          <table:table-cell table:style-name="ce60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4697" table:style-name="ce45">
            <text:p>4 697</text:p>
          </table:table-cell>
          <table:table-cell office:value-type="float" office:value="1.317247046220031" table:style-name="ce63">
            <text:p>1,3<text:s text:c="5"/></text:p>
          </table:table-cell>
          <table:table-cell office:value-type="float" office:value="4830" table:style-name="ce64">
            <text:p>4 830</text:p>
          </table:table-cell>
          <table:table-cell office:value-type="float" office:value="1.3458687680424437" table:style-name="ce65">
            <text:p>1,3<text:s text:c="5"/></text:p>
          </table:table-cell>
          <table:table-cell office:value-type="float" office:value="2916" table:style-name="ce47">
            <text:p>2 916</text:p>
          </table:table-cell>
          <table:table-cell office:value-type="float" office:value="1.1652254527436343" table:style-name="ce65">
            <text:p>1,2<text:s text:c="5"/></text:p>
          </table:table-cell>
          <table:table-cell office:value-type="float" office:value="-133" table:style-name="ce49">
            <text:p><text:s/>- 133</text:p>
          </table:table-cell>
          <table:table-cell office:value-type="float" office:value="-2.7536231884057969" table:style-name="ce50">
            <text:p>-2,8<text:s text:c="3"/></text:p>
          </table:table-cell>
          <table:table-cell office:value-type="float" office:value="1781" table:style-name="ce49">
            <text:p>+1 781</text:p>
          </table:table-cell>
          <table:table-cell office:value-type="float" office:value="61.076817558299034" table:style-name="ce50">
            <text:p>+61,1<text:s text:c="3"/></text:p>
          </table:table-cell>
          <table:table-cell table:style-name="ce60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a madeira e da cortiça</text:p>
          </table:table-cell>
          <table:table-cell office:value-type="float" office:value="2131" table:style-name="ce45">
            <text:p>2 131</text:p>
          </table:table-cell>
          <table:table-cell office:value-type="float" office:value="0.59762688002871744" table:style-name="ce63">
            <text:p>0,6<text:s text:c="5"/></text:p>
          </table:table-cell>
          <table:table-cell office:value-type="float" office:value="2126" table:style-name="ce64">
            <text:p>2 126</text:p>
          </table:table-cell>
          <table:table-cell office:value-type="float" office:value="0.59240517616112531" table:style-name="ce65">
            <text:p>0,6<text:s text:c="5"/></text:p>
          </table:table-cell>
          <table:table-cell office:value-type="float" office:value="1843" table:style-name="ce47">
            <text:p>1 843</text:p>
          </table:table-cell>
          <table:table-cell office:value-type="float" office:value="0.73645765068810642" table:style-name="ce65">
            <text:p>0,7<text:s text:c="5"/></text:p>
          </table:table-cell>
          <table:table-cell office:value-type="float" office:value="5" table:style-name="ce49">
            <text:p>+ 5</text:p>
          </table:table-cell>
          <table:table-cell office:value-type="float" office:value="0.23518344308560676" table:style-name="ce50">
            <text:p>+0,2<text:s text:c="3"/></text:p>
          </table:table-cell>
          <table:table-cell office:value-type="float" office:value="288" table:style-name="ce49">
            <text:p>+ 288</text:p>
          </table:table-cell>
          <table:table-cell office:value-type="float" office:value="15.626695604991861" table:style-name="ce50">
            <text:p>+15,6<text:s text:c="3"/></text:p>
          </table:table-cell>
          <table:table-cell table:style-name="ce60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400" table:style-name="ce45">
            <text:p>1 400</text:p>
          </table:table-cell>
          <table:table-cell office:value-type="float" office:value="0.39262207040835506" table:style-name="ce63">
            <text:p>0,4<text:s text:c="5"/></text:p>
          </table:table-cell>
          <table:table-cell office:value-type="float" office:value="1368" table:style-name="ce64">
            <text:p>1 368</text:p>
          </table:table-cell>
          <table:table-cell office:value-type="float" office:value="0.38119016038966108" table:style-name="ce65">
            <text:p>0,4<text:s text:c="5"/></text:p>
          </table:table-cell>
          <table:table-cell office:value-type="float" office:value="1288" table:style-name="ce47">
            <text:p>1 288</text:p>
          </table:table-cell>
          <table:table-cell office:value-type="float" office:value="0.51468120134904016" table:style-name="ce65">
            <text:p>0,5<text:s text:c="5"/></text:p>
          </table:table-cell>
          <table:table-cell office:value-type="float" office:value="32" table:style-name="ce49">
            <text:p>+ 32</text:p>
          </table:table-cell>
          <table:table-cell office:value-type="float" office:value="2.3391812865497075" table:style-name="ce50">
            <text:p>+2,3<text:s text:c="3"/></text:p>
          </table:table-cell>
          <table:table-cell office:value-type="float" office:value="112" table:style-name="ce49">
            <text:p>+ 112</text:p>
          </table:table-cell>
          <table:table-cell office:value-type="float" office:value="8.695652173913043" table:style-name="ce50">
            <text:p>+8,7<text:s text:c="3"/></text:p>
          </table:table-cell>
          <table:table-cell table:style-name="ce60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2499" table:style-name="ce45">
            <text:p>2 499</text:p>
          </table:table-cell>
          <table:table-cell office:value-type="float" office:value="0.7008303956789137" table:style-name="ce63">
            <text:p>0,7<text:s text:c="5"/></text:p>
          </table:table-cell>
          <table:table-cell office:value-type="float" office:value="2528" table:style-name="ce64">
            <text:p>2 528</text:p>
          </table:table-cell>
          <table:table-cell office:value-type="float" office:value="0.70442158294229762" table:style-name="ce65">
            <text:p>0,7<text:s text:c="5"/></text:p>
          </table:table-cell>
          <table:table-cell office:value-type="float" office:value="1872" table:style-name="ce47">
            <text:p>1 872</text:p>
          </table:table-cell>
          <table:table-cell office:value-type="float" office:value="0.74804596966258019" table:style-name="ce65">
            <text:p>0,7<text:s text:c="5"/></text:p>
          </table:table-cell>
          <table:table-cell office:value-type="float" office:value="-29" table:style-name="ce49">
            <text:p><text:s/>- 29</text:p>
          </table:table-cell>
          <table:table-cell office:value-type="float" office:value="-1.1471518987341773" table:style-name="ce50">
            <text:p>-1,1<text:s text:c="3"/></text:p>
          </table:table-cell>
          <table:table-cell office:value-type="float" office:value="627" table:style-name="ce49">
            <text:p>+ 627</text:p>
          </table:table-cell>
          <table:table-cell office:value-type="float" office:value="33.493589743589745" table:style-name="ce50">
            <text:p>+33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966" table:style-name="ce45">
            <text:p>1 966</text:p>
          </table:table-cell>
          <table:table-cell office:value-type="float" office:value="0.55135356458773277" table:style-name="ce63">
            <text:p>0,6<text:s text:c="5"/></text:p>
          </table:table-cell>
          <table:table-cell office:value-type="float" office:value="1991" table:style-name="ce64">
            <text:p>1 991</text:p>
          </table:table-cell>
          <table:table-cell office:value-type="float" office:value="0.55478772612267191" table:style-name="ce65">
            <text:p>0,6<text:s text:c="5"/></text:p>
          </table:table-cell>
          <table:table-cell office:value-type="float" office:value="1590" table:style-name="ce47">
            <text:p>1 590</text:p>
          </table:table-cell>
          <table:table-cell office:value-type="float" office:value="0.63535955756597351" table:style-name="ce65">
            <text:p>0,6<text:s text:c="5"/></text:p>
          </table:table-cell>
          <table:table-cell office:value-type="float" office:value="-25" table:style-name="ce49">
            <text:p><text:s/>- 25</text:p>
          </table:table-cell>
          <table:table-cell office:value-type="float" office:value="-1.255650426921145" table:style-name="ce50">
            <text:p>-1,3<text:s text:c="3"/></text:p>
          </table:table-cell>
          <table:table-cell office:value-type="float" office:value="376" table:style-name="ce49">
            <text:p>+ 376</text:p>
          </table:table-cell>
          <table:table-cell office:value-type="float" office:value="23.647798742138367" table:style-name="ce50">
            <text:p>+23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4570" table:style-name="ce45">
            <text:p>4 570</text:p>
          </table:table-cell>
          <table:table-cell office:value-type="float" office:value="1.2816306155472732" table:style-name="ce63">
            <text:p>1,3<text:s text:c="5"/></text:p>
          </table:table-cell>
          <table:table-cell office:value-type="float" office:value="4765" table:style-name="ce64">
            <text:p>4 765</text:p>
          </table:table-cell>
          <table:table-cell office:value-type="float" office:value="1.3277566624683734" table:style-name="ce65">
            <text:p>1,3<text:s text:c="5"/></text:p>
          </table:table-cell>
          <table:table-cell office:value-type="float" office:value="3290" table:style-name="ce47">
            <text:p>3 290</text:p>
          </table:table-cell>
          <table:table-cell office:value-type="float" office:value="1.314674807793744" table:style-name="ce65">
            <text:p>1,3<text:s text:c="5"/></text:p>
          </table:table-cell>
          <table:table-cell office:value-type="float" office:value="-195" table:style-name="ce49">
            <text:p><text:s/>- 195</text:p>
          </table:table-cell>
          <table:table-cell office:value-type="float" office:value="-4.0923399790136417" table:style-name="ce50">
            <text:p>-4,1<text:s text:c="3"/></text:p>
          </table:table-cell>
          <table:table-cell office:value-type="float" office:value="1280" table:style-name="ce49">
            <text:p>+1 280</text:p>
          </table:table-cell>
          <table:table-cell office:value-type="float" office:value="38.90577507598784" table:style-name="ce50">
            <text:p>+38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2945" table:style-name="ce45">
            <text:p>2 945</text:p>
          </table:table-cell>
          <table:table-cell office:value-type="float" office:value="0.8259085695375753" table:style-name="ce63">
            <text:p>0,8<text:s text:c="5"/></text:p>
          </table:table-cell>
          <table:table-cell office:value-type="float" office:value="2948" table:style-name="ce64">
            <text:p>2 948</text:p>
          </table:table-cell>
          <table:table-cell office:value-type="float" office:value="0.82145364972859714" table:style-name="ce65">
            <text:p>0,8<text:s text:c="5"/></text:p>
          </table:table-cell>
          <table:table-cell office:value-type="float" office:value="2127" table:style-name="ce47">
            <text:p>2 127</text:p>
          </table:table-cell>
          <table:table-cell office:value-type="float" office:value="0.84994325719674568" table:style-name="ce65">
            <text:p>0,8<text:s text:c="5"/></text:p>
          </table:table-cell>
          <table:table-cell office:value-type="float" office:value="-3" table:style-name="ce49">
            <text:p><text:s/>- 3</text:p>
          </table:table-cell>
          <table:table-cell office:value-type="float" office:value="-0.10176390773405698" table:style-name="ce50">
            <text:p>-0,1<text:s text:c="3"/></text:p>
          </table:table-cell>
          <table:table-cell office:value-type="float" office:value="818" table:style-name="ce49">
            <text:p>+ 818</text:p>
          </table:table-cell>
          <table:table-cell office:value-type="float" office:value="38.457921955806299" table:style-name="ce50">
            <text:p>+38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2663" table:style-name="ce45">
            <text:p>2 663</text:p>
          </table:table-cell>
          <table:table-cell office:value-type="float" office:value="0.74682326678389244" table:style-name="ce63">
            <text:p>0,7<text:s text:c="5"/></text:p>
          </table:table-cell>
          <table:table-cell office:value-type="float" office:value="2638" table:style-name="ce64">
            <text:p>2 638</text:p>
          </table:table-cell>
          <table:table-cell office:value-type="float" office:value="0.73507283852918559" table:style-name="ce65">
            <text:p>0,7<text:s text:c="5"/></text:p>
          </table:table-cell>
          <table:table-cell office:value-type="float" office:value="1770" table:style-name="ce47">
            <text:p>1 770</text:p>
          </table:table-cell>
          <table:table-cell office:value-type="float" office:value="0.70728705464891384" table:style-name="ce65">
            <text:p>0,7<text:s text:c="5"/></text:p>
          </table:table-cell>
          <table:table-cell office:value-type="float" office:value="25" table:style-name="ce49">
            <text:p>+ 25</text:p>
          </table:table-cell>
          <table:table-cell office:value-type="float" office:value="0.94768764215314627" table:style-name="ce50">
            <text:p>+0,9<text:s text:c="3"/></text:p>
          </table:table-cell>
          <table:table-cell office:value-type="float" office:value="893" table:style-name="ce49">
            <text:p>+ 893</text:p>
          </table:table-cell>
          <table:table-cell office:value-type="float" office:value="50.451977401129945" table:style-name="ce50">
            <text:p>+50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4389" table:style-name="ce45">
            <text:p>4 389</text:p>
          </table:table-cell>
          <table:table-cell office:value-type="float" office:value="1.2308701907301929" table:style-name="ce63">
            <text:p>1,2<text:s text:c="5"/></text:p>
          </table:table-cell>
          <table:table-cell office:value-type="float" office:value="4543" table:style-name="ce64">
            <text:p>4 543</text:p>
          </table:table-cell>
          <table:table-cell office:value-type="float" office:value="1.2658968557384722" table:style-name="ce65">
            <text:p>1,3<text:s text:c="5"/></text:p>
          </table:table-cell>
          <table:table-cell office:value-type="float" office:value="3580" table:style-name="ce47">
            <text:p>3 580</text:p>
          </table:table-cell>
          <table:table-cell office:value-type="float" office:value="1.4305579975384812" table:style-name="ce65">
            <text:p>1,4<text:s text:c="5"/></text:p>
          </table:table-cell>
          <table:table-cell office:value-type="float" office:value="-154" table:style-name="ce49">
            <text:p><text:s/>- 154</text:p>
          </table:table-cell>
          <table:table-cell office:value-type="float" office:value="-3.3898305084745761" table:style-name="ce50">
            <text:p>-3,4<text:s text:c="3"/></text:p>
          </table:table-cell>
          <table:table-cell office:value-type="float" office:value="809" table:style-name="ce49">
            <text:p>+ 809</text:p>
          </table:table-cell>
          <table:table-cell office:value-type="float" office:value="22.597765363128492" table:style-name="ce50">
            <text:p>+22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1253" table:style-name="ce45">
            <text:p>1 253</text:p>
          </table:table-cell>
          <table:table-cell office:value-type="float" office:value="0.35139675301547768" table:style-name="ce63">
            <text:p>0,4<text:s text:c="5"/></text:p>
          </table:table-cell>
          <table:table-cell office:value-type="float" office:value="1253" table:style-name="ce64">
            <text:p>1 253</text:p>
          </table:table-cell>
          <table:table-cell office:value-type="float" office:value="0.34914566591245999" table:style-name="ce65">
            <text:p>0,3<text:s text:c="5"/></text:p>
          </table:table-cell>
          <table:table-cell office:value-type="float" office:value="1063" table:style-name="ce47">
            <text:p>1 063</text:p>
          </table:table-cell>
          <table:table-cell office:value-type="float" office:value="0.42477182999536472" table:style-name="ce65">
            <text:p>0,4<text:s text:c="5"/></text:p>
          </table:table-cell>
          <table:table-cell office:value-type="float" office:value="0" table:style-name="ce49">
            <text:p>+ 0</text:p>
          </table:table-cell>
          <table:table-cell office:value-type="float" office:value="0" table:style-name="ce50">
            <text:p>+0,0<text:s text:c="3"/></text:p>
          </table:table-cell>
          <table:table-cell office:value-type="float" office:value="190" table:style-name="ce49">
            <text:p>+ 190</text:p>
          </table:table-cell>
          <table:table-cell office:value-type="float" office:value="17.873941674506113" table:style-name="ce50">
            <text:p>+17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nstrução</text:p>
          </table:table-cell>
          <table:table-cell office:value-type="float" office:value="22927" table:style-name="ce45">
            <text:p>22 927</text:p>
          </table:table-cell>
          <table:table-cell office:value-type="float" office:value="6.4297472916088259" table:style-name="ce63">
            <text:p>6,4<text:s text:c="5"/></text:p>
          </table:table-cell>
          <table:table-cell office:value-type="float" office:value="24140" table:style-name="ce64">
            <text:p>24 140</text:p>
          </table:table-cell>
          <table:table-cell office:value-type="float" office:value="6.7265573624315911" table:style-name="ce65">
            <text:p>6,7<text:s text:c="5"/></text:p>
          </table:table-cell>
          <table:table-cell office:value-type="float" office:value="19705" table:style-name="ce47">
            <text:p>19 705</text:p>
          </table:table-cell>
          <table:table-cell office:value-type="float" office:value="7.8740629445518922" table:style-name="ce65">
            <text:p>7,9<text:s text:c="5"/></text:p>
          </table:table-cell>
          <table:table-cell office:value-type="float" office:value="-1213" table:style-name="ce49">
            <text:p><text:s/>-1 213</text:p>
          </table:table-cell>
          <table:table-cell office:value-type="float" office:value="-5.0248550124275067" table:style-name="ce50">
            <text:p>-5,0<text:s text:c="3"/></text:p>
          </table:table-cell>
          <table:table-cell office:value-type="float" office:value="3222" table:style-name="ce49">
            <text:p>+3 222</text:p>
          </table:table-cell>
          <table:table-cell office:value-type="float" office:value="16.351179903577773" table:style-name="ce50">
            <text:p>+16,4<text:s text:c="3"/></text:p>
          </table:table-cell>
          <table:table-cell table:number-columns-repeated="16372" table:style-name="ce1"/>
        </table:table-row>
        <table:table-row table:style-name="ro15">
          <table:table-cell table:style-name="ce170"/>
          <table:table-cell office:value-type="string" table:style-name="ce171">
            <text:p>Serviços</text:p>
          </table:table-cell>
          <table:table-cell office:value-type="float" office:value="260181" table:style-name="ce56">
            <text:p>260 181</text:p>
          </table:table-cell>
          <table:table-cell office:value-type="float" office:value="72.966287786368724" table:style-name="ce57">
            <text:p>73,0<text:s text:c="5"/></text:p>
          </table:table-cell>
          <table:table-cell office:value-type="float" office:value="259991" table:style-name="ce58">
            <text:p>259 991</text:p>
          </table:table-cell>
          <table:table-cell office:value-type="float" office:value="72.445914466278055" table:style-name="ce59">
            <text:p>72,4<text:s text:c="5"/></text:p>
          </table:table-cell>
          <table:table-cell office:value-type="float" office:value="176741" table:style-name="ce58">
            <text:p>176 741</text:p>
          </table:table-cell>
          <table:table-cell office:value-type="float" office:value="70.625209788533155" table:style-name="ce59">
            <text:p>70,6<text:s text:c="5"/></text:p>
          </table:table-cell>
          <table:table-cell office:value-type="float" office:value="190" table:style-name="ce40">
            <text:p>+ 190</text:p>
          </table:table-cell>
          <table:table-cell office:value-type="float" office:value="7.3079452750287516E-2" table:style-name="ce41">
            <text:p>+0,1<text:s text:c="3"/></text:p>
          </table:table-cell>
          <table:table-cell office:value-type="float" office:value="83440" table:style-name="ce40">
            <text:p>+83 440</text:p>
          </table:table-cell>
          <table:table-cell office:value-type="float" office:value="47.210324712432318" table:style-name="ce41">
            <text:p>+47,2<text:s text:c="3"/></text:p>
          </table:table-cell>
          <table:table-cell table:number-columns-repeated="16372" table:style-name="ce170"/>
        </table:table-row>
        <table:table-row table:style-name="ro23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4546" table:style-name="ce45">
            <text:p>4 546</text:p>
          </table:table-cell>
          <table:table-cell office:value-type="float" office:value="1.2748999514831301" table:style-name="ce63">
            <text:p>1,3<text:s text:c="5"/></text:p>
          </table:table-cell>
          <table:table-cell office:value-type="float" office:value="4532" table:style-name="ce64">
            <text:p>4 532</text:p>
          </table:table-cell>
          <table:table-cell office:value-type="float" office:value="1.2628317301797836" table:style-name="ce65">
            <text:p>1,3<text:s text:c="5"/></text:p>
          </table:table-cell>
          <table:table-cell office:value-type="float" office:value="3564" table:style-name="ce64">
            <text:p>3 564</text:p>
          </table:table-cell>
          <table:table-cell office:value-type="float" office:value="1.4241644422422199" table:style-name="ce65">
            <text:p>1,4<text:s text:c="5"/></text:p>
          </table:table-cell>
          <table:table-cell office:value-type="float" office:value="14" table:style-name="ce49">
            <text:p>+ 14</text:p>
          </table:table-cell>
          <table:table-cell office:value-type="float" office:value="0.30891438658428949" table:style-name="ce50">
            <text:p>+0,3<text:s text:c="3"/></text:p>
          </table:table-cell>
          <table:table-cell office:value-type="float" office:value="982" table:style-name="ce49">
            <text:p>+ 982</text:p>
          </table:table-cell>
          <table:table-cell office:value-type="float" office:value="27.553310886644223" table:style-name="ce50">
            <text:p>+27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mércio por grosso e a retalho</text:p>
          </table:table-cell>
          <table:table-cell office:value-type="float" office:value="38633" table:style-name="ce45">
            <text:p>38 633</text:p>
          </table:table-cell>
          <table:table-cell office:value-type="float" office:value="10.834406032918556" table:style-name="ce63">
            <text:p>10,8<text:s text:c="5"/></text:p>
          </table:table-cell>
          <table:table-cell office:value-type="float" office:value="38386" table:style-name="ce64">
            <text:p>38 386</text:p>
          </table:table-cell>
          <table:table-cell office:value-type="float" office:value="10.696173608711645" table:style-name="ce65">
            <text:p>10,7<text:s text:c="5"/></text:p>
          </table:table-cell>
          <table:table-cell office:value-type="float" office:value="29307" table:style-name="ce64">
            <text:p>29 307</text:p>
          </table:table-cell>
          <table:table-cell office:value-type="float" office:value="11.710995316720746" table:style-name="ce65">
            <text:p>11,7<text:s text:c="5"/></text:p>
          </table:table-cell>
          <table:table-cell office:value-type="float" office:value="247" table:style-name="ce49">
            <text:p>+ 247</text:p>
          </table:table-cell>
          <table:table-cell office:value-type="float" office:value="0.64346376283019846" table:style-name="ce50">
            <text:p>+0,6<text:s text:c="3"/></text:p>
          </table:table-cell>
          <table:table-cell office:value-type="float" office:value="9326" table:style-name="ce49">
            <text:p>+9 326</text:p>
          </table:table-cell>
          <table:table-cell office:value-type="float" office:value="31.821749070188009" table:style-name="ce50">
            <text:p>+31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6944" table:style-name="ce45">
            <text:p>6 944</text:p>
          </table:table-cell>
          <table:table-cell office:value-type="float" office:value="1.9474054692254408" table:style-name="ce63">
            <text:p>1,9<text:s text:c="5"/></text:p>
          </table:table-cell>
          <table:table-cell office:value-type="float" office:value="6788" table:style-name="ce64">
            <text:p>6 788</text:p>
          </table:table-cell>
          <table:table-cell office:value-type="float" office:value="1.8914611174890492" table:style-name="ce65">
            <text:p>1,9<text:s text:c="5"/></text:p>
          </table:table-cell>
          <table:table-cell office:value-type="float" office:value="4074" table:style-name="ce64">
            <text:p>4 074</text:p>
          </table:table-cell>
          <table:table-cell office:value-type="float" office:value="1.6279590173105509" table:style-name="ce65">
            <text:p>1,6<text:s text:c="5"/></text:p>
          </table:table-cell>
          <table:table-cell office:value-type="float" office:value="156" table:style-name="ce49">
            <text:p>+ 156</text:p>
          </table:table-cell>
          <table:table-cell office:value-type="float" office:value="2.2981732469063054" table:style-name="ce50">
            <text:p>+2,3<text:s text:c="3"/></text:p>
          </table:table-cell>
          <table:table-cell office:value-type="float" office:value="2870" table:style-name="ce49">
            <text:p>+2 870</text:p>
          </table:table-cell>
          <table:table-cell office:value-type="float" office:value="70.446735395189009" table:style-name="ce50">
            <text:p>+70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lojamento, restauração e similares</text:p>
          </table:table-cell>
          <table:table-cell office:value-type="float" office:value="43667" table:style-name="ce45">
            <text:p>43 667</text:p>
          </table:table-cell>
          <table:table-cell office:value-type="float" office:value="12.246162820372598" table:style-name="ce63">
            <text:p>12,2<text:s text:c="5"/></text:p>
          </table:table-cell>
          <table:table-cell office:value-type="float" office:value="42691" table:style-name="ce64">
            <text:p>42 691</text:p>
          </table:table-cell>
          <table:table-cell office:value-type="float" office:value="11.895752293271213" table:style-name="ce65">
            <text:p>11,9<text:s text:c="5"/></text:p>
          </table:table-cell>
          <table:table-cell office:value-type="float" office:value="22458" table:style-name="ce64">
            <text:p>22 458</text:p>
          </table:table-cell>
          <table:table-cell office:value-type="float" office:value="8.974154052714864" table:style-name="ce65">
            <text:p>9,0<text:s text:c="5"/></text:p>
          </table:table-cell>
          <table:table-cell office:value-type="float" office:value="976" table:style-name="ce49">
            <text:p>+ 976</text:p>
          </table:table-cell>
          <table:table-cell office:value-type="float" office:value="2.2861961537560611" table:style-name="ce50">
            <text:p>+2,3<text:s text:c="3"/></text:p>
          </table:table-cell>
          <table:table-cell office:value-type="float" office:value="21209" table:style-name="ce49">
            <text:p>+21 209</text:p>
          </table:table-cell>
          <table:table-cell office:value-type="float" office:value="94.438507436102952" table:style-name="ce50">
            <text:p>+94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4504" table:style-name="ce45">
            <text:p>4 504</text:p>
          </table:table-cell>
          <table:table-cell office:value-type="float" office:value="1.2631212893708792" table:style-name="ce63">
            <text:p>1,3<text:s text:c="5"/></text:p>
          </table:table-cell>
          <table:table-cell office:value-type="float" office:value="4448" table:style-name="ce64">
            <text:p>4 448</text:p>
          </table:table-cell>
          <table:table-cell office:value-type="float" office:value="1.2394253168225238" table:style-name="ce65">
            <text:p>1,2<text:s text:c="5"/></text:p>
          </table:table-cell>
          <table:table-cell office:value-type="float" office:value="3699" table:style-name="ce64">
            <text:p>3 699</text:p>
          </table:table-cell>
          <table:table-cell office:value-type="float" office:value="1.478110065054425" table:style-name="ce65">
            <text:p>1,5<text:s text:c="5"/></text:p>
          </table:table-cell>
          <table:table-cell office:value-type="float" office:value="56" table:style-name="ce49">
            <text:p>+ 56</text:p>
          </table:table-cell>
          <table:table-cell office:value-type="float" office:value="1.2589928057553956" table:style-name="ce50">
            <text:p>+1,3<text:s text:c="3"/></text:p>
          </table:table-cell>
          <table:table-cell office:value-type="float" office:value="805" table:style-name="ce49">
            <text:p>+ 805</text:p>
          </table:table-cell>
          <table:table-cell office:value-type="float" office:value="21.762638550959718" table:style-name="ce50">
            <text:p>+21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financeiras e de seguros</text:p>
          </table:table-cell>
          <table:table-cell office:value-type="float" office:value="2675" table:style-name="ce45">
            <text:p>2 675</text:p>
          </table:table-cell>
          <table:table-cell office:value-type="float" office:value="0.750188598815964" table:style-name="ce63">
            <text:p>0,8<text:s text:c="5"/></text:p>
          </table:table-cell>
          <table:table-cell office:value-type="float" office:value="2702" table:style-name="ce64">
            <text:p>2 702</text:p>
          </table:table-cell>
          <table:table-cell office:value-type="float" office:value="0.75290629632519313" table:style-name="ce65">
            <text:p>0,8<text:s text:c="5"/></text:p>
          </table:table-cell>
          <table:table-cell office:value-type="float" office:value="2647" table:style-name="ce64">
            <text:p>2 647</text:p>
          </table:table-cell>
          <table:table-cell office:value-type="float" office:value="1.0577338043252402" table:style-name="ce65">
            <text:p>1,1<text:s text:c="5"/></text:p>
          </table:table-cell>
          <table:table-cell office:value-type="float" office:value="-27" table:style-name="ce49">
            <text:p><text:s/>- 27</text:p>
          </table:table-cell>
          <table:table-cell office:value-type="float" office:value="-0.99925980754996291" table:style-name="ce50">
            <text:p>-1,0<text:s text:c="3"/></text:p>
          </table:table-cell>
          <table:table-cell office:value-type="float" office:value="28" table:style-name="ce49">
            <text:p>+ 28</text:p>
          </table:table-cell>
          <table:table-cell office:value-type="float" office:value="1.0578012844729883" table:style-name="ce50">
            <text:p>+1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06052" table:style-name="ce45">
            <text:p>106 052</text:p>
          </table:table-cell>
          <table:table-cell office:value-type="float" office:value="29.741682722104901" table:style-name="ce63">
            <text:p>29,7<text:s text:c="5"/></text:p>
          </table:table-cell>
          <table:table-cell office:value-type="float" office:value="107596" table:style-name="ce64">
            <text:p>107 596</text:p>
          </table:table-cell>
          <table:table-cell office:value-type="float" office:value="29.981386328425419" table:style-name="ce65">
            <text:p>30,0<text:s text:c="5"/></text:p>
          </table:table-cell>
          <table:table-cell office:value-type="float" office:value="67251" table:style-name="ce64">
            <text:p>67 251</text:p>
          </table:table-cell>
          <table:table-cell office:value-type="float" office:value="26.873311701804582" table:style-name="ce65">
            <text:p>26,9<text:s text:c="5"/></text:p>
          </table:table-cell>
          <table:table-cell office:value-type="float" office:value="-1544" table:style-name="ce49">
            <text:p><text:s/>-1 544</text:p>
          </table:table-cell>
          <table:table-cell office:value-type="float" office:value="-1.434997583553292" table:style-name="ce50">
            <text:p>-1,4<text:s text:c="3"/></text:p>
          </table:table-cell>
          <table:table-cell office:value-type="float" office:value="38801" table:style-name="ce49">
            <text:p>+38 801</text:p>
          </table:table-cell>
          <table:table-cell office:value-type="float" office:value="57.695796345035767" table:style-name="ce50">
            <text:p>+57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6716" table:style-name="ce45">
            <text:p>6 716</text:p>
          </table:table-cell>
          <table:table-cell office:value-type="float" office:value="1.88346416061608" table:style-name="ce63">
            <text:p>1,9<text:s text:c="5"/></text:p>
          </table:table-cell>
          <table:table-cell office:value-type="float" office:value="6660" table:style-name="ce64">
            <text:p>6 660</text:p>
          </table:table-cell>
          <table:table-cell office:value-type="float" office:value="1.8557942018970339" table:style-name="ce65">
            <text:p>1,9<text:s text:c="5"/></text:p>
          </table:table-cell>
          <table:table-cell office:value-type="float" office:value="5407" table:style-name="ce64">
            <text:p>5 407</text:p>
          </table:table-cell>
          <table:table-cell office:value-type="float" office:value="2.1606220929303261" table:style-name="ce65">
            <text:p>2,2<text:s text:c="5"/></text:p>
          </table:table-cell>
          <table:table-cell office:value-type="float" office:value="56" table:style-name="ce49">
            <text:p>+ 56</text:p>
          </table:table-cell>
          <table:table-cell office:value-type="float" office:value="0.84084084084084088" table:style-name="ce50">
            <text:p>+0,8<text:s text:c="3"/></text:p>
          </table:table-cell>
          <table:table-cell office:value-type="float" office:value="1309" table:style-name="ce49">
            <text:p>+1 309</text:p>
          </table:table-cell>
          <table:table-cell office:value-type="float" office:value="24.2093582393194" table:style-name="ce50">
            <text:p>+24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23106" table:style-name="ce45">
            <text:p>23 106</text:p>
          </table:table-cell>
          <table:table-cell office:value-type="float" office:value="6.4799468277538939" table:style-name="ce63">
            <text:p>6,5<text:s text:c="5"/></text:p>
          </table:table-cell>
          <table:table-cell office:value-type="float" office:value="23012" table:style-name="ce64">
            <text:p>23 012</text:p>
          </table:table-cell>
          <table:table-cell office:value-type="float" office:value="6.4122426687769591" table:style-name="ce65">
            <text:p>6,4<text:s text:c="5"/></text:p>
          </table:table-cell>
          <table:table-cell office:value-type="float" office:value="21188" table:style-name="ce64">
            <text:p>21 188</text:p>
          </table:table-cell>
          <table:table-cell office:value-type="float" office:value="8.4666656010741175" table:style-name="ce65">
            <text:p>8,5<text:s text:c="5"/></text:p>
          </table:table-cell>
          <table:table-cell office:value-type="float" office:value="94" table:style-name="ce49">
            <text:p>+ 94</text:p>
          </table:table-cell>
          <table:table-cell office:value-type="float" office:value="0.40848253085346775" table:style-name="ce50">
            <text:p>+0,4<text:s text:c="3"/></text:p>
          </table:table-cell>
          <table:table-cell office:value-type="float" office:value="1918" table:style-name="ce49">
            <text:p>+1 918</text:p>
          </table:table-cell>
          <table:table-cell office:value-type="float" office:value="9.0522937511799135" table:style-name="ce50">
            <text:p>+9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Outras atividades de serviços</text:p>
          </table:table-cell>
          <table:table-cell office:value-type="float" office:value="23338" table:style-name="ce45">
            <text:p>23 338</text:p>
          </table:table-cell>
          <table:table-cell office:value-type="float" office:value="6.5450099137072781" table:style-name="ce63">
            <text:p>6,5<text:s text:c="5"/></text:p>
          </table:table-cell>
          <table:table-cell office:value-type="float" office:value="23176" table:style-name="ce64">
            <text:p>23 176</text:p>
          </table:table-cell>
          <table:table-cell office:value-type="float" office:value="6.4579409043792282" table:style-name="ce65">
            <text:p>6,5<text:s text:c="5"/></text:p>
          </table:table-cell>
          <table:table-cell office:value-type="float" office:value="17146" table:style-name="ce64">
            <text:p>17 146</text:p>
          </table:table-cell>
          <table:table-cell office:value-type="float" office:value="6.8514936943560896" table:style-name="ce65">
            <text:p>6,9<text:s text:c="5"/></text:p>
          </table:table-cell>
          <table:table-cell office:value-type="float" office:value="162" table:style-name="ce49">
            <text:p>+ 162</text:p>
          </table:table-cell>
          <table:table-cell office:value-type="float" office:value="0.69899896444597864" table:style-name="ce50">
            <text:p>+0,7<text:s text:c="3"/></text:p>
          </table:table-cell>
          <table:table-cell office:value-type="float" office:value="6192" table:style-name="ce49">
            <text:p>+6 192</text:p>
          </table:table-cell>
          <table:table-cell office:value-type="float" office:value="36.113379213810802" table:style-name="ce50">
            <text:p>+36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Sem classificação</text:p>
          </table:table-cell>
          <table:table-cell office:value-type="float" office:value="8292" table:style-name="ce45">
            <text:p>8 292</text:p>
          </table:table-cell>
          <table:table-cell office:value-type="float" office:value="2.3254444341614855" table:style-name="ce63">
            <text:p>2,3<text:s text:c="5"/></text:p>
          </table:table-cell>
          <table:table-cell office:value-type="float" office:value="7729" table:style-name="ce64">
            <text:p>7 729</text:p>
          </table:table-cell>
          <table:table-cell office:value-type="float" office:value="2.1536686766459723" table:style-name="ce65">
            <text:p>2,2<text:s text:c="5"/></text:p>
          </table:table-cell>
          <table:table-cell office:value-type="float" office:value="2778" table:style-name="ce64">
            <text:p>2 778</text:p>
          </table:table-cell>
          <table:table-cell office:value-type="float" office:value="1.1100810383133801" table:style-name="ce65">
            <text:p>1,1<text:s text:c="5"/></text:p>
          </table:table-cell>
          <table:table-cell office:value-type="float" office:value="563" table:style-name="ce49">
            <text:p>+ 563</text:p>
          </table:table-cell>
          <table:table-cell office:value-type="float" office:value="7.2842541079052916" table:style-name="ce50">
            <text:p>+7,3<text:s text:c="3"/></text:p>
          </table:table-cell>
          <table:table-cell office:value-type="float" office:value="5514" table:style-name="ce49">
            <text:p>+5 514</text:p>
          </table:table-cell>
          <table:table-cell office:value-type="float" office:value="198.48812095032397" table:style-name="ce50">
            <text:p>+198,5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4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2"/>
        <table:table-column table:style-name="co15" table:default-cell-style-name="ce2"/>
        <table:table-column table:style-name="co7" table:default-cell-style-name="ce1"/>
        <table:table-column table:style-name="co15" table:default-cell-style-name="ce1"/>
        <table:table-column table:style-name="co28" table:default-cell-style-name="ce1"/>
        <table:table-column table:style-name="co27" table:default-cell-style-name="ce1"/>
        <table:table-column table:style-name="co29" table:default-cell-style-name="ce1"/>
        <table:table-column table:style-name="co27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60639in" svg:height="0.668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7463in" svg:y="0.24887in" svg:width="1.98877in" svg:height="0.52682in">
                <draw:text-box>
                  <text:p text:style-name="a59" text:class-names="" text:cond-style-name=""><text:span text:style-name="a57" text:class-names="">JUNHO 2020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55" draw:name="Text Box 122" svg:x="0.0336in" svg:y="0in" svg:width="0.94556in" svg:height="0.29552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5">
            <text:p><text:s/>Quadro 6 - OFERTAS DE EMPREGO, POR <text:s/>REGIÕES<text:s text:c="3"/></text:p>
          </table:table-cell>
          <table:table-cell table:number-columns-repeated="8" table:style-name="ce183"/>
          <table:table-cell table:number-columns-repeated="2"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number-columns-repeated="16372" table:style-name="ce1"/>
        </table:table-row>
        <table:table-row table:style-name="ro23">
          <table:table-cell/>
          <table:table-cell table:style-name="ce3"/>
          <table:table-cell table:style-name="ce9"/>
          <table:table-cell table:number-columns-repeated="9" table:style-name="ce3"/>
          <table:table-cell table:number-columns-repeated="16372" table:style-name="ce1"/>
        </table:table-row>
        <table:table-row table:style-name="ro17">
          <table:table-cell/>
          <table:table-cell table:style-name="ce10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16"/>
          <table:table-cell office:value-type="string" table:style-name="ce85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21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3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9"/>
          <table:table-cell table:number-columns-repeated="16371" table:style-name="ce1"/>
        </table:table-row>
        <table:table-row table:style-name="ro22">
          <table:table-cell/>
          <table:table-cell office:value-type="string" table:style-name="ce113">
            <text:p>PORTUGAL</text:p>
          </table:table-cell>
          <table:table-cell office:value-type="float" office:value="11934" table:style-name="ce114">
            <text:p>11 934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1462" table:style-name="ce116">
            <text:p>11 462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9334" table:style-name="ce116">
            <text:p>19 334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472" table:style-name="ce40">
            <text:p>+ 472</text:p>
          </table:table-cell>
          <table:table-cell office:value-type="float" office:value="4.1179549816785901" table:style-name="ce41">
            <text:p>+4,1<text:s text:c="3"/></text:p>
          </table:table-cell>
          <table:table-cell office:value-type="float" office:value="-7400" table:style-name="ce40">
            <text:p><text:s/>-7 400</text:p>
          </table:table-cell>
          <table:table-cell office:value-type="float" office:value="-38.274542257163546" table:style-name="ce41">
            <text:p>-38,3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11679" table:style-name="ce114">
            <text:p>11 679</text:p>
          </table:table-cell>
          <table:table-cell office:value-type="float" office:value="97.863247863247864" table:style-name="ce115">
            <text:p>97,9<text:s text:c="5"/></text:p>
          </table:table-cell>
          <table:table-cell office:value-type="float" office:value="11235" table:style-name="ce116">
            <text:p>11 235</text:p>
          </table:table-cell>
          <table:table-cell office:value-type="float" office:value="98.019542837201186" table:style-name="ce117">
            <text:p>98,0<text:s text:c="5"/></text:p>
          </table:table-cell>
          <table:table-cell office:value-type="float" office:value="18939" table:style-name="ce116">
            <text:p>18 939</text:p>
          </table:table-cell>
          <table:table-cell office:value-type="float" office:value="97.956967001137897" table:style-name="ce118">
            <text:p>98,0<text:s text:c="5"/></text:p>
          </table:table-cell>
          <table:table-cell office:value-type="float" office:value="444" table:style-name="ce40">
            <text:p>+ 444</text:p>
          </table:table-cell>
          <table:table-cell office:value-type="float" office:value="3.9519359145527373" table:style-name="ce41">
            <text:p>+4,0<text:s text:c="3"/></text:p>
          </table:table-cell>
          <table:table-cell office:value-type="float" office:value="-7260" table:style-name="ce40">
            <text:p><text:s/>-7 260</text:p>
          </table:table-cell>
          <table:table-cell office:value-type="float" office:value="-38.333597338824646" table:style-name="ce41">
            <text:p>-38,3<text:s text:c="3"/></text:p>
          </table:table-cell>
          <table:table-cell table:style-name="ce1"/>
          <table:table-cell table:style-name="ce92"/>
          <table:table-cell table:number-columns-repeated="16370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2418" table:style-name="ce121">
            <text:p>2 418</text:p>
          </table:table-cell>
          <table:table-cell office:value-type="float" office:value="20.261437908496731" table:style-name="ce122">
            <text:p>20,3<text:s text:c="5"/></text:p>
          </table:table-cell>
          <table:table-cell office:value-type="float" office:value="2162" table:style-name="ce123">
            <text:p>2 162</text:p>
          </table:table-cell>
          <table:table-cell office:value-type="float" office:value="18.862327691502358" table:style-name="ce124">
            <text:p>18,9<text:s text:c="5"/></text:p>
          </table:table-cell>
          <table:table-cell office:value-type="float" office:value="3168" table:style-name="ce123">
            <text:p>3 168</text:p>
          </table:table-cell>
          <table:table-cell office:value-type="float" office:value="16.385641874418123" table:style-name="ce125">
            <text:p>16,4<text:s text:c="5"/></text:p>
          </table:table-cell>
          <table:table-cell office:value-type="float" office:value="256" table:style-name="ce49">
            <text:p>+ 256</text:p>
          </table:table-cell>
          <table:table-cell office:value-type="float" office:value="11.840888066604997" table:style-name="ce50">
            <text:p>+11,8<text:s text:c="3"/></text:p>
          </table:table-cell>
          <table:table-cell office:value-type="float" office:value="-750" table:style-name="ce49">
            <text:p><text:s/>- 750</text:p>
          </table:table-cell>
          <table:table-cell office:value-type="float" office:value="-23.674242424242426" table:style-name="ce50">
            <text:p>-23,7<text:s text:c="3"/></text:p>
          </table:table-cell>
          <table:table-cell table:style-name="ce1"/>
          <table:table-cell table:style-name="ce92"/>
          <table:table-cell table:number-columns-repeated="16370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3109" table:style-name="ce121">
            <text:p>3 109</text:p>
          </table:table-cell>
          <table:table-cell office:value-type="float" office:value="26.051617228087814" table:style-name="ce122">
            <text:p>26,1<text:s text:c="5"/></text:p>
          </table:table-cell>
          <table:table-cell office:value-type="float" office:value="3008" table:style-name="ce123">
            <text:p>3 008</text:p>
          </table:table-cell>
          <table:table-cell office:value-type="float" office:value="26.243238527307629" table:style-name="ce124">
            <text:p>26,2<text:s text:c="5"/></text:p>
          </table:table-cell>
          <table:table-cell office:value-type="float" office:value="5403" table:style-name="ce123">
            <text:p>5 403</text:p>
          </table:table-cell>
          <table:table-cell office:value-type="float" office:value="27.945588083169547" table:style-name="ce125">
            <text:p>27,9<text:s text:c="5"/></text:p>
          </table:table-cell>
          <table:table-cell office:value-type="float" office:value="101" table:style-name="ce49">
            <text:p>+ 101</text:p>
          </table:table-cell>
          <table:table-cell office:value-type="float" office:value="3.3577127659574471" table:style-name="ce50">
            <text:p>+3,4<text:s text:c="3"/></text:p>
          </table:table-cell>
          <table:table-cell office:value-type="float" office:value="-2294" table:style-name="ce49">
            <text:p><text:s/>-2 294</text:p>
          </table:table-cell>
          <table:table-cell office:value-type="float" office:value="-42.45789376272441" table:style-name="ce50">
            <text:p>-42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3932" table:style-name="ce121">
            <text:p>3 932</text:p>
          </table:table-cell>
          <table:table-cell office:value-type="float" office:value="32.947880006703535" table:style-name="ce122">
            <text:p>32,9<text:s text:c="5"/></text:p>
          </table:table-cell>
          <table:table-cell office:value-type="float" office:value="3985" table:style-name="ce123">
            <text:p>3 985</text:p>
          </table:table-cell>
          <table:table-cell office:value-type="float" office:value="34.767056360146569" table:style-name="ce124">
            <text:p>34,8<text:s text:c="5"/></text:p>
          </table:table-cell>
          <table:table-cell office:value-type="float" office:value="7141" table:style-name="ce123">
            <text:p>7 141</text:p>
          </table:table-cell>
          <table:table-cell office:value-type="float" office:value="36.934933278162823" table:style-name="ce125">
            <text:p>36,9<text:s text:c="5"/></text:p>
          </table:table-cell>
          <table:table-cell office:value-type="float" office:value="-53" table:style-name="ce49">
            <text:p><text:s/>- 53</text:p>
          </table:table-cell>
          <table:table-cell office:value-type="float" office:value="-1.3299874529485571" table:style-name="ce50">
            <text:p>-1,3<text:s text:c="3"/></text:p>
          </table:table-cell>
          <table:table-cell office:value-type="float" office:value="-3209" table:style-name="ce49">
            <text:p><text:s/>-3 209</text:p>
          </table:table-cell>
          <table:table-cell office:value-type="float" office:value="-44.937683797787429" table:style-name="ce50">
            <text:p>-44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855" table:style-name="ce121">
            <text:p>1 855</text:p>
          </table:table-cell>
          <table:table-cell office:value-type="float" office:value="15.543824367353778" table:style-name="ce122">
            <text:p>15,5<text:s text:c="5"/></text:p>
          </table:table-cell>
          <table:table-cell office:value-type="float" office:value="1801" table:style-name="ce123">
            <text:p>1 801</text:p>
          </table:table-cell>
          <table:table-cell office:value-type="float" office:value="15.712790088989706" table:style-name="ce124">
            <text:p>15,7<text:s text:c="5"/></text:p>
          </table:table-cell>
          <table:table-cell office:value-type="float" office:value="2328" table:style-name="ce123">
            <text:p>2 328</text:p>
          </table:table-cell>
          <table:table-cell office:value-type="float" office:value="12.040964104686045" table:style-name="ce125">
            <text:p>12,0<text:s text:c="5"/></text:p>
          </table:table-cell>
          <table:table-cell office:value-type="float" office:value="54" table:style-name="ce49">
            <text:p>+ 54</text:p>
          </table:table-cell>
          <table:table-cell office:value-type="float" office:value="2.9983342587451416" table:style-name="ce50">
            <text:p>+3,0<text:s text:c="3"/></text:p>
          </table:table-cell>
          <table:table-cell office:value-type="float" office:value="-473" table:style-name="ce49">
            <text:p><text:s/>- 473</text:p>
          </table:table-cell>
          <table:table-cell office:value-type="float" office:value="-20.317869415807561" table:style-name="ce50">
            <text:p>-20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365" table:style-name="ce121">
            <text:p><text:s/>365</text:p>
          </table:table-cell>
          <table:table-cell office:value-type="float" office:value="3.0584883526059996" table:style-name="ce122">
            <text:p>3,1<text:s text:c="5"/></text:p>
          </table:table-cell>
          <table:table-cell office:value-type="float" office:value="279" table:style-name="ce123">
            <text:p><text:s/>279</text:p>
          </table:table-cell>
          <table:table-cell office:value-type="float" office:value="2.4341301692549293" table:style-name="ce124">
            <text:p>2,4<text:s text:c="5"/></text:p>
          </table:table-cell>
          <table:table-cell office:value-type="float" office:value="899" table:style-name="ce123">
            <text:p><text:s/>899</text:p>
          </table:table-cell>
          <table:table-cell office:value-type="float" office:value="4.649839660701355" table:style-name="ce125">
            <text:p>4,6<text:s text:c="5"/></text:p>
          </table:table-cell>
          <table:table-cell office:value-type="float" office:value="86" table:style-name="ce49">
            <text:p>+ 86</text:p>
          </table:table-cell>
          <table:table-cell office:value-type="float" office:value="30.824372759856633" table:style-name="ce50">
            <text:p>+30,8<text:s text:c="3"/></text:p>
          </table:table-cell>
          <table:table-cell office:value-type="float" office:value="-534" table:style-name="ce49">
            <text:p><text:s/>- 534</text:p>
          </table:table-cell>
          <table:table-cell office:value-type="float" office:value="-59.399332591768626" table:style-name="ce50">
            <text:p>-59,4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119">
            <text:p>REG.AUTÓNOMAS</text:p>
          </table:table-cell>
          <table:table-cell office:value-type="float" office:value="255" table:style-name="ce114">
            <text:p><text:s/>255</text:p>
          </table:table-cell>
          <table:table-cell office:value-type="float" office:value="2.1367521367521367" table:style-name="ce115">
            <text:p>2,1<text:s text:c="5"/></text:p>
          </table:table-cell>
          <table:table-cell office:value-type="float" office:value="227" table:style-name="ce116">
            <text:p><text:s/>227</text:p>
          </table:table-cell>
          <table:table-cell office:value-type="float" office:value="1.9804571627988135" table:style-name="ce117">
            <text:p>2,0<text:s text:c="5"/></text:p>
          </table:table-cell>
          <table:table-cell office:value-type="float" office:value="395" table:style-name="ce116">
            <text:p><text:s/>395</text:p>
          </table:table-cell>
          <table:table-cell office:value-type="float" office:value="2.0430329988621083" table:style-name="ce118">
            <text:p>2,0<text:s text:c="5"/></text:p>
          </table:table-cell>
          <table:table-cell office:value-type="float" office:value="28" table:style-name="ce40">
            <text:p>+ 28</text:p>
          </table:table-cell>
          <table:table-cell office:value-type="float" office:value="12.334801762114537" table:style-name="ce41">
            <text:p>+12,3<text:s text:c="3"/></text:p>
          </table:table-cell>
          <table:table-cell office:value-type="float" office:value="-140" table:style-name="ce40">
            <text:p><text:s/>- 140</text:p>
          </table:table-cell>
          <table:table-cell office:value-type="float" office:value="-35.443037974683541" table:style-name="ce41">
            <text:p>-35,4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21" table:style-name="ce121">
            <text:p><text:s/>21</text:p>
          </table:table-cell>
          <table:table-cell office:value-type="float" office:value="0.17596782302664657" table:style-name="ce122">
            <text:p>0,2<text:s text:c="5"/></text:p>
          </table:table-cell>
          <table:table-cell office:value-type="float" office:value="12" table:style-name="ce123">
            <text:p><text:s/>12</text:p>
          </table:table-cell>
          <table:table-cell office:value-type="float" office:value="0.10469377072064212" table:style-name="ce124">
            <text:p>0,1<text:s text:c="5"/></text:p>
          </table:table-cell>
          <table:table-cell office:value-type="float" office:value="38" table:style-name="ce123">
            <text:p><text:s/>38</text:p>
          </table:table-cell>
          <table:table-cell office:value-type="float" office:value="0.19654494672597497" table:style-name="ce125">
            <text:p>0,2<text:s text:c="5"/></text:p>
          </table:table-cell>
          <table:table-cell office:value-type="float" office:value="9" table:style-name="ce49">
            <text:p>+ 9</text:p>
          </table:table-cell>
          <table:table-cell office:value-type="float" office:value="75" table:style-name="ce50">
            <text:p>+75,0<text:s text:c="3"/></text:p>
          </table:table-cell>
          <table:table-cell office:value-type="float" office:value="-17" table:style-name="ce49">
            <text:p><text:s/>- 17</text:p>
          </table:table-cell>
          <table:table-cell office:value-type="float" office:value="-44.736842105263158" table:style-name="ce50">
            <text:p>-44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234" table:style-name="ce121">
            <text:p><text:s/>234</text:p>
          </table:table-cell>
          <table:table-cell office:value-type="float" office:value="1.9607843137254901" table:style-name="ce122">
            <text:p>2,0<text:s text:c="5"/></text:p>
          </table:table-cell>
          <table:table-cell office:value-type="float" office:value="215" table:style-name="ce123">
            <text:p><text:s/>215</text:p>
          </table:table-cell>
          <table:table-cell office:value-type="float" office:value="1.8757633920781713" table:style-name="ce124">
            <text:p>1,9<text:s text:c="5"/></text:p>
          </table:table-cell>
          <table:table-cell office:value-type="float" office:value="357" table:style-name="ce123">
            <text:p><text:s/>357</text:p>
          </table:table-cell>
          <table:table-cell office:value-type="float" office:value="1.8464880521361331" table:style-name="ce125">
            <text:p>1,8<text:s text:c="5"/></text:p>
          </table:table-cell>
          <table:table-cell office:value-type="float" office:value="19" table:style-name="ce49">
            <text:p>+ 19</text:p>
          </table:table-cell>
          <table:table-cell office:value-type="float" office:value="8.8372093023255811" table:style-name="ce50">
            <text:p>+8,8<text:s text:c="3"/></text:p>
          </table:table-cell>
          <table:table-cell office:value-type="float" office:value="-123" table:style-name="ce49">
            <text:p><text:s/>- 123</text:p>
          </table:table-cell>
          <table:table-cell office:value-type="float" office:value="-34.45378151260504" table:style-name="ce50">
            <text:p>-34,5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1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2">
          <table:table-cell/>
          <table:table-cell office:value-type="string" table:style-name="ce5">
            <text:p><text:s/>Quadro 7 - DESEMPREGADOS <text:s/>INSCRITOS, <text:s text:c="2"/>POR <text:s/>REGIÕES<text:s text:c="3"/></text:p>
          </table:table-cell>
          <table:table-cell table:number-columns-repeated="10" table:style-name="ce183"/>
          <table:table-cell table:number-columns-repeated="16372"/>
        </table:table-row>
        <table:table-row table:style-name="ro2">
          <table:table-cell/>
          <table:table-cell office:value-type="string" table:style-name="ce7">
            <text:p>Movimento ao longo do mês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number-columns-repeated="16372" table:style-name="ce1"/>
        </table:table-row>
        <table:table-row table:style-name="ro1">
          <table:table-cell/>
          <table:table-cell table:style-name="ce3"/>
          <table:table-cell table:style-name="ce9"/>
          <table:table-cell table:number-columns-repeated="9" table:style-name="ce3"/>
          <table:table-cell table:number-columns-repeated="16372" table:style-name="ce1"/>
        </table:table-row>
        <table:table-row table:style-name="ro1">
          <table:table-cell/>
          <table:table-cell table:style-name="ce10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16"/>
          <table:table-cell office:value-type="string" table:style-name="ce85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21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3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9"/>
          <table:table-cell table:number-columns-repeated="16371"/>
        </table:table-row>
        <table:table-row table:style-name="ro3">
          <table:table-cell/>
          <table:table-cell office:value-type="string" table:style-name="ce113">
            <text:p>PORTUGAL</text:p>
          </table:table-cell>
          <table:table-cell office:value-type="float" office:value="43151" table:style-name="ce114">
            <text:p>43 151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7091" table:style-name="ce116">
            <text:p>47 091</text:p>
          </table:table-cell>
          <table:table-cell office:value-type="float" office:value="100.00000000000001" table:style-name="ce117">
            <text:p>100,0<text:s text:c="5"/></text:p>
          </table:table-cell>
          <table:table-cell office:value-type="float" office:value="33978" table:style-name="ce116">
            <text:p>33 978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3940" table:style-name="ce40">
            <text:p><text:s/>-3 940</text:p>
          </table:table-cell>
          <table:table-cell office:value-type="float" office:value="-8.36677921471194" table:style-name="ce41">
            <text:p>-8,4<text:s text:c="3"/></text:p>
          </table:table-cell>
          <table:table-cell office:value-type="float" office:value="9173" table:style-name="ce40">
            <text:p>+9 173</text:p>
          </table:table-cell>
          <table:table-cell office:value-type="float" office:value="26.996880334333976" table:style-name="ce41">
            <text:p>+27,0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40813" table:style-name="ce114">
            <text:p>40 813</text:p>
          </table:table-cell>
          <table:table-cell office:value-type="float" office:value="94.581817339111495" table:style-name="ce115">
            <text:p>94,6<text:s text:c="5"/></text:p>
          </table:table-cell>
          <table:table-cell office:value-type="float" office:value="44718" table:style-name="ce116">
            <text:p>44 718</text:p>
          </table:table-cell>
          <table:table-cell office:value-type="float" office:value="94.960820538956497" table:style-name="ce117">
            <text:p>95,0<text:s text:c="5"/></text:p>
          </table:table-cell>
          <table:table-cell office:value-type="float" office:value="32340" table:style-name="ce116">
            <text:p>32 340</text:p>
          </table:table-cell>
          <table:table-cell office:value-type="float" office:value="95.179233621755259" table:style-name="ce118">
            <text:p>95,2<text:s text:c="5"/></text:p>
          </table:table-cell>
          <table:table-cell office:value-type="float" office:value="-3905" table:style-name="ce40">
            <text:p><text:s/>-3 905</text:p>
          </table:table-cell>
          <table:table-cell office:value-type="float" office:value="-8.7325014535533789" table:style-name="ce41">
            <text:p>-8,7<text:s text:c="3"/></text:p>
          </table:table-cell>
          <table:table-cell office:value-type="float" office:value="8473" table:style-name="ce40">
            <text:p>+8 473</text:p>
          </table:table-cell>
          <table:table-cell office:value-type="float" office:value="26.199752628324056" table:style-name="ce41">
            <text:p>+26,2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4372" table:style-name="ce121">
            <text:p>14 372</text:p>
          </table:table-cell>
          <table:table-cell office:value-type="float" office:value="33.306296493708146" table:style-name="ce122">
            <text:p>33,3<text:s text:c="5"/></text:p>
          </table:table-cell>
          <table:table-cell office:value-type="float" office:value="15730" table:style-name="ce123">
            <text:p>15 730</text:p>
          </table:table-cell>
          <table:table-cell office:value-type="float" office:value="33.403410418126604" table:style-name="ce124">
            <text:p>33,4<text:s text:c="5"/></text:p>
          </table:table-cell>
          <table:table-cell office:value-type="float" office:value="12894" table:style-name="ce123">
            <text:p>12 894</text:p>
          </table:table-cell>
          <table:table-cell office:value-type="float" office:value="37.948084054388133" table:style-name="ce125">
            <text:p>37,9<text:s text:c="5"/></text:p>
          </table:table-cell>
          <table:table-cell office:value-type="float" office:value="-1358" table:style-name="ce49">
            <text:p><text:s/>-1 358</text:p>
          </table:table-cell>
          <table:table-cell office:value-type="float" office:value="-8.6331849968213614" table:style-name="ce50">
            <text:p>-8,6<text:s text:c="3"/></text:p>
          </table:table-cell>
          <table:table-cell office:value-type="float" office:value="1478" table:style-name="ce49">
            <text:p>+1 478</text:p>
          </table:table-cell>
          <table:table-cell office:value-type="float" office:value="11.462695827516674" table:style-name="ce50">
            <text:p>+11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5942" table:style-name="ce121">
            <text:p>5 942</text:p>
          </table:table-cell>
          <table:table-cell office:value-type="float" office:value="13.770248661676437" table:style-name="ce122">
            <text:p>13,8<text:s text:c="5"/></text:p>
          </table:table-cell>
          <table:table-cell office:value-type="float" office:value="6297" table:style-name="ce123">
            <text:p>6 297</text:p>
          </table:table-cell>
          <table:table-cell office:value-type="float" office:value="13.371981907370836" table:style-name="ce124">
            <text:p>13,4<text:s text:c="5"/></text:p>
          </table:table-cell>
          <table:table-cell office:value-type="float" office:value="5283" table:style-name="ce123">
            <text:p>5 283</text:p>
          </table:table-cell>
          <table:table-cell office:value-type="float" office:value="15.548295956206957" table:style-name="ce125">
            <text:p>15,5<text:s text:c="5"/></text:p>
          </table:table-cell>
          <table:table-cell office:value-type="float" office:value="-355" table:style-name="ce49">
            <text:p><text:s/>- 355</text:p>
          </table:table-cell>
          <table:table-cell office:value-type="float" office:value="-5.6376052088296014" table:style-name="ce50">
            <text:p>-5,6<text:s text:c="3"/></text:p>
          </table:table-cell>
          <table:table-cell office:value-type="float" office:value="659" table:style-name="ce49">
            <text:p>+ 659</text:p>
          </table:table-cell>
          <table:table-cell office:value-type="float" office:value="12.473973121332577" table:style-name="ce50">
            <text:p>+12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6116" table:style-name="ce121">
            <text:p>16 116</text:p>
          </table:table-cell>
          <table:table-cell office:value-type="float" office:value="37.347917777108293" table:style-name="ce122">
            <text:p>37,3<text:s text:c="5"/></text:p>
          </table:table-cell>
          <table:table-cell office:value-type="float" office:value="17983" table:style-name="ce123">
            <text:p>17 983</text:p>
          </table:table-cell>
          <table:table-cell office:value-type="float" office:value="38.187764116285486" table:style-name="ce124">
            <text:p>38,2<text:s text:c="5"/></text:p>
          </table:table-cell>
          <table:table-cell office:value-type="float" office:value="11179" table:style-name="ce123">
            <text:p>11 179</text:p>
          </table:table-cell>
          <table:table-cell office:value-type="float" office:value="32.900700453234442" table:style-name="ce125">
            <text:p>32,9<text:s text:c="5"/></text:p>
          </table:table-cell>
          <table:table-cell office:value-type="float" office:value="-1867" table:style-name="ce49">
            <text:p><text:s/>-1 867</text:p>
          </table:table-cell>
          <table:table-cell office:value-type="float" office:value="-10.382027470388701" table:style-name="ce50">
            <text:p>-10,4<text:s text:c="3"/></text:p>
          </table:table-cell>
          <table:table-cell office:value-type="float" office:value="4937" table:style-name="ce49">
            <text:p>+4 937</text:p>
          </table:table-cell>
          <table:table-cell office:value-type="float" office:value="44.163163073620183" table:style-name="ce50">
            <text:p>+4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993" table:style-name="ce121">
            <text:p>1 993</text:p>
          </table:table-cell>
          <table:table-cell office:value-type="float" office:value="4.6186646891149685" table:style-name="ce122">
            <text:p>4,6<text:s text:c="5"/></text:p>
          </table:table-cell>
          <table:table-cell office:value-type="float" office:value="1854" table:style-name="ce123">
            <text:p>1 854</text:p>
          </table:table-cell>
          <table:table-cell office:value-type="float" office:value="3.937058036567497" table:style-name="ce124">
            <text:p>3,9<text:s text:c="5"/></text:p>
          </table:table-cell>
          <table:table-cell office:value-type="float" office:value="1798" table:style-name="ce123">
            <text:p>1 798</text:p>
          </table:table-cell>
          <table:table-cell office:value-type="float" office:value="5.2916593089646238" table:style-name="ce125">
            <text:p>5,3<text:s text:c="5"/></text:p>
          </table:table-cell>
          <table:table-cell office:value-type="float" office:value="139" table:style-name="ce49">
            <text:p>+ 139</text:p>
          </table:table-cell>
          <table:table-cell office:value-type="float" office:value="7.4973031283710894" table:style-name="ce50">
            <text:p>+7,5<text:s text:c="3"/></text:p>
          </table:table-cell>
          <table:table-cell office:value-type="float" office:value="195" table:style-name="ce49">
            <text:p>+ 195</text:p>
          </table:table-cell>
          <table:table-cell office:value-type="float" office:value="10.845383759733036" table:style-name="ce50">
            <text:p>+10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2390" table:style-name="ce121">
            <text:p>2 390</text:p>
          </table:table-cell>
          <table:table-cell office:value-type="float" office:value="5.53868971750365" table:style-name="ce122">
            <text:p>5,5<text:s text:c="5"/></text:p>
          </table:table-cell>
          <table:table-cell office:value-type="float" office:value="2854" table:style-name="ce123">
            <text:p>2 854</text:p>
          </table:table-cell>
          <table:table-cell office:value-type="float" office:value="6.0606060606060606" table:style-name="ce124">
            <text:p>6,1<text:s text:c="5"/></text:p>
          </table:table-cell>
          <table:table-cell office:value-type="float" office:value="1186" table:style-name="ce123">
            <text:p>1 186</text:p>
          </table:table-cell>
          <table:table-cell office:value-type="float" office:value="3.4904938489610924" table:style-name="ce125">
            <text:p>3,5<text:s text:c="5"/></text:p>
          </table:table-cell>
          <table:table-cell office:value-type="float" office:value="-464" table:style-name="ce49">
            <text:p><text:s/>- 464</text:p>
          </table:table-cell>
          <table:table-cell office:value-type="float" office:value="-16.257883672039245" table:style-name="ce50">
            <text:p>-16,3<text:s text:c="3"/></text:p>
          </table:table-cell>
          <table:table-cell office:value-type="float" office:value="1204" table:style-name="ce49">
            <text:p>+1 204</text:p>
          </table:table-cell>
          <table:table-cell office:value-type="float" office:value="101.5177065767285" table:style-name="ce50">
            <text:p>+101,5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2338" table:style-name="ce114">
            <text:p>2 338</text:p>
          </table:table-cell>
          <table:table-cell office:value-type="float" office:value="5.4181826608885073" table:style-name="ce115">
            <text:p>5,4<text:s text:c="5"/></text:p>
          </table:table-cell>
          <table:table-cell office:value-type="float" office:value="2373" table:style-name="ce116">
            <text:p>2 373</text:p>
          </table:table-cell>
          <table:table-cell office:value-type="float" office:value="5.0391794610435117" table:style-name="ce117">
            <text:p>5,0<text:s text:c="5"/></text:p>
          </table:table-cell>
          <table:table-cell office:value-type="float" office:value="1638" table:style-name="ce116">
            <text:p>1 638</text:p>
          </table:table-cell>
          <table:table-cell office:value-type="float" office:value="4.8207663782447465" table:style-name="ce118">
            <text:p>4,8<text:s text:c="5"/></text:p>
          </table:table-cell>
          <table:table-cell office:value-type="float" office:value="-35" table:style-name="ce40">
            <text:p><text:s/>- 35</text:p>
          </table:table-cell>
          <table:table-cell office:value-type="float" office:value="-1.4749262536873156" table:style-name="ce41">
            <text:p>-1,5<text:s text:c="3"/></text:p>
          </table:table-cell>
          <table:table-cell office:value-type="float" office:value="700" table:style-name="ce40">
            <text:p>+ 700</text:p>
          </table:table-cell>
          <table:table-cell office:value-type="float" office:value="42.735042735042732" table:style-name="ce41">
            <text:p>+42,7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022" table:style-name="ce121">
            <text:p>1 022</text:p>
          </table:table-cell>
          <table:table-cell office:value-type="float" office:value="2.3684271511668329" table:style-name="ce122">
            <text:p>2,4<text:s text:c="5"/></text:p>
          </table:table-cell>
          <table:table-cell office:value-type="float" office:value="853" table:style-name="ce123">
            <text:p><text:s/>853</text:p>
          </table:table-cell>
          <table:table-cell office:value-type="float" office:value="1.8113864645048949" table:style-name="ce124">
            <text:p>1,8<text:s text:c="5"/></text:p>
          </table:table-cell>
          <table:table-cell office:value-type="float" office:value="719" table:style-name="ce123">
            <text:p><text:s/>719</text:p>
          </table:table-cell>
          <table:table-cell office:value-type="float" office:value="2.1160751074224495" table:style-name="ce125">
            <text:p>2,1<text:s text:c="5"/></text:p>
          </table:table-cell>
          <table:table-cell office:value-type="float" office:value="169" table:style-name="ce49">
            <text:p>+ 169</text:p>
          </table:table-cell>
          <table:table-cell office:value-type="float" office:value="19.812426729191092" table:style-name="ce50">
            <text:p>+19,8<text:s text:c="3"/></text:p>
          </table:table-cell>
          <table:table-cell office:value-type="float" office:value="303" table:style-name="ce49">
            <text:p>+ 303</text:p>
          </table:table-cell>
          <table:table-cell office:value-type="float" office:value="42.141863699582757" table:style-name="ce50">
            <text:p>+42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316" table:style-name="ce121">
            <text:p>1 316</text:p>
          </table:table-cell>
          <table:table-cell office:value-type="float" office:value="3.0497555097216753" table:style-name="ce122">
            <text:p>3,0<text:s text:c="5"/></text:p>
          </table:table-cell>
          <table:table-cell office:value-type="float" office:value="1520" table:style-name="ce123">
            <text:p>1 520</text:p>
          </table:table-cell>
          <table:table-cell office:value-type="float" office:value="3.227792996538617" table:style-name="ce124">
            <text:p>3,2<text:s text:c="5"/></text:p>
          </table:table-cell>
          <table:table-cell office:value-type="float" office:value="919" table:style-name="ce123">
            <text:p><text:s/>919</text:p>
          </table:table-cell>
          <table:table-cell office:value-type="float" office:value="2.704691270822297" table:style-name="ce125">
            <text:p>2,7<text:s text:c="5"/></text:p>
          </table:table-cell>
          <table:table-cell office:value-type="float" office:value="-204" table:style-name="ce49">
            <text:p><text:s/>- 204</text:p>
          </table:table-cell>
          <table:table-cell office:value-type="float" office:value="-13.421052631578947" table:style-name="ce50">
            <text:p>-13,4<text:s text:c="3"/></text:p>
          </table:table-cell>
          <table:table-cell office:value-type="float" office:value="397" table:style-name="ce49">
            <text:p>+ 397</text:p>
          </table:table-cell>
          <table:table-cell office:value-type="float" office:value="43.199129488574542" table:style-name="ce50">
            <text:p>+43,2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3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2" table:style-name="ce4"/>
          <table:table-cell table:number-columns-repeated="4" table:style-name="ce77"/>
          <table:table-cell table:style-name="ce4"/>
          <table:table-cell table:style-name="ce78"/>
          <table:table-cell table:number-columns-repeated="2" table:style-name="ce4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4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77"/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29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29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42"/>
          <table:table-cell table:style-name="ce4"/>
          <table:table-cell table:number-columns-repeated="4" table:style-name="ce43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6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0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6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0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6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7"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number-columns-repeated="16365"/>
        </table:table-row>
        <table:table-row table:style-name="ro8">
          <table:table-cell/>
          <table:table-cell table:number-columns-repeated="3" table:style-name="ce80"/>
          <table:table-cell table:number-columns-repeated="2" table:style-name="ce164"/>
          <table:table-cell table:number-columns-repeated="6" table:style-name="ce80"/>
          <table:table-cell table:style-name="ce1"/>
          <table:table-cell table:style-name="ce61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5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2"/>
        <table:table-column table:style-name="co14" table:default-cell-style-name="ce2"/>
        <table:table-column table:style-name="co16" table:default-cell-style-name="ce1"/>
        <table:table-column table:style-name="co14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14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7958in" svg:y="0.23229in" svg:width="2.06355in" svg:height="0.52241in">
                <draw:text-box>
                  <text:p text:style-name="a70" text:class-names="" text:cond-style-name=""><text:span text:style-name="a68" text:class-names="">JUNHO 2020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2" draw:style-name="a66" draw:name="Text Box 122" svg:x="0in" svg:y="0in" svg:width="0.97917in" svg:height="0.31813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3"/>
          <table:table-cell table:number-columns-repeated="6" table:style-name="ce4"/>
          <table:table-cell table:number-columns-repeated="16366"/>
        </table:table-row>
        <table:table-row table:style-name="ro2">
          <table:table-cell/>
          <table:table-cell office:value-type="string" table:style-name="ce5">
            <text:p><text:s/>Quadro 8 - OFERTAS DE EMPREGO RECEBIDAS, <text:s text:c="2"/>POR <text:s/>REGIÕES<text:s text:c="3"/></text:p>
          </table:table-cell>
          <table:table-cell table:number-columns-repeated="10" table:style-name="ce5"/>
          <table:table-cell table:number-columns-repeated="6" table:style-name="ce4"/>
          <table:table-cell table:number-columns-repeated="16366"/>
        </table:table-row>
        <table:table-row table:style-name="ro2">
          <table:table-cell/>
          <table:table-cell office:value-type="string" table:style-name="ce7">
            <text:p>Movimento ao longo do mês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number-columns-repeated="6" table:style-name="ce4"/>
          <table:table-cell table:number-columns-repeated="16366"/>
        </table:table-row>
        <table:table-row table:style-name="ro10">
          <table:table-cell/>
          <table:table-cell table:style-name="ce3"/>
          <table:table-cell table:style-name="ce9"/>
          <table:table-cell table:number-columns-repeated="9" table:style-name="ce3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10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16"/>
          <table:table-cell office:value-type="string" table:style-name="ce85">
            <text:p>JUNHO 2020</text:p>
          </table:table-cell>
          <table:table-cell office:value-type="string" table:style-name="ce97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98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1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6" table:style-name="ce29"/>
          <table:table-cell table:number-columns-repeated="16366"/>
        </table:table-row>
        <table:table-row table:style-name="ro10">
          <table:table-cell/>
          <table:table-cell table:style-name="ce3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9"/>
          <table:table-cell table:number-columns-repeated="16371" table:style-name="ce1"/>
        </table:table-row>
        <table:table-row table:style-name="ro5">
          <table:table-cell/>
          <table:table-cell office:value-type="string" table:style-name="ce113">
            <text:p>PORTUGAL</text:p>
          </table:table-cell>
          <table:table-cell office:value-type="float" office:value="10328" table:style-name="ce114">
            <text:p>10 328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6971" table:style-name="ce116">
            <text:p>6 971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0784" table:style-name="ce116">
            <text:p>10 784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3357" table:style-name="ce40">
            <text:p>+3 357</text:p>
          </table:table-cell>
          <table:table-cell office:value-type="float" office:value="48.156648974322195" table:style-name="ce41">
            <text:p>+48,2<text:s text:c="3"/></text:p>
          </table:table-cell>
          <table:table-cell office:value-type="float" office:value="-456" table:style-name="ce40">
            <text:p><text:s/>- 456</text:p>
          </table:table-cell>
          <table:table-cell office:value-type="float" office:value="-4.2284866468842734" table:style-name="ce41">
            <text:p>-4,2<text:s text:c="3"/></text:p>
          </table:table-cell>
          <table:table-cell table:style-name="ce42"/>
          <table:table-cell table:style-name="ce4"/>
          <table:table-cell table:number-columns-repeated="2" table:style-name="ce194"/>
          <table:table-cell table:number-columns-repeated="2" table:style-name="ce43"/>
          <table:table-cell table:number-columns-repeated="16366"/>
        </table:table-row>
        <table:table-row table:style-name="ro26">
          <table:table-cell/>
          <table:table-cell office:value-type="string" table:style-name="ce119">
            <text:p>CONTINENTE</text:p>
          </table:table-cell>
          <table:table-cell office:value-type="float" office:value="10060" table:style-name="ce114">
            <text:p>10 060</text:p>
          </table:table-cell>
          <table:table-cell office:value-type="float" office:value="97.405112316034078" table:style-name="ce115">
            <text:p>97,4<text:s text:c="5"/></text:p>
          </table:table-cell>
          <table:table-cell office:value-type="float" office:value="6761" table:style-name="ce116">
            <text:p>6 761</text:p>
          </table:table-cell>
          <table:table-cell office:value-type="float" office:value="96.987519724573232" table:style-name="ce117">
            <text:p>97,0<text:s text:c="5"/></text:p>
          </table:table-cell>
          <table:table-cell office:value-type="float" office:value="10384" table:style-name="ce116">
            <text:p>10 384</text:p>
          </table:table-cell>
          <table:table-cell office:value-type="float" office:value="96.290801186943625" table:style-name="ce118">
            <text:p>96,3<text:s text:c="5"/></text:p>
          </table:table-cell>
          <table:table-cell office:value-type="float" office:value="3299" table:style-name="ce40">
            <text:p>+3 299</text:p>
          </table:table-cell>
          <table:table-cell office:value-type="float" office:value="48.794557018192577" table:style-name="ce41">
            <text:p>+48,8<text:s text:c="3"/></text:p>
          </table:table-cell>
          <table:table-cell office:value-type="float" office:value="-324" table:style-name="ce40">
            <text:p><text:s/>- 324</text:p>
          </table:table-cell>
          <table:table-cell office:value-type="float" office:value="-3.1201848998459165" table:style-name="ce41">
            <text:p>-3,1<text:s text:c="3"/></text:p>
          </table:table-cell>
          <table:table-cell table:style-name="ce60"/>
          <table:table-cell table:style-name="ce91"/>
          <table:table-cell table:number-columns-repeated="2" table:style-name="ce195"/>
          <table:table-cell table:number-columns-repeated="2" table:style-name="ce61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3793" table:style-name="ce121">
            <text:p>3 793</text:p>
          </table:table-cell>
          <table:table-cell office:value-type="float" office:value="36.72540666150271" table:style-name="ce122">
            <text:p>36,7<text:s text:c="5"/></text:p>
          </table:table-cell>
          <table:table-cell office:value-type="float" office:value="2026" table:style-name="ce123">
            <text:p>2 026</text:p>
          </table:table-cell>
          <table:table-cell office:value-type="float" office:value="29.063262085783965" table:style-name="ce124">
            <text:p>29,1<text:s text:c="5"/></text:p>
          </table:table-cell>
          <table:table-cell office:value-type="float" office:value="3213" table:style-name="ce123">
            <text:p>3 213</text:p>
          </table:table-cell>
          <table:table-cell office:value-type="float" office:value="29.794139465875368" table:style-name="ce125">
            <text:p>29,8<text:s text:c="5"/></text:p>
          </table:table-cell>
          <table:table-cell office:value-type="float" office:value="1767" table:style-name="ce49">
            <text:p>+1 767</text:p>
          </table:table-cell>
          <table:table-cell office:value-type="float" office:value="87.216189536031578" table:style-name="ce50">
            <text:p>+87,2<text:s text:c="3"/></text:p>
          </table:table-cell>
          <table:table-cell office:value-type="float" office:value="580" table:style-name="ce49">
            <text:p>+ 580</text:p>
          </table:table-cell>
          <table:table-cell office:value-type="float" office:value="18.051665110488642" table:style-name="ce50">
            <text:p>+18,1<text:s text:c="3"/></text:p>
          </table:table-cell>
          <table:table-cell table:style-name="ce66"/>
          <table:table-cell table:style-name="ce60"/>
          <table:table-cell table:number-columns-repeated="2" table:style-name="ce196"/>
          <table:table-cell table:number-columns-repeated="2" table:style-name="ce61"/>
          <table:table-cell table:number-columns-repeated="16366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2548" table:style-name="ce121">
            <text:p>2 548</text:p>
          </table:table-cell>
          <table:table-cell office:value-type="float" office:value="24.670797831138653" table:style-name="ce122">
            <text:p>24,7<text:s text:c="5"/></text:p>
          </table:table-cell>
          <table:table-cell office:value-type="float" office:value="1966" table:style-name="ce123">
            <text:p>1 966</text:p>
          </table:table-cell>
          <table:table-cell office:value-type="float" office:value="28.202553435662033" table:style-name="ce124">
            <text:p>28,2<text:s text:c="5"/></text:p>
          </table:table-cell>
          <table:table-cell office:value-type="float" office:value="2493" table:style-name="ce123">
            <text:p>2 493</text:p>
          </table:table-cell>
          <table:table-cell office:value-type="float" office:value="23.117581602373889" table:style-name="ce125">
            <text:p>23,1<text:s text:c="5"/></text:p>
          </table:table-cell>
          <table:table-cell office:value-type="float" office:value="582" table:style-name="ce49">
            <text:p>+ 582</text:p>
          </table:table-cell>
          <table:table-cell office:value-type="float" office:value="29.603255340793488" table:style-name="ce50">
            <text:p>+29,6<text:s text:c="3"/></text:p>
          </table:table-cell>
          <table:table-cell office:value-type="float" office:value="55" table:style-name="ce49">
            <text:p>+ 55</text:p>
          </table:table-cell>
          <table:table-cell office:value-type="float" office:value="2.2061772964300039" table:style-name="ce50">
            <text:p>+2,2<text:s text:c="3"/></text:p>
          </table:table-cell>
          <table:table-cell table:number-columns-repeated="2" table:style-name="ce60"/>
          <table:table-cell table:number-columns-repeated="2" table:style-name="ce196"/>
          <table:table-cell table:number-columns-repeated="2" table:style-name="ce61"/>
          <table:table-cell table:number-columns-repeated="16366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2513" table:style-name="ce121">
            <text:p>2 513</text:p>
          </table:table-cell>
          <table:table-cell office:value-type="float" office:value="24.33191324554609" table:style-name="ce122">
            <text:p>24,3<text:s text:c="5"/></text:p>
          </table:table-cell>
          <table:table-cell office:value-type="float" office:value="1945" table:style-name="ce123">
            <text:p>1 945</text:p>
          </table:table-cell>
          <table:table-cell office:value-type="float" office:value="27.901305408119352" table:style-name="ce124">
            <text:p>27,9<text:s text:c="5"/></text:p>
          </table:table-cell>
          <table:table-cell office:value-type="float" office:value="3600" table:style-name="ce123">
            <text:p>3 600</text:p>
          </table:table-cell>
          <table:table-cell office:value-type="float" office:value="33.382789317507417" table:style-name="ce125">
            <text:p>33,4<text:s text:c="5"/></text:p>
          </table:table-cell>
          <table:table-cell office:value-type="float" office:value="568" table:style-name="ce49">
            <text:p>+ 568</text:p>
          </table:table-cell>
          <table:table-cell office:value-type="float" office:value="29.203084832904885" table:style-name="ce50">
            <text:p>+29,2<text:s text:c="3"/></text:p>
          </table:table-cell>
          <table:table-cell office:value-type="float" office:value="-1087" table:style-name="ce49">
            <text:p><text:s/>-1 087</text:p>
          </table:table-cell>
          <table:table-cell office:value-type="float" office:value="-30.194444444444446" table:style-name="ce50">
            <text:p>-30,2<text:s text:c="3"/></text:p>
          </table:table-cell>
          <table:table-cell table:style-name="ce66"/>
          <table:table-cell table:style-name="ce60"/>
          <table:table-cell table:number-columns-repeated="2" table:style-name="ce196"/>
          <table:table-cell table:number-columns-repeated="2" table:style-name="ce61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602" table:style-name="ce121">
            <text:p><text:s/>602</text:p>
          </table:table-cell>
          <table:table-cell office:value-type="float" office:value="5.8288148721920994" table:style-name="ce122">
            <text:p>5,8<text:s text:c="5"/></text:p>
          </table:table-cell>
          <table:table-cell office:value-type="float" office:value="702" table:style-name="ce123">
            <text:p><text:s/>702</text:p>
          </table:table-cell>
          <table:table-cell office:value-type="float" office:value="10.070291206426624" table:style-name="ce124">
            <text:p>10,1<text:s text:c="5"/></text:p>
          </table:table-cell>
          <table:table-cell office:value-type="float" office:value="643" table:style-name="ce123">
            <text:p><text:s/>643</text:p>
          </table:table-cell>
          <table:table-cell office:value-type="float" office:value="5.9625370919881311" table:style-name="ce125">
            <text:p>6,0<text:s text:c="5"/></text:p>
          </table:table-cell>
          <table:table-cell office:value-type="float" office:value="-100" table:style-name="ce49">
            <text:p><text:s/>- 100</text:p>
          </table:table-cell>
          <table:table-cell office:value-type="float" office:value="-14.245014245014245" table:style-name="ce50">
            <text:p>-14,2<text:s text:c="3"/></text:p>
          </table:table-cell>
          <table:table-cell office:value-type="float" office:value="-41" table:style-name="ce49">
            <text:p><text:s/>- 41</text:p>
          </table:table-cell>
          <table:table-cell office:value-type="float" office:value="-6.3763608087091761" table:style-name="ce50">
            <text:p>-6,4<text:s text:c="3"/></text:p>
          </table:table-cell>
          <table:table-cell table:number-columns-repeated="2" table:style-name="ce60"/>
          <table:table-cell table:number-columns-repeated="2" table:style-name="ce196"/>
          <table:table-cell table:number-columns-repeated="2" table:style-name="ce61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604" table:style-name="ce121">
            <text:p><text:s/>604</text:p>
          </table:table-cell>
          <table:table-cell office:value-type="float" office:value="5.8481797056545313" table:style-name="ce122">
            <text:p>5,8<text:s text:c="5"/></text:p>
          </table:table-cell>
          <table:table-cell office:value-type="float" office:value="122" table:style-name="ce123">
            <text:p><text:s/>122</text:p>
          </table:table-cell>
          <table:table-cell office:value-type="float" office:value="1.7501075885812654" table:style-name="ce124">
            <text:p>1,8<text:s text:c="5"/></text:p>
          </table:table-cell>
          <table:table-cell office:value-type="float" office:value="435" table:style-name="ce123">
            <text:p><text:s/>435</text:p>
          </table:table-cell>
          <table:table-cell office:value-type="float" office:value="4.0337537091988134" table:style-name="ce125">
            <text:p>4,0<text:s text:c="5"/></text:p>
          </table:table-cell>
          <table:table-cell office:value-type="float" office:value="482" table:style-name="ce49">
            <text:p>+ 482</text:p>
          </table:table-cell>
          <table:table-cell office:value-type="float" office:value="395.08196721311475" table:style-name="ce50">
            <text:p>+395,1<text:s text:c="3"/></text:p>
          </table:table-cell>
          <table:table-cell office:value-type="float" office:value="169" table:style-name="ce49">
            <text:p>+ 169</text:p>
          </table:table-cell>
          <table:table-cell office:value-type="float" office:value="38.850574712643677" table:style-name="ce50">
            <text:p>+38,9<text:s text:c="3"/></text:p>
          </table:table-cell>
          <table:table-cell table:style-name="ce66"/>
          <table:table-cell table:style-name="ce60"/>
          <table:table-cell table:number-columns-repeated="2" table:style-name="ce196"/>
          <table:table-cell table:number-columns-repeated="2" table:style-name="ce61"/>
          <table:table-cell table:number-columns-repeated="16366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268" table:style-name="ce114">
            <text:p><text:s/>268</text:p>
          </table:table-cell>
          <table:table-cell office:value-type="float" office:value="2.5948876839659176" table:style-name="ce115">
            <text:p>2,6<text:s text:c="5"/></text:p>
          </table:table-cell>
          <table:table-cell office:value-type="float" office:value="210" table:style-name="ce116">
            <text:p><text:s/>210</text:p>
          </table:table-cell>
          <table:table-cell office:value-type="float" office:value="3.0124802754267677" table:style-name="ce117">
            <text:p>3,0<text:s text:c="5"/></text:p>
          </table:table-cell>
          <table:table-cell office:value-type="float" office:value="400" table:style-name="ce116">
            <text:p><text:s/>400</text:p>
          </table:table-cell>
          <table:table-cell office:value-type="float" office:value="3.7091988130563793" table:style-name="ce118">
            <text:p>3,7<text:s text:c="5"/></text:p>
          </table:table-cell>
          <table:table-cell office:value-type="float" office:value="58" table:style-name="ce40">
            <text:p>+ 58</text:p>
          </table:table-cell>
          <table:table-cell office:value-type="float" office:value="27.61904761904762" table:style-name="ce41">
            <text:p>+27,6<text:s text:c="3"/></text:p>
          </table:table-cell>
          <table:table-cell office:value-type="float" office:value="-132" table:style-name="ce40">
            <text:p><text:s/>- 132</text:p>
          </table:table-cell>
          <table:table-cell office:value-type="float" office:value="-33" table:style-name="ce41">
            <text:p>-33,0<text:s text:c="3"/></text:p>
          </table:table-cell>
          <table:table-cell table:number-columns-repeated="2" table:style-name="ce60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67" table:style-name="ce121">
            <text:p><text:s/>167</text:p>
          </table:table-cell>
          <table:table-cell office:value-type="float" office:value="1.6169635941130907" table:style-name="ce122">
            <text:p>1,6<text:s text:c="5"/></text:p>
          </table:table-cell>
          <table:table-cell office:value-type="float" office:value="114" table:style-name="ce123">
            <text:p><text:s/>114</text:p>
          </table:table-cell>
          <table:table-cell office:value-type="float" office:value="1.635346435231674" table:style-name="ce124">
            <text:p>1,6<text:s text:c="5"/></text:p>
          </table:table-cell>
          <table:table-cell office:value-type="float" office:value="206" table:style-name="ce123">
            <text:p><text:s/>206</text:p>
          </table:table-cell>
          <table:table-cell office:value-type="float" office:value="1.9102373887240356" table:style-name="ce125">
            <text:p>1,9<text:s text:c="5"/></text:p>
          </table:table-cell>
          <table:table-cell office:value-type="float" office:value="53" table:style-name="ce49">
            <text:p>+ 53</text:p>
          </table:table-cell>
          <table:table-cell office:value-type="float" office:value="46.491228070175438" table:style-name="ce50">
            <text:p>+46,5<text:s text:c="3"/></text:p>
          </table:table-cell>
          <table:table-cell office:value-type="float" office:value="-39" table:style-name="ce49">
            <text:p><text:s/>- 39</text:p>
          </table:table-cell>
          <table:table-cell office:value-type="float" office:value="-18.932038834951456" table:style-name="ce50">
            <text:p>-18,9<text:s text:c="3"/></text:p>
          </table:table-cell>
          <table:table-cell table:number-columns-repeated="2" table:style-name="ce60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01" table:style-name="ce121">
            <text:p><text:s/>101</text:p>
          </table:table-cell>
          <table:table-cell office:value-type="float" office:value="0.97792408985282719" table:style-name="ce122">
            <text:p>1,0<text:s text:c="5"/></text:p>
          </table:table-cell>
          <table:table-cell office:value-type="float" office:value="96" table:style-name="ce123">
            <text:p><text:s/>96</text:p>
          </table:table-cell>
          <table:table-cell office:value-type="float" office:value="1.3771338401950939" table:style-name="ce124">
            <text:p>1,4<text:s text:c="5"/></text:p>
          </table:table-cell>
          <table:table-cell office:value-type="float" office:value="194" table:style-name="ce123">
            <text:p><text:s/>194</text:p>
          </table:table-cell>
          <table:table-cell office:value-type="float" office:value="1.7989614243323442" table:style-name="ce125">
            <text:p>1,8<text:s text:c="5"/></text:p>
          </table:table-cell>
          <table:table-cell office:value-type="float" office:value="5" table:style-name="ce49">
            <text:p>+ 5</text:p>
          </table:table-cell>
          <table:table-cell office:value-type="float" office:value="5.2083333333333339" table:style-name="ce50">
            <text:p>+5,2<text:s text:c="3"/></text:p>
          </table:table-cell>
          <table:table-cell office:value-type="float" office:value="-93" table:style-name="ce49">
            <text:p><text:s/>- 93</text:p>
          </table:table-cell>
          <table:table-cell office:value-type="float" office:value="-47.938144329896907" table:style-name="ce50">
            <text:p>-47,9<text:s text:c="3"/></text:p>
          </table:table-cell>
          <table:table-cell table:style-name="ce60"/>
          <table:table-cell table:number-columns-repeated="3" table:style-name="ce1"/>
          <table:table-cell table:number-columns-repeated="2" table:style-name="ce60"/>
          <table:table-cell table:number-columns-repeated="16366"/>
        </table:table-row>
        <table:table-row table:style-name="ro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3" table:style-name="ce60"/>
          <table:table-cell table:style-name="ce196"/>
          <table:table-cell table:number-columns-repeated="2" table:style-name="ce60"/>
          <table:table-cell table:number-columns-repeated="16366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4"/>
          <table:table-cell table:number-columns-repeated="4" table:style-name="ce77"/>
          <table:table-cell table:style-name="ce4"/>
          <table:table-cell table:style-name="ce78"/>
          <table:table-cell table:number-columns-repeated="2" table:style-name="ce4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5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5"/>
          <table:table-cell office:value-type="string" table:style-name="ce197">
            <text:p>CONTINENTE</text:p>
          </table:table-cell>
          <table:table-cell table:style-name="ce197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Movimento ao longo do mês<text:s text:c="2"/>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number-columns-repeated="6" table:style-name="ce4"/>
          <table:table-cell table:number-columns-repeated="16366"/>
        </table:table-row>
        <table:table-row table:style-name="ro10">
          <table:table-cell/>
          <table:table-cell table:style-name="ce3"/>
          <table:table-cell table:style-name="ce9"/>
          <table:table-cell table:number-columns-repeated="9" table:style-name="ce3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4"/>
          <table:table-cell office:value-type="string" table:number-columns-spanned="4" table:number-rows-spanned="1" table:style-name="ce82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office:value-type="string" table:style-name="ce16">
            <text:p>CPP-<text:span text:style-name="T2">2010</text:span></text:p>
          </table:table-cell>
          <table:table-cell office:value-type="string" table:style-name="ce85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83">
            <text:p>Mês <text:s/>anterior</text:p>
          </table:table-cell>
          <table:covered-table-cell/>
          <table:table-cell office:value-type="string" table:number-columns-spanned="2" table:number-rows-spanned="1" table:style-name="ce84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4"/>
          <table:table-cell table:style-name="ce25"/>
          <table:table-cell office:value-type="string" table:style-name="ce26">
            <text:p>Var. Abs.</text:p>
          </table:table-cell>
          <table:table-cell office:value-type="string" table:style-name="ce27">
            <text:p>Var. %</text:p>
          </table:table-cell>
          <table:table-cell office:value-type="string" table:style-name="ce26">
            <text:p>Var. Abs.</text:p>
          </table:table-cell>
          <table:table-cell office:value-type="string" table:style-name="ce28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16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4"/>
          <table:table-cell table:number-columns-repeated="16371" table:style-name="ce1"/>
        </table:table-row>
        <table:table-row table:style-name="ro3">
          <table:table-cell/>
          <table:table-cell office:value-type="string" table:style-name="ce198">
            <text:p>Total</text:p>
          </table:table-cell>
          <table:table-cell office:value-type="float" office:value="10060" table:style-name="ce36">
            <text:p>10 060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6761" table:style-name="ce146">
            <text:p>6 761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10384" table:style-name="ce38">
            <text:p>10 384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3299" table:style-name="ce40">
            <text:p>+3 299</text:p>
          </table:table-cell>
          <table:table-cell office:value-type="float" office:value="48.794557018192577" table:style-name="ce41">
            <text:p>+48,8<text:s text:c="3"/></text:p>
          </table:table-cell>
          <table:table-cell office:value-type="float" office:value="-324" table:style-name="ce40">
            <text:p><text:s/>- 324</text:p>
          </table:table-cell>
          <table:table-cell office:value-type="float" office:value="-3.1201848998459165" table:style-name="ce41">
            <text:p>-3,1<text:s text:c="3"/></text:p>
          </table:table-cell>
          <table:table-cell table:number-columns-repeated="6" table:style-name="ce2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1- Repres. do poder legislativo e de órgãos exec., dirigentes, dire. e gestores execu.</text:p>
          </table:table-cell>
          <table:table-cell office:value-type="float" office:value="30" table:style-name="ce45">
            <text:p><text:s/>30</text:p>
          </table:table-cell>
          <table:table-cell office:value-type="float" office:value="0.29821073558648109" table:style-name="ce150">
            <text:p>0,3<text:s text:c="5"/></text:p>
          </table:table-cell>
          <table:table-cell office:value-type="float" office:value="20" table:style-name="ce151">
            <text:p><text:s/>20</text:p>
          </table:table-cell>
          <table:table-cell office:value-type="float" office:value="0.29581422866439877" table:style-name="ce152">
            <text:p>0,3<text:s text:c="5"/></text:p>
          </table:table-cell>
          <table:table-cell office:value-type="float" office:value="43" table:style-name="ce47">
            <text:p><text:s/>43</text:p>
          </table:table-cell>
          <table:table-cell office:value-type="float" office:value="0.41409861325115566" table:style-name="ce153">
            <text:p>0,4<text:s text:c="5"/></text:p>
          </table:table-cell>
          <table:table-cell office:value-type="float" office:value="10" table:style-name="ce49">
            <text:p>+ 10</text:p>
          </table:table-cell>
          <table:table-cell office:value-type="float" office:value="50" table:style-name="ce50">
            <text:p>+50,0<text:s text:c="3"/></text:p>
          </table:table-cell>
          <table:table-cell office:value-type="float" office:value="-13" table:style-name="ce49">
            <text:p><text:s/>- 13</text:p>
          </table:table-cell>
          <table:table-cell office:value-type="float" office:value="-30.232558139534881" table:style-name="ce50">
            <text:p>-30,2<text:s text:c="3"/></text:p>
          </table:table-cell>
          <table:table-cell table:style-name="ce42"/>
          <table:table-cell table:style-name="ce4"/>
          <table:table-cell table:number-columns-repeated="2" table:style-name="ce194"/>
          <table:table-cell table:number-columns-repeated="2" table:style-name="ce43"/>
          <table:table-cell table:number-columns-repeated="16366"/>
        </table:table-row>
        <table:table-row table:style-name="ro5">
          <table:table-cell/>
          <table:table-cell office:value-type="string" table:style-name="ce199">
            <text:p>2- Especialistas das atividades intelectuais e científicas</text:p>
          </table:table-cell>
          <table:table-cell office:value-type="float" office:value="858" table:style-name="ce45">
            <text:p><text:s/>858</text:p>
          </table:table-cell>
          <table:table-cell office:value-type="float" office:value="8.5288270377733593" table:style-name="ce150">
            <text:p>8,5<text:s text:c="5"/></text:p>
          </table:table-cell>
          <table:table-cell office:value-type="float" office:value="397" table:style-name="ce151">
            <text:p><text:s/>397</text:p>
          </table:table-cell>
          <table:table-cell office:value-type="float" office:value="5.8719124389883151" table:style-name="ce152">
            <text:p>5,9<text:s text:c="5"/></text:p>
          </table:table-cell>
          <table:table-cell office:value-type="float" office:value="978" table:style-name="ce47">
            <text:p><text:s/>978</text:p>
          </table:table-cell>
          <table:table-cell office:value-type="float" office:value="9.4183359013867491" table:style-name="ce153">
            <text:p>9,4<text:s text:c="5"/></text:p>
          </table:table-cell>
          <table:table-cell office:value-type="float" office:value="461" table:style-name="ce49">
            <text:p>+ 461</text:p>
          </table:table-cell>
          <table:table-cell office:value-type="float" office:value="116.12090680100755" table:style-name="ce50">
            <text:p>+116,1<text:s text:c="3"/></text:p>
          </table:table-cell>
          <table:table-cell office:value-type="float" office:value="-120" table:style-name="ce49">
            <text:p><text:s/>- 120</text:p>
          </table:table-cell>
          <table:table-cell office:value-type="float" office:value="-12.269938650306749" table:style-name="ce50">
            <text:p>-12,3<text:s text:c="3"/></text:p>
          </table:table-cell>
          <table:table-cell table:style-name="ce60"/>
          <table:table-cell table:style-name="ce91"/>
          <table:table-cell table:number-columns-repeated="2" table:style-name="ce195"/>
          <table:table-cell table:number-columns-repeated="2" table:style-name="ce61"/>
          <table:table-cell table:number-columns-repeated="16366"/>
        </table:table-row>
        <table:table-row table:style-name="ro5">
          <table:table-cell/>
          <table:table-cell office:value-type="string" table:style-name="ce199">
            <text:p>3- Técnicos e profissões de nível intermédio</text:p>
          </table:table-cell>
          <table:table-cell office:value-type="float" office:value="559" table:style-name="ce45">
            <text:p><text:s/>559</text:p>
          </table:table-cell>
          <table:table-cell office:value-type="float" office:value="5.5566600397614314" table:style-name="ce150">
            <text:p>5,6<text:s text:c="5"/></text:p>
          </table:table-cell>
          <table:table-cell office:value-type="float" office:value="389" table:style-name="ce151">
            <text:p><text:s/>389</text:p>
          </table:table-cell>
          <table:table-cell office:value-type="float" office:value="5.7535867475225562" table:style-name="ce152">
            <text:p>5,8<text:s text:c="5"/></text:p>
          </table:table-cell>
          <table:table-cell office:value-type="float" office:value="566" table:style-name="ce47">
            <text:p><text:s/>566</text:p>
          </table:table-cell>
          <table:table-cell office:value-type="float" office:value="5.4506933744221877" table:style-name="ce153">
            <text:p>5,5<text:s text:c="5"/></text:p>
          </table:table-cell>
          <table:table-cell office:value-type="float" office:value="170" table:style-name="ce49">
            <text:p>+ 170</text:p>
          </table:table-cell>
          <table:table-cell office:value-type="float" office:value="43.70179948586118" table:style-name="ce50">
            <text:p>+43,7<text:s text:c="3"/></text:p>
          </table:table-cell>
          <table:table-cell office:value-type="float" office:value="-7" table:style-name="ce49">
            <text:p><text:s/>- 7</text:p>
          </table:table-cell>
          <table:table-cell office:value-type="float" office:value="-1.2367491166077738" table:style-name="ce50">
            <text:p>-1,2<text:s text:c="3"/></text:p>
          </table:table-cell>
          <table:table-cell table:style-name="ce66"/>
          <table:table-cell table:style-name="ce60"/>
          <table:table-cell table:number-columns-repeated="2" table:style-name="ce196"/>
          <table:table-cell table:number-columns-repeated="2" table:style-name="ce61"/>
          <table:table-cell table:number-columns-repeated="16366"/>
        </table:table-row>
        <table:table-row table:style-name="ro5">
          <table:table-cell/>
          <table:table-cell office:value-type="string" table:style-name="ce199">
            <text:p>4- Pessoal administrativo</text:p>
          </table:table-cell>
          <table:table-cell office:value-type="float" office:value="600" table:style-name="ce45">
            <text:p><text:s/>600</text:p>
          </table:table-cell>
          <table:table-cell office:value-type="float" office:value="5.964214711729622" table:style-name="ce150">
            <text:p>6,0<text:s text:c="5"/></text:p>
          </table:table-cell>
          <table:table-cell office:value-type="float" office:value="557" table:style-name="ce151">
            <text:p><text:s/>557</text:p>
          </table:table-cell>
          <table:table-cell office:value-type="float" office:value="8.2384262683035061" table:style-name="ce152">
            <text:p>8,2<text:s text:c="5"/></text:p>
          </table:table-cell>
          <table:table-cell office:value-type="float" office:value="905" table:style-name="ce47">
            <text:p><text:s/>905</text:p>
          </table:table-cell>
          <table:table-cell office:value-type="float" office:value="8.7153312788906003" table:style-name="ce153">
            <text:p>8,7<text:s text:c="5"/></text:p>
          </table:table-cell>
          <table:table-cell office:value-type="float" office:value="43" table:style-name="ce49">
            <text:p>+ 43</text:p>
          </table:table-cell>
          <table:table-cell office:value-type="float" office:value="7.719928186714542" table:style-name="ce50">
            <text:p>+7,7<text:s text:c="3"/></text:p>
          </table:table-cell>
          <table:table-cell office:value-type="float" office:value="-305" table:style-name="ce49">
            <text:p><text:s/>- 305</text:p>
          </table:table-cell>
          <table:table-cell office:value-type="float" office:value="-33.701657458563538" table:style-name="ce50">
            <text:p>-33,7<text:s text:c="3"/></text:p>
          </table:table-cell>
          <table:table-cell table:number-columns-repeated="2" table:style-name="ce60"/>
          <table:table-cell table:number-columns-repeated="2" table:style-name="ce196"/>
          <table:table-cell table:number-columns-repeated="2" table:style-name="ce61"/>
          <table:table-cell table:number-columns-repeated="16366"/>
        </table:table-row>
        <table:table-row table:style-name="ro5">
          <table:table-cell/>
          <table:table-cell office:value-type="string" table:style-name="ce199">
            <text:p>5- Trabalhadores dos serviços pessoais, de proteção e segurança e vendedores</text:p>
          </table:table-cell>
          <table:table-cell office:value-type="float" office:value="1477" table:style-name="ce45">
            <text:p>1 477</text:p>
          </table:table-cell>
          <table:table-cell office:value-type="float" office:value="14.681908548707753" table:style-name="ce150">
            <text:p>14,7<text:s text:c="5"/></text:p>
          </table:table-cell>
          <table:table-cell office:value-type="float" office:value="855" table:style-name="ce151">
            <text:p><text:s/>855</text:p>
          </table:table-cell>
          <table:table-cell office:value-type="float" office:value="12.646058275403046" table:style-name="ce152">
            <text:p>12,6<text:s text:c="5"/></text:p>
          </table:table-cell>
          <table:table-cell office:value-type="float" office:value="2086" table:style-name="ce47">
            <text:p>2 086</text:p>
          </table:table-cell>
          <table:table-cell office:value-type="float" office:value="20.088597842835132" table:style-name="ce153">
            <text:p>20,1<text:s text:c="5"/></text:p>
          </table:table-cell>
          <table:table-cell office:value-type="float" office:value="622" table:style-name="ce49">
            <text:p>+ 622</text:p>
          </table:table-cell>
          <table:table-cell office:value-type="float" office:value="72.748538011695913" table:style-name="ce50">
            <text:p>+72,7<text:s text:c="3"/></text:p>
          </table:table-cell>
          <table:table-cell office:value-type="float" office:value="-609" table:style-name="ce49">
            <text:p><text:s/>- 609</text:p>
          </table:table-cell>
          <table:table-cell office:value-type="float" office:value="-29.194630872483224" table:style-name="ce50">
            <text:p>-29,2<text:s text:c="3"/></text:p>
          </table:table-cell>
          <table:table-cell table:style-name="ce66"/>
          <table:table-cell table:style-name="ce60"/>
          <table:table-cell table:number-columns-repeated="2" table:style-name="ce196"/>
          <table:table-cell table:number-columns-repeated="2" table:style-name="ce61"/>
          <table:table-cell table:number-columns-repeated="16366"/>
        </table:table-row>
        <table:table-row table:style-name="ro5">
          <table:table-cell/>
          <table:table-cell office:value-type="string" table:style-name="ce199">
            <text:p>6- Agricultores e trabalhadores qualificados da agricultura, da pesca e da floresta</text:p>
          </table:table-cell>
          <table:table-cell office:value-type="float" office:value="687" table:style-name="ce45">
            <text:p><text:s/>687</text:p>
          </table:table-cell>
          <table:table-cell office:value-type="float" office:value="6.8290258449304169" table:style-name="ce150">
            <text:p>6,8<text:s text:c="5"/></text:p>
          </table:table-cell>
          <table:table-cell office:value-type="float" office:value="357" table:style-name="ce151">
            <text:p><text:s/>357</text:p>
          </table:table-cell>
          <table:table-cell office:value-type="float" office:value="5.280283981659518" table:style-name="ce152">
            <text:p>5,3<text:s text:c="5"/></text:p>
          </table:table-cell>
          <table:table-cell office:value-type="float" office:value="695" table:style-name="ce47">
            <text:p><text:s/>695</text:p>
          </table:table-cell>
          <table:table-cell office:value-type="float" office:value="6.692989214175654" table:style-name="ce153">
            <text:p>6,7<text:s text:c="5"/></text:p>
          </table:table-cell>
          <table:table-cell office:value-type="float" office:value="330" table:style-name="ce49">
            <text:p>+ 330</text:p>
          </table:table-cell>
          <table:table-cell office:value-type="float" office:value="92.436974789915965" table:style-name="ce50">
            <text:p>+92,4<text:s text:c="3"/></text:p>
          </table:table-cell>
          <table:table-cell office:value-type="float" office:value="-8" table:style-name="ce49">
            <text:p><text:s/>- 8</text:p>
          </table:table-cell>
          <table:table-cell office:value-type="float" office:value="-1.1510791366906474" table:style-name="ce50">
            <text:p>-1,2<text:s text:c="3"/></text:p>
          </table:table-cell>
          <table:table-cell table:number-columns-repeated="2" table:style-name="ce60"/>
          <table:table-cell table:number-columns-repeated="2" table:style-name="ce196"/>
          <table:table-cell table:number-columns-repeated="2" table:style-name="ce61"/>
          <table:table-cell table:number-columns-repeated="16366"/>
        </table:table-row>
        <table:table-row table:style-name="ro5">
          <table:table-cell/>
          <table:table-cell office:value-type="string" table:style-name="ce199">
            <text:p>7- Trabalhadores qualificados da indústria, construção e artífices</text:p>
          </table:table-cell>
          <table:table-cell office:value-type="float" office:value="1627" table:style-name="ce45">
            <text:p>1 627</text:p>
          </table:table-cell>
          <table:table-cell office:value-type="float" office:value="16.172962226640159" table:style-name="ce150">
            <text:p>16,2<text:s text:c="5"/></text:p>
          </table:table-cell>
          <table:table-cell office:value-type="float" office:value="1308" table:style-name="ce151">
            <text:p>1 308</text:p>
          </table:table-cell>
          <table:table-cell office:value-type="float" office:value="19.346250554651679" table:style-name="ce152">
            <text:p>19,3<text:s text:c="5"/></text:p>
          </table:table-cell>
          <table:table-cell office:value-type="float" office:value="1353" table:style-name="ce47">
            <text:p>1 353</text:p>
          </table:table-cell>
          <table:table-cell office:value-type="float" office:value="13.029661016949154" table:style-name="ce153">
            <text:p>13,0<text:s text:c="5"/></text:p>
          </table:table-cell>
          <table:table-cell office:value-type="float" office:value="319" table:style-name="ce49">
            <text:p>+ 319</text:p>
          </table:table-cell>
          <table:table-cell office:value-type="float" office:value="24.388379204892967" table:style-name="ce50">
            <text:p>+24,4<text:s text:c="3"/></text:p>
          </table:table-cell>
          <table:table-cell office:value-type="float" office:value="274" table:style-name="ce49">
            <text:p>+ 274</text:p>
          </table:table-cell>
          <table:table-cell office:value-type="float" office:value="20.251293422025128" table:style-name="ce50">
            <text:p>+20,3<text:s text:c="3"/></text:p>
          </table:table-cell>
          <table:table-cell table:style-name="ce66"/>
          <table:table-cell table:style-name="ce60"/>
          <table:table-cell table:number-columns-repeated="2" table:style-name="ce196"/>
          <table:table-cell table:number-columns-repeated="2" table:style-name="ce61"/>
          <table:table-cell table:number-columns-repeated="16366"/>
        </table:table-row>
        <table:table-row table:style-name="ro5">
          <table:table-cell/>
          <table:table-cell office:value-type="string" table:style-name="ce199">
            <text:p>8- Operadores de instalações e máquinas e trabalhadores da montagem</text:p>
          </table:table-cell>
          <table:table-cell office:value-type="float" office:value="1027" table:style-name="ce45">
            <text:p>1 027</text:p>
          </table:table-cell>
          <table:table-cell office:value-type="float" office:value="10.208747514910536" table:style-name="ce150">
            <text:p>10,2<text:s text:c="5"/></text:p>
          </table:table-cell>
          <table:table-cell office:value-type="float" office:value="700" table:style-name="ce151">
            <text:p><text:s/>700</text:p>
          </table:table-cell>
          <table:table-cell office:value-type="float" office:value="10.353498003253957" table:style-name="ce152">
            <text:p>10,4<text:s text:c="5"/></text:p>
          </table:table-cell>
          <table:table-cell office:value-type="float" office:value="945" table:style-name="ce47">
            <text:p><text:s/>945</text:p>
          </table:table-cell>
          <table:table-cell office:value-type="float" office:value="9.1005392912172578" table:style-name="ce153">
            <text:p>9,1<text:s text:c="5"/></text:p>
          </table:table-cell>
          <table:table-cell office:value-type="float" office:value="327" table:style-name="ce49">
            <text:p>+ 327</text:p>
          </table:table-cell>
          <table:table-cell office:value-type="float" office:value="46.714285714285715" table:style-name="ce50">
            <text:p>+46,7<text:s text:c="3"/></text:p>
          </table:table-cell>
          <table:table-cell office:value-type="float" office:value="82" table:style-name="ce49">
            <text:p>+ 82</text:p>
          </table:table-cell>
          <table:table-cell office:value-type="float" office:value="8.6772486772486772" table:style-name="ce50">
            <text:p>+8,7<text:s text:c="3"/></text:p>
          </table:table-cell>
          <table:table-cell table:number-columns-repeated="2" table:style-name="ce60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9- Trabalhadores não qualificados</text:p>
          </table:table-cell>
          <table:table-cell office:value-type="float" office:value="3194" table:style-name="ce45">
            <text:p>3 194</text:p>
          </table:table-cell>
          <table:table-cell office:value-type="float" office:value="31.749502982107359" table:style-name="ce150">
            <text:p>31,7<text:s text:c="5"/></text:p>
          </table:table-cell>
          <table:table-cell office:value-type="float" office:value="2178" table:style-name="ce151">
            <text:p>2 178</text:p>
          </table:table-cell>
          <table:table-cell office:value-type="float" office:value="32.214169501553023" table:style-name="ce152">
            <text:p>32,2<text:s text:c="5"/></text:p>
          </table:table-cell>
          <table:table-cell office:value-type="float" office:value="2806" table:style-name="ce47">
            <text:p>2 806</text:p>
          </table:table-cell>
          <table:table-cell office:value-type="float" office:value="27.022342064714945" table:style-name="ce153">
            <text:p>27,0<text:s text:c="5"/></text:p>
          </table:table-cell>
          <table:table-cell office:value-type="float" office:value="1016" table:style-name="ce49">
            <text:p>+1 016</text:p>
          </table:table-cell>
          <table:table-cell office:value-type="float" office:value="46.648301193755735" table:style-name="ce50">
            <text:p>+46,6<text:s text:c="3"/></text:p>
          </table:table-cell>
          <table:table-cell office:value-type="float" office:value="388" table:style-name="ce49">
            <text:p>+ 388</text:p>
          </table:table-cell>
          <table:table-cell office:value-type="float" office:value="13.827512473271561" table:style-name="ce50">
            <text:p>+13,8<text:s text:c="3"/></text:p>
          </table:table-cell>
          <table:table-cell table:number-columns-repeated="2" table:style-name="ce60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0- Profissões das Forças Armadas</text:p>
          </table:table-cell>
          <table:table-cell office:value-type="float" office:value="1" table:style-name="ce45">
            <text:p><text:s/>1</text:p>
          </table:table-cell>
          <table:table-cell office:value-type="float" office:value="9.9403578528827041E-3" table:style-name="ce150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7" table:style-name="ce47">
            <text:p><text:s/>7</text:p>
          </table:table-cell>
          <table:table-cell office:value-type="float" office:value="6.7411402157164874E-2" table:style-name="ce153">
            <text:p>0,1<text:s text:c="5"/></text:p>
          </table:table-cell>
          <table:table-cell office:value-type="float" office:value="1" table:style-name="ce49">
            <text:p>+ 1</text:p>
          </table:table-cell>
          <table:table-cell office:value-type="string" table:style-name="ce200">
            <text:p>-</text:p>
          </table:table-cell>
          <table:table-cell office:value-type="float" office:value="-6" table:style-name="ce49">
            <text:p><text:s/>- 6</text:p>
          </table:table-cell>
          <table:table-cell office:value-type="float" office:value="-85.714285714285708" table:style-name="ce50">
            <text:p>-85,7<text:s text:c="3"/></text:p>
          </table:table-cell>
          <table:table-cell table:number-columns-repeated="6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<text:s text:c="5"/>Outros</text:p>
          </table:table-cell>
          <table:table-cell office:value-type="float" office:value="0" table:style-name="ce45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47">
            <text:p><text:s/>0</text:p>
          </table:table-cell>
          <table:table-cell office:value-type="float" office:value="0" table:style-name="ce153">
            <text:p>0,0<text:s text:c="5"/></text:p>
          </table:table-cell>
          <table:table-cell office:value-type="float" office:value="0" table:style-name="ce49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9">
            <text:p>+ 0</text:p>
          </table:table-cell>
          <table:table-cell office:value-type="string" table:style-name="ce200">
            <text:p>-</text:p>
          </table:table-cell>
          <table:table-cell table:number-columns-repeated="6" table:style-name="ce60"/>
          <table:table-cell table:number-columns-repeated="16366"/>
        </table:table-row>
        <table:table-row table:style-name="ro1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29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29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42"/>
          <table:table-cell table:style-name="ce4"/>
          <table:table-cell table:number-columns-repeated="4" table:style-name="ce4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0"/>
          <table:table-cell table:style-name="ce91"/>
          <table:table-cell table:number-columns-repeated="4" table:style-name="ce61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6"/>
          <table:table-cell table:style-name="ce60"/>
          <table:table-cell table:number-columns-repeated="4" table:style-name="ce61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0"/>
          <table:table-cell table:style-name="ce91"/>
          <table:table-cell table:number-columns-repeated="4" table:style-name="ce61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66"/>
          <table:table-cell table:number-columns-repeated="4" table:style-name="ce61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60"/>
          <table:table-cell table:number-columns-repeated="4" table:style-name="ce61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6"/>
          <table:table-cell table:style-name="ce60"/>
          <table:table-cell table:number-columns-repeated="4" table:style-name="ce61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60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60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80"/>
          <table:table-cell table:number-columns-repeated="2" table:style-name="ce164"/>
          <table:table-cell table:number-columns-repeated="6" table:style-name="ce80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4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0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5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6431in" svg:y="0.29183in" svg:width="1.78422in" svg:height="0.5247in">
                <draw:text-box>
                  <text:p text:style-name="a90" text:class-names="" text:cond-style-name=""><text:span text:style-name="a88" text:class-names="">JUNHO 2020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6" draw:style-name="a77" draw:name="Text Box 122" svg:x="0in" svg:y="0in" svg:width="0.97917in" svg:height="0.32049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3"/>
          <table:table-cell table:number-columns-repeated="6" table:style-name="ce4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3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5">
            <text:p>Quadro 10 - OFERTAS DE EMPREGO <text:s/>RECEBIDAS, <text:s text:c="3"/>POR ATIVIDADE ECONÓMICA</text:p>
          </table:table-cell>
          <table:table-cell table:number-columns-repeated="8" table:style-name="ce5"/>
          <table:table-cell office:value-type="string" table:number-columns-spanned="2" table:number-rows-spanned="1" table:style-name="ce81">
            <text:p>CONTINENTE</text:p>
          </table:table-cell>
          <table:covered-table-cell/>
          <table:table-cell table:style-name="ce1"/>
          <table:table-cell table:number-columns-repeated="5" table:style-name="ce4"/>
          <table:table-cell table:number-columns-repeated="16366" table:style-name="ce1"/>
        </table:table-row>
        <table:table-row table:style-name="ro2">
          <table:table-cell table:style-name="ce201"/>
          <table:table-cell office:value-type="string" table:style-name="ce7">
            <text:p>Movimento ao longo do mês<text:s text:c="2"/>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style-name="ce1"/>
          <table:table-cell table:number-columns-repeated="5" table:style-name="ce4"/>
          <table:table-cell table:number-columns-repeated="16366" table:style-name="ce1"/>
        </table:table-row>
        <table:table-row table:style-name="ro5">
          <table:table-cell table:style-name="ce201"/>
          <table:table-cell table:style-name="ce3"/>
          <table:table-cell table:style-name="ce9"/>
          <table:table-cell table:number-columns-repeated="9" table:style-name="ce3"/>
          <table:table-cell table:style-name="ce1"/>
          <table:table-cell table:number-columns-repeated="5" table:style-name="ce4"/>
          <table:table-cell table:number-columns-repeated="16366" table:style-name="ce1"/>
        </table:table-row>
        <table:table-row table:style-name="ro1">
          <table:table-cell table:style-name="ce1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4"/>
          <table:table-cell office:value-type="string" table:number-columns-spanned="4" table:number-rows-spanned="1" table:style-name="ce82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6">
            <text:p>CAE <text:s/>Rev.3</text:p>
          </table:table-cell>
          <table:table-cell office:value-type="string" table:style-name="ce85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83">
            <text:p>Mês <text:s/>anterior</text:p>
          </table:table-cell>
          <table:covered-table-cell/>
          <table:table-cell office:value-type="string" table:number-columns-spanned="2" table:number-rows-spanned="1" table:style-name="ce84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4"/>
          <table:table-cell table:style-name="ce25"/>
          <table:table-cell office:value-type="string" table:style-name="ce26">
            <text:p>Var. Abs.</text:p>
          </table:table-cell>
          <table:table-cell office:value-type="string" table:style-name="ce27">
            <text:p>Var. %</text:p>
          </table:table-cell>
          <table:table-cell office:value-type="string" table:style-name="ce26">
            <text:p>Var. Abs.</text:p>
          </table:table-cell>
          <table:table-cell office:value-type="string" table:style-name="ce28">
            <text:p>Var. %</text:p>
          </table:table-cell>
          <table:table-cell table:number-columns-repeated="6" table:style-name="ce29"/>
          <table:table-cell table:number-columns-repeated="16366" table:style-name="ce1"/>
        </table:table-row>
        <table:table-row table:style-name="ro21">
          <table:table-cell table:style-name="ce1"/>
          <table:table-cell table:style-name="ce16"/>
          <table:table-cell table:style-name="ce86"/>
          <table:table-cell table:style-name="ce87"/>
          <table:table-cell table:style-name="ce88"/>
          <table:table-cell table:style-name="ce89"/>
          <table:table-cell table:style-name="ce88"/>
          <table:table-cell table:style-name="ce89"/>
          <table:table-cell table:number-columns-repeated="4" table:style-name="ce90"/>
          <table:table-cell table:number-columns-repeated="6" table:style-name="ce29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10060" table:style-name="ce36">
            <text:p>10 060</text:p>
          </table:table-cell>
          <table:table-cell office:value-type="float" office:value="100" table:style-name="ce37">
            <text:p>100,0<text:s text:c="5"/></text:p>
          </table:table-cell>
          <table:table-cell office:value-type="float" office:value="6761" table:style-name="ce38">
            <text:p>6 761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10384" table:style-name="ce38">
            <text:p>10 384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3299" table:style-name="ce40">
            <text:p>+3 299</text:p>
          </table:table-cell>
          <table:table-cell office:value-type="float" office:value="48.794557018192577" table:style-name="ce41">
            <text:p>+48,8<text:s text:c="3"/></text:p>
          </table:table-cell>
          <table:table-cell office:value-type="float" office:value="-324" table:style-name="ce40">
            <text:p><text:s/>- 324</text:p>
          </table:table-cell>
          <table:table-cell office:value-type="float" office:value="-3.1201848998459165" table:style-name="ce41">
            <text:p>-3,1<text:s text:c="3"/></text:p>
          </table:table-cell>
          <table:table-cell table:style-name="ce42"/>
          <table:table-cell table:style-name="ce1"/>
          <table:table-cell table:number-columns-repeated="4" table:style-name="ce43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718" table:style-name="ce36">
            <text:p><text:s/>718</text:p>
          </table:table-cell>
          <table:table-cell office:value-type="float" office:value="7.1371769383697812" table:style-name="ce37">
            <text:p>7,1<text:s text:c="5"/></text:p>
          </table:table-cell>
          <table:table-cell office:value-type="float" office:value="354" table:style-name="ce38">
            <text:p><text:s/>354</text:p>
          </table:table-cell>
          <table:table-cell office:value-type="float" office:value="5.2359118473598576" table:style-name="ce39">
            <text:p>5,2<text:s text:c="5"/></text:p>
          </table:table-cell>
          <table:table-cell office:value-type="float" office:value="708" table:style-name="ce38">
            <text:p><text:s/>708</text:p>
          </table:table-cell>
          <table:table-cell office:value-type="float" office:value="6.8181818181818175" table:style-name="ce39">
            <text:p>6,8<text:s text:c="5"/></text:p>
          </table:table-cell>
          <table:table-cell office:value-type="float" office:value="364" table:style-name="ce40">
            <text:p>+ 364</text:p>
          </table:table-cell>
          <table:table-cell office:value-type="float" office:value="102.82485875706216" table:style-name="ce41">
            <text:p>+102,8<text:s text:c="3"/></text:p>
          </table:table-cell>
          <table:table-cell office:value-type="float" office:value="10" table:style-name="ce40">
            <text:p>+ 10</text:p>
          </table:table-cell>
          <table:table-cell office:value-type="float" office:value="1.4124293785310735" table:style-name="ce41">
            <text:p>+1,4<text:s text:c="3"/></text:p>
          </table:table-cell>
          <table:table-cell table:style-name="ce60"/>
          <table:table-cell table:style-name="ce202"/>
          <table:table-cell table:style-name="ce203"/>
          <table:table-cell table:style-name="ce189"/>
          <table:table-cell table:style-name="ce6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2414" table:style-name="ce56">
            <text:p>2 414</text:p>
          </table:table-cell>
          <table:table-cell office:value-type="float" office:value="23.996023856858848" table:style-name="ce57">
            <text:p>24,0<text:s text:c="5"/></text:p>
          </table:table-cell>
          <table:table-cell office:value-type="float" office:value="2154" table:style-name="ce38">
            <text:p>2 154</text:p>
          </table:table-cell>
          <table:table-cell office:value-type="float" office:value="31.859192427155747" table:style-name="ce39">
            <text:p>31,9<text:s text:c="5"/></text:p>
          </table:table-cell>
          <table:table-cell office:value-type="float" office:value="2549" table:style-name="ce38">
            <text:p>2 549</text:p>
          </table:table-cell>
          <table:table-cell office:value-type="float" office:value="24.54738058551618" table:style-name="ce39">
            <text:p>24,5<text:s text:c="5"/></text:p>
          </table:table-cell>
          <table:table-cell office:value-type="float" office:value="260" table:style-name="ce40">
            <text:p>+ 260</text:p>
          </table:table-cell>
          <table:table-cell office:value-type="float" office:value="12.070566388115136" table:style-name="ce41">
            <text:p>+12,1<text:s text:c="3"/></text:p>
          </table:table-cell>
          <table:table-cell office:value-type="float" office:value="-135" table:style-name="ce40">
            <text:p><text:s/>- 135</text:p>
          </table:table-cell>
          <table:table-cell office:value-type="float" office:value="-5.2961945861122013" table:style-name="ce41">
            <text:p>-5,3<text:s text:c="3"/></text:p>
          </table:table-cell>
          <table:table-cell table:style-name="ce60"/>
          <table:table-cell table:style-name="ce202"/>
          <table:table-cell table:style-name="ce203"/>
          <table:table-cell table:style-name="ce189"/>
          <table:table-cell table:style-name="ce6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16" table:style-name="ce45">
            <text:p><text:s/>16</text:p>
          </table:table-cell>
          <table:table-cell office:value-type="float" office:value="0.15904572564612326" table:style-name="ce46">
            <text:p>0,2<text:s text:c="5"/></text:p>
          </table:table-cell>
          <table:table-cell office:value-type="float" office:value="9" table:style-name="ce47">
            <text:p><text:s/>9</text:p>
          </table:table-cell>
          <table:table-cell office:value-type="float" office:value="0.13311640289897944" table:style-name="ce48">
            <text:p>0,1<text:s text:c="5"/></text:p>
          </table:table-cell>
          <table:table-cell office:value-type="float" office:value="16" table:style-name="ce47">
            <text:p><text:s/>16</text:p>
          </table:table-cell>
          <table:table-cell office:value-type="float" office:value="0.15408320493066258" table:style-name="ce48">
            <text:p>0,2<text:s text:c="5"/></text:p>
          </table:table-cell>
          <table:table-cell office:value-type="float" office:value="7" table:style-name="ce49">
            <text:p>+ 7</text:p>
          </table:table-cell>
          <table:table-cell office:value-type="float" office:value="77.777777777777786" table:style-name="ce50">
            <text:p>+77,8<text:s text:c="3"/></text:p>
          </table:table-cell>
          <table:table-cell office:value-type="float" office:value="0" table:style-name="ce49">
            <text:p>+ 0</text:p>
          </table:table-cell>
          <table:table-cell office:value-type="float" office:value="0" table:style-name="ce50">
            <text:p>+0,0<text:s text:c="3"/></text:p>
          </table:table-cell>
          <table:table-cell table:style-name="ce66"/>
          <table:table-cell table:style-name="ce202"/>
          <table:table-cell table:style-name="ce203"/>
          <table:table-cell table:style-name="ce189"/>
          <table:table-cell table:style-name="ce6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240" table:style-name="ce45">
            <text:p><text:s/>240</text:p>
          </table:table-cell>
          <table:table-cell office:value-type="float" office:value="2.3856858846918487" table:style-name="ce46">
            <text:p>2,4<text:s text:c="5"/></text:p>
          </table:table-cell>
          <table:table-cell office:value-type="float" office:value="465" table:style-name="ce47">
            <text:p><text:s/>465</text:p>
          </table:table-cell>
          <table:table-cell office:value-type="float" office:value="6.8776808164472705" table:style-name="ce48">
            <text:p>6,9<text:s text:c="5"/></text:p>
          </table:table-cell>
          <table:table-cell office:value-type="float" office:value="362" table:style-name="ce47">
            <text:p><text:s/>362</text:p>
          </table:table-cell>
          <table:table-cell office:value-type="float" office:value="3.4861325115562405" table:style-name="ce48">
            <text:p>3,5<text:s text:c="5"/></text:p>
          </table:table-cell>
          <table:table-cell office:value-type="float" office:value="-225" table:style-name="ce49">
            <text:p><text:s/>- 225</text:p>
          </table:table-cell>
          <table:table-cell office:value-type="float" office:value="-48.387096774193552" table:style-name="ce50">
            <text:p>-48,4<text:s text:c="3"/></text:p>
          </table:table-cell>
          <table:table-cell office:value-type="float" office:value="-122" table:style-name="ce49">
            <text:p><text:s/>- 122</text:p>
          </table:table-cell>
          <table:table-cell office:value-type="float" office:value="-33.701657458563538" table:style-name="ce50">
            <text:p>-33,7<text:s text:c="3"/></text:p>
          </table:table-cell>
          <table:table-cell table:style-name="ce60"/>
          <table:table-cell table:style-name="ce202"/>
          <table:table-cell table:style-name="ce203"/>
          <table:table-cell table:style-name="ce189"/>
          <table:table-cell table:style-name="ce61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57" table:style-name="ce45">
            <text:p><text:s/>57</text:p>
          </table:table-cell>
          <table:table-cell office:value-type="float" office:value="0.56660039761431413" table:style-name="ce63">
            <text:p>0,6<text:s text:c="5"/></text:p>
          </table:table-cell>
          <table:table-cell office:value-type="float" office:value="35" table:style-name="ce64">
            <text:p><text:s/>35</text:p>
          </table:table-cell>
          <table:table-cell office:value-type="float" office:value="0.5176749001626979" table:style-name="ce65">
            <text:p>0,5<text:s text:c="5"/></text:p>
          </table:table-cell>
          <table:table-cell office:value-type="float" office:value="81" table:style-name="ce47">
            <text:p><text:s/>81</text:p>
          </table:table-cell>
          <table:table-cell office:value-type="float" office:value="0.78004622496147913" table:style-name="ce65">
            <text:p>0,8<text:s text:c="5"/></text:p>
          </table:table-cell>
          <table:table-cell office:value-type="float" office:value="22" table:style-name="ce49">
            <text:p>+ 22</text:p>
          </table:table-cell>
          <table:table-cell office:value-type="float" office:value="62.857142857142854" table:style-name="ce50">
            <text:p>+62,9<text:s text:c="3"/></text:p>
          </table:table-cell>
          <table:table-cell office:value-type="float" office:value="-24" table:style-name="ce49">
            <text:p><text:s/>- 24</text:p>
          </table:table-cell>
          <table:table-cell office:value-type="float" office:value="-29.629629629629626" table:style-name="ce50">
            <text:p>-29,6<text:s text:c="3"/></text:p>
          </table:table-cell>
          <table:table-cell table:style-name="ce66"/>
          <table:table-cell table:style-name="ce202"/>
          <table:table-cell table:style-name="ce203"/>
          <table:table-cell table:style-name="ce189"/>
          <table:table-cell table:style-name="ce6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349" table:style-name="ce45">
            <text:p><text:s/>349</text:p>
          </table:table-cell>
          <table:table-cell office:value-type="float" office:value="3.4691848906560638" table:style-name="ce63">
            <text:p>3,5<text:s text:c="5"/></text:p>
          </table:table-cell>
          <table:table-cell office:value-type="float" office:value="226" table:style-name="ce64">
            <text:p><text:s/>226</text:p>
          </table:table-cell>
          <table:table-cell office:value-type="float" office:value="3.3427007839077061" table:style-name="ce65">
            <text:p>3,3<text:s text:c="5"/></text:p>
          </table:table-cell>
          <table:table-cell office:value-type="float" office:value="215" table:style-name="ce47">
            <text:p><text:s/>215</text:p>
          </table:table-cell>
          <table:table-cell office:value-type="float" office:value="2.0704930662557781" table:style-name="ce65">
            <text:p>2,1<text:s text:c="5"/></text:p>
          </table:table-cell>
          <table:table-cell office:value-type="float" office:value="123" table:style-name="ce49">
            <text:p>+ 123</text:p>
          </table:table-cell>
          <table:table-cell office:value-type="float" office:value="54.424778761061944" table:style-name="ce50">
            <text:p>+54,4<text:s text:c="3"/></text:p>
          </table:table-cell>
          <table:table-cell office:value-type="float" office:value="134" table:style-name="ce49">
            <text:p>+ 134</text:p>
          </table:table-cell>
          <table:table-cell office:value-type="float" office:value="62.325581395348841" table:style-name="ce50">
            <text:p>+62,3<text:s text:c="3"/></text:p>
          </table:table-cell>
          <table:table-cell table:style-name="ce60"/>
          <table:table-cell table:style-name="ce202"/>
          <table:table-cell table:style-name="ce203"/>
          <table:table-cell table:style-name="ce189"/>
          <table:table-cell table:style-name="ce60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28" table:style-name="ce45">
            <text:p><text:s/>128</text:p>
          </table:table-cell>
          <table:table-cell office:value-type="float" office:value="1.2723658051689861" table:style-name="ce63">
            <text:p>1,3<text:s text:c="5"/></text:p>
          </table:table-cell>
          <table:table-cell office:value-type="float" office:value="142" table:style-name="ce64">
            <text:p><text:s/>142</text:p>
          </table:table-cell>
          <table:table-cell office:value-type="float" office:value="2.1002810235172311" table:style-name="ce65">
            <text:p>2,1<text:s text:c="5"/></text:p>
          </table:table-cell>
          <table:table-cell office:value-type="float" office:value="162" table:style-name="ce47">
            <text:p><text:s/>162</text:p>
          </table:table-cell>
          <table:table-cell office:value-type="float" office:value="1.5600924499229583" table:style-name="ce65">
            <text:p>1,6<text:s text:c="5"/></text:p>
          </table:table-cell>
          <table:table-cell office:value-type="float" office:value="-14" table:style-name="ce49">
            <text:p><text:s/>- 14</text:p>
          </table:table-cell>
          <table:table-cell office:value-type="float" office:value="-9.8591549295774641" table:style-name="ce50">
            <text:p>-9,9<text:s text:c="3"/></text:p>
          </table:table-cell>
          <table:table-cell office:value-type="float" office:value="-34" table:style-name="ce49">
            <text:p><text:s/>- 34</text:p>
          </table:table-cell>
          <table:table-cell office:value-type="float" office:value="-20.987654320987652" table:style-name="ce50">
            <text:p>-21,0<text:s text:c="3"/></text:p>
          </table:table-cell>
          <table:table-cell table:style-name="ce60"/>
          <table:table-cell table:style-name="ce202"/>
          <table:table-cell table:style-name="ce203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47" table:style-name="ce45">
            <text:p><text:s/>47</text:p>
          </table:table-cell>
          <table:table-cell office:value-type="float" office:value="0.46719681908548705" table:style-name="ce63">
            <text:p>0,5<text:s text:c="5"/></text:p>
          </table:table-cell>
          <table:table-cell office:value-type="float" office:value="43" table:style-name="ce64">
            <text:p><text:s/>43</text:p>
          </table:table-cell>
          <table:table-cell office:value-type="float" office:value="0.63600059162845735" table:style-name="ce65">
            <text:p>0,6<text:s text:c="5"/></text:p>
          </table:table-cell>
          <table:table-cell office:value-type="float" office:value="63" table:style-name="ce47">
            <text:p><text:s/>63</text:p>
          </table:table-cell>
          <table:table-cell office:value-type="float" office:value="0.60670261941448378" table:style-name="ce65">
            <text:p>0,6<text:s text:c="5"/></text:p>
          </table:table-cell>
          <table:table-cell office:value-type="float" office:value="4" table:style-name="ce49">
            <text:p>+ 4</text:p>
          </table:table-cell>
          <table:table-cell office:value-type="float" office:value="9.3023255813953494" table:style-name="ce50">
            <text:p>+9,3<text:s text:c="3"/></text:p>
          </table:table-cell>
          <table:table-cell office:value-type="float" office:value="-16" table:style-name="ce49">
            <text:p><text:s/>- 16</text:p>
          </table:table-cell>
          <table:table-cell office:value-type="float" office:value="-25.396825396825395" table:style-name="ce50">
            <text:p>-25,4<text:s text:c="3"/></text:p>
          </table:table-cell>
          <table:table-cell table:style-name="ce60"/>
          <table:table-cell table:style-name="ce202"/>
          <table:table-cell table:style-name="ce203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21" table:style-name="ce45">
            <text:p><text:s/>21</text:p>
          </table:table-cell>
          <table:table-cell office:value-type="float" office:value="0.20874751491053678" table:style-name="ce63">
            <text:p>0,2<text:s text:c="5"/></text:p>
          </table:table-cell>
          <table:table-cell office:value-type="float" office:value="27" table:style-name="ce64">
            <text:p><text:s/>27</text:p>
          </table:table-cell>
          <table:table-cell office:value-type="float" office:value="0.39934920869693835" table:style-name="ce65">
            <text:p>0,4<text:s text:c="5"/></text:p>
          </table:table-cell>
          <table:table-cell office:value-type="float" office:value="46" table:style-name="ce47">
            <text:p><text:s/>46</text:p>
          </table:table-cell>
          <table:table-cell office:value-type="float" office:value="0.44298921417565484" table:style-name="ce65">
            <text:p>0,4<text:s text:c="5"/></text:p>
          </table:table-cell>
          <table:table-cell office:value-type="float" office:value="-6" table:style-name="ce49">
            <text:p><text:s/>- 6</text:p>
          </table:table-cell>
          <table:table-cell office:value-type="float" office:value="-22.222222222222221" table:style-name="ce50">
            <text:p>-22,2<text:s text:c="3"/></text:p>
          </table:table-cell>
          <table:table-cell office:value-type="float" office:value="-25" table:style-name="ce49">
            <text:p><text:s/>- 25</text:p>
          </table:table-cell>
          <table:table-cell office:value-type="float" office:value="-54.347826086956516" table:style-name="ce50">
            <text:p>-54,3<text:s text:c="3"/></text:p>
          </table:table-cell>
          <table:table-cell table:style-name="ce60"/>
          <table:table-cell table:style-name="ce202"/>
          <table:table-cell table:style-name="ce203"/>
          <table:table-cell table:style-name="ce189"/>
          <table:table-cell table:style-name="ce60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60" table:style-name="ce45">
            <text:p><text:s/>60</text:p>
          </table:table-cell>
          <table:table-cell office:value-type="float" office:value="0.59642147117296218" table:style-name="ce63">
            <text:p>0,6<text:s text:c="5"/></text:p>
          </table:table-cell>
          <table:table-cell office:value-type="float" office:value="40" table:style-name="ce64">
            <text:p><text:s/>40</text:p>
          </table:table-cell>
          <table:table-cell office:value-type="float" office:value="0.59162845732879754" table:style-name="ce65">
            <text:p>0,6<text:s text:c="5"/></text:p>
          </table:table-cell>
          <table:table-cell office:value-type="float" office:value="59" table:style-name="ce47">
            <text:p><text:s/>59</text:p>
          </table:table-cell>
          <table:table-cell office:value-type="float" office:value="0.56818181818181823" table:style-name="ce65">
            <text:p>0,6<text:s text:c="5"/></text:p>
          </table:table-cell>
          <table:table-cell office:value-type="float" office:value="20" table:style-name="ce49">
            <text:p>+ 20</text:p>
          </table:table-cell>
          <table:table-cell office:value-type="float" office:value="50" table:style-name="ce50">
            <text:p>+50,0<text:s text:c="3"/></text:p>
          </table:table-cell>
          <table:table-cell office:value-type="float" office:value="1" table:style-name="ce49">
            <text:p>+ 1</text:p>
          </table:table-cell>
          <table:table-cell office:value-type="float" office:value="1.6949152542372881" table:style-name="ce50">
            <text:p>+1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58" table:style-name="ce45">
            <text:p><text:s/>58</text:p>
          </table:table-cell>
          <table:table-cell office:value-type="float" office:value="0.57654075546719685" table:style-name="ce63">
            <text:p>0,6<text:s text:c="5"/></text:p>
          </table:table-cell>
          <table:table-cell office:value-type="float" office:value="52" table:style-name="ce64">
            <text:p><text:s/>52</text:p>
          </table:table-cell>
          <table:table-cell office:value-type="float" office:value="0.76911699452743676" table:style-name="ce65">
            <text:p>0,8<text:s text:c="5"/></text:p>
          </table:table-cell>
          <table:table-cell office:value-type="float" office:value="65" table:style-name="ce47">
            <text:p><text:s/>65</text:p>
          </table:table-cell>
          <table:table-cell office:value-type="float" office:value="0.62596302003081661" table:style-name="ce65">
            <text:p>0,6<text:s text:c="5"/></text:p>
          </table:table-cell>
          <table:table-cell office:value-type="float" office:value="6" table:style-name="ce49">
            <text:p>+ 6</text:p>
          </table:table-cell>
          <table:table-cell office:value-type="float" office:value="11.538461538461538" table:style-name="ce50">
            <text:p>+11,5<text:s text:c="3"/></text:p>
          </table:table-cell>
          <table:table-cell office:value-type="float" office:value="-7" table:style-name="ce49">
            <text:p><text:s/>- 7</text:p>
          </table:table-cell>
          <table:table-cell office:value-type="float" office:value="-10.76923076923077" table:style-name="ce50">
            <text:p>-10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187" table:style-name="ce45">
            <text:p><text:s/>187</text:p>
          </table:table-cell>
          <table:table-cell office:value-type="float" office:value="1.8588469184890655" table:style-name="ce63">
            <text:p>1,9<text:s text:c="5"/></text:p>
          </table:table-cell>
          <table:table-cell office:value-type="float" office:value="211" table:style-name="ce64">
            <text:p><text:s/>211</text:p>
          </table:table-cell>
          <table:table-cell office:value-type="float" office:value="3.120840112409407" table:style-name="ce65">
            <text:p>3,1<text:s text:c="5"/></text:p>
          </table:table-cell>
          <table:table-cell office:value-type="float" office:value="212" table:style-name="ce47">
            <text:p><text:s/>212</text:p>
          </table:table-cell>
          <table:table-cell office:value-type="float" office:value="2.0416024653312785" table:style-name="ce65">
            <text:p>2,0<text:s text:c="5"/></text:p>
          </table:table-cell>
          <table:table-cell office:value-type="float" office:value="-24" table:style-name="ce49">
            <text:p><text:s/>- 24</text:p>
          </table:table-cell>
          <table:table-cell office:value-type="float" office:value="-11.374407582938389" table:style-name="ce50">
            <text:p>-11,4<text:s text:c="3"/></text:p>
          </table:table-cell>
          <table:table-cell office:value-type="float" office:value="-25" table:style-name="ce49">
            <text:p><text:s/>- 25</text:p>
          </table:table-cell>
          <table:table-cell office:value-type="float" office:value="-11.79245283018868" table:style-name="ce50">
            <text:p>-11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73" table:style-name="ce45">
            <text:p><text:s/>73</text:p>
          </table:table-cell>
          <table:table-cell office:value-type="float" office:value="0.72564612326043743" table:style-name="ce63">
            <text:p>0,7<text:s text:c="5"/></text:p>
          </table:table-cell>
          <table:table-cell office:value-type="float" office:value="40" table:style-name="ce64">
            <text:p><text:s/>40</text:p>
          </table:table-cell>
          <table:table-cell office:value-type="float" office:value="0.59162845732879754" table:style-name="ce65">
            <text:p>0,6<text:s text:c="5"/></text:p>
          </table:table-cell>
          <table:table-cell office:value-type="float" office:value="77" table:style-name="ce47">
            <text:p><text:s/>77</text:p>
          </table:table-cell>
          <table:table-cell office:value-type="float" office:value="0.74152542372881358" table:style-name="ce65">
            <text:p>0,7<text:s text:c="5"/></text:p>
          </table:table-cell>
          <table:table-cell office:value-type="float" office:value="33" table:style-name="ce49">
            <text:p>+ 33</text:p>
          </table:table-cell>
          <table:table-cell office:value-type="float" office:value="82.5" table:style-name="ce50">
            <text:p>+82,5<text:s text:c="3"/></text:p>
          </table:table-cell>
          <table:table-cell office:value-type="float" office:value="-4" table:style-name="ce49">
            <text:p><text:s/>- 4</text:p>
          </table:table-cell>
          <table:table-cell office:value-type="float" office:value="-5.1948051948051948" table:style-name="ce50">
            <text:p>-5,2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39" table:style-name="ce45">
            <text:p><text:s/>39</text:p>
          </table:table-cell>
          <table:table-cell office:value-type="float" office:value="0.38767395626242546" table:style-name="ce63">
            <text:p>0,4<text:s text:c="5"/></text:p>
          </table:table-cell>
          <table:table-cell office:value-type="float" office:value="22" table:style-name="ce64">
            <text:p><text:s/>22</text:p>
          </table:table-cell>
          <table:table-cell office:value-type="float" office:value="0.32539565153083866" table:style-name="ce65">
            <text:p>0,3<text:s text:c="5"/></text:p>
          </table:table-cell>
          <table:table-cell office:value-type="float" office:value="49" table:style-name="ce47">
            <text:p><text:s/>49</text:p>
          </table:table-cell>
          <table:table-cell office:value-type="float" office:value="0.47187981510015409" table:style-name="ce65">
            <text:p>0,5<text:s text:c="5"/></text:p>
          </table:table-cell>
          <table:table-cell office:value-type="float" office:value="17" table:style-name="ce49">
            <text:p>+ 17</text:p>
          </table:table-cell>
          <table:table-cell office:value-type="float" office:value="77.272727272727266" table:style-name="ce50">
            <text:p>+77,3<text:s text:c="3"/></text:p>
          </table:table-cell>
          <table:table-cell office:value-type="float" office:value="-10" table:style-name="ce49">
            <text:p><text:s/>- 10</text:p>
          </table:table-cell>
          <table:table-cell office:value-type="float" office:value="-20.408163265306122" table:style-name="ce50">
            <text:p>-20,4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60" table:style-name="ce45">
            <text:p><text:s/>160</text:p>
          </table:table-cell>
          <table:table-cell office:value-type="float" office:value="1.5904572564612325" table:style-name="ce63">
            <text:p>1,6<text:s text:c="5"/></text:p>
          </table:table-cell>
          <table:table-cell office:value-type="float" office:value="94" table:style-name="ce64">
            <text:p><text:s/>94</text:p>
          </table:table-cell>
          <table:table-cell office:value-type="float" office:value="1.3903268747226742" table:style-name="ce65">
            <text:p>1,4<text:s text:c="5"/></text:p>
          </table:table-cell>
          <table:table-cell office:value-type="float" office:value="168" table:style-name="ce47">
            <text:p><text:s/>168</text:p>
          </table:table-cell>
          <table:table-cell office:value-type="float" office:value="1.6178736517719567" table:style-name="ce65">
            <text:p>1,6<text:s text:c="5"/></text:p>
          </table:table-cell>
          <table:table-cell office:value-type="float" office:value="66" table:style-name="ce49">
            <text:p>+ 66</text:p>
          </table:table-cell>
          <table:table-cell office:value-type="float" office:value="70.212765957446805" table:style-name="ce50">
            <text:p>+70,2<text:s text:c="3"/></text:p>
          </table:table-cell>
          <table:table-cell office:value-type="float" office:value="-8" table:style-name="ce49">
            <text:p><text:s/>- 8</text:p>
          </table:table-cell>
          <table:table-cell office:value-type="float" office:value="-4.7619047619047619" table:style-name="ce50">
            <text:p>-4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124" table:style-name="ce45">
            <text:p><text:s/>124</text:p>
          </table:table-cell>
          <table:table-cell office:value-type="float" office:value="1.2326043737574552" table:style-name="ce63">
            <text:p>1,2<text:s text:c="5"/></text:p>
          </table:table-cell>
          <table:table-cell office:value-type="float" office:value="28" table:style-name="ce64">
            <text:p><text:s/>28</text:p>
          </table:table-cell>
          <table:table-cell office:value-type="float" office:value="0.41413992013015827" table:style-name="ce65">
            <text:p>0,4<text:s text:c="5"/></text:p>
          </table:table-cell>
          <table:table-cell office:value-type="float" office:value="69" table:style-name="ce47">
            <text:p><text:s/>69</text:p>
          </table:table-cell>
          <table:table-cell office:value-type="float" office:value="0.66448382126348227" table:style-name="ce65">
            <text:p>0,7<text:s text:c="5"/></text:p>
          </table:table-cell>
          <table:table-cell office:value-type="float" office:value="96" table:style-name="ce49">
            <text:p>+ 96</text:p>
          </table:table-cell>
          <table:table-cell office:value-type="float" office:value="342.85714285714283" table:style-name="ce50">
            <text:p>+342,9<text:s text:c="3"/></text:p>
          </table:table-cell>
          <table:table-cell office:value-type="float" office:value="55" table:style-name="ce49">
            <text:p>+ 55</text:p>
          </table:table-cell>
          <table:table-cell office:value-type="float" office:value="79.710144927536234" table:style-name="ce50">
            <text:p>+79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855" table:style-name="ce45">
            <text:p><text:s/>855</text:p>
          </table:table-cell>
          <table:table-cell office:value-type="float" office:value="8.499005964214712" table:style-name="ce63">
            <text:p>8,5<text:s text:c="5"/></text:p>
          </table:table-cell>
          <table:table-cell office:value-type="float" office:value="720" table:style-name="ce64">
            <text:p><text:s/>720</text:p>
          </table:table-cell>
          <table:table-cell office:value-type="float" office:value="10.649312231918355" table:style-name="ce65">
            <text:p>10,6<text:s text:c="5"/></text:p>
          </table:table-cell>
          <table:table-cell office:value-type="float" office:value="905" table:style-name="ce47">
            <text:p><text:s/>905</text:p>
          </table:table-cell>
          <table:table-cell office:value-type="float" office:value="8.7153312788906003" table:style-name="ce65">
            <text:p>8,7<text:s text:c="5"/></text:p>
          </table:table-cell>
          <table:table-cell office:value-type="float" office:value="135" table:style-name="ce49">
            <text:p>+ 135</text:p>
          </table:table-cell>
          <table:table-cell office:value-type="float" office:value="18.75" table:style-name="ce50">
            <text:p>+18,8<text:s text:c="3"/></text:p>
          </table:table-cell>
          <table:table-cell office:value-type="float" office:value="-50" table:style-name="ce49">
            <text:p><text:s/>- 50</text:p>
          </table:table-cell>
          <table:table-cell office:value-type="float" office:value="-5.5248618784530388" table:style-name="ce50">
            <text:p>-5,5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/>
          <table:table-cell office:value-type="string" table:style-name="ce171">
            <text:p>Serviços</text:p>
          </table:table-cell>
          <table:table-cell office:value-type="float" office:value="6928" table:style-name="ce56">
            <text:p>6 928</text:p>
          </table:table-cell>
          <table:table-cell office:value-type="float" office:value="68.866799204771368" table:style-name="ce57">
            <text:p>68,9<text:s text:c="5"/></text:p>
          </table:table-cell>
          <table:table-cell office:value-type="float" office:value="4253" table:style-name="ce58">
            <text:p>4 253</text:p>
          </table:table-cell>
          <table:table-cell office:value-type="float" office:value="62.904895725484401" table:style-name="ce59">
            <text:p>62,9<text:s text:c="5"/></text:p>
          </table:table-cell>
          <table:table-cell office:value-type="float" office:value="7127" table:style-name="ce58">
            <text:p>7 127</text:p>
          </table:table-cell>
          <table:table-cell office:value-type="float" office:value="68.634437596302007" table:style-name="ce59">
            <text:p>68,6<text:s text:c="5"/></text:p>
          </table:table-cell>
          <table:table-cell office:value-type="float" office:value="2675" table:style-name="ce40">
            <text:p>+2 675</text:p>
          </table:table-cell>
          <table:table-cell office:value-type="float" office:value="62.896778744415705" table:style-name="ce41">
            <text:p>+62,9<text:s text:c="3"/></text:p>
          </table:table-cell>
          <table:table-cell office:value-type="float" office:value="-199" table:style-name="ce40">
            <text:p><text:s/>- 199</text:p>
          </table:table-cell>
          <table:table-cell office:value-type="float" office:value="-2.7921986810719801" table:style-name="ce41">
            <text:p>-2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132" table:style-name="ce45">
            <text:p><text:s/>132</text:p>
          </table:table-cell>
          <table:table-cell office:value-type="float" office:value="1.312127236580517" table:style-name="ce63">
            <text:p>1,3<text:s text:c="5"/></text:p>
          </table:table-cell>
          <table:table-cell office:value-type="float" office:value="68" table:style-name="ce64">
            <text:p><text:s/>68</text:p>
          </table:table-cell>
          <table:table-cell office:value-type="float" office:value="1.0057683774589556" table:style-name="ce65">
            <text:p>1,0<text:s text:c="5"/></text:p>
          </table:table-cell>
          <table:table-cell office:value-type="float" office:value="210" table:style-name="ce64">
            <text:p><text:s/>210</text:p>
          </table:table-cell>
          <table:table-cell office:value-type="float" office:value="2.0223420647149459" table:style-name="ce65">
            <text:p>2,0<text:s text:c="5"/></text:p>
          </table:table-cell>
          <table:table-cell office:value-type="float" office:value="64" table:style-name="ce49">
            <text:p>+ 64</text:p>
          </table:table-cell>
          <table:table-cell office:value-type="float" office:value="94.117647058823522" table:style-name="ce50">
            <text:p>+94,1<text:s text:c="3"/></text:p>
          </table:table-cell>
          <table:table-cell office:value-type="float" office:value="-78" table:style-name="ce49">
            <text:p><text:s/>- 78</text:p>
          </table:table-cell>
          <table:table-cell office:value-type="float" office:value="-37.142857142857146" table:style-name="ce50">
            <text:p>-37,1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1039" table:style-name="ce45">
            <text:p>1 039</text:p>
          </table:table-cell>
          <table:table-cell office:value-type="float" office:value="10.328031809145129" table:style-name="ce63">
            <text:p>10,3<text:s text:c="5"/></text:p>
          </table:table-cell>
          <table:table-cell office:value-type="float" office:value="746" table:style-name="ce64">
            <text:p><text:s/>746</text:p>
          </table:table-cell>
          <table:table-cell office:value-type="float" office:value="11.033870729182075" table:style-name="ce65">
            <text:p>11,0<text:s text:c="5"/></text:p>
          </table:table-cell>
          <table:table-cell office:value-type="float" office:value="1259" table:style-name="ce64">
            <text:p>1 259</text:p>
          </table:table-cell>
          <table:table-cell office:value-type="float" office:value="12.124422187981509" table:style-name="ce65">
            <text:p>12,1<text:s text:c="5"/></text:p>
          </table:table-cell>
          <table:table-cell office:value-type="float" office:value="293" table:style-name="ce49">
            <text:p>+ 293</text:p>
          </table:table-cell>
          <table:table-cell office:value-type="float" office:value="39.276139410187668" table:style-name="ce50">
            <text:p>+39,3<text:s text:c="3"/></text:p>
          </table:table-cell>
          <table:table-cell office:value-type="float" office:value="-220" table:style-name="ce49">
            <text:p><text:s/>- 220</text:p>
          </table:table-cell>
          <table:table-cell office:value-type="float" office:value="-17.474185861795075" table:style-name="ce50">
            <text:p>-17,5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Transportes e armazenagem</text:p>
          </table:table-cell>
          <table:table-cell office:value-type="float" office:value="158" table:style-name="ce45">
            <text:p><text:s/>158</text:p>
          </table:table-cell>
          <table:table-cell office:value-type="float" office:value="1.570576540755467" table:style-name="ce63">
            <text:p>1,6<text:s text:c="5"/></text:p>
          </table:table-cell>
          <table:table-cell office:value-type="float" office:value="91" table:style-name="ce64">
            <text:p><text:s/>91</text:p>
          </table:table-cell>
          <table:table-cell office:value-type="float" office:value="1.3459547404230143" table:style-name="ce65">
            <text:p>1,3<text:s text:c="5"/></text:p>
          </table:table-cell>
          <table:table-cell office:value-type="float" office:value="286" table:style-name="ce64">
            <text:p><text:s/>286</text:p>
          </table:table-cell>
          <table:table-cell office:value-type="float" office:value="2.754237288135593" table:style-name="ce65">
            <text:p>2,8<text:s text:c="5"/></text:p>
          </table:table-cell>
          <table:table-cell office:value-type="float" office:value="67" table:style-name="ce49">
            <text:p>+ 67</text:p>
          </table:table-cell>
          <table:table-cell office:value-type="float" office:value="73.626373626373635" table:style-name="ce50">
            <text:p>+73,6<text:s text:c="3"/></text:p>
          </table:table-cell>
          <table:table-cell office:value-type="float" office:value="-128" table:style-name="ce49">
            <text:p><text:s/>- 128</text:p>
          </table:table-cell>
          <table:table-cell office:value-type="float" office:value="-44.755244755244753" table:style-name="ce50">
            <text:p>-44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lojamento, restauração e similares</text:p>
          </table:table-cell>
          <table:table-cell office:value-type="float" office:value="773" table:style-name="ce45">
            <text:p><text:s/>773</text:p>
          </table:table-cell>
          <table:table-cell office:value-type="float" office:value="7.6838966202783299" table:style-name="ce63">
            <text:p>7,7<text:s text:c="5"/></text:p>
          </table:table-cell>
          <table:table-cell office:value-type="float" office:value="224" table:style-name="ce64">
            <text:p><text:s/>224</text:p>
          </table:table-cell>
          <table:table-cell office:value-type="float" office:value="3.3131193610412661" table:style-name="ce65">
            <text:p>3,3<text:s text:c="5"/></text:p>
          </table:table-cell>
          <table:table-cell office:value-type="float" office:value="1172" table:style-name="ce64">
            <text:p>1 172</text:p>
          </table:table-cell>
          <table:table-cell office:value-type="float" office:value="11.286594761171033" table:style-name="ce65">
            <text:p>11,3<text:s text:c="5"/></text:p>
          </table:table-cell>
          <table:table-cell office:value-type="float" office:value="549" table:style-name="ce49">
            <text:p>+ 549</text:p>
          </table:table-cell>
          <table:table-cell office:value-type="float" office:value="245.08928571428572" table:style-name="ce50">
            <text:p>+245,1<text:s text:c="3"/></text:p>
          </table:table-cell>
          <table:table-cell office:value-type="float" office:value="-399" table:style-name="ce49">
            <text:p><text:s/>- 399</text:p>
          </table:table-cell>
          <table:table-cell office:value-type="float" office:value="-34.044368600682596" table:style-name="ce50">
            <text:p>-34,0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73" table:style-name="ce45">
            <text:p><text:s/>173</text:p>
          </table:table-cell>
          <table:table-cell office:value-type="float" office:value="1.7196819085487078" table:style-name="ce63">
            <text:p>1,7<text:s text:c="5"/></text:p>
          </table:table-cell>
          <table:table-cell office:value-type="float" office:value="112" table:style-name="ce64">
            <text:p><text:s/>112</text:p>
          </table:table-cell>
          <table:table-cell office:value-type="float" office:value="1.6565596805206331" table:style-name="ce65">
            <text:p>1,7<text:s text:c="5"/></text:p>
          </table:table-cell>
          <table:table-cell office:value-type="float" office:value="197" table:style-name="ce64">
            <text:p><text:s/>197</text:p>
          </table:table-cell>
          <table:table-cell office:value-type="float" office:value="1.8971494607087827" table:style-name="ce65">
            <text:p>1,9<text:s text:c="5"/></text:p>
          </table:table-cell>
          <table:table-cell office:value-type="float" office:value="61" table:style-name="ce49">
            <text:p>+ 61</text:p>
          </table:table-cell>
          <table:table-cell office:value-type="float" office:value="54.464285714285708" table:style-name="ce50">
            <text:p>+54,5<text:s text:c="3"/></text:p>
          </table:table-cell>
          <table:table-cell office:value-type="float" office:value="-24" table:style-name="ce49">
            <text:p><text:s/>- 24</text:p>
          </table:table-cell>
          <table:table-cell office:value-type="float" office:value="-12.18274111675127" table:style-name="ce50">
            <text:p>-12,2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28" table:style-name="ce45">
            <text:p><text:s/>28</text:p>
          </table:table-cell>
          <table:table-cell office:value-type="float" office:value="0.27833001988071571" table:style-name="ce63">
            <text:p>0,3<text:s text:c="5"/></text:p>
          </table:table-cell>
          <table:table-cell office:value-type="float" office:value="32" table:style-name="ce64">
            <text:p><text:s/>32</text:p>
          </table:table-cell>
          <table:table-cell office:value-type="float" office:value="0.47330276586303799" table:style-name="ce65">
            <text:p>0,5<text:s text:c="5"/></text:p>
          </table:table-cell>
          <table:table-cell office:value-type="float" office:value="34" table:style-name="ce64">
            <text:p><text:s/>34</text:p>
          </table:table-cell>
          <table:table-cell office:value-type="float" office:value="0.32742681047765793" table:style-name="ce65">
            <text:p>0,3<text:s text:c="5"/></text:p>
          </table:table-cell>
          <table:table-cell office:value-type="float" office:value="-4" table:style-name="ce49">
            <text:p><text:s/>- 4</text:p>
          </table:table-cell>
          <table:table-cell office:value-type="float" office:value="-12.5" table:style-name="ce50">
            <text:p>-12,5<text:s text:c="3"/></text:p>
          </table:table-cell>
          <table:table-cell office:value-type="float" office:value="-6" table:style-name="ce49">
            <text:p><text:s/>- 6</text:p>
          </table:table-cell>
          <table:table-cell office:value-type="float" office:value="-17.647058823529413" table:style-name="ce50">
            <text:p>-17,6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2962" table:style-name="ce45">
            <text:p>2 962</text:p>
          </table:table-cell>
          <table:table-cell office:value-type="float" office:value="29.443339960238568" table:style-name="ce63">
            <text:p>29,4<text:s text:c="5"/></text:p>
          </table:table-cell>
          <table:table-cell office:value-type="float" office:value="1968" table:style-name="ce64">
            <text:p>1 968</text:p>
          </table:table-cell>
          <table:table-cell office:value-type="float" office:value="29.108120100576841" table:style-name="ce65">
            <text:p>29,1<text:s text:c="5"/></text:p>
          </table:table-cell>
          <table:table-cell office:value-type="float" office:value="2033" table:style-name="ce64">
            <text:p>2 033</text:p>
          </table:table-cell>
          <table:table-cell office:value-type="float" office:value="19.578197226502311" table:style-name="ce65">
            <text:p>19,6<text:s text:c="5"/></text:p>
          </table:table-cell>
          <table:table-cell office:value-type="float" office:value="994" table:style-name="ce49">
            <text:p>+ 994</text:p>
          </table:table-cell>
          <table:table-cell office:value-type="float" office:value="50.50813008130082" table:style-name="ce50">
            <text:p>+50,5<text:s text:c="3"/></text:p>
          </table:table-cell>
          <table:table-cell office:value-type="float" office:value="929" table:style-name="ce49">
            <text:p>+ 929</text:p>
          </table:table-cell>
          <table:table-cell office:value-type="float" office:value="45.696015740285297" table:style-name="ce50">
            <text:p>+45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737" table:style-name="ce45">
            <text:p><text:s/>737</text:p>
          </table:table-cell>
          <table:table-cell office:value-type="float" office:value="7.3260437375745528" table:style-name="ce63">
            <text:p>7,3<text:s text:c="5"/></text:p>
          </table:table-cell>
          <table:table-cell office:value-type="float" office:value="278" table:style-name="ce64">
            <text:p><text:s/>278</text:p>
          </table:table-cell>
          <table:table-cell office:value-type="float" office:value="4.1118177784351433" table:style-name="ce65">
            <text:p>4,1<text:s text:c="5"/></text:p>
          </table:table-cell>
          <table:table-cell office:value-type="float" office:value="770" table:style-name="ce64">
            <text:p><text:s/>770</text:p>
          </table:table-cell>
          <table:table-cell office:value-type="float" office:value="7.4152542372881349" table:style-name="ce65">
            <text:p>7,4<text:s text:c="5"/></text:p>
          </table:table-cell>
          <table:table-cell office:value-type="float" office:value="459" table:style-name="ce49">
            <text:p>+ 459</text:p>
          </table:table-cell>
          <table:table-cell office:value-type="float" office:value="165.10791366906474" table:style-name="ce50">
            <text:p>+165,1<text:s text:c="3"/></text:p>
          </table:table-cell>
          <table:table-cell office:value-type="float" office:value="-33" table:style-name="ce49">
            <text:p><text:s/>- 33</text:p>
          </table:table-cell>
          <table:table-cell office:value-type="float" office:value="-4.2857142857142856" table:style-name="ce50">
            <text:p>-4,3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725" table:style-name="ce45">
            <text:p><text:s/>725</text:p>
          </table:table-cell>
          <table:table-cell office:value-type="float" office:value="7.2067594433399602" table:style-name="ce63">
            <text:p>7,2<text:s text:c="5"/></text:p>
          </table:table-cell>
          <table:table-cell office:value-type="float" office:value="570" table:style-name="ce64">
            <text:p><text:s/>570</text:p>
          </table:table-cell>
          <table:table-cell office:value-type="float" office:value="8.4307055169353653" table:style-name="ce65">
            <text:p>8,4<text:s text:c="5"/></text:p>
          </table:table-cell>
          <table:table-cell office:value-type="float" office:value="891" table:style-name="ce64">
            <text:p><text:s/>891</text:p>
          </table:table-cell>
          <table:table-cell office:value-type="float" office:value="8.5805084745762699" table:style-name="ce65">
            <text:p>8,6<text:s text:c="5"/></text:p>
          </table:table-cell>
          <table:table-cell office:value-type="float" office:value="155" table:style-name="ce49">
            <text:p>+ 155</text:p>
          </table:table-cell>
          <table:table-cell office:value-type="float" office:value="27.192982456140353" table:style-name="ce50">
            <text:p>+27,2<text:s text:c="3"/></text:p>
          </table:table-cell>
          <table:table-cell office:value-type="float" office:value="-166" table:style-name="ce49">
            <text:p><text:s/>- 166</text:p>
          </table:table-cell>
          <table:table-cell office:value-type="float" office:value="-18.630751964085299" table:style-name="ce50">
            <text:p>-18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201" table:style-name="ce45">
            <text:p><text:s/>201</text:p>
          </table:table-cell>
          <table:table-cell office:value-type="float" office:value="1.9980119284294235" table:style-name="ce63">
            <text:p>2,0<text:s text:c="5"/></text:p>
          </table:table-cell>
          <table:table-cell office:value-type="float" office:value="164" table:style-name="ce64">
            <text:p><text:s/>164</text:p>
          </table:table-cell>
          <table:table-cell office:value-type="float" office:value="2.4256766750480696" table:style-name="ce65">
            <text:p>2,4<text:s text:c="5"/></text:p>
          </table:table-cell>
          <table:table-cell office:value-type="float" office:value="275" table:style-name="ce64">
            <text:p><text:s/>275</text:p>
          </table:table-cell>
          <table:table-cell office:value-type="float" office:value="2.6483050847457625" table:style-name="ce65">
            <text:p>2,6<text:s text:c="5"/></text:p>
          </table:table-cell>
          <table:table-cell office:value-type="float" office:value="37" table:style-name="ce49">
            <text:p>+ 37</text:p>
          </table:table-cell>
          <table:table-cell office:value-type="float" office:value="22.560975609756099" table:style-name="ce50">
            <text:p>+22,6<text:s text:c="3"/></text:p>
          </table:table-cell>
          <table:table-cell office:value-type="float" office:value="-74" table:style-name="ce49">
            <text:p><text:s/>- 74</text:p>
          </table:table-cell>
          <table:table-cell office:value-type="float" office:value="-26.90909090909091" table:style-name="ce50">
            <text:p>-26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5">
            <text:p><text:s/>0</text:p>
          </table:table-cell>
          <table:table-cell office:value-type="float" office:value="0" table:style-name="ce63">
            <text:p>0,0<text:s text:c="5"/></text:p>
          </table:table-cell>
          <table:table-cell office:value-type="float" office:value="0" table:style-name="ce64">
            <text:p><text:s/>0</text:p>
          </table:table-cell>
          <table:table-cell office:value-type="float" office:value="0" table:style-name="ce65">
            <text:p>0,0<text:s text:c="5"/></text:p>
          </table:table-cell>
          <table:table-cell office:value-type="float" office:value="0" table:style-name="ce64">
            <text:p><text:s/>0</text:p>
          </table:table-cell>
          <table:table-cell office:value-type="float" office:value="0" table:style-name="ce65">
            <text:p>0,0<text:s text:c="5"/></text:p>
          </table:table-cell>
          <table:table-cell office:value-type="float" office:value="0" table:style-name="ce49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9">
            <text:p>+ 0</text:p>
          </table:table-cell>
          <table:table-cell office:value-type="string" table:style-name="ce200">
            <text:p>-</text:p>
          </table:table-cell>
          <table:table-cell table:style-name="ce1"/>
          <table:table-cell table:style-name="ce66"/>
          <table:table-cell table:style-name="ce206"/>
          <table:table-cell table:number-columns-repeated="16369" table:style-name="ce1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2" table:style-name="ce1"/>
          <table:table-cell table:style-name="ce206"/>
          <table:table-cell table:number-columns-repeated="16369" table:style-name="ce1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.20833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4247in" svg:y="6.13891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43935in" svg:y="5.0089in" svg:width="0.06581in" svg:height="0.20928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4"/>
          <table:table-cell table:number-columns-repeated="16366" table:style-name="ce1"/>
        </table:table-row>
        <table:table-row table:style-name="ro15">
          <table:table-cell table:style-name="ce201"/>
          <table:table-cell table:number-columns-repeated="12" table:style-name="ce1"/>
          <table:table-cell table:number-columns-repeated="5" table:style-name="ce4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4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29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29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60"/>
          <table:table-cell table:style-name="ce4"/>
          <table:table-cell table:number-columns-repeated="4" table:style-name="ce43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60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66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60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60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61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31" table:default-cell-style-name="ce1" table:visibility="collapse"/>
        <table:table-column table:style-name="co32" table:default-cell-style-name="ce1"/>
        <table:table-column table:style-name="co26" table:default-cell-style-name="ce1"/>
        <table:table-column table:style-name="co33" table:default-cell-style-name="ce1"/>
        <table:table-column table:style-name="co26" table:default-cell-style-name="ce2"/>
        <table:table-column table:style-name="co6" table:default-cell-style-name="ce2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34" table:default-cell-style-name="ce1"/>
        <table:table-column table:style-name="co6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1997in" svg:y="0.30336in" svg:width="1.98808in" svg:height="0.53575in">
                <draw:text-box>
                  <text:p text:style-name="a101" text:class-names="" text:cond-style-name=""><text:span text:style-name="a99" text:class-names="">JUNHO 2020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34" draw:style-name="a97" draw:name="Text Box 122" svg:x="0in" svg:y="0in" svg:width="0.97917in" svg:height="0.32063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3"/>
          <table:table-cell table:number-columns-repeated="5" table:style-name="ce4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3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5">
            <text:p><text:s/>Quadro 11 - <text:s/>COLOCAÇÕES EFETUADAS, <text:s text:c="2"/>POR <text:s/>REGIÕES<text:s text:c="3"/></text:p>
          </table:table-cell>
          <table:table-cell table:number-columns-repeated="10" table:style-name="ce183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7">
            <text:p>movimento ao longo do mês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number-columns-repeated="16372" table:style-name="ce1"/>
        </table:table-row>
        <table:table-row table:style-name="ro5">
          <table:table-cell table:style-name="ce201"/>
          <table:table-cell table:style-name="ce3"/>
          <table:table-cell table:style-name="ce9"/>
          <table:table-cell table:number-columns-repeated="9" table:style-name="ce3"/>
          <table:table-cell table:number-columns-repeated="16372" table:style-name="ce1"/>
        </table:table-row>
        <table:table-row table:style-name="ro1">
          <table:table-cell table:style-name="ce1"/>
          <table:table-cell table:style-name="ce10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16"/>
          <table:table-cell office:value-type="string" table:style-name="ce85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21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3" table:style-name="ce29"/>
          <table:table-cell table:number-columns-repeated="16369" table:style-name="ce1"/>
        </table:table-row>
        <table:table-row table:style-name="ro10">
          <table:table-cell table:style-name="ce1"/>
          <table:table-cell table:style-name="ce3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9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13">
            <text:p>PORTUGAL</text:p>
          </table:table-cell>
          <table:table-cell office:value-type="float" office:value="7709" table:style-name="ce114">
            <text:p>7 709</text:p>
          </table:table-cell>
          <table:table-cell office:value-type="float" office:value="99.999999999999986" table:style-name="ce115">
            <text:p>100,0<text:s text:c="5"/></text:p>
          </table:table-cell>
          <table:table-cell office:value-type="float" office:value="4467" table:style-name="ce116">
            <text:p>4 467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7517" table:style-name="ce116">
            <text:p>7 517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3242" table:style-name="ce40">
            <text:p>+3 242</text:p>
          </table:table-cell>
          <table:table-cell office:value-type="float" office:value="72.576673382583394" table:style-name="ce41">
            <text:p>+72,6<text:s text:c="3"/></text:p>
          </table:table-cell>
          <table:table-cell office:value-type="float" office:value="192" table:style-name="ce40">
            <text:p>+ 192</text:p>
          </table:table-cell>
          <table:table-cell office:value-type="float" office:value="2.5542104562990557" table:style-name="ce41">
            <text:p>+2,6<text:s text:c="3"/></text:p>
          </table:table-cell>
          <table:table-cell table:style-name="ce4"/>
          <table:table-cell table:number-columns-repeated="2" table:style-name="ce43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119">
            <text:p>CONTINENTE</text:p>
          </table:table-cell>
          <table:table-cell office:value-type="float" office:value="7513" table:style-name="ce114">
            <text:p>7 513</text:p>
          </table:table-cell>
          <table:table-cell office:value-type="float" office:value="97.457517187702678" table:style-name="ce115">
            <text:p>97,5<text:s text:c="5"/></text:p>
          </table:table-cell>
          <table:table-cell office:value-type="float" office:value="4287" table:style-name="ce116">
            <text:p>4 287</text:p>
          </table:table-cell>
          <table:table-cell office:value-type="float" office:value="95.970449966420418" table:style-name="ce117">
            <text:p>96,0<text:s text:c="5"/></text:p>
          </table:table-cell>
          <table:table-cell office:value-type="float" office:value="7214" table:style-name="ce116">
            <text:p>7 214</text:p>
          </table:table-cell>
          <table:table-cell office:value-type="float" office:value="95.969136623653057" table:style-name="ce118">
            <text:p>96,0<text:s text:c="5"/></text:p>
          </table:table-cell>
          <table:table-cell office:value-type="float" office:value="3226" table:style-name="ce40">
            <text:p>+3 226</text:p>
          </table:table-cell>
          <table:table-cell office:value-type="float" office:value="75.250758105901554" table:style-name="ce41">
            <text:p>+75,3<text:s text:c="3"/></text:p>
          </table:table-cell>
          <table:table-cell office:value-type="float" office:value="299" table:style-name="ce40">
            <text:p>+ 299</text:p>
          </table:table-cell>
          <table:table-cell office:value-type="float" office:value="4.1447186027169396" table:style-name="ce41">
            <text:p>+4,1<text:s text:c="3"/></text:p>
          </table:table-cell>
          <table:table-cell table:style-name="ce91"/>
          <table:table-cell table:number-columns-repeated="2" table:style-name="ce61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120">
            <text:p>Norte</text:p>
          </table:table-cell>
          <table:table-cell office:value-type="float" office:value="3153" table:style-name="ce121">
            <text:p>3 153</text:p>
          </table:table-cell>
          <table:table-cell office:value-type="float" office:value="40.900246465170582" table:style-name="ce122">
            <text:p>40,9<text:s text:c="5"/></text:p>
          </table:table-cell>
          <table:table-cell office:value-type="float" office:value="1316" table:style-name="ce123">
            <text:p>1 316</text:p>
          </table:table-cell>
          <table:table-cell office:value-type="float" office:value="29.460488023281844" table:style-name="ce124">
            <text:p>29,5<text:s text:c="5"/></text:p>
          </table:table-cell>
          <table:table-cell office:value-type="float" office:value="2603" table:style-name="ce123">
            <text:p>2 603</text:p>
          </table:table-cell>
          <table:table-cell office:value-type="float" office:value="34.628176134096051" table:style-name="ce125">
            <text:p>34,6<text:s text:c="5"/></text:p>
          </table:table-cell>
          <table:table-cell office:value-type="float" office:value="1837" table:style-name="ce49">
            <text:p>+1 837</text:p>
          </table:table-cell>
          <table:table-cell office:value-type="float" office:value="139.58966565349544" table:style-name="ce50">
            <text:p>+139,6<text:s text:c="3"/></text:p>
          </table:table-cell>
          <table:table-cell office:value-type="float" office:value="550" table:style-name="ce49">
            <text:p>+ 550</text:p>
          </table:table-cell>
          <table:table-cell office:value-type="float" office:value="21.129466000768343" table:style-name="ce50">
            <text:p>+21,1<text:s text:c="3"/></text:p>
          </table:table-cell>
          <table:table-cell table:style-name="ce91"/>
          <table:table-cell table:number-columns-repeated="2" table:style-name="ce61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120">
            <text:p>Centro</text:p>
          </table:table-cell>
          <table:table-cell office:value-type="float" office:value="1960" table:style-name="ce121">
            <text:p>1 960</text:p>
          </table:table-cell>
          <table:table-cell office:value-type="float" office:value="25.424828122973146" table:style-name="ce122">
            <text:p>25,4<text:s text:c="5"/></text:p>
          </table:table-cell>
          <table:table-cell office:value-type="float" office:value="1355" table:style-name="ce123">
            <text:p>1 355</text:p>
          </table:table-cell>
          <table:table-cell office:value-type="float" office:value="30.333557197224088" table:style-name="ce124">
            <text:p>30,3<text:s text:c="5"/></text:p>
          </table:table-cell>
          <table:table-cell office:value-type="float" office:value="1911" table:style-name="ce123">
            <text:p>1 911</text:p>
          </table:table-cell>
          <table:table-cell office:value-type="float" office:value="25.422375947851538" table:style-name="ce125">
            <text:p>25,4<text:s text:c="5"/></text:p>
          </table:table-cell>
          <table:table-cell office:value-type="float" office:value="605" table:style-name="ce49">
            <text:p>+ 605</text:p>
          </table:table-cell>
          <table:table-cell office:value-type="float" office:value="44.649446494464947" table:style-name="ce50">
            <text:p>+44,6<text:s text:c="3"/></text:p>
          </table:table-cell>
          <table:table-cell office:value-type="float" office:value="49" table:style-name="ce49">
            <text:p>+ 49</text:p>
          </table:table-cell>
          <table:table-cell office:value-type="float" office:value="2.5641025641025639" table:style-name="ce50">
            <text:p>+2,6<text:s text:c="3"/></text:p>
          </table:table-cell>
          <table:table-cell table:style-name="ce66"/>
          <table:table-cell table:number-columns-repeated="2" table:style-name="ce61"/>
          <table:table-cell table:number-columns-repeated="16369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544" table:style-name="ce121">
            <text:p>1 544</text:p>
          </table:table-cell>
          <table:table-cell office:value-type="float" office:value="20.028538072382929" table:style-name="ce122">
            <text:p>20,0<text:s text:c="5"/></text:p>
          </table:table-cell>
          <table:table-cell office:value-type="float" office:value="1282" table:style-name="ce123">
            <text:p>1 282</text:p>
          </table:table-cell>
          <table:table-cell office:value-type="float" office:value="28.69935079471681" table:style-name="ce124">
            <text:p>28,7<text:s text:c="5"/></text:p>
          </table:table-cell>
          <table:table-cell office:value-type="float" office:value="1917" table:style-name="ce123">
            <text:p>1 917</text:p>
          </table:table-cell>
          <table:table-cell office:value-type="float" office:value="25.502195024610881" table:style-name="ce125">
            <text:p>25,5<text:s text:c="5"/></text:p>
          </table:table-cell>
          <table:table-cell office:value-type="float" office:value="262" table:style-name="ce49">
            <text:p>+ 262</text:p>
          </table:table-cell>
          <table:table-cell office:value-type="float" office:value="20.436817472698905" table:style-name="ce50">
            <text:p>+20,4<text:s text:c="3"/></text:p>
          </table:table-cell>
          <table:table-cell office:value-type="float" office:value="-373" table:style-name="ce49">
            <text:p><text:s/>- 373</text:p>
          </table:table-cell>
          <table:table-cell office:value-type="float" office:value="-19.457485654668751" table:style-name="ce50">
            <text:p>-19,5<text:s text:c="3"/></text:p>
          </table:table-cell>
          <table:table-cell table:style-name="ce60"/>
          <table:table-cell table:number-columns-repeated="2" table:style-name="ce61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380" table:style-name="ce121">
            <text:p><text:s/>380</text:p>
          </table:table-cell>
          <table:table-cell office:value-type="float" office:value="4.9293034115968348" table:style-name="ce122">
            <text:p>4,9<text:s text:c="5"/></text:p>
          </table:table-cell>
          <table:table-cell office:value-type="float" office:value="266" table:style-name="ce123">
            <text:p><text:s/>266</text:p>
          </table:table-cell>
          <table:table-cell office:value-type="float" office:value="5.9547794940676066" table:style-name="ce124">
            <text:p>6,0<text:s text:c="5"/></text:p>
          </table:table-cell>
          <table:table-cell office:value-type="float" office:value="389" table:style-name="ce123">
            <text:p><text:s/>389</text:p>
          </table:table-cell>
          <table:table-cell office:value-type="float" office:value="5.1749368098975657" table:style-name="ce125">
            <text:p>5,2<text:s text:c="5"/></text:p>
          </table:table-cell>
          <table:table-cell office:value-type="float" office:value="114" table:style-name="ce49">
            <text:p>+ 114</text:p>
          </table:table-cell>
          <table:table-cell office:value-type="float" office:value="42.857142857142854" table:style-name="ce50">
            <text:p>+42,9<text:s text:c="3"/></text:p>
          </table:table-cell>
          <table:table-cell office:value-type="float" office:value="-9" table:style-name="ce49">
            <text:p><text:s/>- 9</text:p>
          </table:table-cell>
          <table:table-cell office:value-type="float" office:value="-2.3136246786632388" table:style-name="ce50">
            <text:p>-2,3<text:s text:c="3"/></text:p>
          </table:table-cell>
          <table:table-cell table:style-name="ce60"/>
          <table:table-cell table:number-columns-repeated="2" table:style-name="ce61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476" table:style-name="ce121">
            <text:p><text:s/>476</text:p>
          </table:table-cell>
          <table:table-cell office:value-type="float" office:value="6.1746011155791933" table:style-name="ce122">
            <text:p>6,2<text:s text:c="5"/></text:p>
          </table:table-cell>
          <table:table-cell office:value-type="float" office:value="68" table:style-name="ce123">
            <text:p><text:s/>68</text:p>
          </table:table-cell>
          <table:table-cell office:value-type="float" office:value="1.5222744571300648" table:style-name="ce124">
            <text:p>1,5<text:s text:c="5"/></text:p>
          </table:table-cell>
          <table:table-cell office:value-type="float" office:value="394" table:style-name="ce123">
            <text:p><text:s/>394</text:p>
          </table:table-cell>
          <table:table-cell office:value-type="float" office:value="5.2414527071970207" table:style-name="ce125">
            <text:p>5,2<text:s text:c="5"/></text:p>
          </table:table-cell>
          <table:table-cell office:value-type="float" office:value="408" table:style-name="ce49">
            <text:p>+ 408</text:p>
          </table:table-cell>
          <table:table-cell office:value-type="float" office:value="600" table:style-name="ce50">
            <text:p>+600,0<text:s text:c="3"/></text:p>
          </table:table-cell>
          <table:table-cell office:value-type="float" office:value="82" table:style-name="ce49">
            <text:p>+ 82</text:p>
          </table:table-cell>
          <table:table-cell office:value-type="float" office:value="20.812182741116754" table:style-name="ce50">
            <text:p>+20,8<text:s text:c="3"/></text:p>
          </table:table-cell>
          <table:table-cell table:number-columns-repeated="3" table:style-name="ce60"/>
          <table:table-cell table:number-columns-repeated="16369"/>
        </table:table-row>
        <table:table-row table:style-name="ro30">
          <table:table-cell/>
          <table:table-cell office:value-type="string" table:style-name="ce119">
            <text:p>REG.AUTÓNOMAS</text:p>
          </table:table-cell>
          <table:table-cell office:value-type="float" office:value="196" table:style-name="ce114">
            <text:p><text:s/>196</text:p>
          </table:table-cell>
          <table:table-cell office:value-type="float" office:value="2.5424828122973149" table:style-name="ce115">
            <text:p>2,5<text:s text:c="5"/></text:p>
          </table:table-cell>
          <table:table-cell office:value-type="float" office:value="180" table:style-name="ce116">
            <text:p><text:s/>180</text:p>
          </table:table-cell>
          <table:table-cell office:value-type="float" office:value="4.0295500335795831" table:style-name="ce117">
            <text:p>4,0<text:s text:c="5"/></text:p>
          </table:table-cell>
          <table:table-cell office:value-type="float" office:value="303" table:style-name="ce116">
            <text:p><text:s/>303</text:p>
          </table:table-cell>
          <table:table-cell office:value-type="float" office:value="4.0308633763469475" table:style-name="ce118">
            <text:p>4,0<text:s text:c="5"/></text:p>
          </table:table-cell>
          <table:table-cell office:value-type="float" office:value="16" table:style-name="ce40">
            <text:p>+ 16</text:p>
          </table:table-cell>
          <table:table-cell office:value-type="float" office:value="8.8888888888888893" table:style-name="ce41">
            <text:p>+8,9<text:s text:c="3"/></text:p>
          </table:table-cell>
          <table:table-cell office:value-type="float" office:value="-107" table:style-name="ce40">
            <text:p><text:s/>- 107</text:p>
          </table:table-cell>
          <table:table-cell office:value-type="float" office:value="-35.313531353135311" table:style-name="ce41">
            <text:p>-35,3<text:s text:c="3"/></text:p>
          </table:table-cell>
          <table:table-cell table:number-columns-repeated="3" table:style-name="ce60"/>
          <table:table-cell table:number-columns-repeated="16369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34" table:style-name="ce121">
            <text:p><text:s/>134</text:p>
          </table:table-cell>
          <table:table-cell office:value-type="float" office:value="1.7382280451420418" table:style-name="ce122">
            <text:p>1,7<text:s text:c="5"/></text:p>
          </table:table-cell>
          <table:table-cell office:value-type="float" office:value="105" table:style-name="ce123">
            <text:p><text:s/>105</text:p>
          </table:table-cell>
          <table:table-cell office:value-type="float" office:value="2.350570852921424" table:style-name="ce124">
            <text:p>2,4<text:s text:c="5"/></text:p>
          </table:table-cell>
          <table:table-cell office:value-type="float" office:value="168" table:style-name="ce123">
            <text:p><text:s/>168</text:p>
          </table:table-cell>
          <table:table-cell office:value-type="float" office:value="2.2349341492616732" table:style-name="ce125">
            <text:p>2,2<text:s text:c="5"/></text:p>
          </table:table-cell>
          <table:table-cell office:value-type="float" office:value="29" table:style-name="ce49">
            <text:p>+ 29</text:p>
          </table:table-cell>
          <table:table-cell office:value-type="float" office:value="27.61904761904762" table:style-name="ce50">
            <text:p>+27,6<text:s text:c="3"/></text:p>
          </table:table-cell>
          <table:table-cell office:value-type="float" office:value="-34" table:style-name="ce49">
            <text:p><text:s/>- 34</text:p>
          </table:table-cell>
          <table:table-cell office:value-type="float" office:value="-20.238095238095237" table:style-name="ce50">
            <text:p>-20,2<text:s text:c="3"/></text:p>
          </table:table-cell>
          <table:table-cell table:number-columns-repeated="3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62" table:style-name="ce121">
            <text:p><text:s/>62</text:p>
          </table:table-cell>
          <table:table-cell office:value-type="float" office:value="0.80425476715527311" table:style-name="ce122">
            <text:p>0,8<text:s text:c="5"/></text:p>
          </table:table-cell>
          <table:table-cell office:value-type="float" office:value="75" table:style-name="ce123">
            <text:p><text:s/>75</text:p>
          </table:table-cell>
          <table:table-cell office:value-type="float" office:value="1.6789791806581598" table:style-name="ce124">
            <text:p>1,7<text:s text:c="5"/></text:p>
          </table:table-cell>
          <table:table-cell office:value-type="float" office:value="135" table:style-name="ce123">
            <text:p><text:s/>135</text:p>
          </table:table-cell>
          <table:table-cell office:value-type="float" office:value="1.7959292270852734" table:style-name="ce125">
            <text:p>1,8<text:s text:c="5"/></text:p>
          </table:table-cell>
          <table:table-cell office:value-type="float" office:value="-13" table:style-name="ce49">
            <text:p><text:s/>- 13</text:p>
          </table:table-cell>
          <table:table-cell office:value-type="float" office:value="-17.333333333333336" table:style-name="ce50">
            <text:p>-17,3<text:s text:c="3"/></text:p>
          </table:table-cell>
          <table:table-cell office:value-type="float" office:value="-73" table:style-name="ce49">
            <text:p><text:s/>- 73</text:p>
          </table:table-cell>
          <table:table-cell office:value-type="float" office:value="-54.074074074074076" table:style-name="ce50">
            <text:p>-54,1<text:s text:c="3"/></text:p>
          </table:table-cell>
          <table:table-cell table:style-name="ce66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8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2" table:style-name="ce4"/>
          <table:table-cell table:number-columns-repeated="4" table:style-name="ce77"/>
          <table:table-cell table:style-name="ce4"/>
          <table:table-cell table:style-name="ce78"/>
          <table:table-cell table:number-columns-repeated="2" table:style-name="ce4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2">
          <table:table-cell/>
          <table:table-cell office:value-type="string" table:style-name="ce5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83"/>
          <table:table-cell office:value-type="string" table:style-name="ce184">
            <text:p>CONTINENTE</text:p>
          </table:table-cell>
          <table:table-cell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207">
            <text:p>Movimento ao longo do mês<text:s text:c="2"/>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number-columns-repeated="16372"/>
        </table:table-row>
        <table:table-row table:style-name="ro5">
          <table:table-cell/>
          <table:table-cell table:style-name="ce3"/>
          <table:table-cell table:style-name="ce9"/>
          <table:table-cell table:number-columns-repeated="9" table:style-name="ce3"/>
          <table:table-cell table:number-columns-repeated="16372"/>
        </table:table-row>
        <table:table-row table:style-name="ro28">
          <table:table-cell/>
          <table:table-cell table:style-name="ce10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16">
            <text:p>CPP-<text:span text:style-name="T2">2010</text:span></text:p>
          </table:table-cell>
          <table:table-cell office:value-type="string" table:style-name="ce85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21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16"/>
          <table:table-cell table:style-name="ce136"/>
          <table:table-cell table:style-name="ce208"/>
          <table:table-cell table:style-name="ce138"/>
          <table:table-cell table:style-name="ce209"/>
          <table:table-cell table:style-name="ce140"/>
          <table:table-cell table:style-name="ce210"/>
          <table:table-cell table:style-name="ce211"/>
          <table:table-cell table:style-name="ce212"/>
          <table:table-cell table:style-name="ce211"/>
          <table:table-cell table:style-name="ce143"/>
          <table:table-cell table:number-columns-repeated="16372"/>
        </table:table-row>
        <table:table-row table:style-name="ro23">
          <table:table-cell/>
          <table:table-cell office:value-type="string" table:style-name="ce213">
            <text:p>Total</text:p>
          </table:table-cell>
          <table:table-cell office:value-type="float" office:value="7513" table:style-name="ce36">
            <text:p>7 513</text:p>
          </table:table-cell>
          <table:table-cell office:value-type="float" office:value="100" table:style-name="ce37">
            <text:p>100,0<text:s text:c="5"/></text:p>
          </table:table-cell>
          <table:table-cell office:value-type="float" office:value="4287" table:style-name="ce146">
            <text:p>4 287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7214" table:style-name="ce38">
            <text:p>7 214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3226" table:style-name="ce214">
            <text:p>+3 226</text:p>
          </table:table-cell>
          <table:table-cell office:value-type="float" office:value="75.250758105901554" table:style-name="ce41">
            <text:p>+75,3<text:s text:c="3"/></text:p>
          </table:table-cell>
          <table:table-cell office:value-type="float" office:value="299" table:style-name="ce214">
            <text:p>+ 299</text:p>
          </table:table-cell>
          <table:table-cell office:value-type="float" office:value="4.1447186027169396" table:style-name="ce41">
            <text:p>+4,1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5">
            <text:p>1- Repres. do poder legislativo e de órgãos exec., dirigentes, dire. e gestores execu.</text:p>
          </table:table-cell>
          <table:table-cell office:value-type="float" office:value="10" table:style-name="ce45">
            <text:p><text:s/>10</text:p>
          </table:table-cell>
          <table:table-cell office:value-type="float" office:value="0.1331026221216558" table:style-name="ce46">
            <text:p>0,1<text:s text:c="5"/></text:p>
          </table:table-cell>
          <table:table-cell office:value-type="float" office:value="15" table:style-name="ce151">
            <text:p><text:s/>15</text:p>
          </table:table-cell>
          <table:table-cell office:value-type="float" office:value="0.34989503149055284" table:style-name="ce216">
            <text:p>0,3<text:s text:c="5"/></text:p>
          </table:table-cell>
          <table:table-cell office:value-type="float" office:value="13" table:style-name="ce47">
            <text:p><text:s/>13</text:p>
          </table:table-cell>
          <table:table-cell office:value-type="float" office:value="0.18020515663986694" table:style-name="ce48">
            <text:p>0,2<text:s text:c="5"/></text:p>
          </table:table-cell>
          <table:table-cell office:value-type="float" office:value="-5" table:style-name="ce217">
            <text:p><text:s/>- 5</text:p>
          </table:table-cell>
          <table:table-cell office:value-type="float" office:value="-33.333333333333329" table:style-name="ce50">
            <text:p>-33,3<text:s text:c="3"/></text:p>
          </table:table-cell>
          <table:table-cell office:value-type="float" office:value="-3" table:style-name="ce217">
            <text:p><text:s/>- 3</text:p>
          </table:table-cell>
          <table:table-cell office:value-type="float" office:value="-23.076923076923077" table:style-name="ce50">
            <text:p>-23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2- Especialistas das atividades intelectuais e científicas</text:p>
          </table:table-cell>
          <table:table-cell office:value-type="float" office:value="602" table:style-name="ce45">
            <text:p><text:s/>602</text:p>
          </table:table-cell>
          <table:table-cell office:value-type="float" office:value="8.0127778517236798" table:style-name="ce46">
            <text:p>8,0<text:s text:c="5"/></text:p>
          </table:table-cell>
          <table:table-cell office:value-type="float" office:value="269" table:style-name="ce151">
            <text:p><text:s/>269</text:p>
          </table:table-cell>
          <table:table-cell office:value-type="float" office:value="6.2747842313972475" table:style-name="ce216">
            <text:p>6,3<text:s text:c="5"/></text:p>
          </table:table-cell>
          <table:table-cell office:value-type="float" office:value="648" table:style-name="ce47">
            <text:p><text:s/>648</text:p>
          </table:table-cell>
          <table:table-cell office:value-type="float" office:value="8.9825339617410584" table:style-name="ce48">
            <text:p>9,0<text:s text:c="5"/></text:p>
          </table:table-cell>
          <table:table-cell office:value-type="float" office:value="333" table:style-name="ce217">
            <text:p>+ 333</text:p>
          </table:table-cell>
          <table:table-cell office:value-type="float" office:value="123.7918215613383" table:style-name="ce50">
            <text:p>+123,8<text:s text:c="3"/></text:p>
          </table:table-cell>
          <table:table-cell office:value-type="float" office:value="-46" table:style-name="ce217">
            <text:p><text:s/>- 46</text:p>
          </table:table-cell>
          <table:table-cell office:value-type="float" office:value="-7.098765432098765" table:style-name="ce50">
            <text:p>-7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3- Técnicos e profissões de nível intermédio</text:p>
          </table:table-cell>
          <table:table-cell office:value-type="float" office:value="293" table:style-name="ce45">
            <text:p><text:s/>293</text:p>
          </table:table-cell>
          <table:table-cell office:value-type="float" office:value="3.8999068281645148" table:style-name="ce46">
            <text:p>3,9<text:s text:c="5"/></text:p>
          </table:table-cell>
          <table:table-cell office:value-type="float" office:value="210" table:style-name="ce151">
            <text:p><text:s/>210</text:p>
          </table:table-cell>
          <table:table-cell office:value-type="float" office:value="4.8985304408677397" table:style-name="ce216">
            <text:p>4,9<text:s text:c="5"/></text:p>
          </table:table-cell>
          <table:table-cell office:value-type="float" office:value="406" table:style-name="ce47">
            <text:p><text:s/>406</text:p>
          </table:table-cell>
          <table:table-cell office:value-type="float" office:value="5.627945661214306" table:style-name="ce48">
            <text:p>5,6<text:s text:c="5"/></text:p>
          </table:table-cell>
          <table:table-cell office:value-type="float" office:value="83" table:style-name="ce217">
            <text:p>+ 83</text:p>
          </table:table-cell>
          <table:table-cell office:value-type="float" office:value="39.523809523809526" table:style-name="ce50">
            <text:p>+39,5<text:s text:c="3"/></text:p>
          </table:table-cell>
          <table:table-cell office:value-type="float" office:value="-113" table:style-name="ce217">
            <text:p><text:s/>- 113</text:p>
          </table:table-cell>
          <table:table-cell office:value-type="float" office:value="-27.832512315270936" table:style-name="ce50">
            <text:p>-27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4- Pessoal administrativo</text:p>
          </table:table-cell>
          <table:table-cell office:value-type="float" office:value="438" table:style-name="ce45">
            <text:p><text:s/>438</text:p>
          </table:table-cell>
          <table:table-cell office:value-type="float" office:value="5.8298948489285243" table:style-name="ce46">
            <text:p>5,8<text:s text:c="5"/></text:p>
          </table:table-cell>
          <table:table-cell office:value-type="float" office:value="359" table:style-name="ce151">
            <text:p><text:s/>359</text:p>
          </table:table-cell>
          <table:table-cell office:value-type="float" office:value="8.3741544203405649" table:style-name="ce216">
            <text:p>8,4<text:s text:c="5"/></text:p>
          </table:table-cell>
          <table:table-cell office:value-type="float" office:value="662" table:style-name="ce47">
            <text:p><text:s/>662</text:p>
          </table:table-cell>
          <table:table-cell office:value-type="float" office:value="9.1766010535070688" table:style-name="ce48">
            <text:p>9,2<text:s text:c="5"/></text:p>
          </table:table-cell>
          <table:table-cell office:value-type="float" office:value="79" table:style-name="ce217">
            <text:p>+ 79</text:p>
          </table:table-cell>
          <table:table-cell office:value-type="float" office:value="22.00557103064067" table:style-name="ce50">
            <text:p>+22,0<text:s text:c="3"/></text:p>
          </table:table-cell>
          <table:table-cell office:value-type="float" office:value="-224" table:style-name="ce217">
            <text:p><text:s/>- 224</text:p>
          </table:table-cell>
          <table:table-cell office:value-type="float" office:value="-33.836858006042299" table:style-name="ce50">
            <text:p>-33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5- Trabalhadores dos serviços pessoais, de proteção e segurança e vendedores</text:p>
          </table:table-cell>
          <table:table-cell office:value-type="float" office:value="1097" table:style-name="ce45">
            <text:p>1 097</text:p>
          </table:table-cell>
          <table:table-cell office:value-type="float" office:value="14.601357646745642" table:style-name="ce46">
            <text:p>14,6<text:s text:c="5"/></text:p>
          </table:table-cell>
          <table:table-cell office:value-type="float" office:value="519" table:style-name="ce151">
            <text:p><text:s/>519</text:p>
          </table:table-cell>
          <table:table-cell office:value-type="float" office:value="12.106368089573127" table:style-name="ce216">
            <text:p>12,1<text:s text:c="5"/></text:p>
          </table:table-cell>
          <table:table-cell office:value-type="float" office:value="1496" table:style-name="ce47">
            <text:p>1 496</text:p>
          </table:table-cell>
          <table:table-cell office:value-type="float" office:value="20.737454948710841" table:style-name="ce48">
            <text:p>20,7<text:s text:c="5"/></text:p>
          </table:table-cell>
          <table:table-cell office:value-type="float" office:value="578" table:style-name="ce217">
            <text:p>+ 578</text:p>
          </table:table-cell>
          <table:table-cell office:value-type="float" office:value="111.36801541425818" table:style-name="ce50">
            <text:p>+111,4<text:s text:c="3"/></text:p>
          </table:table-cell>
          <table:table-cell office:value-type="float" office:value="-399" table:style-name="ce217">
            <text:p><text:s/>- 399</text:p>
          </table:table-cell>
          <table:table-cell office:value-type="float" office:value="-26.671122994652407" table:style-name="ce50">
            <text:p>-26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6- Agricultores e trabalhadores qualificados da agricultura, da pesca e da floresta</text:p>
          </table:table-cell>
          <table:table-cell office:value-type="float" office:value="677" table:style-name="ce45">
            <text:p><text:s/>677</text:p>
          </table:table-cell>
          <table:table-cell office:value-type="float" office:value="9.0110475176360971" table:style-name="ce46">
            <text:p>9,0<text:s text:c="5"/></text:p>
          </table:table-cell>
          <table:table-cell office:value-type="float" office:value="251" table:style-name="ce151">
            <text:p><text:s/>251</text:p>
          </table:table-cell>
          <table:table-cell office:value-type="float" office:value="5.8549101936085837" table:style-name="ce216">
            <text:p>5,9<text:s text:c="5"/></text:p>
          </table:table-cell>
          <table:table-cell office:value-type="float" office:value="621" table:style-name="ce47">
            <text:p><text:s/>621</text:p>
          </table:table-cell>
          <table:table-cell office:value-type="float" office:value="8.6082617133351818" table:style-name="ce48">
            <text:p>8,6<text:s text:c="5"/></text:p>
          </table:table-cell>
          <table:table-cell office:value-type="float" office:value="426" table:style-name="ce217">
            <text:p>+ 426</text:p>
          </table:table-cell>
          <table:table-cell office:value-type="float" office:value="169.72111553784862" table:style-name="ce50">
            <text:p>+169,7<text:s text:c="3"/></text:p>
          </table:table-cell>
          <table:table-cell office:value-type="float" office:value="56" table:style-name="ce217">
            <text:p>+ 56</text:p>
          </table:table-cell>
          <table:table-cell office:value-type="float" office:value="9.0177133655394517" table:style-name="ce50">
            <text:p>+9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7- Trabalhadores qualificados da indústria, construção e artífices</text:p>
          </table:table-cell>
          <table:table-cell office:value-type="float" office:value="921" table:style-name="ce45">
            <text:p><text:s/>921</text:p>
          </table:table-cell>
          <table:table-cell office:value-type="float" office:value="12.2587514974045" table:style-name="ce46">
            <text:p>12,3<text:s text:c="5"/></text:p>
          </table:table-cell>
          <table:table-cell office:value-type="float" office:value="745" table:style-name="ce151">
            <text:p><text:s/>745</text:p>
          </table:table-cell>
          <table:table-cell office:value-type="float" office:value="17.378119897364126" table:style-name="ce216">
            <text:p>17,4<text:s text:c="5"/></text:p>
          </table:table-cell>
          <table:table-cell office:value-type="float" office:value="675" table:style-name="ce47">
            <text:p><text:s/>675</text:p>
          </table:table-cell>
          <table:table-cell office:value-type="float" office:value="9.3568062101469369" table:style-name="ce48">
            <text:p>9,4<text:s text:c="5"/></text:p>
          </table:table-cell>
          <table:table-cell office:value-type="float" office:value="176" table:style-name="ce217">
            <text:p>+ 176</text:p>
          </table:table-cell>
          <table:table-cell office:value-type="float" office:value="23.624161073825505" table:style-name="ce50">
            <text:p>+23,6<text:s text:c="3"/></text:p>
          </table:table-cell>
          <table:table-cell office:value-type="float" office:value="246" table:style-name="ce217">
            <text:p>+ 246</text:p>
          </table:table-cell>
          <table:table-cell office:value-type="float" office:value="36.444444444444443" table:style-name="ce50">
            <text:p>+36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8- Operadores de instalações e máquinas e trabalhadores da montagem</text:p>
          </table:table-cell>
          <table:table-cell office:value-type="float" office:value="774" table:style-name="ce45">
            <text:p><text:s/>774</text:p>
          </table:table-cell>
          <table:table-cell office:value-type="float" office:value="10.302142952216158" table:style-name="ce46">
            <text:p>10,3<text:s text:c="5"/></text:p>
          </table:table-cell>
          <table:table-cell office:value-type="float" office:value="495" table:style-name="ce151">
            <text:p><text:s/>495</text:p>
          </table:table-cell>
          <table:table-cell office:value-type="float" office:value="11.546536039188243" table:style-name="ce216">
            <text:p>11,5<text:s text:c="5"/></text:p>
          </table:table-cell>
          <table:table-cell office:value-type="float" office:value="709" table:style-name="ce47">
            <text:p><text:s/>709</text:p>
          </table:table-cell>
          <table:table-cell office:value-type="float" office:value="9.8281120044358197" table:style-name="ce48">
            <text:p>9,8<text:s text:c="5"/></text:p>
          </table:table-cell>
          <table:table-cell office:value-type="float" office:value="279" table:style-name="ce217">
            <text:p>+ 279</text:p>
          </table:table-cell>
          <table:table-cell office:value-type="float" office:value="56.36363636363636" table:style-name="ce50">
            <text:p>+56,4<text:s text:c="3"/></text:p>
          </table:table-cell>
          <table:table-cell office:value-type="float" office:value="65" table:style-name="ce217">
            <text:p>+ 65</text:p>
          </table:table-cell>
          <table:table-cell office:value-type="float" office:value="9.1678420310296183" table:style-name="ce50">
            <text:p>+9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9- Trabalhadores não qualificados</text:p>
          </table:table-cell>
          <table:table-cell office:value-type="float" office:value="2701" table:style-name="ce45">
            <text:p>2 701</text:p>
          </table:table-cell>
          <table:table-cell office:value-type="float" office:value="35.95101823505923" table:style-name="ce46">
            <text:p>36,0<text:s text:c="5"/></text:p>
          </table:table-cell>
          <table:table-cell office:value-type="float" office:value="1424" table:style-name="ce151">
            <text:p>1 424</text:p>
          </table:table-cell>
          <table:table-cell office:value-type="float" office:value="33.216701656169818" table:style-name="ce216">
            <text:p>33,2<text:s text:c="5"/></text:p>
          </table:table-cell>
          <table:table-cell office:value-type="float" office:value="1976" table:style-name="ce47">
            <text:p>1 976</text:p>
          </table:table-cell>
          <table:table-cell office:value-type="float" office:value="27.391183809259772" table:style-name="ce48">
            <text:p>27,4<text:s text:c="5"/></text:p>
          </table:table-cell>
          <table:table-cell office:value-type="float" office:value="1277" table:style-name="ce217">
            <text:p>+1 277</text:p>
          </table:table-cell>
          <table:table-cell office:value-type="float" office:value="89.676966292134836" table:style-name="ce50">
            <text:p>+89,7<text:s text:c="3"/></text:p>
          </table:table-cell>
          <table:table-cell office:value-type="float" office:value="725" table:style-name="ce217">
            <text:p>+ 725</text:p>
          </table:table-cell>
          <table:table-cell office:value-type="float" office:value="36.690283400809712" table:style-name="ce50">
            <text:p>+36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0- Profissões das Forças Armadas</text:p>
          </table:table-cell>
          <table:table-cell office:value-type="string" table:style-name="ce45">
            <text:p>-</text:p>
          </table:table-cell>
          <table:table-cell office:value-type="string" table:style-name="ce218">
            <text:p>_</text:p>
          </table:table-cell>
          <table:table-cell office:value-type="string" table:style-name="ce151">
            <text:p>-</text:p>
          </table:table-cell>
          <table:table-cell office:value-type="string" table:style-name="ce219">
            <text:p>_</text:p>
          </table:table-cell>
          <table:table-cell office:value-type="float" office:value="8" table:style-name="ce47">
            <text:p><text:s/>8</text:p>
          </table:table-cell>
          <table:table-cell office:value-type="float" office:value="0.11089548100914888" table:style-name="ce48">
            <text:p>0,1<text:s text:c="5"/></text:p>
          </table:table-cell>
          <table:table-cell office:value-type="string" table:style-name="ce220">
            <text:p>_</text:p>
          </table:table-cell>
          <table:table-cell office:value-type="string" table:style-name="ce200">
            <text:p>_</text:p>
          </table:table-cell>
          <table:table-cell office:value-type="string" table:style-name="ce220">
            <text:p>_</text:p>
          </table:table-cell>
          <table:table-cell office:value-type="string" table:style-name="ce200">
            <text:p>-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15">
            <text:p><text:s text:c="5"/>Outros</text:p>
          </table:table-cell>
          <table:table-cell office:value-type="float" office:value="0" table:style-name="ce45">
            <text:p><text:s/>0</text:p>
          </table:table-cell>
          <table:table-cell office:value-type="float" office:value="0" table:style-name="ce46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16">
            <text:p>0,0<text:s text:c="5"/></text:p>
          </table:table-cell>
          <table:table-cell office:value-type="float" office:value="0" table:style-name="ce47">
            <text:p><text:s/>0</text:p>
          </table:table-cell>
          <table:table-cell office:value-type="float" office:value="0" table:style-name="ce48">
            <text:p>0,0<text:s text:c="5"/></text:p>
          </table:table-cell>
          <table:table-cell office:value-type="float" office:value="0" table:style-name="ce217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217">
            <text:p>+ 0</text:p>
          </table:table-cell>
          <table:table-cell office:value-type="string" table:style-name="ce200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9"/>
          <table:table-cell table:style-name="ce228"/>
          <table:table-cell table:style-name="ce230"/>
          <table:table-cell table:number-columns-repeated="16372" table:style-name="ce1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5" table:style-name="ce4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5" table:style-name="ce4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5" table:style-name="ce29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91"/>
          <table:table-cell table:number-columns-repeated="4" table:style-name="ce61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6"/>
          <table:table-cell table:number-columns-repeated="4" table:style-name="ce61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0"/>
          <table:table-cell table:number-columns-repeated="4" table:style-name="ce61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5" table:style-name="ce60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6"/>
          <table:table-cell table:number-columns-repeated="4" table:style-name="ce60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80"/>
          <table:table-cell table:number-columns-repeated="2" table:style-name="ce164"/>
          <table:table-cell table:number-columns-repeated="6" table:style-name="ce80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0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35" table:default-cell-style-name="ce1"/>
        <table:table-column table:style-name="co6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53519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1402in" svg:y="0.23291in" svg:width="1.93444in" svg:height="0.51942in">
                <draw:text-box>
                  <text:p text:style-name="a115" text:class-names="" text:cond-style-name=""><text:span text:style-name="a113" text:class-names="">JUNHO 2020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2323in" svg:height="0.31476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38" draw:style-name="a108" draw:name="Text Box 122" svg:x="0in" svg:y="0in" svg:width="0.97917in" svg:height="0.32292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3"/>
          <table:table-cell table:number-columns-repeated="3" table:style-name="ce4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3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5">
            <text:p>Quadro 13 <text:s/>- <text:s/>COLOCAÇÕES EFETUADAS, <text:s text:c="2"/>POR <text:s/>ATIVIDADE <text:s/>ECONÓMICA</text:p>
          </table:table-cell>
          <table:table-cell table:number-columns-repeated="8" table:style-name="ce5"/>
          <table:table-cell office:value-type="string" table:number-columns-spanned="2" table:number-rows-spanned="1" table:style-name="ce81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7">
            <text:p>Movimento ao longo do mês<text:s text:c="2"/></text:p>
          </table:table-cell>
          <table:table-cell table:number-columns-repeated="2" table:style-name="ce8"/>
          <table:table-cell table:number-columns-repeated="4" table:style-name="ce7"/>
          <table:table-cell table:number-columns-repeated="4" table:style-name="ce8"/>
          <table:table-cell table:number-columns-repeated="16372" table:style-name="ce1"/>
        </table:table-row>
        <table:table-row table:style-name="ro5">
          <table:table-cell table:style-name="ce201"/>
          <table:table-cell table:style-name="ce3"/>
          <table:table-cell table:style-name="ce9"/>
          <table:table-cell table:number-columns-repeated="9" table:style-name="ce3"/>
          <table:table-cell table:number-columns-repeated="16372" table:style-name="ce1"/>
        </table:table-row>
        <table:table-row table:style-name="ro5">
          <table:table-cell table:style-name="ce1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4"/>
          <table:table-cell office:value-type="string" table:number-columns-spanned="4" table:number-rows-spanned="1" table:style-name="ce82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16">
            <text:p>CAE <text:s/>Rev.3</text:p>
          </table:table-cell>
          <table:table-cell office:value-type="string" table:style-name="ce85">
            <text:p>JUNHO 2020</text:p>
          </table:table-cell>
          <table:table-cell office:value-type="string" table:style-name="ce18">
            <text:p>%</text:p>
          </table:table-cell>
          <table:table-cell office:value-type="string" table:style-name="ce19">
            <text:p>MAIO 2020</text:p>
          </table:table-cell>
          <table:table-cell office:value-type="string" table:style-name="ce20">
            <text:p>%</text:p>
          </table:table-cell>
          <table:table-cell office:value-type="string" table:style-name="ce19">
            <text:p>JUNHO 2019</text:p>
          </table:table-cell>
          <table:table-cell office:value-type="string" table:style-name="ce20">
            <text:p>%</text:p>
          </table:table-cell>
          <table:table-cell office:value-type="string" table:number-columns-spanned="2" table:number-rows-spanned="1" table:style-name="ce83">
            <text:p>Mês <text:s/>anterior</text:p>
          </table:table-cell>
          <table:covered-table-cell/>
          <table:table-cell office:value-type="string" table:number-columns-spanned="2" table:number-rows-spanned="1" table:style-name="ce84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4"/>
          <table:table-cell table:style-name="ce25"/>
          <table:table-cell office:value-type="string" table:style-name="ce26">
            <text:p>Var. Abs.</text:p>
          </table:table-cell>
          <table:table-cell office:value-type="string" table:style-name="ce27">
            <text:p>Var. %</text:p>
          </table:table-cell>
          <table:table-cell office:value-type="string" table:style-name="ce26">
            <text:p>Var. Abs.</text:p>
          </table:table-cell>
          <table:table-cell office:value-type="string" table:style-name="ce28">
            <text:p>Var. %</text:p>
          </table:table-cell>
          <table:table-cell table:number-columns-repeated="3" table:style-name="ce29"/>
          <table:table-cell table:number-columns-repeated="16369"/>
        </table:table-row>
        <table:table-row table:style-name="ro21">
          <table:table-cell table:style-name="ce1"/>
          <table:table-cell table:style-name="ce16"/>
          <table:table-cell table:style-name="ce86"/>
          <table:table-cell table:style-name="ce87"/>
          <table:table-cell table:style-name="ce88"/>
          <table:table-cell table:style-name="ce89"/>
          <table:table-cell table:style-name="ce88"/>
          <table:table-cell table:style-name="ce89"/>
          <table:table-cell table:number-columns-repeated="4" table:style-name="ce90"/>
          <table:table-cell table:number-columns-repeated="3" table:style-name="ce29"/>
          <table:table-cell table:number-columns-repeated="16369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7513" table:style-name="ce36">
            <text:p>7 513</text:p>
          </table:table-cell>
          <table:table-cell office:value-type="float" office:value="100" table:style-name="ce37">
            <text:p>100,0<text:s text:c="5"/></text:p>
          </table:table-cell>
          <table:table-cell office:value-type="float" office:value="4287" table:style-name="ce38">
            <text:p>4 287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7215" table:style-name="ce38">
            <text:p>7 215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3226" table:style-name="ce40">
            <text:p>+3 226</text:p>
          </table:table-cell>
          <table:table-cell office:value-type="float" office:value="75.250758105901554" table:style-name="ce41">
            <text:p>+75,3<text:s text:c="3"/></text:p>
          </table:table-cell>
          <table:table-cell office:value-type="float" office:value="298" table:style-name="ce40">
            <text:p>+ 298</text:p>
          </table:table-cell>
          <table:table-cell office:value-type="float" office:value="4.1302841302841298" table:style-name="ce41">
            <text:p>+4,1<text:s text:c="3"/></text:p>
          </table:table-cell>
          <table:table-cell table:style-name="ce4"/>
          <table:table-cell table:number-columns-repeated="2" table:style-name="ce43"/>
          <table:table-cell table:number-columns-repeated="16369"/>
        </table:table-row>
        <table:table-row table:style-name="ro11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697" table:style-name="ce36">
            <text:p><text:s/>697</text:p>
          </table:table-cell>
          <table:table-cell office:value-type="float" office:value="9.2772527618794101" table:style-name="ce37">
            <text:p>9,3<text:s text:c="5"/></text:p>
          </table:table-cell>
          <table:table-cell office:value-type="float" office:value="239" table:style-name="ce38">
            <text:p><text:s/>239</text:p>
          </table:table-cell>
          <table:table-cell office:value-type="float" office:value="5.5749941684161417" table:style-name="ce39">
            <text:p>5,6<text:s text:c="5"/></text:p>
          </table:table-cell>
          <table:table-cell office:value-type="float" office:value="689" table:style-name="ce38">
            <text:p><text:s/>689</text:p>
          </table:table-cell>
          <table:table-cell office:value-type="float" office:value="9.5495495495495497" table:style-name="ce39">
            <text:p>9,5<text:s text:c="5"/></text:p>
          </table:table-cell>
          <table:table-cell office:value-type="float" office:value="458" table:style-name="ce40">
            <text:p>+ 458</text:p>
          </table:table-cell>
          <table:table-cell office:value-type="float" office:value="191.63179916317992" table:style-name="ce41">
            <text:p>+191,6<text:s text:c="3"/></text:p>
          </table:table-cell>
          <table:table-cell office:value-type="float" office:value="8" table:style-name="ce40">
            <text:p>+ 8</text:p>
          </table:table-cell>
          <table:table-cell office:value-type="float" office:value="1.1611030478955007" table:style-name="ce41">
            <text:p>+1,2<text:s text:c="3"/></text:p>
          </table:table-cell>
          <table:table-cell table:style-name="ce91"/>
          <table:table-cell table:number-columns-repeated="2" table:style-name="ce61"/>
          <table:table-cell table:number-columns-repeated="16369"/>
        </table:table-row>
        <table:table-row table:style-name="ro27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1471" table:style-name="ce56">
            <text:p>1 471</text:p>
          </table:table-cell>
          <table:table-cell office:value-type="float" office:value="19.579395714095568" table:style-name="ce57">
            <text:p>19,6<text:s text:c="5"/></text:p>
          </table:table-cell>
          <table:table-cell office:value-type="float" office:value="1102" table:style-name="ce38">
            <text:p>1 102</text:p>
          </table:table-cell>
          <table:table-cell office:value-type="float" office:value="25.705621646839283" table:style-name="ce39">
            <text:p>25,7<text:s text:c="5"/></text:p>
          </table:table-cell>
          <table:table-cell office:value-type="float" office:value="1467" table:style-name="ce38">
            <text:p>1 467</text:p>
          </table:table-cell>
          <table:table-cell office:value-type="float" office:value="20.332640332640334" table:style-name="ce39">
            <text:p>20,3<text:s text:c="5"/></text:p>
          </table:table-cell>
          <table:table-cell office:value-type="float" office:value="369" table:style-name="ce40">
            <text:p>+ 369</text:p>
          </table:table-cell>
          <table:table-cell office:value-type="float" office:value="33.484573502722327" table:style-name="ce41">
            <text:p>+33,5<text:s text:c="3"/></text:p>
          </table:table-cell>
          <table:table-cell office:value-type="float" office:value="4" table:style-name="ce40">
            <text:p>+ 4</text:p>
          </table:table-cell>
          <table:table-cell office:value-type="float" office:value="0.27266530334014999" table:style-name="ce41">
            <text:p>+0,3<text:s text:c="3"/></text:p>
          </table:table-cell>
          <table:table-cell table:style-name="ce91"/>
          <table:table-cell table:number-columns-repeated="2" table:style-name="ce61"/>
          <table:table-cell table:number-columns-repeated="16369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7" table:style-name="ce45">
            <text:p><text:s/>7</text:p>
          </table:table-cell>
          <table:table-cell office:value-type="float" office:value="9.317183548515906E-2" table:style-name="ce46">
            <text:p>0,1<text:s text:c="5"/></text:p>
          </table:table-cell>
          <table:table-cell office:value-type="float" office:value="8" table:style-name="ce47">
            <text:p><text:s/>8</text:p>
          </table:table-cell>
          <table:table-cell office:value-type="float" office:value="0.18661068346162818" table:style-name="ce48">
            <text:p>0,2<text:s text:c="5"/></text:p>
          </table:table-cell>
          <table:table-cell office:value-type="float" office:value="7" table:style-name="ce47">
            <text:p><text:s/>7</text:p>
          </table:table-cell>
          <table:table-cell office:value-type="float" office:value="9.7020097020097021E-2" table:style-name="ce48">
            <text:p>0,1<text:s text:c="5"/></text:p>
          </table:table-cell>
          <table:table-cell office:value-type="float" office:value="-1" table:style-name="ce49">
            <text:p><text:s/>- 1</text:p>
          </table:table-cell>
          <table:table-cell office:value-type="float" office:value="-12.5" table:style-name="ce50">
            <text:p>-12,5<text:s text:c="3"/></text:p>
          </table:table-cell>
          <table:table-cell office:value-type="float" office:value="0" table:style-name="ce49">
            <text:p>+ 0</text:p>
          </table:table-cell>
          <table:table-cell office:value-type="float" office:value="0" table:style-name="ce50">
            <text:p>+0,0<text:s text:c="3"/></text:p>
          </table:table-cell>
          <table:table-cell table:style-name="ce66"/>
          <table:table-cell table:number-columns-repeated="2" table:style-name="ce61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126" table:style-name="ce45">
            <text:p><text:s/>126</text:p>
          </table:table-cell>
          <table:table-cell office:value-type="float" office:value="1.6770930387328631" table:style-name="ce46">
            <text:p>1,7<text:s text:c="5"/></text:p>
          </table:table-cell>
          <table:table-cell office:value-type="float" office:value="178" table:style-name="ce47">
            <text:p><text:s/>178</text:p>
          </table:table-cell>
          <table:table-cell office:value-type="float" office:value="4.1520877070212272" table:style-name="ce48">
            <text:p>4,2<text:s text:c="5"/></text:p>
          </table:table-cell>
          <table:table-cell office:value-type="float" office:value="236" table:style-name="ce47">
            <text:p><text:s/>236</text:p>
          </table:table-cell>
          <table:table-cell office:value-type="float" office:value="3.270963270963271" table:style-name="ce48">
            <text:p>3,3<text:s text:c="5"/></text:p>
          </table:table-cell>
          <table:table-cell office:value-type="float" office:value="-52" table:style-name="ce49">
            <text:p><text:s/>- 52</text:p>
          </table:table-cell>
          <table:table-cell office:value-type="float" office:value="-29.213483146067414" table:style-name="ce50">
            <text:p>-29,2<text:s text:c="3"/></text:p>
          </table:table-cell>
          <table:table-cell office:value-type="float" office:value="-110" table:style-name="ce49">
            <text:p><text:s/>- 110</text:p>
          </table:table-cell>
          <table:table-cell office:value-type="float" office:value="-46.610169491525419" table:style-name="ce50">
            <text:p>-46,6<text:s text:c="3"/></text:p>
          </table:table-cell>
          <table:table-cell table:style-name="ce60"/>
          <table:table-cell table:number-columns-repeated="2" table:style-name="ce61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34" table:style-name="ce45">
            <text:p><text:s/>34</text:p>
          </table:table-cell>
          <table:table-cell office:value-type="float" office:value="0.45254891521362972" table:style-name="ce63">
            <text:p>0,5<text:s text:c="5"/></text:p>
          </table:table-cell>
          <table:table-cell office:value-type="float" office:value="21" table:style-name="ce64">
            <text:p><text:s/>21</text:p>
          </table:table-cell>
          <table:table-cell office:value-type="float" office:value="0.48985304408677399" table:style-name="ce65">
            <text:p>0,5<text:s text:c="5"/></text:p>
          </table:table-cell>
          <table:table-cell office:value-type="float" office:value="60" table:style-name="ce47">
            <text:p><text:s/>60</text:p>
          </table:table-cell>
          <table:table-cell office:value-type="float" office:value="0.83160083160083165" table:style-name="ce65">
            <text:p>0,8<text:s text:c="5"/></text:p>
          </table:table-cell>
          <table:table-cell office:value-type="float" office:value="13" table:style-name="ce49">
            <text:p>+ 13</text:p>
          </table:table-cell>
          <table:table-cell office:value-type="float" office:value="61.904761904761905" table:style-name="ce50">
            <text:p>+61,9<text:s text:c="3"/></text:p>
          </table:table-cell>
          <table:table-cell office:value-type="float" office:value="-26" table:style-name="ce49">
            <text:p><text:s/>- 26</text:p>
          </table:table-cell>
          <table:table-cell office:value-type="float" office:value="-43.333333333333336" table:style-name="ce50">
            <text:p>-43,3<text:s text:c="3"/></text:p>
          </table:table-cell>
          <table:table-cell table:style-name="ce60"/>
          <table:table-cell table:number-columns-repeated="2" table:style-name="ce61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251" table:style-name="ce45">
            <text:p><text:s/>251</text:p>
          </table:table-cell>
          <table:table-cell office:value-type="float" office:value="3.3408758152535607" table:style-name="ce63">
            <text:p>3,3<text:s text:c="5"/></text:p>
          </table:table-cell>
          <table:table-cell office:value-type="float" office:value="101" table:style-name="ce64">
            <text:p><text:s/>101</text:p>
          </table:table-cell>
          <table:table-cell office:value-type="float" office:value="2.3559598787030556" table:style-name="ce65">
            <text:p>2,4<text:s text:c="5"/></text:p>
          </table:table-cell>
          <table:table-cell office:value-type="float" office:value="201" table:style-name="ce47">
            <text:p><text:s/>201</text:p>
          </table:table-cell>
          <table:table-cell office:value-type="float" office:value="2.7858627858627862" table:style-name="ce65">
            <text:p>2,8<text:s text:c="5"/></text:p>
          </table:table-cell>
          <table:table-cell office:value-type="float" office:value="150" table:style-name="ce49">
            <text:p>+ 150</text:p>
          </table:table-cell>
          <table:table-cell office:value-type="float" office:value="148.51485148514851" table:style-name="ce50">
            <text:p>+148,5<text:s text:c="3"/></text:p>
          </table:table-cell>
          <table:table-cell office:value-type="float" office:value="50" table:style-name="ce49">
            <text:p>+ 50</text:p>
          </table:table-cell>
          <table:table-cell office:value-type="float" office:value="24.875621890547265" table:style-name="ce50">
            <text:p>+24,9<text:s text:c="3"/></text:p>
          </table:table-cell>
          <table:table-cell table:number-columns-repeated="3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08" table:style-name="ce45">
            <text:p><text:s/>108</text:p>
          </table:table-cell>
          <table:table-cell office:value-type="float" office:value="1.4375083189138826" table:style-name="ce63">
            <text:p>1,4<text:s text:c="5"/></text:p>
          </table:table-cell>
          <table:table-cell office:value-type="float" office:value="103" table:style-name="ce64">
            <text:p><text:s/>103</text:p>
          </table:table-cell>
          <table:table-cell office:value-type="float" office:value="2.4026125495684627" table:style-name="ce65">
            <text:p>2,4<text:s text:c="5"/></text:p>
          </table:table-cell>
          <table:table-cell office:value-type="float" office:value="170" table:style-name="ce47">
            <text:p><text:s/>170</text:p>
          </table:table-cell>
          <table:table-cell office:value-type="float" office:value="2.3562023562023562" table:style-name="ce65">
            <text:p>2,4<text:s text:c="5"/></text:p>
          </table:table-cell>
          <table:table-cell office:value-type="float" office:value="5" table:style-name="ce49">
            <text:p>+ 5</text:p>
          </table:table-cell>
          <table:table-cell office:value-type="float" office:value="4.8543689320388346" table:style-name="ce50">
            <text:p>+4,9<text:s text:c="3"/></text:p>
          </table:table-cell>
          <table:table-cell office:value-type="float" office:value="-62" table:style-name="ce49">
            <text:p><text:s/>- 62</text:p>
          </table:table-cell>
          <table:table-cell office:value-type="float" office:value="-36.470588235294116" table:style-name="ce50">
            <text:p>-36,5<text:s text:c="3"/></text:p>
          </table:table-cell>
          <table:table-cell table:number-columns-repeated="3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30" table:style-name="ce45">
            <text:p><text:s/>30</text:p>
          </table:table-cell>
          <table:table-cell office:value-type="float" office:value="0.3993078663649674" table:style-name="ce63">
            <text:p>0,4<text:s text:c="5"/></text:p>
          </table:table-cell>
          <table:table-cell office:value-type="float" office:value="14" table:style-name="ce64">
            <text:p><text:s/>14</text:p>
          </table:table-cell>
          <table:table-cell office:value-type="float" office:value="0.32656869605784933" table:style-name="ce65">
            <text:p>0,3<text:s text:c="5"/></text:p>
          </table:table-cell>
          <table:table-cell office:value-type="float" office:value="31" table:style-name="ce47">
            <text:p><text:s/>31</text:p>
          </table:table-cell>
          <table:table-cell office:value-type="float" office:value="0.42966042966042967" table:style-name="ce65">
            <text:p>0,4<text:s text:c="5"/></text:p>
          </table:table-cell>
          <table:table-cell office:value-type="float" office:value="16" table:style-name="ce49">
            <text:p>+ 16</text:p>
          </table:table-cell>
          <table:table-cell office:value-type="float" office:value="114.28571428571428" table:style-name="ce50">
            <text:p>+114,3<text:s text:c="3"/></text:p>
          </table:table-cell>
          <table:table-cell office:value-type="float" office:value="-1" table:style-name="ce49">
            <text:p><text:s/>- 1</text:p>
          </table:table-cell>
          <table:table-cell office:value-type="float" office:value="-3.225806451612903" table:style-name="ce50">
            <text:p>-3,2<text:s text:c="3"/></text:p>
          </table:table-cell>
          <table:table-cell table:number-columns-repeated="3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3" table:style-name="ce45">
            <text:p><text:s/>13</text:p>
          </table:table-cell>
          <table:table-cell office:value-type="float" office:value="0.17303340875815254" table:style-name="ce63">
            <text:p>0,2<text:s text:c="5"/></text:p>
          </table:table-cell>
          <table:table-cell office:value-type="float" office:value="15" table:style-name="ce64">
            <text:p><text:s/>15</text:p>
          </table:table-cell>
          <table:table-cell office:value-type="float" office:value="0.34989503149055284" table:style-name="ce65">
            <text:p>0,3<text:s text:c="5"/></text:p>
          </table:table-cell>
          <table:table-cell office:value-type="float" office:value="21" table:style-name="ce47">
            <text:p><text:s/>21</text:p>
          </table:table-cell>
          <table:table-cell office:value-type="float" office:value="0.29106029106029108" table:style-name="ce65">
            <text:p>0,3<text:s text:c="5"/></text:p>
          </table:table-cell>
          <table:table-cell office:value-type="float" office:value="-2" table:style-name="ce49">
            <text:p><text:s/>- 2</text:p>
          </table:table-cell>
          <table:table-cell office:value-type="float" office:value="-13.333333333333334" table:style-name="ce50">
            <text:p>-13,3<text:s text:c="3"/></text:p>
          </table:table-cell>
          <table:table-cell office:value-type="float" office:value="-8" table:style-name="ce49">
            <text:p><text:s/>- 8</text:p>
          </table:table-cell>
          <table:table-cell office:value-type="float" office:value="-38.095238095238095" table:style-name="ce50">
            <text:p>-38,1<text:s text:c="3"/></text:p>
          </table:table-cell>
          <table:table-cell table:style-name="ce66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44" table:style-name="ce45">
            <text:p><text:s/>44</text:p>
          </table:table-cell>
          <table:table-cell office:value-type="float" office:value="0.58565153733528552" table:style-name="ce63">
            <text:p>0,6<text:s text:c="5"/></text:p>
          </table:table-cell>
          <table:table-cell office:value-type="float" office:value="44" table:style-name="ce64">
            <text:p><text:s/>44</text:p>
          </table:table-cell>
          <table:table-cell office:value-type="float" office:value="1.0263587590389549" table:style-name="ce65">
            <text:p>1,0<text:s text:c="5"/></text:p>
          </table:table-cell>
          <table:table-cell office:value-type="float" office:value="44" table:style-name="ce47">
            <text:p><text:s/>44</text:p>
          </table:table-cell>
          <table:table-cell office:value-type="float" office:value="0.60984060984060984" table:style-name="ce65">
            <text:p>0,6<text:s text:c="5"/></text:p>
          </table:table-cell>
          <table:table-cell office:value-type="float" office:value="0" table:style-name="ce49">
            <text:p>+ 0</text:p>
          </table:table-cell>
          <table:table-cell office:value-type="float" office:value="0" table:style-name="ce50">
            <text:p>+0,0<text:s text:c="3"/></text:p>
          </table:table-cell>
          <table:table-cell office:value-type="float" office:value="0" table:style-name="ce49">
            <text:p>+ 0</text:p>
          </table:table-cell>
          <table:table-cell office:value-type="float" office:value="0" table:style-name="ce50">
            <text:p>+0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41" table:style-name="ce45">
            <text:p><text:s/>41</text:p>
          </table:table-cell>
          <table:table-cell office:value-type="float" office:value="0.54572075069878878" table:style-name="ce63">
            <text:p>0,5<text:s text:c="5"/></text:p>
          </table:table-cell>
          <table:table-cell office:value-type="float" office:value="31" table:style-name="ce64">
            <text:p><text:s/>31</text:p>
          </table:table-cell>
          <table:table-cell office:value-type="float" office:value="0.72311639841380915" table:style-name="ce65">
            <text:p>0,7<text:s text:c="5"/></text:p>
          </table:table-cell>
          <table:table-cell office:value-type="float" office:value="30" table:style-name="ce47">
            <text:p><text:s/>30</text:p>
          </table:table-cell>
          <table:table-cell office:value-type="float" office:value="0.41580041580041582" table:style-name="ce65">
            <text:p>0,4<text:s text:c="5"/></text:p>
          </table:table-cell>
          <table:table-cell office:value-type="float" office:value="10" table:style-name="ce49">
            <text:p>+ 10</text:p>
          </table:table-cell>
          <table:table-cell office:value-type="float" office:value="32.258064516129032" table:style-name="ce50">
            <text:p>+32,3<text:s text:c="3"/></text:p>
          </table:table-cell>
          <table:table-cell office:value-type="float" office:value="11" table:style-name="ce49">
            <text:p>+ 11</text:p>
          </table:table-cell>
          <table:table-cell office:value-type="float" office:value="36.666666666666664" table:style-name="ce50">
            <text:p>+36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153" table:style-name="ce45">
            <text:p><text:s/>153</text:p>
          </table:table-cell>
          <table:table-cell office:value-type="float" office:value="2.0364701184613336" table:style-name="ce63">
            <text:p>2,0<text:s text:c="5"/></text:p>
          </table:table-cell>
          <table:table-cell office:value-type="float" office:value="141" table:style-name="ce64">
            <text:p><text:s/>141</text:p>
          </table:table-cell>
          <table:table-cell office:value-type="float" office:value="3.2890132960111966" table:style-name="ce65">
            <text:p>3,3<text:s text:c="5"/></text:p>
          </table:table-cell>
          <table:table-cell office:value-type="float" office:value="106" table:style-name="ce47">
            <text:p><text:s/>106</text:p>
          </table:table-cell>
          <table:table-cell office:value-type="float" office:value="1.4691614691614692" table:style-name="ce65">
            <text:p>1,5<text:s text:c="5"/></text:p>
          </table:table-cell>
          <table:table-cell office:value-type="float" office:value="12" table:style-name="ce49">
            <text:p>+ 12</text:p>
          </table:table-cell>
          <table:table-cell office:value-type="float" office:value="8.5106382978723403" table:style-name="ce50">
            <text:p>+8,5<text:s text:c="3"/></text:p>
          </table:table-cell>
          <table:table-cell office:value-type="float" office:value="47" table:style-name="ce49">
            <text:p>+ 47</text:p>
          </table:table-cell>
          <table:table-cell office:value-type="float" office:value="44.339622641509436" table:style-name="ce50">
            <text:p>+44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36" table:style-name="ce45">
            <text:p><text:s/>36</text:p>
          </table:table-cell>
          <table:table-cell office:value-type="float" office:value="0.47916943963796088" table:style-name="ce63">
            <text:p>0,5<text:s text:c="5"/></text:p>
          </table:table-cell>
          <table:table-cell office:value-type="float" office:value="24" table:style-name="ce64">
            <text:p><text:s/>24</text:p>
          </table:table-cell>
          <table:table-cell office:value-type="float" office:value="0.55983205038488448" table:style-name="ce65">
            <text:p>0,6<text:s text:c="5"/></text:p>
          </table:table-cell>
          <table:table-cell office:value-type="float" office:value="50" table:style-name="ce47">
            <text:p><text:s/>50</text:p>
          </table:table-cell>
          <table:table-cell office:value-type="float" office:value="0.693000693000693" table:style-name="ce65">
            <text:p>0,7<text:s text:c="5"/></text:p>
          </table:table-cell>
          <table:table-cell office:value-type="float" office:value="12" table:style-name="ce49">
            <text:p>+ 12</text:p>
          </table:table-cell>
          <table:table-cell office:value-type="float" office:value="50" table:style-name="ce50">
            <text:p>+50,0<text:s text:c="3"/></text:p>
          </table:table-cell>
          <table:table-cell office:value-type="float" office:value="-14" table:style-name="ce49">
            <text:p><text:s/>- 14</text:p>
          </table:table-cell>
          <table:table-cell office:value-type="float" office:value="-28.000000000000004" table:style-name="ce50">
            <text:p>-28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35" table:style-name="ce45">
            <text:p><text:s/>35</text:p>
          </table:table-cell>
          <table:table-cell office:value-type="float" office:value="0.4658591774257953" table:style-name="ce63">
            <text:p>0,5<text:s text:c="5"/></text:p>
          </table:table-cell>
          <table:table-cell office:value-type="float" office:value="18" table:style-name="ce64">
            <text:p><text:s/>18</text:p>
          </table:table-cell>
          <table:table-cell office:value-type="float" office:value="0.41987403778866339" table:style-name="ce65">
            <text:p>0,4<text:s text:c="5"/></text:p>
          </table:table-cell>
          <table:table-cell office:value-type="float" office:value="47" table:style-name="ce47">
            <text:p><text:s/>47</text:p>
          </table:table-cell>
          <table:table-cell office:value-type="float" office:value="0.65142065142065142" table:style-name="ce65">
            <text:p>0,7<text:s text:c="5"/></text:p>
          </table:table-cell>
          <table:table-cell office:value-type="float" office:value="17" table:style-name="ce49">
            <text:p>+ 17</text:p>
          </table:table-cell>
          <table:table-cell office:value-type="float" office:value="94.444444444444443" table:style-name="ce50">
            <text:p>+94,4<text:s text:c="3"/></text:p>
          </table:table-cell>
          <table:table-cell office:value-type="float" office:value="-12" table:style-name="ce49">
            <text:p><text:s/>- 12</text:p>
          </table:table-cell>
          <table:table-cell office:value-type="float" office:value="-25.531914893617021" table:style-name="ce50">
            <text:p>-25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08" table:style-name="ce45">
            <text:p><text:s/>108</text:p>
          </table:table-cell>
          <table:table-cell office:value-type="float" office:value="1.4375083189138826" table:style-name="ce63">
            <text:p>1,4<text:s text:c="5"/></text:p>
          </table:table-cell>
          <table:table-cell office:value-type="float" office:value="65" table:style-name="ce64">
            <text:p><text:s/>65</text:p>
          </table:table-cell>
          <table:table-cell office:value-type="float" office:value="1.5162118031257288" table:style-name="ce65">
            <text:p>1,5<text:s text:c="5"/></text:p>
          </table:table-cell>
          <table:table-cell office:value-type="float" office:value="99" table:style-name="ce47">
            <text:p><text:s/>99</text:p>
          </table:table-cell>
          <table:table-cell office:value-type="float" office:value="1.3721413721413722" table:style-name="ce65">
            <text:p>1,4<text:s text:c="5"/></text:p>
          </table:table-cell>
          <table:table-cell office:value-type="float" office:value="43" table:style-name="ce49">
            <text:p>+ 43</text:p>
          </table:table-cell>
          <table:table-cell office:value-type="float" office:value="66.153846153846146" table:style-name="ce50">
            <text:p>+66,2<text:s text:c="3"/></text:p>
          </table:table-cell>
          <table:table-cell office:value-type="float" office:value="9" table:style-name="ce49">
            <text:p>+ 9</text:p>
          </table:table-cell>
          <table:table-cell office:value-type="float" office:value="9.0909090909090917" table:style-name="ce50">
            <text:p>+9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67" table:style-name="ce45">
            <text:p><text:s/>67</text:p>
          </table:table-cell>
          <table:table-cell office:value-type="float" office:value="0.89178756821509386" table:style-name="ce63">
            <text:p>0,9<text:s text:c="5"/></text:p>
          </table:table-cell>
          <table:table-cell office:value-type="float" office:value="15" table:style-name="ce64">
            <text:p><text:s/>15</text:p>
          </table:table-cell>
          <table:table-cell office:value-type="float" office:value="0.34989503149055284" table:style-name="ce65">
            <text:p>0,3<text:s text:c="5"/></text:p>
          </table:table-cell>
          <table:table-cell office:value-type="float" office:value="55" table:style-name="ce47">
            <text:p><text:s/>55</text:p>
          </table:table-cell>
          <table:table-cell office:value-type="float" office:value="0.76230076230076227" table:style-name="ce65">
            <text:p>0,8<text:s text:c="5"/></text:p>
          </table:table-cell>
          <table:table-cell office:value-type="float" office:value="52" table:style-name="ce49">
            <text:p>+ 52</text:p>
          </table:table-cell>
          <table:table-cell office:value-type="float" office:value="346.66666666666669" table:style-name="ce50">
            <text:p>+346,7<text:s text:c="3"/></text:p>
          </table:table-cell>
          <table:table-cell office:value-type="float" office:value="12" table:style-name="ce49">
            <text:p>+ 12</text:p>
          </table:table-cell>
          <table:table-cell office:value-type="float" office:value="21.818181818181817" table:style-name="ce50">
            <text:p>+21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418" table:style-name="ce45">
            <text:p><text:s/>418</text:p>
          </table:table-cell>
          <table:table-cell office:value-type="float" office:value="5.5636896046852122" table:style-name="ce63">
            <text:p>5,6<text:s text:c="5"/></text:p>
          </table:table-cell>
          <table:table-cell office:value-type="float" office:value="324" table:style-name="ce64">
            <text:p><text:s/>324</text:p>
          </table:table-cell>
          <table:table-cell office:value-type="float" office:value="7.5577326801959419" table:style-name="ce65">
            <text:p>7,6<text:s text:c="5"/></text:p>
          </table:table-cell>
          <table:table-cell office:value-type="float" office:value="310" table:style-name="ce47">
            <text:p><text:s/>310</text:p>
          </table:table-cell>
          <table:table-cell office:value-type="float" office:value="4.2966042966042961" table:style-name="ce65">
            <text:p>4,3<text:s text:c="5"/></text:p>
          </table:table-cell>
          <table:table-cell office:value-type="float" office:value="94" table:style-name="ce49">
            <text:p>+ 94</text:p>
          </table:table-cell>
          <table:table-cell office:value-type="float" office:value="29.012345679012348" table:style-name="ce50">
            <text:p>+29,0<text:s text:c="3"/></text:p>
          </table:table-cell>
          <table:table-cell office:value-type="float" office:value="108" table:style-name="ce49">
            <text:p>+ 108</text:p>
          </table:table-cell>
          <table:table-cell office:value-type="float" office:value="34.838709677419352" table:style-name="ce50">
            <text:p>+34,8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71">
            <text:p>Serviços</text:p>
          </table:table-cell>
          <table:table-cell office:value-type="float" office:value="5345" table:style-name="ce56">
            <text:p>5 345</text:p>
          </table:table-cell>
          <table:table-cell office:value-type="float" office:value="71.143351524025022" table:style-name="ce57">
            <text:p>71,1<text:s text:c="5"/></text:p>
          </table:table-cell>
          <table:table-cell office:value-type="float" office:value="2946" table:style-name="ce58">
            <text:p>2 946</text:p>
          </table:table-cell>
          <table:table-cell office:value-type="float" office:value="68.719384184744584" table:style-name="ce59">
            <text:p>68,7<text:s text:c="5"/></text:p>
          </table:table-cell>
          <table:table-cell office:value-type="float" office:value="5059" table:style-name="ce58">
            <text:p>5 059</text:p>
          </table:table-cell>
          <table:table-cell office:value-type="float" office:value="70.117810117810123" table:style-name="ce59">
            <text:p>70,1<text:s text:c="5"/></text:p>
          </table:table-cell>
          <table:table-cell office:value-type="float" office:value="2399" table:style-name="ce40">
            <text:p>+2 399</text:p>
          </table:table-cell>
          <table:table-cell office:value-type="float" office:value="81.43245078071962" table:style-name="ce41">
            <text:p>+81,4<text:s text:c="3"/></text:p>
          </table:table-cell>
          <table:table-cell office:value-type="float" office:value="286" table:style-name="ce40">
            <text:p>+ 286</text:p>
          </table:table-cell>
          <table:table-cell office:value-type="float" office:value="5.6532911642617121" table:style-name="ce41">
            <text:p>+5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70" table:style-name="ce45">
            <text:p><text:s/>70</text:p>
          </table:table-cell>
          <table:table-cell office:value-type="float" office:value="0.9317183548515906" table:style-name="ce63">
            <text:p>0,9<text:s text:c="5"/></text:p>
          </table:table-cell>
          <table:table-cell office:value-type="float" office:value="35" table:style-name="ce64">
            <text:p><text:s/>35</text:p>
          </table:table-cell>
          <table:table-cell office:value-type="float" office:value="0.81642174014462332" table:style-name="ce65">
            <text:p>0,8<text:s text:c="5"/></text:p>
          </table:table-cell>
          <table:table-cell office:value-type="float" office:value="103" table:style-name="ce64">
            <text:p><text:s/>103</text:p>
          </table:table-cell>
          <table:table-cell office:value-type="float" office:value="1.4275814275814276" table:style-name="ce65">
            <text:p>1,4<text:s text:c="5"/></text:p>
          </table:table-cell>
          <table:table-cell office:value-type="float" office:value="35" table:style-name="ce49">
            <text:p>+ 35</text:p>
          </table:table-cell>
          <table:table-cell office:value-type="float" office:value="100" table:style-name="ce50">
            <text:p>+100,0<text:s text:c="3"/></text:p>
          </table:table-cell>
          <table:table-cell office:value-type="float" office:value="-33" table:style-name="ce49">
            <text:p><text:s/>- 33</text:p>
          </table:table-cell>
          <table:table-cell office:value-type="float" office:value="-32.038834951456316" table:style-name="ce50">
            <text:p>-32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753" table:style-name="ce45">
            <text:p><text:s/>753</text:p>
          </table:table-cell>
          <table:table-cell office:value-type="float" office:value="10.022627445760682" table:style-name="ce63">
            <text:p>10,0<text:s text:c="5"/></text:p>
          </table:table-cell>
          <table:table-cell office:value-type="float" office:value="475" table:style-name="ce64">
            <text:p><text:s/>475</text:p>
          </table:table-cell>
          <table:table-cell office:value-type="float" office:value="11.080009330534173" table:style-name="ce65">
            <text:p>11,1<text:s text:c="5"/></text:p>
          </table:table-cell>
          <table:table-cell office:value-type="float" office:value="941" table:style-name="ce64">
            <text:p><text:s/>941</text:p>
          </table:table-cell>
          <table:table-cell office:value-type="float" office:value="13.042273042273042" table:style-name="ce65">
            <text:p>13,0<text:s text:c="5"/></text:p>
          </table:table-cell>
          <table:table-cell office:value-type="float" office:value="278" table:style-name="ce49">
            <text:p>+ 278</text:p>
          </table:table-cell>
          <table:table-cell office:value-type="float" office:value="58.526315789473685" table:style-name="ce50">
            <text:p>+58,5<text:s text:c="3"/></text:p>
          </table:table-cell>
          <table:table-cell office:value-type="float" office:value="-188" table:style-name="ce49">
            <text:p><text:s/>- 188</text:p>
          </table:table-cell>
          <table:table-cell office:value-type="float" office:value="-19.978746014877792" table:style-name="ce50">
            <text:p>-20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73" table:style-name="ce45">
            <text:p><text:s/>73</text:p>
          </table:table-cell>
          <table:table-cell office:value-type="float" office:value="0.97164914148808734" table:style-name="ce63">
            <text:p>1,0<text:s text:c="5"/></text:p>
          </table:table-cell>
          <table:table-cell office:value-type="float" office:value="45" table:style-name="ce64">
            <text:p><text:s/>45</text:p>
          </table:table-cell>
          <table:table-cell office:value-type="float" office:value="1.0496850944716585" table:style-name="ce65">
            <text:p>1,0<text:s text:c="5"/></text:p>
          </table:table-cell>
          <table:table-cell office:value-type="float" office:value="196" table:style-name="ce64">
            <text:p><text:s/>196</text:p>
          </table:table-cell>
          <table:table-cell office:value-type="float" office:value="2.7165627165627164" table:style-name="ce65">
            <text:p>2,7<text:s text:c="5"/></text:p>
          </table:table-cell>
          <table:table-cell office:value-type="float" office:value="28" table:style-name="ce49">
            <text:p>+ 28</text:p>
          </table:table-cell>
          <table:table-cell office:value-type="float" office:value="62.222222222222221" table:style-name="ce50">
            <text:p>+62,2<text:s text:c="3"/></text:p>
          </table:table-cell>
          <table:table-cell office:value-type="float" office:value="-123" table:style-name="ce49">
            <text:p><text:s/>- 123</text:p>
          </table:table-cell>
          <table:table-cell office:value-type="float" office:value="-62.755102040816325" table:style-name="ce50">
            <text:p>-62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73">
            <text:p>Alojamento, restauração e similares</text:p>
          </table:table-cell>
          <table:table-cell office:value-type="float" office:value="483" table:style-name="ce45">
            <text:p><text:s/>483</text:p>
          </table:table-cell>
          <table:table-cell office:value-type="float" office:value="6.4288566484759748" table:style-name="ce63">
            <text:p>6,4<text:s text:c="5"/></text:p>
          </table:table-cell>
          <table:table-cell office:value-type="float" office:value="101" table:style-name="ce64">
            <text:p><text:s/>101</text:p>
          </table:table-cell>
          <table:table-cell office:value-type="float" office:value="2.3559598787030556" table:style-name="ce65">
            <text:p>2,4<text:s text:c="5"/></text:p>
          </table:table-cell>
          <table:table-cell office:value-type="float" office:value="714" table:style-name="ce64">
            <text:p><text:s/>714</text:p>
          </table:table-cell>
          <table:table-cell office:value-type="float" office:value="9.896049896049897" table:style-name="ce65">
            <text:p>9,9<text:s text:c="5"/></text:p>
          </table:table-cell>
          <table:table-cell office:value-type="float" office:value="382" table:style-name="ce49">
            <text:p>+ 382</text:p>
          </table:table-cell>
          <table:table-cell office:value-type="float" office:value="378.21782178217819" table:style-name="ce50">
            <text:p>+378,2<text:s text:c="3"/></text:p>
          </table:table-cell>
          <table:table-cell office:value-type="float" office:value="-231" table:style-name="ce49">
            <text:p><text:s/>- 231</text:p>
          </table:table-cell>
          <table:table-cell office:value-type="float" office:value="-32.352941176470587" table:style-name="ce50">
            <text:p>-32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17" table:style-name="ce45">
            <text:p><text:s/>117</text:p>
          </table:table-cell>
          <table:table-cell office:value-type="float" office:value="1.5573006788233728" table:style-name="ce63">
            <text:p>1,6<text:s text:c="5"/></text:p>
          </table:table-cell>
          <table:table-cell office:value-type="float" office:value="94" table:style-name="ce64">
            <text:p><text:s/>94</text:p>
          </table:table-cell>
          <table:table-cell office:value-type="float" office:value="2.1926755306741312" table:style-name="ce65">
            <text:p>2,2<text:s text:c="5"/></text:p>
          </table:table-cell>
          <table:table-cell office:value-type="float" office:value="112" table:style-name="ce64">
            <text:p><text:s/>112</text:p>
          </table:table-cell>
          <table:table-cell office:value-type="float" office:value="1.5523215523215523" table:style-name="ce65">
            <text:p>1,6<text:s text:c="5"/></text:p>
          </table:table-cell>
          <table:table-cell office:value-type="float" office:value="23" table:style-name="ce49">
            <text:p>+ 23</text:p>
          </table:table-cell>
          <table:table-cell office:value-type="float" office:value="24.468085106382979" table:style-name="ce50">
            <text:p>+24,5<text:s text:c="3"/></text:p>
          </table:table-cell>
          <table:table-cell office:value-type="float" office:value="5" table:style-name="ce49">
            <text:p>+ 5</text:p>
          </table:table-cell>
          <table:table-cell office:value-type="float" office:value="4.4642857142857144" table:style-name="ce50">
            <text:p>+4,5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28" table:style-name="ce45">
            <text:p><text:s/>28</text:p>
          </table:table-cell>
          <table:table-cell office:value-type="float" office:value="0.37268734194063624" table:style-name="ce63">
            <text:p>0,4<text:s text:c="5"/></text:p>
          </table:table-cell>
          <table:table-cell office:value-type="float" office:value="16" table:style-name="ce64">
            <text:p><text:s/>16</text:p>
          </table:table-cell>
          <table:table-cell office:value-type="float" office:value="0.37322136692325636" table:style-name="ce65">
            <text:p>0,4<text:s text:c="5"/></text:p>
          </table:table-cell>
          <table:table-cell office:value-type="float" office:value="22" table:style-name="ce64">
            <text:p><text:s/>22</text:p>
          </table:table-cell>
          <table:table-cell office:value-type="float" office:value="0.30492030492030492" table:style-name="ce65">
            <text:p>0,3<text:s text:c="5"/></text:p>
          </table:table-cell>
          <table:table-cell office:value-type="float" office:value="12" table:style-name="ce49">
            <text:p>+ 12</text:p>
          </table:table-cell>
          <table:table-cell office:value-type="float" office:value="75" table:style-name="ce50">
            <text:p>+75,0<text:s text:c="3"/></text:p>
          </table:table-cell>
          <table:table-cell office:value-type="float" office:value="6" table:style-name="ce49">
            <text:p>+ 6</text:p>
          </table:table-cell>
          <table:table-cell office:value-type="float" office:value="27.27272727272727" table:style-name="ce50">
            <text:p>+27,3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2607" table:style-name="ce45">
            <text:p>2 607</text:p>
          </table:table-cell>
          <table:table-cell office:value-type="float" office:value="34.699853587115662" table:style-name="ce63">
            <text:p>34,7<text:s text:c="5"/></text:p>
          </table:table-cell>
          <table:table-cell office:value-type="float" office:value="1550" table:style-name="ce64">
            <text:p>1 550</text:p>
          </table:table-cell>
          <table:table-cell office:value-type="float" office:value="36.155819920690455" table:style-name="ce65">
            <text:p>36,2<text:s text:c="5"/></text:p>
          </table:table-cell>
          <table:table-cell office:value-type="float" office:value="1501" table:style-name="ce64">
            <text:p>1 501</text:p>
          </table:table-cell>
          <table:table-cell office:value-type="float" office:value="20.803880803880801" table:style-name="ce65">
            <text:p>20,8<text:s text:c="5"/></text:p>
          </table:table-cell>
          <table:table-cell office:value-type="float" office:value="1057" table:style-name="ce49">
            <text:p>+1 057</text:p>
          </table:table-cell>
          <table:table-cell office:value-type="float" office:value="68.193548387096769" table:style-name="ce50">
            <text:p>+68,2<text:s text:c="3"/></text:p>
          </table:table-cell>
          <table:table-cell office:value-type="float" office:value="1106" table:style-name="ce49">
            <text:p>+1 106</text:p>
          </table:table-cell>
          <table:table-cell office:value-type="float" office:value="73.68421052631578" table:style-name="ce50">
            <text:p>+73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534" table:style-name="ce45">
            <text:p><text:s/>534</text:p>
          </table:table-cell>
          <table:table-cell office:value-type="float" office:value="7.10768002129642" table:style-name="ce63">
            <text:p>7,1<text:s text:c="5"/></text:p>
          </table:table-cell>
          <table:table-cell office:value-type="float" office:value="190" table:style-name="ce64">
            <text:p><text:s/>190</text:p>
          </table:table-cell>
          <table:table-cell office:value-type="float" office:value="4.4320037322136692" table:style-name="ce65">
            <text:p>4,4<text:s text:c="5"/></text:p>
          </table:table-cell>
          <table:table-cell office:value-type="float" office:value="563" table:style-name="ce64">
            <text:p><text:s/>563</text:p>
          </table:table-cell>
          <table:table-cell office:value-type="float" office:value="7.8031878031878028" table:style-name="ce65">
            <text:p>7,8<text:s text:c="5"/></text:p>
          </table:table-cell>
          <table:table-cell office:value-type="float" office:value="344" table:style-name="ce49">
            <text:p>+ 344</text:p>
          </table:table-cell>
          <table:table-cell office:value-type="float" office:value="181.05263157894737" table:style-name="ce50">
            <text:p>+181,1<text:s text:c="3"/></text:p>
          </table:table-cell>
          <table:table-cell office:value-type="float" office:value="-29" table:style-name="ce49">
            <text:p><text:s/>- 29</text:p>
          </table:table-cell>
          <table:table-cell office:value-type="float" office:value="-5.1509769094138544" table:style-name="ce50">
            <text:p>-5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547" table:style-name="ce45">
            <text:p><text:s/>547</text:p>
          </table:table-cell>
          <table:table-cell office:value-type="float" office:value="7.2807134300545719" table:style-name="ce63">
            <text:p>7,3<text:s text:c="5"/></text:p>
          </table:table-cell>
          <table:table-cell office:value-type="float" office:value="349" table:style-name="ce64">
            <text:p><text:s/>349</text:p>
          </table:table-cell>
          <table:table-cell office:value-type="float" office:value="8.1408910660135287" table:style-name="ce65">
            <text:p>8,1<text:s text:c="5"/></text:p>
          </table:table-cell>
          <table:table-cell office:value-type="float" office:value="715" table:style-name="ce64">
            <text:p><text:s/>715</text:p>
          </table:table-cell>
          <table:table-cell office:value-type="float" office:value="9.9099099099099099" table:style-name="ce65">
            <text:p>9,9<text:s text:c="5"/></text:p>
          </table:table-cell>
          <table:table-cell office:value-type="float" office:value="198" table:style-name="ce49">
            <text:p>+ 198</text:p>
          </table:table-cell>
          <table:table-cell office:value-type="float" office:value="56.733524355300858" table:style-name="ce50">
            <text:p>+56,7<text:s text:c="3"/></text:p>
          </table:table-cell>
          <table:table-cell office:value-type="float" office:value="-168" table:style-name="ce49">
            <text:p><text:s/>- 168</text:p>
          </table:table-cell>
          <table:table-cell office:value-type="float" office:value="-23.496503496503497" table:style-name="ce50">
            <text:p>-23,5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133" table:style-name="ce45">
            <text:p><text:s/>133</text:p>
          </table:table-cell>
          <table:table-cell office:value-type="float" office:value="1.770264874218022" table:style-name="ce63">
            <text:p>1,8<text:s text:c="5"/></text:p>
          </table:table-cell>
          <table:table-cell office:value-type="float" office:value="91" table:style-name="ce64">
            <text:p><text:s/>91</text:p>
          </table:table-cell>
          <table:table-cell office:value-type="float" office:value="2.1226965243760207" table:style-name="ce65">
            <text:p>2,1<text:s text:c="5"/></text:p>
          </table:table-cell>
          <table:table-cell office:value-type="float" office:value="192" table:style-name="ce64">
            <text:p><text:s/>192</text:p>
          </table:table-cell>
          <table:table-cell office:value-type="float" office:value="2.6611226611226613" table:style-name="ce65">
            <text:p>2,7<text:s text:c="5"/></text:p>
          </table:table-cell>
          <table:table-cell office:value-type="float" office:value="42" table:style-name="ce49">
            <text:p>+ 42</text:p>
          </table:table-cell>
          <table:table-cell office:value-type="float" office:value="46.153846153846153" table:style-name="ce50">
            <text:p>+46,2<text:s text:c="3"/></text:p>
          </table:table-cell>
          <table:table-cell office:value-type="float" office:value="-59" table:style-name="ce49">
            <text:p><text:s/>- 59</text:p>
          </table:table-cell>
          <table:table-cell office:value-type="float" office:value="-30.729166666666668" table:style-name="ce50">
            <text:p>-30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5">
            <text:p><text:s/>0</text:p>
          </table:table-cell>
          <table:table-cell office:value-type="float" office:value="0" table:style-name="ce63">
            <text:p>0,0<text:s text:c="5"/></text:p>
          </table:table-cell>
          <table:table-cell office:value-type="float" office:value="0" table:style-name="ce64">
            <text:p><text:s/>0</text:p>
          </table:table-cell>
          <table:table-cell office:value-type="float" office:value="0" table:style-name="ce65">
            <text:p>0,0<text:s text:c="5"/></text:p>
          </table:table-cell>
          <table:table-cell office:value-type="float" office:value="0" table:style-name="ce64">
            <text:p><text:s/>0</text:p>
          </table:table-cell>
          <table:table-cell office:value-type="float" office:value="0" table:style-name="ce65">
            <text:p>0,0<text:s text:c="5"/></text:p>
          </table:table-cell>
          <table:table-cell office:value-type="float" office:value="0" table:style-name="ce49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9">
            <text:p>+ 0</text:p>
          </table:table-cell>
          <table:table-cell office:value-type="string" table:style-name="ce200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75"/>
          <table:table-cell table:number-columns-repeated="16372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4"/>
          <table:table-cell table:number-columns-repeated="16369"/>
        </table:table-row>
        <table:table-row table:style-name="ro3">
          <table:table-cell table:style-name="ce201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4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5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29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91"/>
          <table:table-cell table:number-columns-repeated="2" table:style-name="ce61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66"/>
          <table:table-cell table:number-columns-repeated="2" table:style-name="ce61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60"/>
          <table:table-cell table:number-columns-repeated="2" table:style-name="ce61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60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60"/>
          <table:table-cell table:number-columns-repeated="16369"/>
        </table:table-row>
        <table:table-row table:style-name="ro5">
          <table:table-cell table:number-columns-repeated="12"/>
          <table:table-cell table:style-name="ce66"/>
          <table:table-cell table:number-columns-repeated="2" table:style-name="ce60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4">
      <number:number number:decimal-places="1" number:min-integer-digits="1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Emília Josué;Ana Paula Brito</meta:initial-creator>
    <dc:creator>João Alface</dc:creator>
    <meta:creation-date>2014-01-15T09:56:08Z</meta:creation-date>
    <dc:date>2020-07-07T20:08:18Z</dc:date>
    <meta:print-date>2020-07-07T19:58:51Z</meta:print-date>
  </office:meta>
</office:document-meta>
</file>